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09257333" calcext:value-type="float">
            <text:p>0.2809257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696443167" calcext:value-type="float">
            <text:p>0.56964431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869692833" calcext:value-type="float">
            <text:p>0.78696928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84411" calcext:value-type="float">
            <text:p>0.96844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6675995" calcext:value-type="float">
            <text:p>1.1667599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971082333" calcext:value-type="float">
            <text:p>1.29710823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274565167" calcext:value-type="float">
            <text:p>1.42745651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578048" calcext:value-type="float">
            <text:p>1.55780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6881530833" calcext:value-type="float">
            <text:p>1.68815308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7775972667" calcext:value-type="float">
            <text:p>1.77759726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.06995405" calcext:value-type="float">
            <text:p>2.0699540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39090865" calcext:value-type="float">
            <text:p>2.390908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6497643" calcext:value-type="float">
            <text:p>2.649764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7780424167" calcext:value-type="float">
            <text:p>2.77804241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9063205333" calcext:value-type="float">
            <text:p>2.9063205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03459865" calcext:value-type="float">
            <text:p>3.0345986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1628767667" calcext:value-type="float">
            <text:p>3.162876766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.2911548833" calcext:value-type="float">
            <text:p>3.29115488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419433" calcext:value-type="float">
            <text:p>3.4194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6243017667" calcext:value-type="float">
            <text:p>3.62430176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89718285" calcext:value-type="float">
            <text:p>3.8971828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.17101855" calcext:value-type="float">
            <text:p>4.1710185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.41156915" calcext:value-type="float">
            <text:p>4.4115691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60292385" calcext:value-type="float">
            <text:p>4.6029238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7024642667" calcext:value-type="float">
            <text:p>4.70246426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8020046833" calcext:value-type="float">
            <text:p>4.80200468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9015451" calcext:value-type="float">
            <text:p>4.901545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.0010855167" calcext:value-type="float">
            <text:p>5.00108551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1006259333" calcext:value-type="float">
            <text:p>5.10062593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1324502667" calcext:value-type="float">
            <text:p>5.1324502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1642746" calcext:value-type="float">
            <text:p>5.164274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1960989333" calcext:value-type="float">
            <text:p>5.19609893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2279232667" calcext:value-type="float">
            <text:p>5.227923266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2597476" calcext:value-type="float">
            <text:p>5.25974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52093455" calcext:value-type="float">
            <text:p>5.5209345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.9503682" calcext:value-type="float">
            <text:p>5.950368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4459517167" calcext:value-type="float">
            <text:p>6.445951716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8918089333" calcext:value-type="float">
            <text:p>6.891808933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.1373567333" calcext:value-type="float">
            <text:p>7.137356733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.3829045333" calcext:value-type="float">
            <text:p>7.38290453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.6284523333" calcext:value-type="float">
            <text:p>7.628452333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.8740001333" calcext:value-type="float">
            <text:p>7.87400013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.1195479333" calcext:value-type="float">
            <text:p>8.119547933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.3174607" calcext:value-type="float">
            <text:p>8.317460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.5537807667" calcext:value-type="float">
            <text:p>8.553780766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.73269255" calcext:value-type="float">
            <text:p>8.7326925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.79915" calcext:value-type="float">
            <text:p>8.7991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.86560745" calcext:value-type="float">
            <text:p>8.8656074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.9715195833" calcext:value-type="float">
            <text:p>8.971519583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.1272557667" calcext:value-type="float">
            <text:p>9.127255766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.26487005" calcext:value-type="float">
            <text:p>9.2648700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.4024843333" calcext:value-type="float">
            <text:p>9.40248433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.5400986167" calcext:value-type="float">
            <text:p>9.54009861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.6777129" calcext:value-type="float">
            <text:p>9.67771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.8153271833" calcext:value-type="float">
            <text:p>9.81532718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.8849195" calcext:value-type="float">
            <text:p>9.884919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.1107495167" calcext:value-type="float">
            <text:p>10.11074951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.3960361" calcext:value-type="float">
            <text:p>10.396036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.68901885" calcext:value-type="float">
            <text:p>10.6890188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855544" calcext:value-type="float">
            <text:p>16.855544</text:p>
          </table:table-cell>
          <table:table-cell office:value-type="float" office:value="10.9532150333" calcext:value-type="float">
            <text:p>10.9532150333</text:p>
          </table:table-cell>
          <table:table-cell table:formula="of:=POWER([.C61]-6.75;2)" office:value-type="float" office:value="17.6670166161591" calcext:value-type="float">
            <text:p>17.6670166162</text:p>
          </table:table-cell>
          <table:table-cell table:formula="of:=SQRT(SUM([.D61:.D160])/100)" office:value-type="float" office:value="2.33184311429083" calcext:value-type="float">
            <text:p>2.33184311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323115" calcext:value-type="float">
            <text:p>17.323115</text:p>
          </table:table-cell>
          <table:table-cell office:value-type="float" office:value="10.8874925333" calcext:value-type="float">
            <text:p>10.8874925333</text:p>
          </table:table-cell>
          <table:table-cell table:formula="of:=POWER([.C62]-6.75;2)" office:value-type="float" office:value="17.1188444631132" calcext:value-type="float">
            <text:p>17.118844463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039498" calcext:value-type="float">
            <text:p>13.039498</text:p>
          </table:table-cell>
          <table:table-cell office:value-type="float" office:value="10.7549455333" calcext:value-type="float">
            <text:p>10.7549455333</text:p>
          </table:table-cell>
          <table:table-cell table:formula="of:=POWER([.C63]-6.75;2)" office:value-type="float" office:value="16.0395887246996" calcext:value-type="float">
            <text:p>16.039588724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888309" calcext:value-type="float">
            <text:p>10.888309</text:p>
          </table:table-cell>
          <table:table-cell office:value-type="float" office:value="10.6140177833" calcext:value-type="float">
            <text:p>10.6140177833</text:p>
          </table:table-cell>
          <table:table-cell table:formula="of:=POWER([.C64]-6.75;2)" office:value-type="float" office:value="14.9306334296586" calcext:value-type="float">
            <text:p>14.930633429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899131" calcext:value-type="float">
            <text:p>11.899131</text:p>
          </table:table-cell>
          <table:table-cell office:value-type="float" office:value="10.5089431833" calcext:value-type="float">
            <text:p>10.5089431833</text:p>
          </table:table-cell>
          <table:table-cell table:formula="of:=POWER([.C65]-6.75;2)" office:value-type="float" office:value="14.1296538552775" calcext:value-type="float">
            <text:p>14.129653855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820897" calcext:value-type="float">
            <text:p>7.820897</text:p>
          </table:table-cell>
          <table:table-cell office:value-type="float" office:value="10.38702155" calcext:value-type="float">
            <text:p>10.38702155</text:p>
          </table:table-cell>
          <table:table-cell table:formula="of:=POWER([.C66]-6.75;2)" office:value-type="float" office:value="13.2279257551644" calcext:value-type="float">
            <text:p>13.227925755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820897" calcext:value-type="float">
            <text:p>7.820897</text:p>
          </table:table-cell>
          <table:table-cell office:value-type="float" office:value="10.3330704833" calcext:value-type="float">
            <text:p>10.3330704833</text:p>
          </table:table-cell>
          <table:table-cell table:formula="of:=POWER([.C67]-6.75;2)" office:value-type="float" office:value="12.8383940882957" calcext:value-type="float">
            <text:p>12.838394088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820897" calcext:value-type="float">
            <text:p>7.820897</text:p>
          </table:table-cell>
          <table:table-cell office:value-type="float" office:value="10.2791194167" calcext:value-type="float">
            <text:p>10.2791194167</text:p>
          </table:table-cell>
          <table:table-cell table:formula="of:=POWER([.C68]-6.75;2)" office:value-type="float" office:value="12.454683857329" calcext:value-type="float">
            <text:p>12.454683857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820897" calcext:value-type="float">
            <text:p>7.820897</text:p>
          </table:table-cell>
          <table:table-cell office:value-type="float" office:value="10.22516835" calcext:value-type="float">
            <text:p>10.22516835</text:p>
          </table:table-cell>
          <table:table-cell table:formula="of:=POWER([.C69]-6.75;2)" office:value-type="float" office:value="12.0767950608417" calcext:value-type="float">
            <text:p>12.076795060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366651" calcext:value-type="float">
            <text:p>5.366651</text:p>
          </table:table-cell>
          <table:table-cell office:value-type="float" office:value="10.1712172833" calcext:value-type="float">
            <text:p>10.1712172833</text:p>
          </table:table-cell>
          <table:table-cell table:formula="of:=POWER([.C70]-6.75;2)" office:value-type="float" office:value="11.7047276995506" calcext:value-type="float">
            <text:p>11.704727699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541407" calcext:value-type="float">
            <text:p>17.541407</text:p>
          </table:table-cell>
          <table:table-cell office:value-type="float" office:value="10.1010928833" calcext:value-type="float">
            <text:p>10.1010928833</text:p>
          </table:table-cell>
          <table:table-cell table:formula="of:=POWER([.C71]-6.75;2)" office:value-type="float" office:value="11.2298235125039" calcext:value-type="float">
            <text:p>11.22982351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.257276" calcext:value-type="float">
            <text:p>19.257276</text:p>
          </table:table-cell>
          <table:table-cell office:value-type="float" office:value="9.9048295667" calcext:value-type="float">
            <text:p>9.9048295667</text:p>
          </table:table-cell>
          <table:table-cell table:formula="of:=POWER([.C72]-6.75;2)" office:value-type="float" office:value="9.95294959492451" calcext:value-type="float">
            <text:p>9.952949594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531339" calcext:value-type="float">
            <text:p>15.531339</text:p>
          </table:table-cell>
          <table:table-cell office:value-type="float" office:value="9.72661985" calcext:value-type="float">
            <text:p>9.72661985</text:p>
          </table:table-cell>
          <table:table-cell table:formula="of:=POWER([.C73]-6.75;2)" office:value-type="float" office:value="8.86026573141403" calcext:value-type="float">
            <text:p>8.860265731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696687" calcext:value-type="float">
            <text:p>7.696687</text:p>
          </table:table-cell>
          <table:table-cell office:value-type="float" office:value="9.64739835" calcext:value-type="float">
            <text:p>9.64739835</text:p>
          </table:table-cell>
          <table:table-cell table:formula="of:=POWER([.C74]-6.75;2)" office:value-type="float" office:value="8.39491719858272" calcext:value-type="float">
            <text:p>8.394917198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696687" calcext:value-type="float">
            <text:p>7.696687</text:p>
          </table:table-cell>
          <table:table-cell office:value-type="float" office:value="9.7263782" calcext:value-type="float">
            <text:p>9.7263782</text:p>
          </table:table-cell>
          <table:table-cell table:formula="of:=POWER([.C75]-6.75;2)" office:value-type="float" office:value="8.85882718943524" calcext:value-type="float">
            <text:p>8.858827189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696687" calcext:value-type="float">
            <text:p>7.696687</text:p>
          </table:table-cell>
          <table:table-cell office:value-type="float" office:value="9.8187486333" calcext:value-type="float">
            <text:p>9.8187486333</text:p>
          </table:table-cell>
          <table:table-cell table:formula="of:=POWER([.C76]-6.75;2)" office:value-type="float" office:value="9.41721817438062" calcext:value-type="float">
            <text:p>9.417218174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696687" calcext:value-type="float">
            <text:p>7.696687</text:p>
          </table:table-cell>
          <table:table-cell office:value-type="float" office:value="9.9021979" calcext:value-type="float">
            <text:p>9.9021979</text:p>
          </table:table-cell>
          <table:table-cell table:formula="of:=POWER([.C77]-6.75;2)" office:value-type="float" office:value="9.93635160076442" calcext:value-type="float">
            <text:p>9.936351600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696687" calcext:value-type="float">
            <text:p>7.696687</text:p>
          </table:table-cell>
          <table:table-cell office:value-type="float" office:value="9.9479059" calcext:value-type="float">
            <text:p>9.9479059</text:p>
          </table:table-cell>
          <table:table-cell table:formula="of:=POWER([.C78]-6.75;2)" office:value-type="float" office:value="10.2266021452548" calcext:value-type="float">
            <text:p>10.226602145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696687" calcext:value-type="float">
            <text:p>7.696687</text:p>
          </table:table-cell>
          <table:table-cell office:value-type="float" office:value="9.91903905" calcext:value-type="float">
            <text:p>9.91903905</text:p>
          </table:table-cell>
          <table:table-cell table:formula="of:=POWER([.C79]-6.75;2)" office:value-type="float" office:value="10.0428085004249" calcext:value-type="float">
            <text:p>10.042808500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292126" calcext:value-type="float">
            <text:p>12.292126</text:p>
          </table:table-cell>
          <table:table-cell office:value-type="float" office:value="9.8901722" calcext:value-type="float">
            <text:p>9.8901722</text:p>
          </table:table-cell>
          <table:table-cell table:formula="of:=POWER([.C80]-6.75;2)" office:value-type="float" office:value="9.86068144565284" calcext:value-type="float">
            <text:p>9.860681445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372865" calcext:value-type="float">
            <text:p>16.372865</text:p>
          </table:table-cell>
          <table:table-cell office:value-type="float" office:value="9.7847147" calcext:value-type="float">
            <text:p>9.7847147</text:p>
          </table:table-cell>
          <table:table-cell table:formula="of:=POWER([.C81]-6.75;2)" office:value-type="float" office:value="9.20949331039609" calcext:value-type="float">
            <text:p>9.209493310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430142" calcext:value-type="float">
            <text:p>16.430142</text:p>
          </table:table-cell>
          <table:table-cell office:value-type="float" office:value="9.6112448833" calcext:value-type="float">
            <text:p>9.6112448833</text:p>
          </table:table-cell>
          <table:table-cell table:formula="of:=POWER([.C82]-6.75;2)" office:value-type="float" office:value="8.18672228221043" calcext:value-type="float">
            <text:p>8.186722282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433036" calcext:value-type="float">
            <text:p>14.433036</text:p>
          </table:table-cell>
          <table:table-cell office:value-type="float" office:value="9.43682045" calcext:value-type="float">
            <text:p>9.43682045</text:p>
          </table:table-cell>
          <table:table-cell table:formula="of:=POWER([.C83]-6.75;2)" office:value-type="float" office:value="7.21900413053821" calcext:value-type="float">
            <text:p>7.219004130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481282" calcext:value-type="float">
            <text:p>11.481282</text:p>
          </table:table-cell>
          <table:table-cell office:value-type="float" office:value="9.2956811167" calcext:value-type="float">
            <text:p>9.2956811167</text:p>
          </table:table-cell>
          <table:table-cell table:formula="of:=POWER([.C84]-6.75;2)" office:value-type="float" office:value="6.48049234792296" calcext:value-type="float">
            <text:p>6.480492347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972425" calcext:value-type="float">
            <text:p>5.972425</text:p>
          </table:table-cell>
          <table:table-cell office:value-type="float" office:value="9.2117396333" calcext:value-type="float">
            <text:p>9.2117396333</text:p>
          </table:table-cell>
          <table:table-cell table:formula="of:=POWER([.C85]-6.75;2)" office:value-type="float" office:value="6.06016202216002" calcext:value-type="float">
            <text:p>6.060162022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972425" calcext:value-type="float">
            <text:p>5.972425</text:p>
          </table:table-cell>
          <table:table-cell office:value-type="float" office:value="9.2941534667" calcext:value-type="float">
            <text:p>9.2941534667</text:p>
          </table:table-cell>
          <table:table-cell table:formula="of:=POWER([.C86]-6.75;2)" office:value-type="float" office:value="6.47271686212162" calcext:value-type="float">
            <text:p>6.472716862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972425" calcext:value-type="float">
            <text:p>5.972425</text:p>
          </table:table-cell>
          <table:table-cell office:value-type="float" office:value="9.3969961" calcext:value-type="float">
            <text:p>9.3969961</text:p>
          </table:table-cell>
          <table:table-cell table:formula="of:=POWER([.C87]-6.75;2)" office:value-type="float" office:value="7.00658835341521" calcext:value-type="float">
            <text:p>7.006588353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972425" calcext:value-type="float">
            <text:p>5.972425</text:p>
          </table:table-cell>
          <table:table-cell office:value-type="float" office:value="9.47867975" calcext:value-type="float">
            <text:p>9.47867975</text:p>
          </table:table-cell>
          <table:table-cell table:formula="of:=POWER([.C88]-6.75;2)" office:value-type="float" office:value="7.44569317806006" calcext:value-type="float">
            <text:p>7.445693178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972425" calcext:value-type="float">
            <text:p>5.972425</text:p>
          </table:table-cell>
          <table:table-cell office:value-type="float" office:value="9.5174662667" calcext:value-type="float">
            <text:p>9.5174662667</text:p>
          </table:table-cell>
          <table:table-cell table:formula="of:=POWER([.C89]-6.75;2)" office:value-type="float" office:value="7.65886953732243" calcext:value-type="float">
            <text:p>7.658869537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90946" calcext:value-type="float">
            <text:p>1.90946</text:p>
          </table:table-cell>
          <table:table-cell office:value-type="float" office:value="9.5354640667" calcext:value-type="float">
            <text:p>9.5354640667</text:p>
          </table:table-cell>
          <table:table-cell table:formula="of:=POWER([.C90]-6.75;2)" office:value-type="float" office:value="7.7588100668769" calcext:value-type="float">
            <text:p>7.758810066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0946" calcext:value-type="float">
            <text:p>1.90946</text:p>
          </table:table-cell>
          <table:table-cell office:value-type="float" office:value="9.6521816333" calcext:value-type="float">
            <text:p>9.6521816333</text:p>
          </table:table-cell>
          <table:table-cell table:formula="of:=POWER([.C91]-6.75;2)" office:value-type="float" office:value="8.42265823266385" calcext:value-type="float">
            <text:p>8.422658232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90946" calcext:value-type="float">
            <text:p>1.90946</text:p>
          </table:table-cell>
          <table:table-cell office:value-type="float" office:value="9.80968015" calcext:value-type="float">
            <text:p>9.80968015</text:p>
          </table:table-cell>
          <table:table-cell table:formula="of:=POWER([.C92]-6.75;2)" office:value-type="float" office:value="9.36164262030402" calcext:value-type="float">
            <text:p>9.361642620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90946" calcext:value-type="float">
            <text:p>1.90946</text:p>
          </table:table-cell>
          <table:table-cell office:value-type="float" office:value="9.9786393333" calcext:value-type="float">
            <text:p>9.9786393333</text:p>
          </table:table-cell>
          <table:table-cell table:formula="of:=POWER([.C93]-6.75;2)" office:value-type="float" office:value="10.4241119445319" calcext:value-type="float">
            <text:p>10.424111944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90946" calcext:value-type="float">
            <text:p>1.90946</text:p>
          </table:table-cell>
          <table:table-cell office:value-type="float" office:value="10.1051951833" calcext:value-type="float">
            <text:p>10.1051951833</text:p>
          </table:table-cell>
          <table:table-cell table:formula="of:=POWER([.C94]-6.75;2)" office:value-type="float" office:value="11.2573347180395" calcext:value-type="float">
            <text:p>11.25733471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.671217" calcext:value-type="float">
            <text:p>15.671217</text:p>
          </table:table-cell>
          <table:table-cell office:value-type="float" office:value="10.2317510333" calcext:value-type="float">
            <text:p>10.2317510333</text:p>
          </table:table-cell>
          <table:table-cell table:formula="of:=POWER([.C95]-6.75;2)" office:value-type="float" office:value="12.1225902578856" calcext:value-type="float">
            <text:p>12.122590257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766019" calcext:value-type="float">
            <text:p>25.766019</text:p>
          </table:table-cell>
          <table:table-cell office:value-type="float" office:value="10.1289442667" calcext:value-type="float">
            <text:p>10.1289442667</text:p>
          </table:table-cell>
          <table:table-cell table:formula="of:=POWER([.C96]-6.75;2)" office:value-type="float" office:value="11.4172643574648" calcext:value-type="float">
            <text:p>11.417264357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.735011" calcext:value-type="float">
            <text:p>29.735011</text:p>
          </table:table-cell>
          <table:table-cell office:value-type="float" office:value="9.8578908" calcext:value-type="float">
            <text:p>9.8578908</text:p>
          </table:table-cell>
          <table:table-cell table:formula="of:=POWER([.C97]-6.75;2)" office:value-type="float" office:value="9.65898522472464" calcext:value-type="float">
            <text:p>9.658985224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.751433" calcext:value-type="float">
            <text:p>26.751433</text:p>
          </table:table-cell>
          <table:table-cell office:value-type="float" office:value="9.5206874667" calcext:value-type="float">
            <text:p>9.5206874667</text:p>
          </table:table-cell>
          <table:table-cell table:formula="of:=POWER([.C98]-6.75;2)" office:value-type="float" office:value="7.67670903812846" calcext:value-type="float">
            <text:p>7.676709038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.732868" calcext:value-type="float">
            <text:p>14.732868</text:p>
          </table:table-cell>
          <table:table-cell office:value-type="float" office:value="9.1435855333" calcext:value-type="float">
            <text:p>9.1435855333</text:p>
          </table:table-cell>
          <table:table-cell table:formula="of:=POWER([.C99]-6.75;2)" office:value-type="float" office:value="5.72925170522304" calcext:value-type="float">
            <text:p>5.729251705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732868" calcext:value-type="float">
            <text:p>14.732868</text:p>
          </table:table-cell>
          <table:table-cell office:value-type="float" office:value="9.07970105" calcext:value-type="float">
            <text:p>9.07970105</text:p>
          </table:table-cell>
          <table:table-cell table:formula="of:=POWER([.C100]-6.75;2)" office:value-type="float" office:value="5.42750698237111" calcext:value-type="float">
            <text:p>5.42750698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732868" calcext:value-type="float">
            <text:p>14.732868</text:p>
          </table:table-cell>
          <table:table-cell office:value-type="float" office:value="9.0301942167" calcext:value-type="float">
            <text:p>9.0301942167</text:p>
          </table:table-cell>
          <table:table-cell table:formula="of:=POWER([.C101]-6.75;2)" office:value-type="float" office:value="5.19928566587213" calcext:value-type="float">
            <text:p>5.199285665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.732868" calcext:value-type="float">
            <text:p>14.732868</text:p>
          </table:table-cell>
          <table:table-cell office:value-type="float" office:value="8.9545256667" calcext:value-type="float">
            <text:p>8.9545256667</text:p>
          </table:table-cell>
          <table:table-cell table:formula="of:=POWER([.C102]-6.75;2)" office:value-type="float" office:value="4.85993341513908" calcext:value-type="float">
            <text:p>4.859933415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732868" calcext:value-type="float">
            <text:p>14.732868</text:p>
          </table:table-cell>
          <table:table-cell office:value-type="float" office:value="8.8569611167" calcext:value-type="float">
            <text:p>8.8569611167</text:p>
          </table:table-cell>
          <table:table-cell table:formula="of:=POWER([.C103]-6.75;2)" office:value-type="float" office:value="4.43928514728571" calcext:value-type="float">
            <text:p>4.439285147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874766" calcext:value-type="float">
            <text:p>11.874766</text:p>
          </table:table-cell>
          <table:table-cell office:value-type="float" office:value="8.7639465833" calcext:value-type="float">
            <text:p>8.7639465833</text:p>
          </table:table-cell>
          <table:table-cell table:formula="of:=POWER([.C104]-6.75;2)" office:value-type="float" office:value="4.05598084038574" calcext:value-type="float">
            <text:p>4.05598084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179204" calcext:value-type="float">
            <text:p>14.179204</text:p>
          </table:table-cell>
          <table:table-cell office:value-type="float" office:value="8.7152191" calcext:value-type="float">
            <text:p>8.7152191</text:p>
          </table:table-cell>
          <table:table-cell table:formula="of:=POWER([.C105]-6.75;2)" office:value-type="float" office:value="3.86208611100481" calcext:value-type="float">
            <text:p>3.86208611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734707" calcext:value-type="float">
            <text:p>10.734707</text:p>
          </table:table-cell>
          <table:table-cell office:value-type="float" office:value="8.5703084167" calcext:value-type="float">
            <text:p>8.5703084167</text:p>
          </table:table-cell>
          <table:table-cell table:formula="of:=POWER([.C106]-6.75;2)" office:value-type="float" office:value="3.31352273190886" calcext:value-type="float">
            <text:p>3.313522731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987447" calcext:value-type="float">
            <text:p>3.987447</text:p>
          </table:table-cell>
          <table:table-cell office:value-type="float" office:value="8.4828060167" calcext:value-type="float">
            <text:p>8.4828060167</text:p>
          </table:table-cell>
          <table:table-cell table:formula="of:=POWER([.C107]-6.75;2)" office:value-type="float" office:value="3.00261669151172" calcext:value-type="float">
            <text:p>3.002616691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987447" calcext:value-type="float">
            <text:p>3.987447</text:p>
          </table:table-cell>
          <table:table-cell office:value-type="float" office:value="8.50775795" calcext:value-type="float">
            <text:p>8.50775795</text:p>
          </table:table-cell>
          <table:table-cell table:formula="of:=POWER([.C108]-6.75;2)" office:value-type="float" office:value="3.0897130107882" calcext:value-type="float">
            <text:p>3.089713010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354728" calcext:value-type="float">
            <text:p>6.354728</text:p>
          </table:table-cell>
          <table:table-cell office:value-type="float" office:value="8.5327098833" calcext:value-type="float">
            <text:p>8.5327098833</text:p>
          </table:table-cell>
          <table:table-cell table:formula="of:=POWER([.C109]-6.75;2)" office:value-type="float" office:value="3.1780545280155" calcext:value-type="float">
            <text:p>3.17805452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344171" calcext:value-type="float">
            <text:p>9.344171</text:p>
          </table:table-cell>
          <table:table-cell office:value-type="float" office:value="8.5338848333" calcext:value-type="float">
            <text:p>8.5338848333</text:p>
          </table:table-cell>
          <table:table-cell table:formula="of:=POWER([.C110]-6.75;2)" office:value-type="float" office:value="3.18224509847777" calcext:value-type="float">
            <text:p>3.182245098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256857" calcext:value-type="float">
            <text:p>8.256857</text:p>
          </table:table-cell>
          <table:table-cell office:value-type="float" office:value="8.5660302167" calcext:value-type="float">
            <text:p>8.5660302167</text:p>
          </table:table-cell>
          <table:table-cell table:formula="of:=POWER([.C111]-6.75;2)" office:value-type="float" office:value="3.29796574796745" calcext:value-type="float">
            <text:p>3.29796574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256857" calcext:value-type="float">
            <text:p>8.256857</text:p>
          </table:table-cell>
          <table:table-cell office:value-type="float" office:value="8.64357385" calcext:value-type="float">
            <text:p>8.64357385</text:p>
          </table:table-cell>
          <table:table-cell table:formula="of:=POWER([.C112]-6.75;2)" office:value-type="float" office:value="3.58562192540382" calcext:value-type="float">
            <text:p>3.585621925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256857" calcext:value-type="float">
            <text:p>8.256857</text:p>
          </table:table-cell>
          <table:table-cell office:value-type="float" office:value="8.7149910833" calcext:value-type="float">
            <text:p>8.7149910833</text:p>
          </table:table-cell>
          <table:table-cell table:formula="of:=POWER([.C113]-6.75;2)" office:value-type="float" office:value="3.8611899574485" calcext:value-type="float">
            <text:p>3.861189957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256857" calcext:value-type="float">
            <text:p>8.256857</text:p>
          </table:table-cell>
          <table:table-cell office:value-type="float" office:value="8.7572791167" calcext:value-type="float">
            <text:p>8.7572791167</text:p>
          </table:table-cell>
          <table:table-cell table:formula="of:=POWER([.C114]-6.75;2)" office:value-type="float" office:value="4.02916945233993" calcext:value-type="float">
            <text:p>4.029169452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256857" calcext:value-type="float">
            <text:p>8.256857</text:p>
          </table:table-cell>
          <table:table-cell office:value-type="float" office:value="8.7490715" calcext:value-type="float">
            <text:p>8.7490715</text:p>
          </table:table-cell>
          <table:table-cell table:formula="of:=POWER([.C115]-6.75;2)" office:value-type="float" office:value="3.99628686211225" calcext:value-type="float">
            <text:p>3.996286862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175539" calcext:value-type="float">
            <text:p>4.175539</text:p>
          </table:table-cell>
          <table:table-cell office:value-type="float" office:value="8.6423738" calcext:value-type="float">
            <text:p>8.6423738</text:p>
          </table:table-cell>
          <table:table-cell table:formula="of:=POWER([.C116]-6.75;2)" office:value-type="float" office:value="3.58107859892644" calcext:value-type="float">
            <text:p>3.581078598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549801" calcext:value-type="float">
            <text:p>13.549801</text:p>
          </table:table-cell>
          <table:table-cell office:value-type="float" office:value="8.6036980667" calcext:value-type="float">
            <text:p>8.6036980667</text:p>
          </table:table-cell>
          <table:table-cell table:formula="of:=POWER([.C117]-6.75;2)" office:value-type="float" office:value="3.43619652248732" calcext:value-type="float">
            <text:p>3.436196522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.117195" calcext:value-type="float">
            <text:p>17.117195</text:p>
          </table:table-cell>
          <table:table-cell office:value-type="float" office:value="8.4087846333" calcext:value-type="float">
            <text:p>8.4087846333</text:p>
          </table:table-cell>
          <table:table-cell table:formula="of:=POWER([.C118]-6.75;2)" office:value-type="float" office:value="2.75156645967221" calcext:value-type="float">
            <text:p>2.751566459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.578965" calcext:value-type="float">
            <text:p>17.578965</text:p>
          </table:table-cell>
          <table:table-cell office:value-type="float" office:value="8.1544146333" calcext:value-type="float">
            <text:p>8.1544146333</text:p>
          </table:table-cell>
          <table:table-cell table:formula="of:=POWER([.C119]-6.75;2)" office:value-type="float" office:value="1.97238046222717" calcext:value-type="float">
            <text:p>1.972380462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851771" calcext:value-type="float">
            <text:p>15.851771</text:p>
          </table:table-cell>
          <table:table-cell office:value-type="float" office:value="7.9551612333" calcext:value-type="float">
            <text:p>7.9551612333</text:p>
          </table:table-cell>
          <table:table-cell table:formula="of:=POWER([.C120]-6.75;2)" office:value-type="float" office:value="1.45241359824918" calcext:value-type="float">
            <text:p>1.452413598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.912194" calcext:value-type="float">
            <text:p>12.912194</text:p>
          </table:table-cell>
          <table:table-cell office:value-type="float" office:value="7.7885497" calcext:value-type="float">
            <text:p>7.7885497</text:p>
          </table:table-cell>
          <table:table-cell table:formula="of:=POWER([.C121]-6.75;2)" office:value-type="float" office:value="1.07858547937009" calcext:value-type="float">
            <text:p>1.078585479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370295" calcext:value-type="float">
            <text:p>9.370295</text:p>
          </table:table-cell>
          <table:table-cell office:value-type="float" office:value="7.6709311167" calcext:value-type="float">
            <text:p>7.6709311167</text:p>
          </table:table-cell>
          <table:table-cell table:formula="of:=POWER([.C122]-6.75;2)" office:value-type="float" office:value="0.848114121706309" calcext:value-type="float">
            <text:p>0.848114121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583833" calcext:value-type="float">
            <text:p>4.583833</text:p>
          </table:table-cell>
          <table:table-cell office:value-type="float" office:value="7.6123441833" calcext:value-type="float">
            <text:p>7.6123441833</text:p>
          </table:table-cell>
          <table:table-cell table:formula="of:=POWER([.C123]-6.75;2)" office:value-type="float" office:value="0.743637490471345" calcext:value-type="float">
            <text:p>0.743637490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83833" calcext:value-type="float">
            <text:p>4.583833</text:p>
          </table:table-cell>
          <table:table-cell office:value-type="float" office:value="7.6335316167" calcext:value-type="float">
            <text:p>7.6335316167</text:p>
          </table:table-cell>
          <table:table-cell table:formula="of:=POWER([.C124]-6.75;2)" office:value-type="float" office:value="0.780628117708516" calcext:value-type="float">
            <text:p>0.780628117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583833" calcext:value-type="float">
            <text:p>4.583833</text:p>
          </table:table-cell>
          <table:table-cell office:value-type="float" office:value="7.65471905" calcext:value-type="float">
            <text:p>7.65471905</text:p>
          </table:table-cell>
          <table:table-cell table:formula="of:=POWER([.C125]-6.75;2)" office:value-type="float" office:value="0.818516559432902" calcext:value-type="float">
            <text:p>0.818516559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583833" calcext:value-type="float">
            <text:p>4.583833</text:p>
          </table:table-cell>
          <table:table-cell office:value-type="float" office:value="7.6759064833" calcext:value-type="float">
            <text:p>7.6759064833</text:p>
          </table:table-cell>
          <table:table-cell table:formula="of:=POWER([.C126]-6.75;2)" office:value-type="float" office:value="0.857302815816974" calcext:value-type="float">
            <text:p>0.857302815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583833" calcext:value-type="float">
            <text:p>4.583833</text:p>
          </table:table-cell>
          <table:table-cell office:value-type="float" office:value="7.7121849" calcext:value-type="float">
            <text:p>7.7121849</text:p>
          </table:table-cell>
          <table:table-cell table:formula="of:=POWER([.C127]-6.75;2)" office:value-type="float" office:value="0.925799781788011" calcext:value-type="float">
            <text:p>0.925799781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583833" calcext:value-type="float">
            <text:p>4.583833</text:p>
          </table:table-cell>
          <table:table-cell office:value-type="float" office:value="7.8522088833" calcext:value-type="float">
            <text:p>7.8522088833</text:p>
          </table:table-cell>
          <table:table-cell table:formula="of:=POWER([.C128]-6.75;2)" office:value-type="float" office:value="1.21486442242543" calcext:value-type="float">
            <text:p>1.21486442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83833" calcext:value-type="float">
            <text:p>4.583833</text:p>
          </table:table-cell>
          <table:table-cell office:value-type="float" office:value="8.042951" calcext:value-type="float">
            <text:p>8.042951</text:p>
          </table:table-cell>
          <table:table-cell table:formula="of:=POWER([.C129]-6.75;2)" office:value-type="float" office:value="1.671722288401" calcext:value-type="float">
            <text:p>1.671722288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159187" calcext:value-type="float">
            <text:p>1.159187</text:p>
          </table:table-cell>
          <table:table-cell office:value-type="float" office:value="8.2462290667" calcext:value-type="float">
            <text:p>8.2462290667</text:p>
          </table:table-cell>
          <table:table-cell table:formula="of:=POWER([.C130]-6.75;2)" office:value-type="float" office:value="2.23870142003795" calcext:value-type="float">
            <text:p>2.2387014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765608" calcext:value-type="float">
            <text:p>5.765608</text:p>
          </table:table-cell>
          <table:table-cell office:value-type="float" office:value="8.490142" calcext:value-type="float">
            <text:p>8.490142</text:p>
          </table:table-cell>
          <table:table-cell table:formula="of:=POWER([.C131]-6.75;2)" office:value-type="float" office:value="3.028094180164" calcext:value-type="float">
            <text:p>3.028094180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564693" calcext:value-type="float">
            <text:p>8.564693</text:p>
          </table:table-cell>
          <table:table-cell office:value-type="float" office:value="8.6219560667" calcext:value-type="float">
            <text:p>8.6219560667</text:p>
          </table:table-cell>
          <table:table-cell table:formula="of:=POWER([.C132]-6.75;2)" office:value-type="float" office:value="3.50421951565493" calcext:value-type="float">
            <text:p>3.504219515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778049" calcext:value-type="float">
            <text:p>10.778049</text:p>
          </table:table-cell>
          <table:table-cell office:value-type="float" office:value="8.6593157833" calcext:value-type="float">
            <text:p>8.6593157833</text:p>
          </table:table-cell>
          <table:table-cell table:formula="of:=POWER([.C133]-6.75;2)" office:value-type="float" office:value="3.64548676035849" calcext:value-type="float">
            <text:p>3.645486760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435478" calcext:value-type="float">
            <text:p>12.435478</text:p>
          </table:table-cell>
          <table:table-cell office:value-type="float" office:value="8.5985434333" calcext:value-type="float">
            <text:p>8.5985434333</text:p>
          </table:table-cell>
          <table:table-cell table:formula="of:=POWER([.C134]-6.75;2)" office:value-type="float" office:value="3.41711282479655" calcext:value-type="float">
            <text:p>3.417112824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238913" calcext:value-type="float">
            <text:p>13.238913</text:p>
          </table:table-cell>
          <table:table-cell office:value-type="float" office:value="8.5101472667" calcext:value-type="float">
            <text:p>8.5101472667</text:p>
          </table:table-cell>
          <table:table-cell table:formula="of:=POWER([.C135]-6.75;2)" office:value-type="float" office:value="3.09811840047148" calcext:value-type="float">
            <text:p>3.098118400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703643" calcext:value-type="float">
            <text:p>12.703643</text:p>
          </table:table-cell>
          <table:table-cell office:value-type="float" office:value="8.4083605167" calcext:value-type="float">
            <text:p>8.4083605167</text:p>
          </table:table-cell>
          <table:table-cell table:formula="of:=POWER([.C136]-6.75;2)" office:value-type="float" office:value="2.75015960334949" calcext:value-type="float">
            <text:p>2.750159603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439167" calcext:value-type="float">
            <text:p>10.439167</text:p>
          </table:table-cell>
          <table:table-cell office:value-type="float" office:value="8.3154949333" calcext:value-type="float">
            <text:p>8.3154949333</text:p>
          </table:table-cell>
          <table:table-cell table:formula="of:=POWER([.C137]-6.75;2)" office:value-type="float" office:value="2.45077438618797" calcext:value-type="float">
            <text:p>2.450774386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964676" calcext:value-type="float">
            <text:p>5.964676</text:p>
          </table:table-cell>
          <table:table-cell office:value-type="float" office:value="8.18903445" calcext:value-type="float">
            <text:p>8.18903445</text:p>
          </table:table-cell>
          <table:table-cell table:formula="of:=POWER([.C138]-6.75;2)" office:value-type="float" office:value="2.0708201482868" calcext:value-type="float">
            <text:p>2.070820148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964676" calcext:value-type="float">
            <text:p>5.964676</text:p>
          </table:table-cell>
          <table:table-cell office:value-type="float" office:value="8.2101786167" calcext:value-type="float">
            <text:p>8.2101786167</text:p>
          </table:table-cell>
          <table:table-cell table:formula="of:=POWER([.C139]-6.75;2)" office:value-type="float" office:value="2.13212159266793" calcext:value-type="float">
            <text:p>2.132121592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964676" calcext:value-type="float">
            <text:p>5.964676</text:p>
          </table:table-cell>
          <table:table-cell office:value-type="float" office:value="8.2649278" calcext:value-type="float">
            <text:p>8.2649278</text:p>
          </table:table-cell>
          <table:table-cell table:formula="of:=POWER([.C140]-6.75;2)" office:value-type="float" office:value="2.29500623921284" calcext:value-type="float">
            <text:p>2.295006239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964676" calcext:value-type="float">
            <text:p>5.964676</text:p>
          </table:table-cell>
          <table:table-cell office:value-type="float" office:value="8.3246418667" calcext:value-type="float">
            <text:p>8.3246418667</text:p>
          </table:table-cell>
          <table:table-cell table:formula="of:=POWER([.C141]-6.75;2)" office:value-type="float" office:value="2.47949700836446" calcext:value-type="float">
            <text:p>2.479497008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964676" calcext:value-type="float">
            <text:p>5.964676</text:p>
          </table:table-cell>
          <table:table-cell office:value-type="float" office:value="8.3648324167" calcext:value-type="float">
            <text:p>8.3648324167</text:p>
          </table:table-cell>
          <table:table-cell table:formula="of:=POWER([.C142]-6.75;2)" office:value-type="float" office:value="2.60768373402516" calcext:value-type="float">
            <text:p>2.60768373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964676" calcext:value-type="float">
            <text:p>5.964676</text:p>
          </table:table-cell>
          <table:table-cell office:value-type="float" office:value="8.3719617667" calcext:value-type="float">
            <text:p>8.3719617667</text:p>
          </table:table-cell>
          <table:table-cell table:formula="of:=POWER([.C143]-6.75;2)" office:value-type="float" office:value="2.63075997263659" calcext:value-type="float">
            <text:p>2.630759972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444793" calcext:value-type="float">
            <text:p>6.444793</text:p>
          </table:table-cell>
          <table:table-cell office:value-type="float" office:value="8.3519896" calcext:value-type="float">
            <text:p>8.3519896</text:p>
          </table:table-cell>
          <table:table-cell table:formula="of:=POWER([.C144]-6.75;2)" office:value-type="float" office:value="2.56637067850816" calcext:value-type="float">
            <text:p>2.566370678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917255" calcext:value-type="float">
            <text:p>10.917255</text:p>
          </table:table-cell>
          <table:table-cell office:value-type="float" office:value="8.3182913833" calcext:value-type="float">
            <text:p>8.3182913833</text:p>
          </table:table-cell>
          <table:table-cell table:formula="of:=POWER([.C145]-6.75;2)" office:value-type="float" office:value="2.45953786293303" calcext:value-type="float">
            <text:p>2.459537862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142983" calcext:value-type="float">
            <text:p>12.142983</text:p>
          </table:table-cell>
          <table:table-cell office:value-type="float" office:value="8.2120292667" calcext:value-type="float">
            <text:p>8.2120292667</text:p>
          </table:table-cell>
          <table:table-cell table:formula="of:=POWER([.C146]-6.75;2)" office:value-type="float" office:value="2.13752957668734" calcext:value-type="float">
            <text:p>2.137529576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873444" calcext:value-type="float">
            <text:p>10.873444</text:p>
          </table:table-cell>
          <table:table-cell office:value-type="float" office:value="8.0790626167" calcext:value-type="float">
            <text:p>8.0790626167</text:p>
          </table:table-cell>
          <table:table-cell table:formula="of:=POWER([.C147]-6.75;2)" office:value-type="float" office:value="1.76640743910945" calcext:value-type="float">
            <text:p>1.766407439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299616" calcext:value-type="float">
            <text:p>8.299616</text:p>
          </table:table-cell>
          <table:table-cell office:value-type="float" office:value="7.9623960333" calcext:value-type="float">
            <text:p>7.9623960333</text:p>
          </table:table-cell>
          <table:table-cell table:formula="of:=POWER([.C148]-6.75;2)" office:value-type="float" office:value="1.46990414156158" calcext:value-type="float">
            <text:p>1.469904141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052293" calcext:value-type="float">
            <text:p>7.052293</text:p>
          </table:table-cell>
          <table:table-cell office:value-type="float" office:value="7.9078198833" calcext:value-type="float">
            <text:p>7.9078198833</text:p>
          </table:table-cell>
          <table:table-cell table:formula="of:=POWER([.C149]-6.75;2)" office:value-type="float" office:value="1.34054688216483" calcext:value-type="float">
            <text:p>1.340546882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912514" calcext:value-type="float">
            <text:p>8.912514</text:p>
          </table:table-cell>
          <table:table-cell office:value-type="float" office:value="7.9073483" calcext:value-type="float">
            <text:p>7.9073483</text:p>
          </table:table-cell>
          <table:table-cell table:formula="of:=POWER([.C150]-6.75;2)" office:value-type="float" office:value="1.33945508751289" calcext:value-type="float">
            <text:p>1.33945508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359371" calcext:value-type="float">
            <text:p>11.359371</text:p>
          </table:table-cell>
          <table:table-cell office:value-type="float" office:value="7.9011280667" calcext:value-type="float">
            <text:p>7.9011280667</text:p>
          </table:table-cell>
          <table:table-cell table:formula="of:=POWER([.C151]-6.75;2)" office:value-type="float" office:value="1.32509582594448" calcext:value-type="float">
            <text:p>1.325095825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047011" calcext:value-type="float">
            <text:p>12.047011</text:p>
          </table:table-cell>
          <table:table-cell office:value-type="float" office:value="7.8606538" calcext:value-type="float">
            <text:p>7.8606538</text:p>
          </table:table-cell>
          <table:table-cell table:formula="of:=POWER([.C152]-6.75;2)" office:value-type="float" office:value="1.23355186345444" calcext:value-type="float">
            <text:p>1.233551863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502811" calcext:value-type="float">
            <text:p>9.502811</text:p>
          </table:table-cell>
          <table:table-cell office:value-type="float" office:value="7.7982668833" calcext:value-type="float">
            <text:p>7.7982668833</text:p>
          </table:table-cell>
          <table:table-cell table:formula="of:=POWER([.C153]-6.75;2)" office:value-type="float" office:value="1.0988634586235" calcext:value-type="float">
            <text:p>1.098863458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502811" calcext:value-type="float">
            <text:p>9.502811</text:p>
          </table:table-cell>
          <table:table-cell office:value-type="float" office:value="7.7635845833" calcext:value-type="float">
            <text:p>7.7635845833</text:p>
          </table:table-cell>
          <table:table-cell table:formula="of:=POWER([.C154]-6.75;2)" office:value-type="float" office:value="1.02735370750344" calcext:value-type="float">
            <text:p>1.027353707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502811" calcext:value-type="float">
            <text:p>9.502811</text:p>
          </table:table-cell>
          <table:table-cell office:value-type="float" office:value="7.7238547667" calcext:value-type="float">
            <text:p>7.7238547667</text:p>
          </table:table-cell>
          <table:table-cell table:formula="of:=POWER([.C155]-6.75;2)" office:value-type="float" office:value="0.948393106624311" calcext:value-type="float">
            <text:p>0.948393106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502811" calcext:value-type="float">
            <text:p>9.502811</text:p>
          </table:table-cell>
          <table:table-cell office:value-type="float" office:value="7.6861303667" calcext:value-type="float">
            <text:p>7.6861303667</text:p>
          </table:table-cell>
          <table:table-cell table:formula="of:=POWER([.C156]-6.75;2)" office:value-type="float" office:value="0.876340063457877" calcext:value-type="float">
            <text:p>0.876340063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502811" calcext:value-type="float">
            <text:p>9.502811</text:p>
          </table:table-cell>
          <table:table-cell office:value-type="float" office:value="7.6431457167" calcext:value-type="float">
            <text:p>7.6431457167</text:p>
          </table:table-cell>
          <table:table-cell table:formula="of:=POWER([.C157]-6.75;2)" office:value-type="float" office:value="0.797709271259557" calcext:value-type="float">
            <text:p>0.797709271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125317" calcext:value-type="float">
            <text:p>4.125317</text:p>
          </table:table-cell>
          <table:table-cell office:value-type="float" office:value="7.5818812167" calcext:value-type="float">
            <text:p>7.5818812167</text:p>
          </table:table-cell>
          <table:table-cell table:formula="of:=POWER([.C158]-6.75;2)" office:value-type="float" office:value="0.692026358698273" calcext:value-type="float">
            <text:p>0.692026358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899799" calcext:value-type="float">
            <text:p>10.899799</text:p>
          </table:table-cell>
          <table:table-cell office:value-type="float" office:value="7.5921259" calcext:value-type="float">
            <text:p>7.5921259</text:p>
          </table:table-cell>
          <table:table-cell table:formula="of:=POWER([.C159]-6.75;2)" office:value-type="float" office:value="0.70917603145081" calcext:value-type="float">
            <text:p>0.709176031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762458" calcext:value-type="float">
            <text:p>11.762458</text:p>
          </table:table-cell>
          <table:table-cell office:value-type="float" office:value="7.4992223333" calcext:value-type="float">
            <text:p>7.4992223333</text:p>
          </table:table-cell>
          <table:table-cell table:formula="of:=POWER([.C160]-6.75;2)" office:value-type="float" office:value="0.561334104715496" calcext:value-type="float">
            <text:p>0.561334104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192755" calcext:value-type="float">
            <text:p>10.192755</text:p>
          </table:table-cell>
          <table:table-cell office:value-type="float" office:value="7.4242475833" calcext:value-type="float">
            <text:p>7.4242475833</text:p>
          </table:table-cell>
          <table:table-cell table:formula="of:=POWER([.C161]-6.75;2)" office:value-type="float" office:value="0.45460980358589" calcext:value-type="float">
            <text:p>0.454609803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878995" calcext:value-type="float">
            <text:p>8.878995</text:p>
          </table:table-cell>
          <table:table-cell office:value-type="float" office:value="7.4028053" calcext:value-type="float">
            <text:p>7.4028053</text:p>
          </table:table-cell>
          <table:table-cell table:formula="of:=POWER([.C162]-6.75;2)" office:value-type="float" office:value="0.42615475970809" calcext:value-type="float">
            <text:p>0.426154759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151996" calcext:value-type="float">
            <text:p>9.151996</text:p>
          </table:table-cell>
          <table:table-cell office:value-type="float" office:value="7.40993535" calcext:value-type="float">
            <text:p>7.40993535</text:p>
          </table:table-cell>
          <table:table-cell table:formula="of:=POWER([.C163]-6.75;2)" office:value-type="float" office:value="0.435514666179622" calcext:value-type="float">
            <text:p>0.435514666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951117" calcext:value-type="float">
            <text:p>8.951117</text:p>
          </table:table-cell>
          <table:table-cell office:value-type="float" office:value="7.3932436833" calcext:value-type="float">
            <text:p>7.3932436833</text:p>
          </table:table-cell>
          <table:table-cell table:formula="of:=POWER([.C164]-6.75;2)" office:value-type="float" office:value="0.41376243610535" calcext:value-type="float">
            <text:p>0.413762436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484563" calcext:value-type="float">
            <text:p>5.484563</text:p>
          </table:table-cell>
          <table:table-cell office:value-type="float" office:value="7.3386540333" calcext:value-type="float">
            <text:p>7.3386540333</text:p>
          </table:table-cell>
          <table:table-cell table:formula="of:=POWER([.C165]-6.75;2)" office:value-type="float" office:value="0.346513570920358" calcext:value-type="float">
            <text:p>0.346513570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484563" calcext:value-type="float">
            <text:p>5.484563</text:p>
          </table:table-cell>
          <table:table-cell office:value-type="float" office:value="7.2962556833" calcext:value-type="float">
            <text:p>7.2962556833</text:p>
          </table:table-cell>
          <table:table-cell table:formula="of:=POWER([.C166]-6.75;2)" office:value-type="float" office:value="0.29839527153755" calcext:value-type="float">
            <text:p>0.298395271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484563" calcext:value-type="float">
            <text:p>5.484563</text:p>
          </table:table-cell>
          <table:table-cell office:value-type="float" office:value="7.2577503667" calcext:value-type="float">
            <text:p>7.2577503667</text:p>
          </table:table-cell>
          <table:table-cell table:formula="of:=POWER([.C167]-6.75;2)" office:value-type="float" office:value="0.257810434883984" calcext:value-type="float">
            <text:p>0.257810434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484563" calcext:value-type="float">
            <text:p>5.484563</text:p>
          </table:table-cell>
          <table:table-cell office:value-type="float" office:value="7.2552653" calcext:value-type="float">
            <text:p>7.2552653</text:p>
          </table:table-cell>
          <table:table-cell table:formula="of:=POWER([.C168]-6.75;2)" office:value-type="float" office:value="0.25529302338409" calcext:value-type="float">
            <text:p>0.255293023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425225" calcext:value-type="float">
            <text:p>6.425225</text:p>
          </table:table-cell>
          <table:table-cell office:value-type="float" office:value="7.2732044667" calcext:value-type="float">
            <text:p>7.2732044667</text:p>
          </table:table-cell>
          <table:table-cell table:formula="of:=POWER([.C169]-6.75;2)" office:value-type="float" office:value="0.273742913974832" calcext:value-type="float">
            <text:p>0.27374291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.272894" calcext:value-type="float">
            <text:p>11.272894</text:p>
          </table:table-cell>
          <table:table-cell office:value-type="float" office:value="7.2723292" calcext:value-type="float">
            <text:p>7.2723292</text:p>
          </table:table-cell>
          <table:table-cell table:formula="of:=POWER([.C170]-6.75;2)" office:value-type="float" office:value="0.27282779317264" calcext:value-type="float">
            <text:p>0.272827793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909475" calcext:value-type="float">
            <text:p>12.909475</text:p>
          </table:table-cell>
          <table:table-cell office:value-type="float" office:value="7.1678267167" calcext:value-type="float">
            <text:p>7.1678267167</text:p>
          </table:table-cell>
          <table:table-cell table:formula="of:=POWER([.C171]-6.75;2)" office:value-type="float" office:value="0.174579165188302" calcext:value-type="float">
            <text:p>0.174579165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541891" calcext:value-type="float">
            <text:p>12.541891</text:p>
          </table:table-cell>
          <table:table-cell office:value-type="float" office:value="7.00210655" calcext:value-type="float">
            <text:p>7.00210655</text:p>
          </table:table-cell>
          <table:table-cell table:formula="of:=POWER([.C172]-6.75;2)" office:value-type="float" office:value="0.0635577125529024" calcext:value-type="float">
            <text:p>0.063557712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794139" calcext:value-type="float">
            <text:p>10.794139</text:p>
          </table:table-cell>
          <table:table-cell office:value-type="float" office:value="6.8425127833" calcext:value-type="float">
            <text:p>6.8425127833</text:p>
          </table:table-cell>
          <table:table-cell table:formula="of:=POWER([.C173]-6.75;2)" office:value-type="float" office:value="0.00855861507391278" calcext:value-type="float">
            <text:p>0.008558615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7644" calcext:value-type="float">
            <text:p>7.7644</text:p>
          </table:table-cell>
          <table:table-cell office:value-type="float" office:value="6.7120482167" calcext:value-type="float">
            <text:p>6.7120482167</text:p>
          </table:table-cell>
          <table:table-cell table:formula="of:=POWER([.C174]-6.75;2)" office:value-type="float" office:value="0.00144033785565013" calcext:value-type="float">
            <text:p>0.001440337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854995" calcext:value-type="float">
            <text:p>1.854995</text:p>
          </table:table-cell>
          <table:table-cell office:value-type="float" office:value="6.61916355" calcext:value-type="float">
            <text:p>6.61916355</text:p>
          </table:table-cell>
          <table:table-cell table:formula="of:=POWER([.C175]-6.75;2)" office:value-type="float" office:value="0.0171181766486026" calcext:value-type="float">
            <text:p>0.017118176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854995" calcext:value-type="float">
            <text:p>1.854995</text:p>
          </table:table-cell>
          <table:table-cell office:value-type="float" office:value="6.6623540333" calcext:value-type="float">
            <text:p>6.6623540333</text:p>
          </table:table-cell>
          <table:table-cell table:formula="of:=POWER([.C176]-6.75;2)" office:value-type="float" office:value="0.00768181547877755" calcext:value-type="float">
            <text:p>0.007681815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854995" calcext:value-type="float">
            <text:p>1.854995</text:p>
          </table:table-cell>
          <table:table-cell office:value-type="float" office:value="6.7450847" calcext:value-type="float">
            <text:p>6.7450847</text:p>
          </table:table-cell>
          <table:table-cell table:formula="of:=POWER([.C177]-6.75;2)" office:value-type="float" office:value="0.0000241601740900039" calcext:value-type="float">
            <text:p>2.41601740900039E-00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854995" calcext:value-type="float">
            <text:p>1.854995</text:p>
          </table:table-cell>
          <table:table-cell office:value-type="float" office:value="6.8654568667" calcext:value-type="float">
            <text:p>6.8654568667</text:p>
          </table:table-cell>
          <table:table-cell table:formula="of:=POWER([.C178]-6.75;2)" office:value-type="float" office:value="0.0133302880681815" calcext:value-type="float">
            <text:p>0.013330288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623761" calcext:value-type="float">
            <text:p>5.623761</text:p>
          </table:table-cell>
          <table:table-cell office:value-type="float" office:value="7.0152553333" calcext:value-type="float">
            <text:p>7.0152553333</text:p>
          </table:table-cell>
          <table:table-cell table:formula="of:=POWER([.C179]-6.75;2)" office:value-type="float" office:value="0.070360391844094" calcext:value-type="float">
            <text:p>0.070360391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855079" calcext:value-type="float">
            <text:p>5.855079</text:p>
          </table:table-cell>
          <table:table-cell office:value-type="float" office:value="7.1178828" calcext:value-type="float">
            <text:p>7.1178828</text:p>
          </table:table-cell>
          <table:table-cell table:formula="of:=POWER([.C180]-6.75;2)" office:value-type="float" office:value="0.13533775453584" calcext:value-type="float">
            <text:p>0.135337754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855079" calcext:value-type="float">
            <text:p>5.855079</text:p>
          </table:table-cell>
          <table:table-cell office:value-type="float" office:value="7.2154990167" calcext:value-type="float">
            <text:p>7.2154990167</text:p>
          </table:table-cell>
          <table:table-cell table:formula="of:=POWER([.C181]-6.75;2)" office:value-type="float" office:value="0.216689334548667" calcext:value-type="float">
            <text:p>0.216689334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855079" calcext:value-type="float">
            <text:p>5.855079</text:p>
          </table:table-cell>
          <table:table-cell office:value-type="float" office:value="7.2953528667" calcext:value-type="float">
            <text:p>7.2953528667</text:p>
          </table:table-cell>
          <table:table-cell table:formula="of:=POWER([.C182]-6.75;2)" office:value-type="float" office:value="0.297409749217908" calcext:value-type="float">
            <text:p>0.297409749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855079" calcext:value-type="float">
            <text:p>5.855079</text:p>
          </table:table-cell>
          <table:table-cell office:value-type="float" office:value="7.3431007333" calcext:value-type="float">
            <text:p>7.3431007333</text:p>
          </table:table-cell>
          <table:table-cell table:formula="of:=POWER([.C183]-6.75;2)" office:value-type="float" office:value="0.351768479840998" calcext:value-type="float">
            <text:p>0.351768479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855079" calcext:value-type="float">
            <text:p>5.855079</text:p>
          </table:table-cell>
          <table:table-cell office:value-type="float" office:value="7.3448969833" calcext:value-type="float">
            <text:p>7.3448969833</text:p>
          </table:table-cell>
          <table:table-cell table:formula="of:=POWER([.C184]-6.75;2)" office:value-type="float" office:value="0.35390242073944" calcext:value-type="float">
            <text:p>0.353902420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855079" calcext:value-type="float">
            <text:p>5.855079</text:p>
          </table:table-cell>
          <table:table-cell office:value-type="float" office:value="7.3466932333" calcext:value-type="float">
            <text:p>7.3466932333</text:p>
          </table:table-cell>
          <table:table-cell table:formula="of:=POWER([.C185]-6.75;2)" office:value-type="float" office:value="0.356042814666008" calcext:value-type="float">
            <text:p>0.356042814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60538" calcext:value-type="float">
            <text:p>6.760538</text:p>
          </table:table-cell>
          <table:table-cell office:value-type="float" office:value="7.3484894833" calcext:value-type="float">
            <text:p>7.3484894833</text:p>
          </table:table-cell>
          <table:table-cell table:formula="of:=POWER([.C186]-6.75;2)" office:value-type="float" office:value="0.358189661620701" calcext:value-type="float">
            <text:p>0.358189661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985272" calcext:value-type="float">
            <text:p>12.985272</text:p>
          </table:table-cell>
          <table:table-cell office:value-type="float" office:value="7.33519475" calcext:value-type="float">
            <text:p>7.33519475</text:p>
          </table:table-cell>
          <table:table-cell table:formula="of:=POWER([.C187]-6.75;2)" office:value-type="float" office:value="0.342452895427563" calcext:value-type="float">
            <text:p>0.342452895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.02836" calcext:value-type="float">
            <text:p>16.02836</text:p>
          </table:table-cell>
          <table:table-cell office:value-type="float" office:value="7.21815445" calcext:value-type="float">
            <text:p>7.21815445</text:p>
          </table:table-cell>
          <table:table-cell table:formula="of:=POWER([.C188]-6.75;2)" office:value-type="float" office:value="0.219168589054803" calcext:value-type="float">
            <text:p>0.219168589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.780517" calcext:value-type="float">
            <text:p>16.780517</text:p>
          </table:table-cell>
          <table:table-cell office:value-type="float" office:value="7.0471398167" calcext:value-type="float">
            <text:p>7.0471398167</text:p>
          </table:table-cell>
          <table:table-cell table:formula="of:=POWER([.C189]-6.75;2)" office:value-type="float" office:value="0.0882920706685094" calcext:value-type="float">
            <text:p>0.088292070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.793963" calcext:value-type="float">
            <text:p>15.793963</text:p>
          </table:table-cell>
          <table:table-cell office:value-type="float" office:value="6.9194287833" calcext:value-type="float">
            <text:p>6.9194287833</text:p>
          </table:table-cell>
          <table:table-cell table:formula="of:=POWER([.C190]-6.75;2)" office:value-type="float" office:value="0.0287061126105183" calcext:value-type="float">
            <text:p>0.028706112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.674452" calcext:value-type="float">
            <text:p>13.674452</text:p>
          </table:table-cell>
          <table:table-cell office:value-type="float" office:value="6.8323908" calcext:value-type="float">
            <text:p>6.8323908</text:p>
          </table:table-cell>
          <table:table-cell table:formula="of:=POWER([.C191]-6.75;2)" office:value-type="float" office:value="0.00678824392463996" calcext:value-type="float">
            <text:p>0.006788243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806276" calcext:value-type="float">
            <text:p>10.806276</text:p>
          </table:table-cell>
          <table:table-cell office:value-type="float" office:value="6.77549025" calcext:value-type="float">
            <text:p>6.77549025</text:p>
          </table:table-cell>
          <table:table-cell table:formula="of:=POWER([.C192]-6.75;2)" office:value-type="float" office:value="0.000649752845062491" calcext:value-type="float">
            <text:p>0.000649752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131708" calcext:value-type="float">
            <text:p>7.131708</text:p>
          </table:table-cell>
          <table:table-cell office:value-type="float" office:value="6.7385703333" calcext:value-type="float">
            <text:p>6.7385703333</text:p>
          </table:table-cell>
          <table:table-cell table:formula="of:=POWER([.C193]-6.75;2)" office:value-type="float" office:value="0.000130637280873084" calcext:value-type="float">
            <text:p>0.000130637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131708" calcext:value-type="float">
            <text:p>7.131708</text:p>
          </table:table-cell>
          <table:table-cell office:value-type="float" office:value="6.7278930833" calcext:value-type="float">
            <text:p>6.7278930833</text:p>
          </table:table-cell>
          <table:table-cell table:formula="of:=POWER([.C194]-6.75;2)" office:value-type="float" office:value="0.000488715765980753" calcext:value-type="float">
            <text:p>0.000488715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131708" calcext:value-type="float">
            <text:p>7.131708</text:p>
          </table:table-cell>
          <table:table-cell office:value-type="float" office:value="6.6983071833" calcext:value-type="float">
            <text:p>6.6983071833</text:p>
          </table:table-cell>
          <table:table-cell table:formula="of:=POWER([.C195]-6.75;2)" office:value-type="float" office:value="0.00267214729837981" calcext:value-type="float">
            <text:p>0.002672147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131708" calcext:value-type="float">
            <text:p>7.131708</text:p>
          </table:table-cell>
          <table:table-cell office:value-type="float" office:value="6.6760748" calcext:value-type="float">
            <text:p>6.6760748</text:p>
          </table:table-cell>
          <table:table-cell table:formula="of:=POWER([.C196]-6.75;2)" office:value-type="float" office:value="0.00546493519503995" calcext:value-type="float">
            <text:p>0.005464935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851538" calcext:value-type="float">
            <text:p>2.851538</text:p>
          </table:table-cell>
          <table:table-cell office:value-type="float" office:value="6.6685425833" calcext:value-type="float">
            <text:p>6.6685425833</text:p>
          </table:table-cell>
          <table:table-cell table:formula="of:=POWER([.C197]-6.75;2)" office:value-type="float" office:value="0.00663531073543747" calcext:value-type="float">
            <text:p>0.006635310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233326" calcext:value-type="float">
            <text:p>7.233326</text:p>
          </table:table-cell>
          <table:table-cell office:value-type="float" office:value="6.7396812333" calcext:value-type="float">
            <text:p>6.7396812333</text:p>
          </table:table-cell>
          <table:table-cell table:formula="of:=POWER([.C198]-6.75;2)" office:value-type="float" office:value="0.000106476946209033" calcext:value-type="float">
            <text:p>0.000106476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249627" calcext:value-type="float">
            <text:p>9.249627</text:p>
          </table:table-cell>
          <table:table-cell office:value-type="float" office:value="6.7364232167" calcext:value-type="float">
            <text:p>6.7364232167</text:p>
          </table:table-cell>
          <table:table-cell table:formula="of:=POWER([.C199]-6.75;2)" office:value-type="float" office:value="0.000184329044775147" calcext:value-type="float">
            <text:p>0.00018432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54752" calcext:value-type="float">
            <text:p>9.54752</text:p>
          </table:table-cell>
          <table:table-cell office:value-type="float" office:value="6.6947631667" calcext:value-type="float">
            <text:p>6.6947631667</text:p>
          </table:table-cell>
          <table:table-cell table:formula="of:=POWER([.C200]-6.75;2)" office:value-type="float" office:value="0.00305110775301203" calcext:value-type="float">
            <text:p>0.00305110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376109" calcext:value-type="float">
            <text:p>8.376109</text:p>
          </table:table-cell>
          <table:table-cell office:value-type="float" office:value="6.6466388333" calcext:value-type="float">
            <text:p>6.6466388333</text:p>
          </table:table-cell>
          <table:table-cell table:formula="of:=POWER([.C201]-6.75;2)" office:value-type="float" office:value="0.0106835307815852" calcext:value-type="float">
            <text:p>0.010683530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392437" calcext:value-type="float">
            <text:p>6.392437</text:p>
          </table:table-cell>
          <table:table-cell office:value-type="float" office:value="6.6230933333" calcext:value-type="float">
            <text:p>6.6230933333</text:p>
          </table:table-cell>
          <table:table-cell table:formula="of:=POWER([.C202]-6.75;2)" office:value-type="float" office:value="0.0161053020529049" calcext:value-type="float">
            <text:p>0.016105302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766346" calcext:value-type="float">
            <text:p>4.766346</text:p>
          </table:table-cell>
          <table:table-cell office:value-type="float" office:value="6.6413151" calcext:value-type="float">
            <text:p>6.6413151</text:p>
          </table:table-cell>
          <table:table-cell table:formula="of:=POWER([.C203]-6.75;2)" office:value-type="float" office:value="0.01181240748801" calcext:value-type="float">
            <text:p>0.011812407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4229" calcext:value-type="float">
            <text:p>4.4229</text:p>
          </table:table-cell>
          <table:table-cell office:value-type="float" office:value="6.6931880333" calcext:value-type="float">
            <text:p>6.6931880333</text:p>
          </table:table-cell>
          <table:table-cell table:formula="of:=POWER([.C204]-6.75;2)" office:value-type="float" office:value="0.00322759956032188" calcext:value-type="float">
            <text:p>0.003227599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541528" calcext:value-type="float">
            <text:p>4.541528</text:p>
          </table:table-cell>
          <table:table-cell office:value-type="float" office:value="6.7516024" calcext:value-type="float">
            <text:p>6.7516024</text:p>
          </table:table-cell>
          <table:table-cell table:formula="of:=POWER([.C205]-6.75;2)" office:value-type="float" office:value="0.00000256768576000108" calcext:value-type="float">
            <text:p>2.56768576000108E-00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164984" calcext:value-type="float">
            <text:p>4.164984</text:p>
          </table:table-cell>
          <table:table-cell office:value-type="float" office:value="6.8042413667" calcext:value-type="float">
            <text:p>6.8042413667</text:p>
          </table:table-cell>
          <table:table-cell table:formula="of:=POWER([.C206]-6.75;2)" office:value-type="float" office:value="0.00294212586148391" calcext:value-type="float">
            <text:p>0.002942125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873449" calcext:value-type="float">
            <text:p>3.873449</text:p>
          </table:table-cell>
          <table:table-cell office:value-type="float" office:value="6.8591877167" calcext:value-type="float">
            <text:p>6.8591877167</text:p>
          </table:table-cell>
          <table:table-cell table:formula="of:=POWER([.C207]-6.75;2)" office:value-type="float" office:value="0.0119219574781595" calcext:value-type="float">
            <text:p>0.011921957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025047" calcext:value-type="float">
            <text:p>5.025047</text:p>
          </table:table-cell>
          <table:table-cell office:value-type="float" office:value="6.9171474" calcext:value-type="float">
            <text:p>6.9171474</text:p>
          </table:table-cell>
          <table:table-cell table:formula="of:=POWER([.C208]-6.75;2)" office:value-type="float" office:value="0.0279382533267601" calcext:value-type="float">
            <text:p>0.027938253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023998" calcext:value-type="float">
            <text:p>7.023998</text:p>
          </table:table-cell>
          <table:table-cell office:value-type="float" office:value="6.95171485" calcext:value-type="float">
            <text:p>6.95171485</text:p>
          </table:table-cell>
          <table:table-cell table:formula="of:=POWER([.C209]-6.75;2)" office:value-type="float" office:value="0.0406888807105226" calcext:value-type="float">
            <text:p>0.040688880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5393" calcext:value-type="float">
            <text:p>8.5393</text:p>
          </table:table-cell>
          <table:table-cell office:value-type="float" office:value="6.9383415833" calcext:value-type="float">
            <text:p>6.9383415833</text:p>
          </table:table-cell>
          <table:table-cell table:formula="of:=POWER([.C210]-6.75;2)" office:value-type="float" office:value="0.0354725519999507" calcext:value-type="float">
            <text:p>0.03547255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930915" calcext:value-type="float">
            <text:p>8.930915</text:p>
          </table:table-cell>
          <table:table-cell office:value-type="float" office:value="6.8700750333" calcext:value-type="float">
            <text:p>6.8700750333</text:p>
          </table:table-cell>
          <table:table-cell table:formula="of:=POWER([.C211]-6.75;2)" office:value-type="float" office:value="0.0144180136219961" calcext:value-type="float">
            <text:p>0.014418013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303796" calcext:value-type="float">
            <text:p>8.303796</text:p>
          </table:table-cell>
          <table:table-cell office:value-type="float" office:value="6.7567545333" calcext:value-type="float">
            <text:p>6.7567545333</text:p>
          </table:table-cell>
          <table:table-cell table:formula="of:=POWER([.C212]-6.75;2)" office:value-type="float" office:value="0.0000456237201008041" calcext:value-type="float">
            <text:p>4.56237201008041E-00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421873" calcext:value-type="float">
            <text:p>7.421873</text:p>
          </table:table-cell>
          <table:table-cell office:value-type="float" office:value="6.6595575167" calcext:value-type="float">
            <text:p>6.6595575167</text:p>
          </table:table-cell>
          <table:table-cell table:formula="of:=POWER([.C213]-6.75;2)" office:value-type="float" office:value="0.00817984278547085" calcext:value-type="float">
            <text:p>0.008179842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119022" calcext:value-type="float">
            <text:p>7.119022</text:p>
          </table:table-cell>
          <table:table-cell office:value-type="float" office:value="6.6221961" calcext:value-type="float">
            <text:p>6.6221961</text:p>
          </table:table-cell>
          <table:table-cell table:formula="of:=POWER([.C214]-6.75;2)" office:value-type="float" office:value="0.01633383685521" calcext:value-type="float">
            <text:p>0.016333836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239347" calcext:value-type="float">
            <text:p>7.239347</text:p>
          </table:table-cell>
          <table:table-cell office:value-type="float" office:value="6.6275837" calcext:value-type="float">
            <text:p>6.6275837</text:p>
          </table:table-cell>
          <table:table-cell table:formula="of:=POWER([.C215]-6.75;2)" office:value-type="float" office:value="0.0149857505056901" calcext:value-type="float">
            <text:p>0.014985750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923732" calcext:value-type="float">
            <text:p>6.923732</text:p>
          </table:table-cell>
          <table:table-cell office:value-type="float" office:value="6.6524266667" calcext:value-type="float">
            <text:p>6.6524266667</text:p>
          </table:table-cell>
          <table:table-cell table:formula="of:=POWER([.C216]-6.75;2)" office:value-type="float" office:value="0.00952055537127284" calcext:value-type="float">
            <text:p>0.009520555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826941" calcext:value-type="float">
            <text:p>5.826941</text:p>
          </table:table-cell>
          <table:table-cell office:value-type="float" office:value="6.6871292667" calcext:value-type="float">
            <text:p>6.6871292667</text:p>
          </table:table-cell>
          <table:table-cell table:formula="of:=POWER([.C217]-6.75;2)" office:value-type="float" office:value="0.00395272910567968" calcext:value-type="float">
            <text:p>0.003952729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739998" calcext:value-type="float">
            <text:p>4.739998</text:p>
          </table:table-cell>
          <table:table-cell office:value-type="float" office:value="6.7318352833" calcext:value-type="float">
            <text:p>6.7318352833</text:p>
          </table:table-cell>
          <table:table-cell table:formula="of:=POWER([.C218]-6.75;2)" office:value-type="float" office:value="0.00032995693279127" calcext:value-type="float">
            <text:p>0.000329956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325585" calcext:value-type="float">
            <text:p>5.325585</text:p>
          </table:table-cell>
          <table:table-cell office:value-type="float" office:value="6.7797189" calcext:value-type="float">
            <text:p>6.7797189</text:p>
          </table:table-cell>
          <table:table-cell table:formula="of:=POWER([.C219]-6.75;2)" office:value-type="float" office:value="0.000883213017209986" calcext:value-type="float">
            <text:p>0.00088321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263973" calcext:value-type="float">
            <text:p>7.263973</text:p>
          </table:table-cell>
          <table:table-cell office:value-type="float" office:value="6.8024329167" calcext:value-type="float">
            <text:p>6.8024329167</text:p>
          </table:table-cell>
          <table:table-cell table:formula="of:=POWER([.C220]-6.75;2)" office:value-type="float" office:value="0.00274921075366913" calcext:value-type="float">
            <text:p>0.002749210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906218" calcext:value-type="float">
            <text:p>8.906218</text:p>
          </table:table-cell>
          <table:table-cell office:value-type="float" office:value="6.7810628833" calcext:value-type="float">
            <text:p>6.7810628833</text:p>
          </table:table-cell>
          <table:table-cell table:formula="of:=POWER([.C221]-6.75;2)" office:value-type="float" office:value="0.000964902718909402" calcext:value-type="float">
            <text:p>0.000964902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306798" calcext:value-type="float">
            <text:p>9.306798</text:p>
          </table:table-cell>
          <table:table-cell office:value-type="float" office:value="6.7250246333" calcext:value-type="float">
            <text:p>6.7250246333</text:p>
          </table:table-cell>
          <table:table-cell table:formula="of:=POWER([.C222]-6.75;2)" office:value-type="float" office:value="0.000623768941799452" calcext:value-type="float">
            <text:p>0.000623768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150496" calcext:value-type="float">
            <text:p>8.150496</text:p>
          </table:table-cell>
          <table:table-cell office:value-type="float" office:value="6.6590260167" calcext:value-type="float">
            <text:p>6.6590260167</text:p>
          </table:table-cell>
          <table:table-cell table:formula="of:=POWER([.C223]-6.75;2)" office:value-type="float" office:value="0.00827626563746861" calcext:value-type="float">
            <text:p>0.008276265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675738" calcext:value-type="float">
            <text:p>5.675738</text:p>
          </table:table-cell>
          <table:table-cell office:value-type="float" office:value="6.61474775" calcext:value-type="float">
            <text:p>6.61474775</text:p>
          </table:table-cell>
          <table:table-cell table:formula="of:=POWER([.C224]-6.75;2)" office:value-type="float" office:value="0.0182931711300624" calcext:value-type="float">
            <text:p>0.018293171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40662" calcext:value-type="float">
            <text:p>2.940662</text:p>
          </table:table-cell>
          <table:table-cell office:value-type="float" office:value="6.6223207667" calcext:value-type="float">
            <text:p>6.6223207667</text:p>
          </table:table-cell>
          <table:table-cell table:formula="of:=POWER([.C225]-6.75;2)" office:value-type="float" office:value="0.0163019866160759" calcext:value-type="float">
            <text:p>0.016301986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174244" calcext:value-type="float">
            <text:p>3.174244</text:p>
          </table:table-cell>
          <table:table-cell office:value-type="float" office:value="6.6921007833" calcext:value-type="float">
            <text:p>6.6921007833</text:p>
          </table:table-cell>
          <table:table-cell table:formula="of:=POWER([.C226]-6.75;2)" office:value-type="float" office:value="0.00335231929447357" calcext:value-type="float">
            <text:p>0.003352319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335459" calcext:value-type="float">
            <text:p>5.335459</text:p>
          </table:table-cell>
          <table:table-cell office:value-type="float" office:value="6.7747332" calcext:value-type="float">
            <text:p>6.7747332</text:p>
          </table:table-cell>
          <table:table-cell table:formula="of:=POWER([.C227]-6.75;2)" office:value-type="float" office:value="0.000611731182240001" calcext:value-type="float">
            <text:p>0.000611731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60913" calcext:value-type="float">
            <text:p>6.560913</text:p>
          </table:table-cell>
          <table:table-cell office:value-type="float" office:value="6.8333455167" calcext:value-type="float">
            <text:p>6.8333455167</text:p>
          </table:table-cell>
          <table:table-cell table:formula="of:=POWER([.C228]-6.75;2)" office:value-type="float" office:value="0.00694647515398993" calcext:value-type="float">
            <text:p>0.006946475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372709" calcext:value-type="float">
            <text:p>6.372709</text:p>
          </table:table-cell>
          <table:table-cell office:value-type="float" office:value="6.87673885" calcext:value-type="float">
            <text:p>6.87673885</text:p>
          </table:table-cell>
          <table:table-cell table:formula="of:=POWER([.C229]-6.75;2)" office:value-type="float" office:value="0.0160627360993224" calcext:value-type="float">
            <text:p>0.01606273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002745" calcext:value-type="float">
            <text:p>5.002745</text:p>
          </table:table-cell>
          <table:table-cell office:value-type="float" office:value="6.9209916167" calcext:value-type="float">
            <text:p>6.9209916167</text:p>
          </table:table-cell>
          <table:table-cell table:formula="of:=POWER([.C230]-6.75;2)" office:value-type="float" office:value="0.0292381329816798" calcext:value-type="float">
            <text:p>0.02923813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66265" calcext:value-type="float">
            <text:p>2.966265</text:p>
          </table:table-cell>
          <table:table-cell office:value-type="float" office:value="6.9763902167" calcext:value-type="float">
            <text:p>6.9763902167</text:p>
          </table:table-cell>
          <table:table-cell table:formula="of:=POWER([.C231]-6.75;2)" office:value-type="float" office:value="0.0512525302174732" calcext:value-type="float">
            <text:p>0.051252530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966265" calcext:value-type="float">
            <text:p>2.966265</text:p>
          </table:table-cell>
          <table:table-cell office:value-type="float" office:value="7.0393908667" calcext:value-type="float">
            <text:p>7.0393908667</text:p>
          </table:table-cell>
          <table:table-cell table:formula="of:=POWER([.C232]-6.75;2)" office:value-type="float" office:value="0.083747073729377" calcext:value-type="float">
            <text:p>0.083747073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66265" calcext:value-type="float">
            <text:p>2.966265</text:p>
          </table:table-cell>
          <table:table-cell office:value-type="float" office:value="7.04606305" calcext:value-type="float">
            <text:p>7.04606305</text:p>
          </table:table-cell>
          <table:table-cell table:formula="of:=POWER([.C233]-6.75;2)" office:value-type="float" office:value="0.0876533295753024" calcext:value-type="float">
            <text:p>0.087653329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19132" calcext:value-type="float">
            <text:p>2.19132</text:p>
          </table:table-cell>
          <table:table-cell office:value-type="float" office:value="7.0527352333" calcext:value-type="float">
            <text:p>7.0527352333</text:p>
          </table:table-cell>
          <table:table-cell table:formula="of:=POWER([.C234]-6.75;2)" office:value-type="float" office:value="0.0916486214812054" calcext:value-type="float">
            <text:p>0.091648621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446424" calcext:value-type="float">
            <text:p>4.446424</text:p>
          </table:table-cell>
          <table:table-cell office:value-type="float" office:value="7.0723231667" calcext:value-type="float">
            <text:p>7.0723231667</text:p>
          </table:table-cell>
          <table:table-cell table:formula="of:=POWER([.C235]-6.75;2)" office:value-type="float" office:value="0.103892223791516" calcext:value-type="float">
            <text:p>0.10389222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18835" calcext:value-type="float">
            <text:p>6.818835</text:p>
          </table:table-cell>
          <table:table-cell office:value-type="float" office:value="7.0543260333" calcext:value-type="float">
            <text:p>7.0543260333</text:p>
          </table:table-cell>
          <table:table-cell table:formula="of:=POWER([.C236]-6.75;2)" office:value-type="float" office:value="0.0926143345441126" calcext:value-type="float">
            <text:p>0.092614334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077325" calcext:value-type="float">
            <text:p>9.077325</text:p>
          </table:table-cell>
          <table:table-cell office:value-type="float" office:value="7.0197429667" calcext:value-type="float">
            <text:p>7.019742966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842903" calcext:value-type="float">
            <text:p>10.842903</text:p>
          </table:table-cell>
          <table:table-cell office:value-type="float" office:value="7.0189551833" calcext:value-type="float">
            <text:p>7.018955183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781409" calcext:value-type="float">
            <text:p>11.781409</text:p>
          </table:table-cell>
          <table:table-cell office:value-type="float" office:value="7.0183933833" calcext:value-type="float">
            <text:p>7.018393383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712052" calcext:value-type="float">
            <text:p>11.712052</text:p>
          </table:table-cell>
          <table:table-cell office:value-type="float" office:value="6.9950486" calcext:value-type="float">
            <text:p>6.995048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64631" calcext:value-type="float">
            <text:p>10.64631</text:p>
          </table:table-cell>
          <table:table-cell office:value-type="float" office:value="6.9320717333" calcext:value-type="float">
            <text:p>6.932071733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719951" calcext:value-type="float">
            <text:p>8.719951</text:p>
          </table:table-cell>
          <table:table-cell office:value-type="float" office:value="6.8143126333" calcext:value-type="float">
            <text:p>6.814312633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962854" calcext:value-type="float">
            <text:p>5.962854</text:p>
          </table:table-cell>
          <table:table-cell office:value-type="float" office:value="6.7286595167" calcext:value-type="float">
            <text:p>6.728659516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962854" calcext:value-type="float">
            <text:p>5.962854</text:p>
          </table:table-cell>
          <table:table-cell office:value-type="float" office:value="6.6889580167" calcext:value-type="float">
            <text:p>6.6889580167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962854" calcext:value-type="float">
            <text:p>5.962854</text:p>
          </table:table-cell>
          <table:table-cell office:value-type="float" office:value="6.6664709667" calcext:value-type="float">
            <text:p>6.66647096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962854" calcext:value-type="float">
            <text:p>5.962854</text:p>
          </table:table-cell>
          <table:table-cell office:value-type="float" office:value="6.6905750833" calcext:value-type="float">
            <text:p>6.690575083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962854" calcext:value-type="float">
            <text:p>5.962854</text:p>
          </table:table-cell>
          <table:table-cell office:value-type="float" office:value="6.7390173" calcext:value-type="float">
            <text:p>6.739017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767482" calcext:value-type="float">
            <text:p>5.767482</text:p>
          </table:table-cell>
          <table:table-cell office:value-type="float" office:value="6.7942728" calcext:value-type="float">
            <text:p>6.794272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117855" calcext:value-type="float">
            <text:p>9.117855</text:p>
          </table:table-cell>
          <table:table-cell office:value-type="float" office:value="6.8463781667" calcext:value-type="float">
            <text:p>6.846378166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571684" calcext:value-type="float">
            <text:p>10.571684</text:p>
          </table:table-cell>
          <table:table-cell office:value-type="float" office:value="6.8285487667" calcext:value-type="float">
            <text:p>6.828548766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260419" calcext:value-type="float">
            <text:p>10.260419</text:p>
          </table:table-cell>
          <table:table-cell office:value-type="float" office:value="6.7694656333" calcext:value-type="float">
            <text:p>6.769465633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591081" calcext:value-type="float">
            <text:p>8.591081</text:p>
          </table:table-cell>
          <table:table-cell office:value-type="float" office:value="6.6972092667" calcext:value-type="float">
            <text:p>6.697209266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491073" calcext:value-type="float">
            <text:p>6.491073</text:p>
          </table:table-cell>
          <table:table-cell office:value-type="float" office:value="6.6344036667" calcext:value-type="float">
            <text:p>6.634403666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356554" calcext:value-type="float">
            <text:p>5.356554</text:p>
          </table:table-cell>
          <table:table-cell office:value-type="float" office:value="6.5987788167" calcext:value-type="float">
            <text:p>6.598778816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797765" calcext:value-type="float">
            <text:p>5.797765</text:p>
          </table:table-cell>
          <table:table-cell office:value-type="float" office:value="6.5990349" calcext:value-type="float">
            <text:p>6.599034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79775" calcext:value-type="float">
            <text:p>6.679775</text:p>
          </table:table-cell>
          <table:table-cell office:value-type="float" office:value="6.6230342333" calcext:value-type="float">
            <text:p>6.623034233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119857" calcext:value-type="float">
            <text:p>7.119857</text:p>
          </table:table-cell>
          <table:table-cell office:value-type="float" office:value="6.6582142" calcext:value-type="float">
            <text:p>6.6582142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037845" calcext:value-type="float">
            <text:p>7.037845</text:p>
          </table:table-cell>
          <table:table-cell office:value-type="float" office:value="6.6952482833" calcext:value-type="float">
            <text:p>6.695248283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50024" calcext:value-type="float">
            <text:p>6.750024</text:p>
          </table:table-cell>
          <table:table-cell office:value-type="float" office:value="6.7231200833" calcext:value-type="float">
            <text:p>6.723120083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6006" calcext:value-type="float">
            <text:p>6.66006</text:p>
          </table:table-cell>
          <table:table-cell office:value-type="float" office:value="6.7309892833" calcext:value-type="float">
            <text:p>6.730989283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963379" calcext:value-type="float">
            <text:p>6.963379</text:p>
          </table:table-cell>
          <table:table-cell office:value-type="float" office:value="6.7148143833" calcext:value-type="float">
            <text:p>6.71481438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485743" calcext:value-type="float">
            <text:p>7.485743</text:p>
          </table:table-cell>
          <table:table-cell office:value-type="float" office:value="6.6830951667" calcext:value-type="float">
            <text:p>6.683095166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878722" calcext:value-type="float">
            <text:p>7.878722</text:p>
          </table:table-cell>
          <table:table-cell office:value-type="float" office:value="6.6473329333" calcext:value-type="float">
            <text:p>6.647332933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927762" calcext:value-type="float">
            <text:p>7.927762</text:p>
          </table:table-cell>
          <table:table-cell office:value-type="float" office:value="6.6119201667" calcext:value-type="float">
            <text:p>6.611920166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699866" calcext:value-type="float">
            <text:p>7.699866</text:p>
          </table:table-cell>
          <table:table-cell office:value-type="float" office:value="6.5809295" calcext:value-type="float">
            <text:p>6.580929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461765" calcext:value-type="float">
            <text:p>7.461765</text:p>
          </table:table-cell>
          <table:table-cell office:value-type="float" office:value="6.5615095" calcext:value-type="float">
            <text:p>6.561509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35103" calcext:value-type="float">
            <text:p>7.35103</text:p>
          </table:table-cell>
          <table:table-cell office:value-type="float" office:value="6.5566723167" calcext:value-type="float">
            <text:p>6.55667231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099094" calcext:value-type="float">
            <text:p>7.099094</text:p>
          </table:table-cell>
          <table:table-cell office:value-type="float" office:value="6.5608038167" calcext:value-type="float">
            <text:p>6.560803816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221602" calcext:value-type="float">
            <text:p>6.221602</text:p>
          </table:table-cell>
          <table:table-cell office:value-type="float" office:value="6.5681281833" calcext:value-type="float">
            <text:p>6.568128183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443307" calcext:value-type="float">
            <text:p>4.443307</text:p>
          </table:table-cell>
          <table:table-cell office:value-type="float" office:value="6.5847132333" calcext:value-type="float">
            <text:p>6.584713233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131685" calcext:value-type="float">
            <text:p>2.131685</text:p>
          </table:table-cell>
          <table:table-cell office:value-type="float" office:value="6.631739" calcext:value-type="float">
            <text:p>6.63173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471975" calcext:value-type="float">
            <text:p>2.471975</text:p>
          </table:table-cell>
          <table:table-cell office:value-type="float" office:value="6.7285127167" calcext:value-type="float">
            <text:p>6.728512716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180188" calcext:value-type="float">
            <text:p>5.180188</text:p>
          </table:table-cell>
          <table:table-cell office:value-type="float" office:value="6.83192895" calcext:value-type="float">
            <text:p>6.8319289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442278" calcext:value-type="float">
            <text:p>7.442278</text:p>
          </table:table-cell>
          <table:table-cell office:value-type="float" office:value="6.8927355833" calcext:value-type="float">
            <text:p>6.892735583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729925" calcext:value-type="float">
            <text:p>8.729925</text:p>
          </table:table-cell>
          <table:table-cell office:value-type="float" office:value="6.9065506833" calcext:value-type="float">
            <text:p>6.90655068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005888" calcext:value-type="float">
            <text:p>9.005888</text:p>
          </table:table-cell>
          <table:table-cell office:value-type="float" office:value="6.8856490667" calcext:value-type="float">
            <text:p>6.885649066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509302" calcext:value-type="float">
            <text:p>8.509302</text:p>
          </table:table-cell>
          <table:table-cell office:value-type="float" office:value="6.8533984833" calcext:value-type="float">
            <text:p>6.853398483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613015" calcext:value-type="float">
            <text:p>7.613015</text:p>
          </table:table-cell>
          <table:table-cell office:value-type="float" office:value="6.8296965833" calcext:value-type="float">
            <text:p>6.829696583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88426" calcext:value-type="float">
            <text:p>6.688426</text:p>
          </table:table-cell>
          <table:table-cell office:value-type="float" office:value="6.81937055" calcext:value-type="float">
            <text:p>6.8193705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981771" calcext:value-type="float">
            <text:p>5.981771</text:p>
          </table:table-cell>
          <table:table-cell office:value-type="float" office:value="6.8157987333" calcext:value-type="float">
            <text:p>6.815798733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543923" calcext:value-type="float">
            <text:p>5.543923</text:p>
          </table:table-cell>
          <table:table-cell office:value-type="float" office:value="6.8117321167" calcext:value-type="float">
            <text:p>6.811732116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346881" calcext:value-type="float">
            <text:p>5.346881</text:p>
          </table:table-cell>
          <table:table-cell office:value-type="float" office:value="6.80771785" calcext:value-type="float">
            <text:p>6.8077178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4938" calcext:value-type="float">
            <text:p>5.4938</text:p>
          </table:table-cell>
          <table:table-cell office:value-type="float" office:value="6.8099533667" calcext:value-type="float">
            <text:p>6.8099533667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130119" calcext:value-type="float">
            <text:p>6.130119</text:p>
          </table:table-cell>
          <table:table-cell office:value-type="float" office:value="6.8195130833" calcext:value-type="float">
            <text:p>6.81951308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127463" calcext:value-type="float">
            <text:p>7.127463</text:p>
          </table:table-cell>
          <table:table-cell office:value-type="float" office:value="6.8294013333" calcext:value-type="float">
            <text:p>6.829401333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132189" calcext:value-type="float">
            <text:p>8.132189</text:p>
          </table:table-cell>
          <table:table-cell office:value-type="float" office:value="6.8324542333" calcext:value-type="float">
            <text:p>6.832454233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852198" calcext:value-type="float">
            <text:p>8.852198</text:p>
          </table:table-cell>
          <table:table-cell office:value-type="float" office:value="6.8279159833" calcext:value-type="float">
            <text:p>6.827915983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.164513" calcext:value-type="float">
            <text:p>9.164513</text:p>
          </table:table-cell>
          <table:table-cell office:value-type="float" office:value="6.81993145" calcext:value-type="float">
            <text:p>6.8199314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027875" calcext:value-type="float">
            <text:p>9.027875</text:p>
          </table:table-cell>
          <table:table-cell office:value-type="float" office:value="6.81130475" calcext:value-type="float">
            <text:p>6.811304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326661" calcext:value-type="float">
            <text:p>8.326661</text:p>
          </table:table-cell>
          <table:table-cell office:value-type="float" office:value="6.7990851833" calcext:value-type="float">
            <text:p>6.799085183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46304" calcext:value-type="float">
            <text:p>6.746304</text:p>
          </table:table-cell>
          <table:table-cell office:value-type="float" office:value="6.77484795" calcext:value-type="float">
            <text:p>6.7748479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366596" calcext:value-type="float">
            <text:p>3.366596</text:p>
          </table:table-cell>
          <table:table-cell office:value-type="float" office:value="6.7222759667" calcext:value-type="float">
            <text:p>6.722275966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366596" calcext:value-type="float">
            <text:p>3.366596</text:p>
          </table:table-cell>
          <table:table-cell office:value-type="float" office:value="6.72603245" calcext:value-type="float">
            <text:p>6.7260324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366596" calcext:value-type="float">
            <text:p>3.366596</text:p>
          </table:table-cell>
          <table:table-cell office:value-type="float" office:value="6.7297889333" calcext:value-type="float">
            <text:p>6.729788933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366596" calcext:value-type="float">
            <text:p>3.366596</text:p>
          </table:table-cell>
          <table:table-cell office:value-type="float" office:value="6.7335454167" calcext:value-type="float">
            <text:p>6.733545416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743851" calcext:value-type="float">
            <text:p>4.743851</text:p>
          </table:table-cell>
          <table:table-cell office:value-type="float" office:value="6.7016174833" calcext:value-type="float">
            <text:p>6.701617483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030058" calcext:value-type="float">
            <text:p>9.030058</text:p>
          </table:table-cell>
          <table:table-cell office:value-type="float" office:value="6.7288794667" calcext:value-type="float">
            <text:p>6.728879466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809195" calcext:value-type="float">
            <text:p>10.809195</text:p>
          </table:table-cell>
          <table:table-cell office:value-type="float" office:value="6.7091282333" calcext:value-type="float">
            <text:p>6.709128233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380722" calcext:value-type="float">
            <text:p>10.380722</text:p>
          </table:table-cell>
          <table:table-cell office:value-type="float" office:value="6.6577267" calcext:value-type="float">
            <text:p>6.657726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93344" calcext:value-type="float">
            <text:p>7.93344</text:p>
          </table:table-cell>
          <table:table-cell office:value-type="float" office:value="6.6048904667" calcext:value-type="float">
            <text:p>6.60489046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580764" calcext:value-type="float">
            <text:p>3.580764</text:p>
          </table:table-cell>
          <table:table-cell office:value-type="float" office:value="6.6008529" calcext:value-type="float">
            <text:p>6.600852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580764" calcext:value-type="float">
            <text:p>3.580764</text:p>
          </table:table-cell>
          <table:table-cell office:value-type="float" office:value="6.6932097833" calcext:value-type="float">
            <text:p>6.6932097833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580764" calcext:value-type="float">
            <text:p>3.580764</text:p>
          </table:table-cell>
          <table:table-cell office:value-type="float" office:value="6.8037681" calcext:value-type="float">
            <text:p>6.8037681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613631" calcext:value-type="float">
            <text:p>4.613631</text:p>
          </table:table-cell>
          <table:table-cell office:value-type="float" office:value="6.9098985" calcext:value-type="float">
            <text:p>6.909898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409101" calcext:value-type="float">
            <text:p>7.409101</text:p>
          </table:table-cell>
          <table:table-cell office:value-type="float" office:value="6.9630521833" calcext:value-type="float">
            <text:p>6.963052183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869387" calcext:value-type="float">
            <text:p>8.869387</text:p>
          </table:table-cell>
          <table:table-cell office:value-type="float" office:value="6.8853313333" calcext:value-type="float">
            <text:p>6.885331333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278184" calcext:value-type="float">
            <text:p>9.278184</text:p>
          </table:table-cell>
          <table:table-cell office:value-type="float" office:value="6.7832723833" calcext:value-type="float">
            <text:p>6.783272383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893804" calcext:value-type="float">
            <text:p>8.893804</text:p>
          </table:table-cell>
          <table:table-cell office:value-type="float" office:value="6.67440015" calcext:value-type="float">
            <text:p>6.6744001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048091" calcext:value-type="float">
            <text:p>8.048091</text:p>
          </table:table-cell>
          <table:table-cell office:value-type="float" office:value="6.6000982" calcext:value-type="float">
            <text:p>6.600098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026696" calcext:value-type="float">
            <text:p>7.026696</text:p>
          </table:table-cell>
          <table:table-cell office:value-type="float" office:value="6.6150022167" calcext:value-type="float">
            <text:p>6.615002216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925037" calcext:value-type="float">
            <text:p>5.925037</text:p>
          </table:table-cell>
          <table:table-cell office:value-type="float" office:value="6.6777623667" calcext:value-type="float">
            <text:p>6.677762366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822745" calcext:value-type="float">
            <text:p>4.822745</text:p>
          </table:table-cell>
          <table:table-cell office:value-type="float" office:value="6.7538976333" calcext:value-type="float">
            <text:p>6.753897633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353582" calcext:value-type="float">
            <text:p>4.353582</text:p>
          </table:table-cell>
          <table:table-cell office:value-type="float" office:value="6.81719565" calcext:value-type="float">
            <text:p>6.8171956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371919" calcext:value-type="float">
            <text:p>5.371919</text:p>
          </table:table-cell>
          <table:table-cell office:value-type="float" office:value="6.84914955" calcext:value-type="float">
            <text:p>6.8491495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237725" calcext:value-type="float">
            <text:p>7.237725</text:p>
          </table:table-cell>
          <table:table-cell office:value-type="float" office:value="6.8417239667" calcext:value-type="float">
            <text:p>6.841723966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790573" calcext:value-type="float">
            <text:p>8.790573</text:p>
          </table:table-cell>
          <table:table-cell office:value-type="float" office:value="6.8046662667" calcext:value-type="float">
            <text:p>6.804666266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341902" calcext:value-type="float">
            <text:p>9.341902</text:p>
          </table:table-cell>
          <table:table-cell office:value-type="float" office:value="6.7441296667" calcext:value-type="float">
            <text:p>6.744129666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710153" calcext:value-type="float">
            <text:p>8.710153</text:p>
          </table:table-cell>
          <table:table-cell office:value-type="float" office:value="6.66508035" calcext:value-type="float">
            <text:p>6.6650803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222176" calcext:value-type="float">
            <text:p>7.222176</text:p>
          </table:table-cell>
          <table:table-cell office:value-type="float" office:value="6.5847071333" calcext:value-type="float">
            <text:p>6.584707133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689566" calcext:value-type="float">
            <text:p>5.689566</text:p>
          </table:table-cell>
          <table:table-cell office:value-type="float" office:value="6.5352063333" calcext:value-type="float">
            <text:p>6.535206333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060226" calcext:value-type="float">
            <text:p>5.060226</text:p>
          </table:table-cell>
          <table:table-cell office:value-type="float" office:value="6.5315032667" calcext:value-type="float">
            <text:p>6.531503266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340009" calcext:value-type="float">
            <text:p>5.340009</text:p>
          </table:table-cell>
          <table:table-cell office:value-type="float" office:value="6.5529846333" calcext:value-type="float">
            <text:p>6.552984633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753956" calcext:value-type="float">
            <text:p>5.753956</text:p>
          </table:table-cell>
          <table:table-cell office:value-type="float" office:value="6.57006235" calcext:value-type="float">
            <text:p>6.5700623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068322" calcext:value-type="float">
            <text:p>6.068322</text:p>
          </table:table-cell>
          <table:table-cell office:value-type="float" office:value="6.5700568667" calcext:value-type="float">
            <text:p>6.570056866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34666" calcext:value-type="float">
            <text:p>6.534666</text:p>
          </table:table-cell>
          <table:table-cell office:value-type="float" office:value="6.56174775" calcext:value-type="float">
            <text:p>6.561747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171534" calcext:value-type="float">
            <text:p>7.171534</text:p>
          </table:table-cell>
          <table:table-cell office:value-type="float" office:value="6.56694765" calcext:value-type="float">
            <text:p>6.5669476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59892" calcext:value-type="float">
            <text:p>7.59892</text:p>
          </table:table-cell>
          <table:table-cell office:value-type="float" office:value="6.5976999333" calcext:value-type="float">
            <text:p>6.597699933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538556" calcext:value-type="float">
            <text:p>7.538556</text:p>
          </table:table-cell>
          <table:table-cell office:value-type="float" office:value="6.65282745" calcext:value-type="float">
            <text:p>6.6528274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216705" calcext:value-type="float">
            <text:p>7.216705</text:p>
          </table:table-cell>
          <table:table-cell office:value-type="float" office:value="6.7218559333" calcext:value-type="float">
            <text:p>6.72185593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264853" calcext:value-type="float">
            <text:p>7.264853</text:p>
          </table:table-cell>
          <table:table-cell office:value-type="float" office:value="6.7823421167" calcext:value-type="float">
            <text:p>6.782342116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938108" calcext:value-type="float">
            <text:p>7.938108</text:p>
          </table:table-cell>
          <table:table-cell office:value-type="float" office:value="6.7960677333" calcext:value-type="float">
            <text:p>6.79606773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676949" calcext:value-type="float">
            <text:p>8.676949</text:p>
          </table:table-cell>
          <table:table-cell office:value-type="float" office:value="6.6798567333" calcext:value-type="float">
            <text:p>6.679856733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828586" calcext:value-type="float">
            <text:p>8.828586</text:p>
          </table:table-cell>
          <table:table-cell office:value-type="float" office:value="6.5513317167" calcext:value-type="float">
            <text:p>6.551331716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271184" calcext:value-type="float">
            <text:p>8.271184</text:p>
          </table:table-cell>
          <table:table-cell office:value-type="float" office:value="6.4202794167" calcext:value-type="float">
            <text:p>6.420279416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475828" calcext:value-type="float">
            <text:p>7.475828</text:p>
          </table:table-cell>
          <table:table-cell office:value-type="float" office:value="6.29851715" calcext:value-type="float">
            <text:p>6.2985171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070853" calcext:value-type="float">
            <text:p>7.070853</text:p>
          </table:table-cell>
          <table:table-cell office:value-type="float" office:value="6.20383875" calcext:value-type="float">
            <text:p>6.2038387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087188" calcext:value-type="float">
            <text:p>7.087188</text:p>
          </table:table-cell>
          <table:table-cell office:value-type="float" office:value="6.20303255" calcext:value-type="float">
            <text:p>6.2030325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993453" calcext:value-type="float">
            <text:p>6.993453</text:p>
          </table:table-cell>
          <table:table-cell office:value-type="float" office:value="6.2375599667" calcext:value-type="float">
            <text:p>6.23755996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474117" calcext:value-type="float">
            <text:p>6.474117</text:p>
          </table:table-cell>
          <table:table-cell office:value-type="float" office:value="6.2902616667" calcext:value-type="float">
            <text:p>6.290261666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737774" calcext:value-type="float">
            <text:p>5.737774</text:p>
          </table:table-cell>
          <table:table-cell office:value-type="float" office:value="6.35596705" calcext:value-type="float">
            <text:p>6.355967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03067" calcext:value-type="float">
            <text:p>5.303067</text:p>
          </table:table-cell>
          <table:table-cell office:value-type="float" office:value="6.4287343833" calcext:value-type="float">
            <text:p>6.428734383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481012" calcext:value-type="float">
            <text:p>5.481012</text:p>
          </table:table-cell>
          <table:table-cell office:value-type="float" office:value="6.4951355167" calcext:value-type="float">
            <text:p>6.495135516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067383" calcext:value-type="float">
            <text:p>6.067383</text:p>
          </table:table-cell>
          <table:table-cell office:value-type="float" office:value="6.53719015" calcext:value-type="float">
            <text:p>6.5371901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23414" calcext:value-type="float">
            <text:p>6.723414</text:p>
          </table:table-cell>
          <table:table-cell office:value-type="float" office:value="6.5404308167" calcext:value-type="float">
            <text:p>6.540430816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310637" calcext:value-type="float">
            <text:p>7.310637</text:p>
          </table:table-cell>
          <table:table-cell office:value-type="float" office:value="6.4979016333" calcext:value-type="float">
            <text:p>6.497901633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859894" calcext:value-type="float">
            <text:p>7.859894</text:p>
          </table:table-cell>
          <table:table-cell office:value-type="float" office:value="6.4198358" calcext:value-type="float">
            <text:p>6.419835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373126" calcext:value-type="float">
            <text:p>8.373126</text:p>
          </table:table-cell>
          <table:table-cell office:value-type="float" office:value="6.34914205" calcext:value-type="float">
            <text:p>6.3491420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646911" calcext:value-type="float">
            <text:p>8.646911</text:p>
          </table:table-cell>
          <table:table-cell office:value-type="float" office:value="6.30390885" calcext:value-type="float">
            <text:p>6.3039088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294701" calcext:value-type="float">
            <text:p>8.294701</text:p>
          </table:table-cell>
          <table:table-cell office:value-type="float" office:value="6.2814244167" calcext:value-type="float">
            <text:p>6.281424416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72427" calcext:value-type="float">
            <text:p>6.872427</text:p>
          </table:table-cell>
          <table:table-cell office:value-type="float" office:value="6.28267845" calcext:value-type="float">
            <text:p>6.2826784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591985" calcext:value-type="float">
            <text:p>3.591985</text:p>
          </table:table-cell>
          <table:table-cell office:value-type="float" office:value="6.3193415667" calcext:value-type="float">
            <text:p>6.319341566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591985" calcext:value-type="float">
            <text:p>3.591985</text:p>
          </table:table-cell>
          <table:table-cell office:value-type="float" office:value="6.4155293667" calcext:value-type="float">
            <text:p>6.415529366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591985" calcext:value-type="float">
            <text:p>3.591985</text:p>
          </table:table-cell>
          <table:table-cell office:value-type="float" office:value="6.5013848667" calcext:value-type="float">
            <text:p>6.501384866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.591985" calcext:value-type="float">
            <text:p>3.591985</text:p>
          </table:table-cell>
          <table:table-cell office:value-type="float" office:value="6.5507629167" calcext:value-type="float">
            <text:p>6.550762916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5092" calcext:value-type="float">
            <text:p>1.45092</text:p>
          </table:table-cell>
          <table:table-cell office:value-type="float" office:value="6.5086738167" calcext:value-type="float">
            <text:p>6.508673816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37957" calcext:value-type="float">
            <text:p>6.37957</text:p>
          </table:table-cell>
          <table:table-cell office:value-type="float" office:value="6.5022691333" calcext:value-type="float">
            <text:p>6.502269133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844984" calcext:value-type="float">
            <text:p>7.844984</text:p>
          </table:table-cell>
          <table:table-cell office:value-type="float" office:value="6.4137202833" calcext:value-type="float">
            <text:p>6.413720283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725103" calcext:value-type="float">
            <text:p>7.725103</text:p>
          </table:table-cell>
          <table:table-cell office:value-type="float" office:value="6.3951610167" calcext:value-type="float">
            <text:p>6.395161016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210548" calcext:value-type="float">
            <text:p>7.210548</text:p>
          </table:table-cell>
          <table:table-cell office:value-type="float" office:value="6.4248693" calcext:value-type="float">
            <text:p>6.4248693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691186" calcext:value-type="float">
            <text:p>7.691186</text:p>
          </table:table-cell>
          <table:table-cell office:value-type="float" office:value="6.4821364" calcext:value-type="float">
            <text:p>6.482136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122177" calcext:value-type="float">
            <text:p>9.122177</text:p>
          </table:table-cell>
          <table:table-cell office:value-type="float" office:value="6.5315495167" calcext:value-type="float">
            <text:p>6.531549516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.214263" calcext:value-type="float">
            <text:p>10.214263</text:p>
          </table:table-cell>
          <table:table-cell office:value-type="float" office:value="6.534027" calcext:value-type="float">
            <text:p>6.53402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.948588" calcext:value-type="float">
            <text:p>9.948588</text:p>
          </table:table-cell>
          <table:table-cell office:value-type="float" office:value="6.51830305" calcext:value-type="float">
            <text:p>6.5183030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802852" calcext:value-type="float">
            <text:p>7.802852</text:p>
          </table:table-cell>
          <table:table-cell office:value-type="float" office:value="6.5070070167" calcext:value-type="float">
            <text:p>6.507007016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74585" calcext:value-type="float">
            <text:p>2.74585</text:p>
          </table:table-cell>
          <table:table-cell office:value-type="float" office:value="6.53147325" calcext:value-type="float">
            <text:p>6.5314732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74585" calcext:value-type="float">
            <text:p>2.74585</text:p>
          </table:table-cell>
          <table:table-cell office:value-type="float" office:value="6.64022285" calcext:value-type="float">
            <text:p>6.6402228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74585" calcext:value-type="float">
            <text:p>2.74585</text:p>
          </table:table-cell>
          <table:table-cell office:value-type="float" office:value="6.74897245" calcext:value-type="float">
            <text:p>6.7489724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435687" calcext:value-type="float">
            <text:p>4.435687</text:p>
          </table:table-cell>
          <table:table-cell office:value-type="float" office:value="6.8373108" calcext:value-type="float">
            <text:p>6.83731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942332" calcext:value-type="float">
            <text:p>8.942332</text:p>
          </table:table-cell>
          <table:table-cell office:value-type="float" office:value="7.1708933167" calcext:value-type="float">
            <text:p>7.170893316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792305" calcext:value-type="float">
            <text:p>10.792305</text:p>
          </table:table-cell>
          <table:table-cell office:value-type="float" office:value="7.5102151" calcext:value-type="float">
            <text:p>7.5102151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.493153" calcext:value-type="float">
            <text:p>10.493153</text:p>
          </table:table-cell>
          <table:table-cell office:value-type="float" office:value="7.7705586833" calcext:value-type="float">
            <text:p>7.77055868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620626" calcext:value-type="float">
            <text:p>8.620626</text:p>
          </table:table-cell>
          <table:table-cell office:value-type="float" office:value="7.8695275333" calcext:value-type="float">
            <text:p>7.869527533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270816" calcext:value-type="float">
            <text:p>6.270816</text:p>
          </table:table-cell>
          <table:table-cell office:value-type="float" office:value="7.9997051667" calcext:value-type="float">
            <text:p>7.999705166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926384" calcext:value-type="float">
            <text:p>4.926384</text:p>
          </table:table-cell>
          <table:table-cell office:value-type="float" office:value="8.1690463" calcext:value-type="float">
            <text:p>8.169046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014263" calcext:value-type="float">
            <text:p>5.014263</text:p>
          </table:table-cell>
          <table:table-cell office:value-type="float" office:value="8.3607946333" calcext:value-type="float">
            <text:p>8.3607946333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158377" calcext:value-type="float">
            <text:p>5.158377</text:p>
          </table:table-cell>
          <table:table-cell office:value-type="float" office:value="8.5510783167" calcext:value-type="float">
            <text:p>8.551078316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598943" calcext:value-type="float">
            <text:p>4.598943</text:p>
          </table:table-cell>
          <table:table-cell office:value-type="float" office:value="8.5607585" calcext:value-type="float">
            <text:p>8.560758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88776" calcext:value-type="float">
            <text:p>3.88776</text:p>
          </table:table-cell>
          <table:table-cell office:value-type="float" office:value="8.6707307333" calcext:value-type="float">
            <text:p>8.670730733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252128" calcext:value-type="float">
            <text:p>4.252128</text:p>
          </table:table-cell>
          <table:table-cell office:value-type="float" office:value="8.8219125" calcext:value-type="float">
            <text:p>8.821912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467382" calcext:value-type="float">
            <text:p>5.467382</text:p>
          </table:table-cell>
          <table:table-cell office:value-type="float" office:value="8.9612165167" calcext:value-type="float">
            <text:p>8.96121651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349108" calcext:value-type="float">
            <text:p>6.349108</text:p>
          </table:table-cell>
          <table:table-cell office:value-type="float" office:value="9.0436108" calcext:value-type="float">
            <text:p>9.043610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364672" calcext:value-type="float">
            <text:p>6.364672</text:p>
          </table:table-cell>
          <table:table-cell office:value-type="float" office:value="9.0473773333" calcext:value-type="float">
            <text:p>9.047377333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753627" calcext:value-type="float">
            <text:p>5.753627</text:p>
          </table:table-cell>
          <table:table-cell office:value-type="float" office:value="9.0508844667" calcext:value-type="float">
            <text:p>9.050884466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569775" calcext:value-type="float">
            <text:p>5.569775</text:p>
          </table:table-cell>
          <table:table-cell office:value-type="float" office:value="9.0645756833" calcext:value-type="float">
            <text:p>9.064575683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4666" calcext:value-type="float">
            <text:p>6.84666</text:p>
          </table:table-cell>
          <table:table-cell office:value-type="float" office:value="9.0813311" calcext:value-type="float">
            <text:p>9.081331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016671" calcext:value-type="float">
            <text:p>9.016671</text:p>
          </table:table-cell>
          <table:table-cell office:value-type="float" office:value="9.0768051" calcext:value-type="float">
            <text:p>9.076805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.906571" calcext:value-type="float">
            <text:p>10.906571</text:p>
          </table:table-cell>
          <table:table-cell office:value-type="float" office:value="9.03611225" calcext:value-type="float">
            <text:p>9.0361122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.680265" calcext:value-type="float">
            <text:p>11.680265</text:p>
          </table:table-cell>
          <table:table-cell office:value-type="float" office:value="8.9639210667" calcext:value-type="float">
            <text:p>8.963921066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845876" calcext:value-type="float">
            <text:p>10.845876</text:p>
          </table:table-cell>
          <table:table-cell office:value-type="float" office:value="8.9055901333" calcext:value-type="float">
            <text:p>8.905590133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08839" calcext:value-type="float">
            <text:p>8.08839</text:p>
          </table:table-cell>
          <table:table-cell office:value-type="float" office:value="8.9137856333" calcext:value-type="float">
            <text:p>8.913785633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65448" calcext:value-type="float">
            <text:p>0.965448</text:p>
          </table:table-cell>
          <table:table-cell office:value-type="float" office:value="8.9755825833" calcext:value-type="float">
            <text:p>8.975582583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65448" calcext:value-type="float">
            <text:p>0.965448</text:p>
          </table:table-cell>
          <table:table-cell office:value-type="float" office:value="9.1046653333" calcext:value-type="float">
            <text:p>9.104665333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65448" calcext:value-type="float">
            <text:p>0.965448</text:p>
          </table:table-cell>
          <table:table-cell office:value-type="float" office:value="9.2337480833" calcext:value-type="float">
            <text:p>9.233748083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65448" calcext:value-type="float">
            <text:p>0.965448</text:p>
          </table:table-cell>
          <table:table-cell office:value-type="float" office:value="9.3628308333" calcext:value-type="float">
            <text:p>9.36283083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795124" calcext:value-type="float">
            <text:p>1.795124</text:p>
          </table:table-cell>
          <table:table-cell office:value-type="float" office:value="9.4919135833" calcext:value-type="float">
            <text:p>9.491913583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022481" calcext:value-type="float">
            <text:p>7.022481</text:p>
          </table:table-cell>
          <table:table-cell office:value-type="float" office:value="9.6071684" calcext:value-type="float">
            <text:p>9.607168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158833" calcext:value-type="float">
            <text:p>9.158833</text:p>
          </table:table-cell>
          <table:table-cell office:value-type="float" office:value="9.5946034667" calcext:value-type="float">
            <text:p>9.59460346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155555" calcext:value-type="float">
            <text:p>10.155555</text:p>
          </table:table-cell>
          <table:table-cell office:value-type="float" office:value="9.6373181" calcext:value-type="float">
            <text:p>9.637318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.41644" calcext:value-type="float">
            <text:p>10.41644</text:p>
          </table:table-cell>
          <table:table-cell office:value-type="float" office:value="9.7120008833" calcext:value-type="float">
            <text:p>9.712000883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103814" calcext:value-type="float">
            <text:p>10.103814</text:p>
          </table:table-cell>
          <table:table-cell office:value-type="float" office:value="9.7986731" calcext:value-type="float">
            <text:p>9.798673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287135" calcext:value-type="float">
            <text:p>9.287135</text:p>
          </table:table-cell>
          <table:table-cell office:value-type="float" office:value="9.8651422167" calcext:value-type="float">
            <text:p>9.865142216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00429" calcext:value-type="float">
            <text:p>8.00429</text:p>
          </table:table-cell>
          <table:table-cell office:value-type="float" office:value="9.8680330167" calcext:value-type="float">
            <text:p>9.868033016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261823" calcext:value-type="float">
            <text:p>6.261823</text:p>
          </table:table-cell>
          <table:table-cell office:value-type="float" office:value="9.8923045667" calcext:value-type="float">
            <text:p>9.892304566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171663" calcext:value-type="float">
            <text:p>4.171663</text:p>
          </table:table-cell>
          <table:table-cell office:value-type="float" office:value="9.9456172333" calcext:value-type="float">
            <text:p>9.945617233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626687" calcext:value-type="float">
            <text:p>2.626687</text:p>
          </table:table-cell>
          <table:table-cell office:value-type="float" office:value="10.0337659" calcext:value-type="float">
            <text:p>10.033765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618269" calcext:value-type="float">
            <text:p>3.618269</text:p>
          </table:table-cell>
          <table:table-cell office:value-type="float" office:value="10.0332942667" calcext:value-type="float">
            <text:p>10.033294266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659134" calcext:value-type="float">
            <text:p>5.659134</text:p>
          </table:table-cell>
          <table:table-cell office:value-type="float" office:value="10.0863098167" calcext:value-type="float">
            <text:p>10.086309816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297845" calcext:value-type="float">
            <text:p>7.297845</text:p>
          </table:table-cell>
          <table:table-cell office:value-type="float" office:value="10.1453290333" calcext:value-type="float">
            <text:p>10.145329033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369943" calcext:value-type="float">
            <text:p>8.369943</text:p>
          </table:table-cell>
          <table:table-cell office:value-type="float" office:value="10.22360875" calcext:value-type="float">
            <text:p>10.223608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072214" calcext:value-type="float">
            <text:p>9.072214</text:p>
          </table:table-cell>
          <table:table-cell office:value-type="float" office:value="10.33176525" calcext:value-type="float">
            <text:p>10.331765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363253" calcext:value-type="float">
            <text:p>9.363253</text:p>
          </table:table-cell>
          <table:table-cell office:value-type="float" office:value="10.4577377" calcext:value-type="float">
            <text:p>10.457737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743315" calcext:value-type="float">
            <text:p>8.743315</text:p>
          </table:table-cell>
          <table:table-cell office:value-type="float" office:value="10.5695704833" calcext:value-type="float">
            <text:p>10.56957048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554668" calcext:value-type="float">
            <text:p>6.554668</text:p>
          </table:table-cell>
          <table:table-cell office:value-type="float" office:value="10.6210827167" calcext:value-type="float">
            <text:p>10.62108271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066639" calcext:value-type="float">
            <text:p>1.066639</text:p>
          </table:table-cell>
          <table:table-cell office:value-type="float" office:value="10.7090724" calcext:value-type="float">
            <text:p>10.709072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066639" calcext:value-type="float">
            <text:p>1.066639</text:p>
          </table:table-cell>
          <table:table-cell office:value-type="float" office:value="10.8885292333" calcext:value-type="float">
            <text:p>10.888529233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066639" calcext:value-type="float">
            <text:p>1.066639</text:p>
          </table:table-cell>
          <table:table-cell office:value-type="float" office:value="11.0679860667" calcext:value-type="float">
            <text:p>11.0679860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31428" calcext:value-type="float">
            <text:p>6.731428</text:p>
          </table:table-cell>
          <table:table-cell office:value-type="float" office:value="11.2474429" calcext:value-type="float">
            <text:p>11.247442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5076" calcext:value-type="float">
            <text:p>9.5076</text:p>
          </table:table-cell>
          <table:table-cell office:value-type="float" office:value="11.3324865833" calcext:value-type="float">
            <text:p>11.332486583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.646574" calcext:value-type="float">
            <text:p>10.646574</text:p>
          </table:table-cell>
          <table:table-cell office:value-type="float" office:value="11.3297043" calcext:value-type="float">
            <text:p>11.329704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.655973" calcext:value-type="float">
            <text:p>10.655973</text:p>
          </table:table-cell>
          <table:table-cell office:value-type="float" office:value="11.3328877" calcext:value-type="float">
            <text:p>11.332887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270826" calcext:value-type="float">
            <text:p>9.270826</text:p>
          </table:table-cell>
          <table:table-cell office:value-type="float" office:value="11.3074825333" calcext:value-type="float">
            <text:p>11.3074825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270826" calcext:value-type="float">
            <text:p>9.270826</text:p>
          </table:table-cell>
          <table:table-cell office:value-type="float" office:value="11.2460388833" calcext:value-type="float">
            <text:p>11.246038883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270826" calcext:value-type="float">
            <text:p>9.270826</text:p>
          </table:table-cell>
          <table:table-cell office:value-type="float" office:value="11.1107643" calcext:value-type="float">
            <text:p>11.110764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270826" calcext:value-type="float">
            <text:p>9.270826</text:p>
          </table:table-cell>
          <table:table-cell office:value-type="float" office:value="11.0139921" calcext:value-type="float">
            <text:p>11.013992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270826" calcext:value-type="float">
            <text:p>9.270826</text:p>
          </table:table-cell>
          <table:table-cell office:value-type="float" office:value="10.9912888333" calcext:value-type="float">
            <text:p>10.991288833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270826" calcext:value-type="float">
            <text:p>9.270826</text:p>
          </table:table-cell>
          <table:table-cell office:value-type="float" office:value="11.0303984833" calcext:value-type="float">
            <text:p>11.030398483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046151" calcext:value-type="float">
            <text:p>8.046151</text:p>
          </table:table-cell>
          <table:table-cell office:value-type="float" office:value="11.1054782167" calcext:value-type="float">
            <text:p>11.105478216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.450638" calcext:value-type="float">
            <text:p>24.450638</text:p>
          </table:table-cell>
          <table:table-cell office:value-type="float" office:value="11.1962387333" calcext:value-type="float">
            <text:p>11.196238733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9.301639" calcext:value-type="float">
            <text:p>29.301639</text:p>
          </table:table-cell>
          <table:table-cell office:value-type="float" office:value="10.9575502833" calcext:value-type="float">
            <text:p>10.957550283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6.41292" calcext:value-type="float">
            <text:p>26.41292</text:p>
          </table:table-cell>
          <table:table-cell office:value-type="float" office:value="10.6380118167" calcext:value-type="float">
            <text:p>10.638011816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.431284" calcext:value-type="float">
            <text:p>16.431284</text:p>
          </table:table-cell>
          <table:table-cell office:value-type="float" office:value="10.3666186667" calcext:value-type="float">
            <text:p>10.366618666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6.431284" calcext:value-type="float">
            <text:p>16.431284</text:p>
          </table:table-cell>
          <table:table-cell office:value-type="float" office:value="10.2615861167" calcext:value-type="float">
            <text:p>10.261586116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6.431284" calcext:value-type="float">
            <text:p>16.431284</text:p>
          </table:table-cell>
          <table:table-cell office:value-type="float" office:value="10.1565535667" calcext:value-type="float">
            <text:p>10.156553566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.431284" calcext:value-type="float">
            <text:p>16.431284</text:p>
          </table:table-cell>
          <table:table-cell office:value-type="float" office:value="10.0515210167" calcext:value-type="float">
            <text:p>10.051521016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6.431284" calcext:value-type="float">
            <text:p>16.431284</text:p>
          </table:table-cell>
          <table:table-cell office:value-type="float" office:value="9.9464884667" calcext:value-type="float">
            <text:p>9.946488466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739188" calcext:value-type="float">
            <text:p>5.739188</text:p>
          </table:table-cell>
          <table:table-cell office:value-type="float" office:value="9.9226787833" calcext:value-type="float">
            <text:p>9.922678783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.197277" calcext:value-type="float">
            <text:p>11.197277</text:p>
          </table:table-cell>
          <table:table-cell office:value-type="float" office:value="10.0770707" calcext:value-type="float">
            <text:p>10.077070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.958666" calcext:value-type="float">
            <text:p>12.958666</text:p>
          </table:table-cell>
          <table:table-cell office:value-type="float" office:value="10.1404944667" calcext:value-type="float">
            <text:p>10.140494466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.610369" calcext:value-type="float">
            <text:p>12.610369</text:p>
          </table:table-cell>
          <table:table-cell office:value-type="float" office:value="10.4054603167" calcext:value-type="float">
            <text:p>10.405460316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.411039" calcext:value-type="float">
            <text:p>10.411039</text:p>
          </table:table-cell>
          <table:table-cell office:value-type="float" office:value="10.7506852667" calcext:value-type="float">
            <text:p>10.75068526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5751" calcext:value-type="float">
            <text:p>6.5751</text:p>
          </table:table-cell>
          <table:table-cell office:value-type="float" office:value="11.0834672667" calcext:value-type="float">
            <text:p>11.083467266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5751" calcext:value-type="float">
            <text:p>6.5751</text:p>
          </table:table-cell>
          <table:table-cell office:value-type="float" office:value="11.3549116333" calcext:value-type="float">
            <text:p>11.354911633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5751" calcext:value-type="float">
            <text:p>6.5751</text:p>
          </table:table-cell>
          <table:table-cell office:value-type="float" office:value="11.43124775" calcext:value-type="float">
            <text:p>11.4312477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751" calcext:value-type="float">
            <text:p>6.5751</text:p>
          </table:table-cell>
          <table:table-cell office:value-type="float" office:value="11.5075838667" calcext:value-type="float">
            <text:p>11.507583866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5751" calcext:value-type="float">
            <text:p>6.5751</text:p>
          </table:table-cell>
          <table:table-cell office:value-type="float" office:value="11.5839199833" calcext:value-type="float">
            <text:p>11.583919983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751" calcext:value-type="float">
            <text:p>6.5751</text:p>
          </table:table-cell>
          <table:table-cell office:value-type="float" office:value="11.6602561" calcext:value-type="float">
            <text:p>11.660256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751" calcext:value-type="float">
            <text:p>6.5751</text:p>
          </table:table-cell>
          <table:table-cell office:value-type="float" office:value="11.7365922167" calcext:value-type="float">
            <text:p>11.7365922167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.180409" calcext:value-type="float">
            <text:p>8.180409</text:p>
          </table:table-cell>
          <table:table-cell office:value-type="float" office:value="11.8129283333" calcext:value-type="float">
            <text:p>11.812928333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.337606" calcext:value-type="float">
            <text:p>11.337606</text:p>
          </table:table-cell>
          <table:table-cell office:value-type="float" office:value="11.8625093" calcext:value-type="float">
            <text:p>11.862509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.796207" calcext:value-type="float">
            <text:p>11.796207</text:p>
          </table:table-cell>
          <table:table-cell office:value-type="float" office:value="12.1134311833" calcext:value-type="float">
            <text:p>12.113431183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710413" calcext:value-type="float">
            <text:p>8.710413</text:p>
          </table:table-cell>
          <table:table-cell office:value-type="float" office:value="12.4724664333" calcext:value-type="float">
            <text:p>12.472466433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710413" calcext:value-type="float">
            <text:p>8.710413</text:p>
          </table:table-cell>
          <table:table-cell office:value-type="float" office:value="12.8793084167" calcext:value-type="float">
            <text:p>12.87930841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710413" calcext:value-type="float">
            <text:p>8.710413</text:p>
          </table:table-cell>
          <table:table-cell office:value-type="float" office:value="13.1869081667" calcext:value-type="float">
            <text:p>13.186908166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710413" calcext:value-type="float">
            <text:p>8.710413</text:p>
          </table:table-cell>
          <table:table-cell office:value-type="float" office:value="13.2987437333" calcext:value-type="float">
            <text:p>13.298743733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710413" calcext:value-type="float">
            <text:p>8.710413</text:p>
          </table:table-cell>
          <table:table-cell office:value-type="float" office:value="13.4105793" calcext:value-type="float">
            <text:p>13.410579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268585" calcext:value-type="float">
            <text:p>6.268585</text:p>
          </table:table-cell>
          <table:table-cell office:value-type="float" office:value="13.5224148667" calcext:value-type="float">
            <text:p>13.522414866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.721711" calcext:value-type="float">
            <text:p>11.721711</text:p>
          </table:table-cell>
          <table:table-cell office:value-type="float" office:value="13.6749475667" calcext:value-type="float">
            <text:p>13.674947566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.636522" calcext:value-type="float">
            <text:p>14.636522</text:p>
          </table:table-cell>
          <table:table-cell office:value-type="float" office:value="13.7365948333" calcext:value-type="float">
            <text:p>13.736594833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.616773" calcext:value-type="float">
            <text:p>15.616773</text:p>
          </table:table-cell>
          <table:table-cell office:value-type="float" office:value="13.7138458833" calcext:value-type="float">
            <text:p>13.713845883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.091961" calcext:value-type="float">
            <text:p>14.091961</text:p>
          </table:table-cell>
          <table:table-cell office:value-type="float" office:value="13.6527156" calcext:value-type="float">
            <text:p>13.652715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460583" calcext:value-type="float">
            <text:p>9.460583</text:p>
          </table:table-cell>
          <table:table-cell office:value-type="float" office:value="13.61699885" calcext:value-type="float">
            <text:p>13.6169988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460583" calcext:value-type="float">
            <text:p>9.460583</text:p>
          </table:table-cell>
          <table:table-cell office:value-type="float" office:value="13.6584717333" calcext:value-type="float">
            <text:p>13.65847173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460583" calcext:value-type="float">
            <text:p>9.460583</text:p>
          </table:table-cell>
          <table:table-cell office:value-type="float" office:value="13.6999446167" calcext:value-type="float">
            <text:p>13.699944616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460583" calcext:value-type="float">
            <text:p>9.460583</text:p>
          </table:table-cell>
          <table:table-cell office:value-type="float" office:value="13.7414175" calcext:value-type="float">
            <text:p>13.74141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598389" calcext:value-type="float">
            <text:p>2.598389</text:p>
          </table:table-cell>
          <table:table-cell office:value-type="float" office:value="13.7828903833" calcext:value-type="float">
            <text:p>13.782890383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99202" calcext:value-type="float">
            <text:p>6.799202</text:p>
          </table:table-cell>
          <table:table-cell office:value-type="float" office:value="13.8946332167" calcext:value-type="float">
            <text:p>13.894633216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200287" calcext:value-type="float">
            <text:p>9.200287</text:p>
          </table:table-cell>
          <table:table-cell office:value-type="float" office:value="14.0180085333" calcext:value-type="float">
            <text:p>14.018008533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.994628" calcext:value-type="float">
            <text:p>11.994628</text:p>
          </table:table-cell>
          <table:table-cell office:value-type="float" office:value="14.1511005167" calcext:value-type="float">
            <text:p>14.151100516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.859333" calcext:value-type="float">
            <text:p>14.859333</text:p>
          </table:table-cell>
          <table:table-cell office:value-type="float" office:value="14.26190755" calcext:value-type="float">
            <text:p>14.2619075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.630561" calcext:value-type="float">
            <text:p>16.630561</text:p>
          </table:table-cell>
          <table:table-cell office:value-type="float" office:value="14.3128875333" calcext:value-type="float">
            <text:p>14.312887533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.07322" calcext:value-type="float">
            <text:p>16.07322</text:p>
          </table:table-cell>
          <table:table-cell office:value-type="float" office:value="14.2747597667" calcext:value-type="float">
            <text:p>14.274759766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.834049" calcext:value-type="float">
            <text:p>11.834049</text:p>
          </table:table-cell>
          <table:table-cell office:value-type="float" office:value="14.1058614333" calcext:value-type="float">
            <text:p>14.105861433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.834049" calcext:value-type="float">
            <text:p>11.834049</text:p>
          </table:table-cell>
          <table:table-cell office:value-type="float" office:value="14.00761595" calcext:value-type="float">
            <text:p>14.0076159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.834049" calcext:value-type="float">
            <text:p>11.834049</text:p>
          </table:table-cell>
          <table:table-cell office:value-type="float" office:value="13.9093704667" calcext:value-type="float">
            <text:p>13.909370466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.834049" calcext:value-type="float">
            <text:p>11.834049</text:p>
          </table:table-cell>
          <table:table-cell office:value-type="float" office:value="13.8111249833" calcext:value-type="float">
            <text:p>13.81112498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.834049" calcext:value-type="float">
            <text:p>11.834049</text:p>
          </table:table-cell>
          <table:table-cell office:value-type="float" office:value="13.7128795" calcext:value-type="float">
            <text:p>13.712879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.834049" calcext:value-type="float">
            <text:p>11.834049</text:p>
          </table:table-cell>
          <table:table-cell office:value-type="float" office:value="13.6970630833" calcext:value-type="float">
            <text:p>13.69706308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340663" calcext:value-type="float">
            <text:p>9.340663</text:p>
          </table:table-cell>
          <table:table-cell office:value-type="float" office:value="13.7479179833" calcext:value-type="float">
            <text:p>13.747917983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.837578" calcext:value-type="float">
            <text:p>10.837578</text:p>
          </table:table-cell>
          <table:table-cell office:value-type="float" office:value="13.8226880667" calcext:value-type="float">
            <text:p>13.822688066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131663" calcext:value-type="float">
            <text:p>9.131663</text:p>
          </table:table-cell>
          <table:table-cell office:value-type="float" office:value="13.76655625" calcext:value-type="float">
            <text:p>13.7665562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584207" calcext:value-type="float">
            <text:p>5.584207</text:p>
          </table:table-cell>
          <table:table-cell office:value-type="float" office:value="13.73885635" calcext:value-type="float">
            <text:p>13.7388563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154351" calcext:value-type="float">
            <text:p>1.154351</text:p>
          </table:table-cell>
          <table:table-cell office:value-type="float" office:value="13.7702807167" calcext:value-type="float">
            <text:p>13.770280716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464494" calcext:value-type="float">
            <text:p>3.464494</text:p>
          </table:table-cell>
          <table:table-cell office:value-type="float" office:value="13.8755360167" calcext:value-type="float">
            <text:p>13.875536016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90863" calcext:value-type="float">
            <text:p>7.90863</text:p>
          </table:table-cell>
          <table:table-cell office:value-type="float" office:value="13.9422889333" calcext:value-type="float">
            <text:p>13.942288933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.617405" calcext:value-type="float">
            <text:p>11.617405</text:p>
          </table:table-cell>
          <table:table-cell office:value-type="float" office:value="13.9233495667" calcext:value-type="float">
            <text:p>13.923349566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3.77561" calcext:value-type="float">
            <text:p>13.77561</text:p>
          </table:table-cell>
          <table:table-cell office:value-type="float" office:value="13.8712292667" calcext:value-type="float">
            <text:p>13.871229266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.491782" calcext:value-type="float">
            <text:p>13.491782</text:p>
          </table:table-cell>
          <table:table-cell office:value-type="float" office:value="13.7472871167" calcext:value-type="float">
            <text:p>13.747287116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129331" calcext:value-type="float">
            <text:p>10.129331</text:p>
          </table:table-cell>
          <table:table-cell office:value-type="float" office:value="13.5516243833" calcext:value-type="float">
            <text:p>13.551624383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.129331" calcext:value-type="float">
            <text:p>10.129331</text:p>
          </table:table-cell>
          <table:table-cell office:value-type="float" office:value="13.4469873" calcext:value-type="float">
            <text:p>13.446987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.129331" calcext:value-type="float">
            <text:p>10.129331</text:p>
          </table:table-cell>
          <table:table-cell office:value-type="float" office:value="13.4278746833" calcext:value-type="float">
            <text:p>13.427874683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.129331" calcext:value-type="float">
            <text:p>10.129331</text:p>
          </table:table-cell>
          <table:table-cell office:value-type="float" office:value="13.4653573667" calcext:value-type="float">
            <text:p>13.465357366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.129331" calcext:value-type="float">
            <text:p>10.129331</text:p>
          </table:table-cell>
          <table:table-cell office:value-type="float" office:value="13.5188580667" calcext:value-type="float">
            <text:p>13.518858066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.129331" calcext:value-type="float">
            <text:p>10.129331</text:p>
          </table:table-cell>
          <table:table-cell office:value-type="float" office:value="13.54940515" calcext:value-type="float">
            <text:p>13.5494051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.129331" calcext:value-type="float">
            <text:p>10.129331</text:p>
          </table:table-cell>
          <table:table-cell office:value-type="float" office:value="13.53464845" calcext:value-type="float">
            <text:p>13.5346484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.002703" calcext:value-type="float">
            <text:p>15.002703</text:p>
          </table:table-cell>
          <table:table-cell office:value-type="float" office:value="13.4828531167" calcext:value-type="float">
            <text:p>13.482853116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.002703" calcext:value-type="float">
            <text:p>15.002703</text:p>
          </table:table-cell>
          <table:table-cell office:value-type="float" office:value="13.3440372167" calcext:value-type="float">
            <text:p>13.344037216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.002703" calcext:value-type="float">
            <text:p>15.002703</text:p>
          </table:table-cell>
          <table:table-cell office:value-type="float" office:value="13.2072350833" calcext:value-type="float">
            <text:p>13.207235083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8.856617" calcext:value-type="float">
            <text:p>28.856617</text:p>
          </table:table-cell>
          <table:table-cell office:value-type="float" office:value="13.0445129" calcext:value-type="float">
            <text:p>13.044512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3.323866" calcext:value-type="float">
            <text:p>33.323866</text:p>
          </table:table-cell>
          <table:table-cell office:value-type="float" office:value="12.65089215" calcext:value-type="float">
            <text:p>12.6508921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.377959" calcext:value-type="float">
            <text:p>30.377959</text:p>
          </table:table-cell>
          <table:table-cell office:value-type="float" office:value="12.18281725" calcext:value-type="float">
            <text:p>12.182817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.861762" calcext:value-type="float">
            <text:p>22.861762</text:p>
          </table:table-cell>
          <table:table-cell office:value-type="float" office:value="11.7638408" calcext:value-type="float">
            <text:p>11.763840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.155267" calcext:value-type="float">
            <text:p>11.155267</text:p>
          </table:table-cell>
          <table:table-cell office:value-type="float" office:value="11.4701343" calcext:value-type="float">
            <text:p>11.470134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1.155267" calcext:value-type="float">
            <text:p>11.155267</text:p>
          </table:table-cell>
          <table:table-cell office:value-type="float" office:value="11.3661550333" calcext:value-type="float">
            <text:p>11.366155033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1.155267" calcext:value-type="float">
            <text:p>11.155267</text:p>
          </table:table-cell>
          <table:table-cell office:value-type="float" office:value="11.3435969833" calcext:value-type="float">
            <text:p>11.343596983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.155267" calcext:value-type="float">
            <text:p>11.155267</text:p>
          </table:table-cell>
          <table:table-cell office:value-type="float" office:value="11.3527499" calcext:value-type="float">
            <text:p>11.352749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1.155267" calcext:value-type="float">
            <text:p>11.155267</text:p>
          </table:table-cell>
          <table:table-cell office:value-type="float" office:value="11.3567771833" calcext:value-type="float">
            <text:p>11.3567771833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.155267" calcext:value-type="float">
            <text:p>11.155267</text:p>
          </table:table-cell>
          <table:table-cell office:value-type="float" office:value="11.3261408667" calcext:value-type="float">
            <text:p>11.326140866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.155267" calcext:value-type="float">
            <text:p>11.155267</text:p>
          </table:table-cell>
          <table:table-cell office:value-type="float" office:value="11.24288925" calcext:value-type="float">
            <text:p>11.2428892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.392919" calcext:value-type="float">
            <text:p>26.392919</text:p>
          </table:table-cell>
          <table:table-cell office:value-type="float" office:value="11.1160960333" calcext:value-type="float">
            <text:p>11.116096033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3.338322" calcext:value-type="float">
            <text:p>33.338322</text:p>
          </table:table-cell>
          <table:table-cell office:value-type="float" office:value="10.7551541833" calcext:value-type="float">
            <text:p>10.755154183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3.120932" calcext:value-type="float">
            <text:p>33.120932</text:p>
          </table:table-cell>
          <table:table-cell office:value-type="float" office:value="10.3224609833" calcext:value-type="float">
            <text:p>10.322460983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7.166398" calcext:value-type="float">
            <text:p>27.166398</text:p>
          </table:table-cell>
          <table:table-cell office:value-type="float" office:value="9.9197692" calcext:value-type="float">
            <text:p>9.919769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420547" calcext:value-type="float">
            <text:p>15.420547</text:p>
          </table:table-cell>
          <table:table-cell office:value-type="float" office:value="9.6151814667" calcext:value-type="float">
            <text:p>9.6151814667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5.420547" calcext:value-type="float">
            <text:p>15.420547</text:p>
          </table:table-cell>
          <table:table-cell office:value-type="float" office:value="9.47903305" calcext:value-type="float">
            <text:p>9.4790330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.420547" calcext:value-type="float">
            <text:p>15.420547</text:p>
          </table:table-cell>
          <table:table-cell office:value-type="float" office:value="9.29607915" calcext:value-type="float">
            <text:p>9.2960791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.420547" calcext:value-type="float">
            <text:p>15.420547</text:p>
          </table:table-cell>
          <table:table-cell office:value-type="float" office:value="9.11312525" calcext:value-type="float">
            <text:p>9.1131252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.420547" calcext:value-type="float">
            <text:p>15.420547</text:p>
          </table:table-cell>
          <table:table-cell office:value-type="float" office:value="8.8781545167" calcext:value-type="float">
            <text:p>8.878154516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3.271585" calcext:value-type="float">
            <text:p>13.271585</text:p>
          </table:table-cell>
          <table:table-cell office:value-type="float" office:value="8.7093510833" calcext:value-type="float">
            <text:p>8.709351083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.948956" calcext:value-type="float">
            <text:p>11.948956</text:p>
          </table:table-cell>
          <table:table-cell office:value-type="float" office:value="8.6280554" calcext:value-type="float">
            <text:p>8.628055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.948956" calcext:value-type="float">
            <text:p>11.948956</text:p>
          </table:table-cell>
          <table:table-cell office:value-type="float" office:value="8.6027834" calcext:value-type="float">
            <text:p>8.602783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.948956" calcext:value-type="float">
            <text:p>11.948956</text:p>
          </table:table-cell>
          <table:table-cell office:value-type="float" office:value="8.5852538167" calcext:value-type="float">
            <text:p>8.585253816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.948956" calcext:value-type="float">
            <text:p>11.948956</text:p>
          </table:table-cell>
          <table:table-cell office:value-type="float" office:value="8.5460643167" calcext:value-type="float">
            <text:p>8.546064316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1.948956" calcext:value-type="float">
            <text:p>11.948956</text:p>
          </table:table-cell>
          <table:table-cell office:value-type="float" office:value="8.4615475333" calcext:value-type="float">
            <text:p>8.461547533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.948956" calcext:value-type="float">
            <text:p>11.948956</text:p>
          </table:table-cell>
          <table:table-cell office:value-type="float" office:value="8.3208922333" calcext:value-type="float">
            <text:p>8.320892233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302959" calcext:value-type="float">
            <text:p>9.302959</text:p>
          </table:table-cell>
          <table:table-cell office:value-type="float" office:value="8.1802369333" calcext:value-type="float">
            <text:p>8.180236933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.201721" calcext:value-type="float">
            <text:p>14.201721</text:p>
          </table:table-cell>
          <table:table-cell office:value-type="float" office:value="8.0836815833" calcext:value-type="float">
            <text:p>8.083681583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7.185806" calcext:value-type="float">
            <text:p>17.185806</text:p>
          </table:table-cell>
          <table:table-cell office:value-type="float" office:value="7.9054802" calcext:value-type="float">
            <text:p>7.905480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.64305" calcext:value-type="float">
            <text:p>18.64305</text:p>
          </table:table-cell>
          <table:table-cell office:value-type="float" office:value="7.6775440667" calcext:value-type="float">
            <text:p>7.677544066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7.918132" calcext:value-type="float">
            <text:p>17.918132</text:p>
          </table:table-cell>
          <table:table-cell office:value-type="float" office:value="7.4280218667" calcext:value-type="float">
            <text:p>7.428021866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.342895" calcext:value-type="float">
            <text:p>14.342895</text:p>
          </table:table-cell>
          <table:table-cell office:value-type="float" office:value="7.23856075" calcext:value-type="float">
            <text:p>7.238560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93932" calcext:value-type="float">
            <text:p>5.93932</text:p>
          </table:table-cell>
          <table:table-cell office:value-type="float" office:value="7.13858545" calcext:value-type="float">
            <text:p>7.1385854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93932" calcext:value-type="float">
            <text:p>5.93932</text:p>
          </table:table-cell>
          <table:table-cell office:value-type="float" office:value="7.1887044833" calcext:value-type="float">
            <text:p>7.188704483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93932" calcext:value-type="float">
            <text:p>5.93932</text:p>
          </table:table-cell>
          <table:table-cell office:value-type="float" office:value="7.2360804333" calcext:value-type="float">
            <text:p>7.236080433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93932" calcext:value-type="float">
            <text:p>5.93932</text:p>
          </table:table-cell>
          <table:table-cell office:value-type="float" office:value="7.2836118833" calcext:value-type="float">
            <text:p>7.28361188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93932" calcext:value-type="float">
            <text:p>5.93932</text:p>
          </table:table-cell>
          <table:table-cell office:value-type="float" office:value="7.344471" calcext:value-type="float">
            <text:p>7.34447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.885064" calcext:value-type="float">
            <text:p>10.885064</text:p>
          </table:table-cell>
          <table:table-cell office:value-type="float" office:value="7.4221999333" calcext:value-type="float">
            <text:p>7.422199933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.885343" calcext:value-type="float">
            <text:p>14.885343</text:p>
          </table:table-cell>
          <table:table-cell office:value-type="float" office:value="7.4189518" calcext:value-type="float">
            <text:p>7.418951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.826868" calcext:value-type="float">
            <text:p>13.826868</text:p>
          </table:table-cell>
          <table:table-cell office:value-type="float" office:value="7.3205610667" calcext:value-type="float">
            <text:p>7.320561066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469669" calcext:value-type="float">
            <text:p>7.469669</text:p>
          </table:table-cell>
          <table:table-cell office:value-type="float" office:value="7.1671124333" calcext:value-type="float">
            <text:p>7.167112433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469669" calcext:value-type="float">
            <text:p>7.469669</text:p>
          </table:table-cell>
          <table:table-cell office:value-type="float" office:value="7.1196171167" calcext:value-type="float">
            <text:p>7.119617116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469669" calcext:value-type="float">
            <text:p>7.469669</text:p>
          </table:table-cell>
          <table:table-cell office:value-type="float" office:value="7.0721218" calcext:value-type="float">
            <text:p>7.072121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469669" calcext:value-type="float">
            <text:p>7.469669</text:p>
          </table:table-cell>
          <table:table-cell office:value-type="float" office:value="7.0246264833" calcext:value-type="float">
            <text:p>7.024626483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469669" calcext:value-type="float">
            <text:p>7.469669</text:p>
          </table:table-cell>
          <table:table-cell office:value-type="float" office:value="6.9771311667" calcext:value-type="float">
            <text:p>6.977131166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72268" calcext:value-type="float">
            <text:p>6.772268</text:p>
          </table:table-cell>
          <table:table-cell office:value-type="float" office:value="6.9127635667" calcext:value-type="float">
            <text:p>6.9127635667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.490187" calcext:value-type="float">
            <text:p>8.490187</text:p>
          </table:table-cell>
          <table:table-cell office:value-type="float" office:value="6.9079648833" calcext:value-type="float">
            <text:p>6.907964883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339081" calcext:value-type="float">
            <text:p>6.339081</text:p>
          </table:table-cell>
          <table:table-cell office:value-type="float" office:value="6.8998231833" calcext:value-type="float">
            <text:p>6.899823183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752018" calcext:value-type="float">
            <text:p>1.752018</text:p>
          </table:table-cell>
          <table:table-cell office:value-type="float" office:value="6.93306375" calcext:value-type="float">
            <text:p>6.9330637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.851106" calcext:value-type="float">
            <text:p>3.851106</text:p>
          </table:table-cell>
          <table:table-cell office:value-type="float" office:value="7.0232751167" calcext:value-type="float">
            <text:p>7.023275116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982574" calcext:value-type="float">
            <text:p>8.982574</text:p>
          </table:table-cell>
          <table:table-cell office:value-type="float" office:value="7.0305175333" calcext:value-type="float">
            <text:p>7.030517533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2.378292" calcext:value-type="float">
            <text:p>12.378292</text:p>
          </table:table-cell>
          <table:table-cell office:value-type="float" office:value="6.9522354833" calcext:value-type="float">
            <text:p>6.952235483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.339373" calcext:value-type="float">
            <text:p>13.339373</text:p>
          </table:table-cell>
          <table:table-cell office:value-type="float" office:value="6.7869342" calcext:value-type="float">
            <text:p>6.786934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.962156" calcext:value-type="float">
            <text:p>11.962156</text:p>
          </table:table-cell>
          <table:table-cell office:value-type="float" office:value="6.6803076" calcext:value-type="float">
            <text:p>6.680307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243929" calcext:value-type="float">
            <text:p>9.243929</text:p>
          </table:table-cell>
          <table:table-cell office:value-type="float" office:value="6.6413507833" calcext:value-type="float">
            <text:p>6.641350783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021611" calcext:value-type="float">
            <text:p>7.021611</text:p>
          </table:table-cell>
          <table:table-cell office:value-type="float" office:value="6.6590450167" calcext:value-type="float">
            <text:p>6.659045016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73749" calcext:value-type="float">
            <text:p>6.673749</text:p>
          </table:table-cell>
          <table:table-cell office:value-type="float" office:value="6.6922034" calcext:value-type="float">
            <text:p>6.6922034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94575" calcext:value-type="float">
            <text:p>6.794575</text:p>
          </table:table-cell>
          <table:table-cell office:value-type="float" office:value="6.68700305" calcext:value-type="float">
            <text:p>6.6870030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239372" calcext:value-type="float">
            <text:p>5.239372</text:p>
          </table:table-cell>
          <table:table-cell office:value-type="float" office:value="6.6367985333" calcext:value-type="float">
            <text:p>6.636798533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239372" calcext:value-type="float">
            <text:p>5.239372</text:p>
          </table:table-cell>
          <table:table-cell office:value-type="float" office:value="6.6131153" calcext:value-type="float">
            <text:p>6.6131153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239372" calcext:value-type="float">
            <text:p>5.239372</text:p>
          </table:table-cell>
          <table:table-cell office:value-type="float" office:value="6.61807075" calcext:value-type="float">
            <text:p>6.6180707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.239372" calcext:value-type="float">
            <text:p>5.239372</text:p>
          </table:table-cell>
          <table:table-cell office:value-type="float" office:value="6.6437259167" calcext:value-type="float">
            <text:p>6.643725916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239372" calcext:value-type="float">
            <text:p>5.239372</text:p>
          </table:table-cell>
          <table:table-cell office:value-type="float" office:value="6.6800155" calcext:value-type="float">
            <text:p>6.680015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916511" calcext:value-type="float">
            <text:p>4.916511</text:p>
          </table:table-cell>
          <table:table-cell office:value-type="float" office:value="6.7265637167" calcext:value-type="float">
            <text:p>6.72656371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801784" calcext:value-type="float">
            <text:p>9.801784</text:p>
          </table:table-cell>
          <table:table-cell office:value-type="float" office:value="6.7936087333" calcext:value-type="float">
            <text:p>6.793608733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.704442" calcext:value-type="float">
            <text:p>11.704442</text:p>
          </table:table-cell>
          <table:table-cell office:value-type="float" office:value="6.7917208833" calcext:value-type="float">
            <text:p>6.791720883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.396904" calcext:value-type="float">
            <text:p>11.396904</text:p>
          </table:table-cell>
          <table:table-cell office:value-type="float" office:value="6.75563215" calcext:value-type="float">
            <text:p>6.7556321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317088" calcext:value-type="float">
            <text:p>9.317088</text:p>
          </table:table-cell>
          <table:table-cell office:value-type="float" office:value="6.7000155167" calcext:value-type="float">
            <text:p>6.700015516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16017" calcext:value-type="float">
            <text:p>6.16017</text:p>
          </table:table-cell>
          <table:table-cell office:value-type="float" office:value="6.6347429167" calcext:value-type="float">
            <text:p>6.6347429167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547674" calcext:value-type="float">
            <text:p>3.547674</text:p>
          </table:table-cell>
          <table:table-cell office:value-type="float" office:value="6.5787703" calcext:value-type="float">
            <text:p>6.578770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736408" calcext:value-type="float">
            <text:p>4.736408</text:p>
          </table:table-cell>
          <table:table-cell office:value-type="float" office:value="6.5857247167" calcext:value-type="float">
            <text:p>6.585724716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37673" calcext:value-type="float">
            <text:p>7.37673</text:p>
          </table:table-cell>
          <table:table-cell office:value-type="float" office:value="6.61957945" calcext:value-type="float">
            <text:p>6.6195794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959425" calcext:value-type="float">
            <text:p>8.959425</text:p>
          </table:table-cell>
          <table:table-cell office:value-type="float" office:value="6.6414631667" calcext:value-type="float">
            <text:p>6.641463166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891134" calcext:value-type="float">
            <text:p>8.891134</text:p>
          </table:table-cell>
          <table:table-cell office:value-type="float" office:value="6.6447795" calcext:value-type="float">
            <text:p>6.644779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251642" calcext:value-type="float">
            <text:p>7.251642</text:p>
          </table:table-cell>
          <table:table-cell office:value-type="float" office:value="6.63150645" calcext:value-type="float">
            <text:p>6.6315064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443313" calcext:value-type="float">
            <text:p>4.443313</text:p>
          </table:table-cell>
          <table:table-cell office:value-type="float" office:value="6.60558695" calcext:value-type="float">
            <text:p>6.6055869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443313" calcext:value-type="float">
            <text:p>4.443313</text:p>
          </table:table-cell>
          <table:table-cell office:value-type="float" office:value="6.56660695" calcext:value-type="float">
            <text:p>6.5666069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322303" calcext:value-type="float">
            <text:p>1.322303</text:p>
          </table:table-cell>
          <table:table-cell office:value-type="float" office:value="6.52762695" calcext:value-type="float">
            <text:p>6.5276269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292341" calcext:value-type="float">
            <text:p>5.292341</text:p>
          </table:table-cell>
          <table:table-cell office:value-type="float" office:value="6.5557259167" calcext:value-type="float">
            <text:p>6.555725916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393844" calcext:value-type="float">
            <text:p>8.393844</text:p>
          </table:table-cell>
          <table:table-cell office:value-type="float" office:value="6.5637084167" calcext:value-type="float">
            <text:p>6.563708416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.432636" calcext:value-type="float">
            <text:p>10.432636</text:p>
          </table:table-cell>
          <table:table-cell office:value-type="float" office:value="6.5469508667" calcext:value-type="float">
            <text:p>6.546950866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.897181" calcext:value-type="float">
            <text:p>10.897181</text:p>
          </table:table-cell>
          <table:table-cell office:value-type="float" office:value="6.5056566167" calcext:value-type="float">
            <text:p>6.5056566167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597586" calcext:value-type="float">
            <text:p>9.597586</text:p>
          </table:table-cell>
          <table:table-cell office:value-type="float" office:value="6.4530543167" calcext:value-type="float">
            <text:p>6.453054316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77949" calcext:value-type="float">
            <text:p>6.877949</text:p>
          </table:table-cell>
          <table:table-cell office:value-type="float" office:value="6.415652" calcext:value-type="float">
            <text:p>6.41565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509638" calcext:value-type="float">
            <text:p>3.509638</text:p>
          </table:table-cell>
          <table:table-cell office:value-type="float" office:value="6.4256800833" calcext:value-type="float">
            <text:p>6.425680083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509638" calcext:value-type="float">
            <text:p>3.509638</text:p>
          </table:table-cell>
          <table:table-cell office:value-type="float" office:value="6.50316885" calcext:value-type="float">
            <text:p>6.5031688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509638" calcext:value-type="float">
            <text:p>3.509638</text:p>
          </table:table-cell>
          <table:table-cell office:value-type="float" office:value="6.5903257" calcext:value-type="float">
            <text:p>6.590325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509638" calcext:value-type="float">
            <text:p>3.509638</text:p>
          </table:table-cell>
          <table:table-cell office:value-type="float" office:value="6.6759930167" calcext:value-type="float">
            <text:p>6.6759930167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509638" calcext:value-type="float">
            <text:p>3.509638</text:p>
          </table:table-cell>
          <table:table-cell office:value-type="float" office:value="6.7473865833" calcext:value-type="float">
            <text:p>6.7473865833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671718" calcext:value-type="float">
            <text:p>3.671718</text:p>
          </table:table-cell>
          <table:table-cell office:value-type="float" office:value="6.79678805" calcext:value-type="float">
            <text:p>6.7967880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50465" calcext:value-type="float">
            <text:p>6.550465</text:p>
          </table:table-cell>
          <table:table-cell office:value-type="float" office:value="6.8215463667" calcext:value-type="float">
            <text:p>6.821546366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344377" calcext:value-type="float">
            <text:p>8.344377</text:p>
          </table:table-cell>
          <table:table-cell office:value-type="float" office:value="6.7850499167" calcext:value-type="float">
            <text:p>6.7850499167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946462" calcext:value-type="float">
            <text:p>8.946462</text:p>
          </table:table-cell>
          <table:table-cell office:value-type="float" office:value="6.7238240167" calcext:value-type="float">
            <text:p>6.723824016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781877" calcext:value-type="float">
            <text:p>8.781877</text:p>
          </table:table-cell>
          <table:table-cell office:value-type="float" office:value="6.6752980667" calcext:value-type="float">
            <text:p>6.675298066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791207" calcext:value-type="float">
            <text:p>8.791207</text:p>
          </table:table-cell>
          <table:table-cell office:value-type="float" office:value="6.6553574833" calcext:value-type="float">
            <text:p>6.6553574833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590867" calcext:value-type="float">
            <text:p>9.590867</text:p>
          </table:table-cell>
          <table:table-cell office:value-type="float" office:value="6.6500993667" calcext:value-type="float">
            <text:p>6.6500993667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.603056" calcext:value-type="float">
            <text:p>10.603056</text:p>
          </table:table-cell>
          <table:table-cell office:value-type="float" office:value="6.6273415833" calcext:value-type="float">
            <text:p>6.627341583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.690176" calcext:value-type="float">
            <text:p>10.690176</text:p>
          </table:table-cell>
          <table:table-cell office:value-type="float" office:value="6.56370185" calcext:value-type="float">
            <text:p>6.5637018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981899" calcext:value-type="float">
            <text:p>8.981899</text:p>
          </table:table-cell>
          <table:table-cell office:value-type="float" office:value="6.4592701167" calcext:value-type="float">
            <text:p>6.459270116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61995" calcext:value-type="float">
            <text:p>4.61995</text:p>
          </table:table-cell>
          <table:table-cell office:value-type="float" office:value="6.3285323667" calcext:value-type="float">
            <text:p>6.328532366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61995" calcext:value-type="float">
            <text:p>4.61995</text:p>
          </table:table-cell>
          <table:table-cell office:value-type="float" office:value="6.2704937667" calcext:value-type="float">
            <text:p>6.27049376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61995" calcext:value-type="float">
            <text:p>4.61995</text:p>
          </table:table-cell>
          <table:table-cell office:value-type="float" office:value="6.2376180167" calcext:value-type="float">
            <text:p>6.237618016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61995" calcext:value-type="float">
            <text:p>4.61995</text:p>
          </table:table-cell>
          <table:table-cell office:value-type="float" office:value="6.2527230667" calcext:value-type="float">
            <text:p>6.252723066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61995" calcext:value-type="float">
            <text:p>4.61995</text:p>
          </table:table-cell>
          <table:table-cell office:value-type="float" office:value="6.3081386833" calcext:value-type="float">
            <text:p>6.308138683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607613" calcext:value-type="float">
            <text:p>3.607613</text:p>
          </table:table-cell>
          <table:table-cell office:value-type="float" office:value="6.3912817" calcext:value-type="float">
            <text:p>6.3912817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484347" calcext:value-type="float">
            <text:p>6.484347</text:p>
          </table:table-cell>
          <table:table-cell office:value-type="float" office:value="6.4987540833" calcext:value-type="float">
            <text:p>6.498754083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001685" calcext:value-type="float">
            <text:p>8.001685</text:p>
          </table:table-cell>
          <table:table-cell office:value-type="float" office:value="6.54034915" calcext:value-type="float">
            <text:p>6.5403491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333515" calcext:value-type="float">
            <text:p>8.333515</text:p>
          </table:table-cell>
          <table:table-cell office:value-type="float" office:value="6.5131571333" calcext:value-type="float">
            <text:p>6.513157133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1647" calcext:value-type="float">
            <text:p>7.1647</text:p>
          </table:table-cell>
          <table:table-cell office:value-type="float" office:value="6.4131190833" calcext:value-type="float">
            <text:p>6.413119083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285651" calcext:value-type="float">
            <text:p>4.285651</text:p>
          </table:table-cell>
          <table:table-cell office:value-type="float" office:value="6.3325612833" calcext:value-type="float">
            <text:p>6.332561283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285651" calcext:value-type="float">
            <text:p>4.285651</text:p>
          </table:table-cell>
          <table:table-cell office:value-type="float" office:value="6.3370306167" calcext:value-type="float">
            <text:p>6.337030616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460215" calcext:value-type="float">
            <text:p>2.460215</text:p>
          </table:table-cell>
          <table:table-cell office:value-type="float" office:value="6.3903259667" calcext:value-type="float">
            <text:p>6.390325966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941777" calcext:value-type="float">
            <text:p>6.941777</text:p>
          </table:table-cell>
          <table:table-cell office:value-type="float" office:value="6.4959555833" calcext:value-type="float">
            <text:p>6.495955583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624747" calcext:value-type="float">
            <text:p>9.624747</text:p>
          </table:table-cell>
          <table:table-cell office:value-type="float" office:value="6.5227532833" calcext:value-type="float">
            <text:p>6.52275328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.305583" calcext:value-type="float">
            <text:p>10.305583</text:p>
          </table:table-cell>
          <table:table-cell office:value-type="float" office:value="6.4848310833" calcext:value-type="float">
            <text:p>6.4848310833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.011114" calcext:value-type="float">
            <text:p>9.011114</text:p>
          </table:table-cell>
          <table:table-cell office:value-type="float" office:value="6.4187450333" calcext:value-type="float">
            <text:p>6.418745033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361728" calcext:value-type="float">
            <text:p>6.361728</text:p>
          </table:table-cell>
          <table:table-cell office:value-type="float" office:value="6.3730574" calcext:value-type="float">
            <text:p>6.3730574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782304" calcext:value-type="float">
            <text:p>3.782304</text:p>
          </table:table-cell>
          <table:table-cell office:value-type="float" office:value="6.3740583667" calcext:value-type="float">
            <text:p>6.374058366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818378" calcext:value-type="float">
            <text:p>3.818378</text:p>
          </table:table-cell>
          <table:table-cell office:value-type="float" office:value="6.4079198667" calcext:value-type="float">
            <text:p>6.4079198667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536699" calcext:value-type="float">
            <text:p>5.536699</text:p>
          </table:table-cell>
          <table:table-cell office:value-type="float" office:value="6.4178768333" calcext:value-type="float">
            <text:p>6.417876833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78682" calcext:value-type="float">
            <text:p>6.778682</text:p>
          </table:table-cell>
          <table:table-cell office:value-type="float" office:value="6.3867870167" calcext:value-type="float">
            <text:p>6.386787016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416747" calcext:value-type="float">
            <text:p>7.416747</text:p>
          </table:table-cell>
          <table:table-cell office:value-type="float" office:value="6.3590834833" calcext:value-type="float">
            <text:p>6.359083483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032265" calcext:value-type="float">
            <text:p>8.032265</text:p>
          </table:table-cell>
          <table:table-cell office:value-type="float" office:value="6.3547435167" calcext:value-type="float">
            <text:p>6.35474351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939212" calcext:value-type="float">
            <text:p>8.939212</text:p>
          </table:table-cell>
          <table:table-cell office:value-type="float" office:value="6.3617475833" calcext:value-type="float">
            <text:p>6.3617475833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.688513" calcext:value-type="float">
            <text:p>9.688513</text:p>
          </table:table-cell>
          <table:table-cell office:value-type="float" office:value="6.3574275167" calcext:value-type="float">
            <text:p>6.357427516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.539118" calcext:value-type="float">
            <text:p>9.539118</text:p>
          </table:table-cell>
          <table:table-cell office:value-type="float" office:value="6.3312792167" calcext:value-type="float">
            <text:p>6.3312792167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059906" calcext:value-type="float">
            <text:p>8.059906</text:p>
          </table:table-cell>
          <table:table-cell office:value-type="float" office:value="6.2954568" calcext:value-type="float">
            <text:p>6.2954568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400732" calcext:value-type="float">
            <text:p>5.400732</text:p>
          </table:table-cell>
          <table:table-cell office:value-type="float" office:value="6.2772446" calcext:value-type="float">
            <text:p>6.2772446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801813" calcext:value-type="float">
            <text:p>2.801813</text:p>
          </table:table-cell>
          <table:table-cell office:value-type="float" office:value="6.29921755" calcext:value-type="float">
            <text:p>6.2992175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964939" calcext:value-type="float">
            <text:p>3.964939</text:p>
          </table:table-cell>
          <table:table-cell office:value-type="float" office:value="6.35548165" calcext:value-type="float">
            <text:p>6.3554816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67692" calcext:value-type="float">
            <text:p>6.767692</text:p>
          </table:table-cell>
          <table:table-cell office:value-type="float" office:value="6.3766174333" calcext:value-type="float">
            <text:p>6.376617433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689753" calcext:value-type="float">
            <text:p>8.689753</text:p>
          </table:table-cell>
          <table:table-cell office:value-type="float" office:value="6.3398192333" calcext:value-type="float">
            <text:p>6.33981923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158405" calcext:value-type="float">
            <text:p>9.158405</text:p>
          </table:table-cell>
          <table:table-cell office:value-type="float" office:value="6.2805614167" calcext:value-type="float">
            <text:p>6.2805614167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094751" calcext:value-type="float">
            <text:p>8.094751</text:p>
          </table:table-cell>
          <table:table-cell office:value-type="float" office:value="6.2369738" calcext:value-type="float">
            <text:p>6.236973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696472" calcext:value-type="float">
            <text:p>5.696472</text:p>
          </table:table-cell>
          <table:table-cell office:value-type="float" office:value="6.2313738167" calcext:value-type="float">
            <text:p>6.2313738167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104513" calcext:value-type="float">
            <text:p>2.104513</text:p>
          </table:table-cell>
          <table:table-cell office:value-type="float" office:value="6.2752158" calcext:value-type="float">
            <text:p>6.2752158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104513" calcext:value-type="float">
            <text:p>2.104513</text:p>
          </table:table-cell>
          <table:table-cell office:value-type="float" office:value="6.3778851667" calcext:value-type="float">
            <text:p>6.3778851667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.008241" calcext:value-type="float">
            <text:p>3.008241</text:p>
          </table:table-cell>
          <table:table-cell office:value-type="float" office:value="6.4711532333" calcext:value-type="float">
            <text:p>6.471153233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771291" calcext:value-type="float">
            <text:p>5.771291</text:p>
          </table:table-cell>
          <table:table-cell office:value-type="float" office:value="6.5309665833" calcext:value-type="float">
            <text:p>6.530966583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388391" calcext:value-type="float">
            <text:p>7.388391</text:p>
          </table:table-cell>
          <table:table-cell office:value-type="float" office:value="6.5158460667" calcext:value-type="float">
            <text:p>6.515846066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954981" calcext:value-type="float">
            <text:p>7.954981</text:p>
          </table:table-cell>
          <table:table-cell office:value-type="float" office:value="6.4448897" calcext:value-type="float">
            <text:p>6.444889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741043" calcext:value-type="float">
            <text:p>7.741043</text:p>
          </table:table-cell>
          <table:table-cell office:value-type="float" office:value="6.3793349" calcext:value-type="float">
            <text:p>6.3793349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353447" calcext:value-type="float">
            <text:p>7.353447</text:p>
          </table:table-cell>
          <table:table-cell office:value-type="float" office:value="6.3654127667" calcext:value-type="float">
            <text:p>6.3654127667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479634" calcext:value-type="float">
            <text:p>7.479634</text:p>
          </table:table-cell>
          <table:table-cell office:value-type="float" office:value="6.4018618" calcext:value-type="float">
            <text:p>6.4018618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158964" calcext:value-type="float">
            <text:p>8.158964</text:p>
          </table:table-cell>
          <table:table-cell office:value-type="float" office:value="6.4609443333" calcext:value-type="float">
            <text:p>6.460944333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739049" calcext:value-type="float">
            <text:p>8.739049</text:p>
          </table:table-cell>
          <table:table-cell office:value-type="float" office:value="6.5075731333" calcext:value-type="float">
            <text:p>6.507573133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649677" calcext:value-type="float">
            <text:p>8.649677</text:p>
          </table:table-cell>
          <table:table-cell office:value-type="float" office:value="6.5153417167" calcext:value-type="float">
            <text:p>6.515341716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793252" calcext:value-type="float">
            <text:p>7.793252</text:p>
          </table:table-cell>
          <table:table-cell office:value-type="float" office:value="6.4650164833" calcext:value-type="float">
            <text:p>6.4650164833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473726" calcext:value-type="float">
            <text:p>6.473726</text:p>
          </table:table-cell>
          <table:table-cell office:value-type="float" office:value="6.428965" calcext:value-type="float">
            <text:p>6.42896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157217" calcext:value-type="float">
            <text:p>5.157217</text:p>
          </table:table-cell>
          <table:table-cell office:value-type="float" office:value="6.4149056167" calcext:value-type="float">
            <text:p>6.414905616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360678" calcext:value-type="float">
            <text:p>4.360678</text:p>
          </table:table-cell>
          <table:table-cell office:value-type="float" office:value="6.42278805" calcext:value-type="float">
            <text:p>6.4227880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670823" calcext:value-type="float">
            <text:p>4.670823</text:p>
          </table:table-cell>
          <table:table-cell office:value-type="float" office:value="6.44920925" calcext:value-type="float">
            <text:p>6.449209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034905" calcext:value-type="float">
            <text:p>6.034905</text:p>
          </table:table-cell>
          <table:table-cell office:value-type="float" office:value="6.51994755" calcext:value-type="float">
            <text:p>6.5199475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585442" calcext:value-type="float">
            <text:p>7.585442</text:p>
          </table:table-cell>
          <table:table-cell office:value-type="float" office:value="6.5898201833" calcext:value-type="float">
            <text:p>6.589820183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47572" calcext:value-type="float">
            <text:p>8.47572</text:p>
          </table:table-cell>
          <table:table-cell office:value-type="float" office:value="6.6346027833" calcext:value-type="float">
            <text:p>6.6346027833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2254" calcext:value-type="float">
            <text:p>8.2254</text:p>
          </table:table-cell>
          <table:table-cell office:value-type="float" office:value="6.6520982667" calcext:value-type="float">
            <text:p>6.652098266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84672" calcext:value-type="float">
            <text:p>6.784672</text:p>
          </table:table-cell>
          <table:table-cell office:value-type="float" office:value="6.6581476" calcext:value-type="float">
            <text:p>6.658147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424272" calcext:value-type="float">
            <text:p>4.424272</text:p>
          </table:table-cell>
          <table:table-cell office:value-type="float" office:value="6.6771034333" calcext:value-type="float">
            <text:p>6.677103433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137634" calcext:value-type="float">
            <text:p>1.137634</text:p>
          </table:table-cell>
          <table:table-cell office:value-type="float" office:value="6.7275829833" calcext:value-type="float">
            <text:p>6.727582983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137634" calcext:value-type="float">
            <text:p>1.137634</text:p>
          </table:table-cell>
          <table:table-cell office:value-type="float" office:value="6.81957865" calcext:value-type="float">
            <text:p>6.8195786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647405" calcext:value-type="float">
            <text:p>2.647405</text:p>
          </table:table-cell>
          <table:table-cell office:value-type="float" office:value="6.8861042333" calcext:value-type="float">
            <text:p>6.8861042333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526253" calcext:value-type="float">
            <text:p>5.526253</text:p>
          </table:table-cell>
          <table:table-cell office:value-type="float" office:value="6.893131" calcext:value-type="float">
            <text:p>6.89313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944887" calcext:value-type="float">
            <text:p>7.944887</text:p>
          </table:table-cell>
          <table:table-cell office:value-type="float" office:value="6.84064065" calcext:value-type="float">
            <text:p>6.8406406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.608531" calcext:value-type="float">
            <text:p>9.608531</text:p>
          </table:table-cell>
          <table:table-cell office:value-type="float" office:value="6.7799099" calcext:value-type="float">
            <text:p>6.7799099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.055956" calcext:value-type="float">
            <text:p>10.055956</text:p>
          </table:table-cell>
          <table:table-cell office:value-type="float" office:value="6.7224353" calcext:value-type="float">
            <text:p>6.722435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980051" calcext:value-type="float">
            <text:p>8.980051</text:p>
          </table:table-cell>
          <table:table-cell office:value-type="float" office:value="6.67095495" calcext:value-type="float">
            <text:p>6.6709549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370164" calcext:value-type="float">
            <text:p>6.370164</text:p>
          </table:table-cell>
          <table:table-cell office:value-type="float" office:value="6.6302037667" calcext:value-type="float">
            <text:p>6.630203766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331232" calcext:value-type="float">
            <text:p>2.331232</text:p>
          </table:table-cell>
          <table:table-cell office:value-type="float" office:value="6.61090185" calcext:value-type="float">
            <text:p>6.6109018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31232" calcext:value-type="float">
            <text:p>2.331232</text:p>
          </table:table-cell>
          <table:table-cell office:value-type="float" office:value="6.6417848333" calcext:value-type="float">
            <text:p>6.641784833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553811" calcext:value-type="float">
            <text:p>4.553811</text:p>
          </table:table-cell>
          <table:table-cell office:value-type="float" office:value="6.6876667667" calcext:value-type="float">
            <text:p>6.6876667667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483372" calcext:value-type="float">
            <text:p>7.483372</text:p>
          </table:table-cell>
          <table:table-cell office:value-type="float" office:value="6.7313958833" calcext:value-type="float">
            <text:p>6.731395883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797992" calcext:value-type="float">
            <text:p>8.797992</text:p>
          </table:table-cell>
          <table:table-cell office:value-type="float" office:value="6.7572310833" calcext:value-type="float">
            <text:p>6.757231083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549639" calcext:value-type="float">
            <text:p>8.549639</text:p>
          </table:table-cell>
          <table:table-cell office:value-type="float" office:value="6.7770823167" calcext:value-type="float">
            <text:p>6.777082316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349415" calcext:value-type="float">
            <text:p>7.349415</text:p>
          </table:table-cell>
          <table:table-cell office:value-type="float" office:value="6.7978481667" calcext:value-type="float">
            <text:p>6.7978481667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34042" calcext:value-type="float">
            <text:p>6.34042</text:p>
          </table:table-cell>
          <table:table-cell office:value-type="float" office:value="6.8159690167" calcext:value-type="float">
            <text:p>6.815969016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269856" calcext:value-type="float">
            <text:p>6.269856</text:p>
          </table:table-cell>
          <table:table-cell office:value-type="float" office:value="6.81173215" calcext:value-type="float">
            <text:p>6.8117321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421786" calcext:value-type="float">
            <text:p>6.421786</text:p>
          </table:table-cell>
          <table:table-cell office:value-type="float" office:value="6.75922695" calcext:value-type="float">
            <text:p>6.7592269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813994" calcext:value-type="float">
            <text:p>5.813994</text:p>
          </table:table-cell>
          <table:table-cell office:value-type="float" office:value="6.65562275" calcext:value-type="float">
            <text:p>6.6556227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415796" calcext:value-type="float">
            <text:p>4.415796</text:p>
          </table:table-cell>
          <table:table-cell office:value-type="float" office:value="6.5998098833" calcext:value-type="float">
            <text:p>6.599809883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67131" calcext:value-type="float">
            <text:p>3.67131</text:p>
          </table:table-cell>
          <table:table-cell office:value-type="float" office:value="6.59448405" calcext:value-type="float">
            <text:p>6.5944840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11647" calcext:value-type="float">
            <text:p>5.11647</text:p>
          </table:table-cell>
          <table:table-cell office:value-type="float" office:value="6.6149884333" calcext:value-type="float">
            <text:p>6.614988433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156349" calcext:value-type="float">
            <text:p>7.156349</text:p>
          </table:table-cell>
          <table:table-cell office:value-type="float" office:value="6.6214903833" calcext:value-type="float">
            <text:p>6.621490383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452509" calcext:value-type="float">
            <text:p>8.452509</text:p>
          </table:table-cell>
          <table:table-cell office:value-type="float" office:value="6.6128758667" calcext:value-type="float">
            <text:p>6.612875866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680008" calcext:value-type="float">
            <text:p>8.680008</text:p>
          </table:table-cell>
          <table:table-cell office:value-type="float" office:value="6.6102895167" calcext:value-type="float">
            <text:p>6.610289516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119615" calcext:value-type="float">
            <text:p>8.119615</text:p>
          </table:table-cell>
          <table:table-cell office:value-type="float" office:value="6.63028085" calcext:value-type="float">
            <text:p>6.6302808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389773" calcext:value-type="float">
            <text:p>7.389773</text:p>
          </table:table-cell>
          <table:table-cell office:value-type="float" office:value="6.6743128833" calcext:value-type="float">
            <text:p>6.674312883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967174" calcext:value-type="float">
            <text:p>6.967174</text:p>
          </table:table-cell>
          <table:table-cell office:value-type="float" office:value="6.7257691333" calcext:value-type="float">
            <text:p>6.725769133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19109" calcext:value-type="float">
            <text:p>6.719109</text:p>
          </table:table-cell>
          <table:table-cell office:value-type="float" office:value="6.7551007167" calcext:value-type="float">
            <text:p>6.7551007167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177659" calcext:value-type="float">
            <text:p>6.177659</text:p>
          </table:table-cell>
          <table:table-cell office:value-type="float" office:value="6.7304830167" calcext:value-type="float">
            <text:p>6.730483016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233086" calcext:value-type="float">
            <text:p>5.233086</text:p>
          </table:table-cell>
          <table:table-cell office:value-type="float" office:value="6.7148894833" calcext:value-type="float">
            <text:p>6.714889483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5598" calcext:value-type="float">
            <text:p>4.5598</text:p>
          </table:table-cell>
          <table:table-cell office:value-type="float" office:value="6.7150388333" calcext:value-type="float">
            <text:p>6.715038833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.134284" calcext:value-type="float">
            <text:p>5.134284</text:p>
          </table:table-cell>
          <table:table-cell office:value-type="float" office:value="6.7264096167" calcext:value-type="float">
            <text:p>6.726409616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43148" calcext:value-type="float">
            <text:p>6.543148</text:p>
          </table:table-cell>
          <table:table-cell office:value-type="float" office:value="6.7343835" calcext:value-type="float">
            <text:p>6.734383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758752" calcext:value-type="float">
            <text:p>7.758752</text:p>
          </table:table-cell>
          <table:table-cell office:value-type="float" office:value="6.7511818667" calcext:value-type="float">
            <text:p>6.751181866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326991" calcext:value-type="float">
            <text:p>8.326991</text:p>
          </table:table-cell>
          <table:table-cell office:value-type="float" office:value="6.7527233" calcext:value-type="float">
            <text:p>6.7527233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264675" calcext:value-type="float">
            <text:p>8.264675</text:p>
          </table:table-cell>
          <table:table-cell office:value-type="float" office:value="6.7341236333" calcext:value-type="float">
            <text:p>6.7341236333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700597" calcext:value-type="float">
            <text:p>7.700597</text:p>
          </table:table-cell>
          <table:table-cell office:value-type="float" office:value="6.70674965" calcext:value-type="float">
            <text:p>6.7067496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97042" calcext:value-type="float">
            <text:p>6.597042</text:p>
          </table:table-cell>
          <table:table-cell office:value-type="float" office:value="6.6929402833" calcext:value-type="float">
            <text:p>6.69294028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86406" calcext:value-type="float">
            <text:p>4.86406</text:p>
          </table:table-cell>
          <table:table-cell office:value-type="float" office:value="6.7123472667" calcext:value-type="float">
            <text:p>6.712347266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131009" calcext:value-type="float">
            <text:p>3.131009</text:p>
          </table:table-cell>
          <table:table-cell office:value-type="float" office:value="6.7752411167" calcext:value-type="float">
            <text:p>6.775241116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021693" calcext:value-type="float">
            <text:p>4.021693</text:p>
          </table:table-cell>
          <table:table-cell office:value-type="float" office:value="6.8750234333" calcext:value-type="float">
            <text:p>6.875023433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905715" calcext:value-type="float">
            <text:p>6.905715</text:p>
          </table:table-cell>
          <table:table-cell office:value-type="float" office:value="6.9585324667" calcext:value-type="float">
            <text:p>6.958532466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540389" calcext:value-type="float">
            <text:p>9.540389</text:p>
          </table:table-cell>
          <table:table-cell office:value-type="float" office:value="6.9807000167" calcext:value-type="float">
            <text:p>6.9807000167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.024586" calcext:value-type="float">
            <text:p>11.024586</text:p>
          </table:table-cell>
          <table:table-cell office:value-type="float" office:value="6.9322464333" calcext:value-type="float">
            <text:p>6.932246433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.956692" calcext:value-type="float">
            <text:p>10.956692</text:p>
          </table:table-cell>
          <table:table-cell office:value-type="float" office:value="6.8218421333" calcext:value-type="float">
            <text:p>6.821842133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.205164" calcext:value-type="float">
            <text:p>9.205164</text:p>
          </table:table-cell>
          <table:table-cell office:value-type="float" office:value="6.6842049167" calcext:value-type="float">
            <text:p>6.684204916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.630163" calcext:value-type="float">
            <text:p>5.630163</text:p>
          </table:table-cell>
          <table:table-cell office:value-type="float" office:value="6.5967684833" calcext:value-type="float">
            <text:p>6.5967684833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.630163" calcext:value-type="float">
            <text:p>5.630163</text:p>
          </table:table-cell>
          <table:table-cell office:value-type="float" office:value="6.6073266667" calcext:value-type="float">
            <text:p>6.6073266667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630163" calcext:value-type="float">
            <text:p>5.630163</text:p>
          </table:table-cell>
          <table:table-cell office:value-type="float" office:value="6.6443751167" calcext:value-type="float">
            <text:p>6.644375116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.630163" calcext:value-type="float">
            <text:p>5.630163</text:p>
          </table:table-cell>
          <table:table-cell office:value-type="float" office:value="6.6871968333" calcext:value-type="float">
            <text:p>6.6871968333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.94595" calcext:value-type="float">
            <text:p>5.94595</text:p>
          </table:table-cell>
          <table:table-cell office:value-type="float" office:value="6.71360235" calcext:value-type="float">
            <text:p>6.7136023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915121" calcext:value-type="float">
            <text:p>8.915121</text:p>
          </table:table-cell>
          <table:table-cell office:value-type="float" office:value="6.6993852833" calcext:value-type="float">
            <text:p>6.6993852833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.227263" calcext:value-type="float">
            <text:p>10.227263</text:p>
          </table:table-cell>
          <table:table-cell office:value-type="float" office:value="6.5851701" calcext:value-type="float">
            <text:p>6.5851701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.272398" calcext:value-type="float">
            <text:p>10.272398</text:p>
          </table:table-cell>
          <table:table-cell office:value-type="float" office:value="6.4490858833" calcext:value-type="float">
            <text:p>6.4490858833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.525449" calcext:value-type="float">
            <text:p>9.525449</text:p>
          </table:table-cell>
          <table:table-cell office:value-type="float" office:value="6.3351145833" calcext:value-type="float">
            <text:p>6.3351145833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58836" calcext:value-type="float">
            <text:p>8.58836</text:p>
          </table:table-cell>
          <table:table-cell office:value-type="float" office:value="6.2841687167" calcext:value-type="float">
            <text:p>6.2841687167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922022" calcext:value-type="float">
            <text:p>7.922022</text:p>
          </table:table-cell>
          <table:table-cell office:value-type="float" office:value="6.28984235" calcext:value-type="float">
            <text:p>6.2898423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453045" calcext:value-type="float">
            <text:p>7.453045</text:p>
          </table:table-cell>
          <table:table-cell office:value-type="float" office:value="6.33372555" calcext:value-type="float">
            <text:p>6.3337255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57374" calcext:value-type="float">
            <text:p>6.657374</text:p>
          </table:table-cell>
          <table:table-cell office:value-type="float" office:value="6.3943034667" calcext:value-type="float">
            <text:p>6.3943034667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.129169" calcext:value-type="float">
            <text:p>5.129169</text:p>
          </table:table-cell>
          <table:table-cell office:value-type="float" office:value="6.45797625" calcext:value-type="float">
            <text:p>6.4579762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069011" calcext:value-type="float">
            <text:p>3.069011</text:p>
          </table:table-cell>
          <table:table-cell office:value-type="float" office:value="6.5228366167" calcext:value-type="float">
            <text:p>6.5228366167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376832" calcext:value-type="float">
            <text:p>2.376832</text:p>
          </table:table-cell>
          <table:table-cell office:value-type="float" office:value="6.5943747833" calcext:value-type="float">
            <text:p>6.594374783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301042" calcext:value-type="float">
            <text:p>4.301042</text:p>
          </table:table-cell>
          <table:table-cell office:value-type="float" office:value="6.6588495333" calcext:value-type="float">
            <text:p>6.658849533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160055" calcext:value-type="float">
            <text:p>6.160055</text:p>
          </table:table-cell>
          <table:table-cell office:value-type="float" office:value="6.6855531833" calcext:value-type="float">
            <text:p>6.685553183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967135" calcext:value-type="float">
            <text:p>6.967135</text:p>
          </table:table-cell>
          <table:table-cell office:value-type="float" office:value="6.6805431833" calcext:value-type="float">
            <text:p>6.680543183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53498" calcext:value-type="float">
            <text:p>6.53498</text:p>
          </table:table-cell>
          <table:table-cell office:value-type="float" office:value="6.6593189333" calcext:value-type="float">
            <text:p>6.659318933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.212049" calcext:value-type="float">
            <text:p>5.212049</text:p>
          </table:table-cell>
          <table:table-cell office:value-type="float" office:value="6.6405242667" calcext:value-type="float">
            <text:p>6.640524266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184211" calcext:value-type="float">
            <text:p>4.184211</text:p>
          </table:table-cell>
          <table:table-cell office:value-type="float" office:value="6.6405127833" calcext:value-type="float">
            <text:p>6.640512783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.084148" calcext:value-type="float">
            <text:p>5.084148</text:p>
          </table:table-cell>
          <table:table-cell office:value-type="float" office:value="6.6591682" calcext:value-type="float">
            <text:p>6.659168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177558" calcext:value-type="float">
            <text:p>7.177558</text:p>
          </table:table-cell>
          <table:table-cell office:value-type="float" office:value="6.6707424833" calcext:value-type="float">
            <text:p>6.6707424833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.033484" calcext:value-type="float">
            <text:p>9.033484</text:p>
          </table:table-cell>
          <table:table-cell office:value-type="float" office:value="6.6599185667" calcext:value-type="float">
            <text:p>6.659918566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.989066" calcext:value-type="float">
            <text:p>9.989066</text:p>
          </table:table-cell>
          <table:table-cell office:value-type="float" office:value="6.6294933" calcext:value-type="float">
            <text:p>6.629493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.79559" calcext:value-type="float">
            <text:p>9.79559</text:p>
          </table:table-cell>
          <table:table-cell office:value-type="float" office:value="6.5871390333" calcext:value-type="float">
            <text:p>6.587139033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436666" calcext:value-type="float">
            <text:p>8.436666</text:p>
          </table:table-cell>
          <table:table-cell office:value-type="float" office:value="6.5436193667" calcext:value-type="float">
            <text:p>6.543619366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086208" calcext:value-type="float">
            <text:p>6.086208</text:p>
          </table:table-cell>
          <table:table-cell office:value-type="float" office:value="6.51803215" calcext:value-type="float">
            <text:p>6.5180321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119544" calcext:value-type="float">
            <text:p>3.119544</text:p>
          </table:table-cell>
          <table:table-cell office:value-type="float" office:value="6.5381150833" calcext:value-type="float">
            <text:p>6.5381150833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205534" calcext:value-type="float">
            <text:p>0.205534</text:p>
          </table:table-cell>
          <table:table-cell office:value-type="float" office:value="6.6226375833" calcext:value-type="float">
            <text:p>6.622637583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465222" calcext:value-type="float">
            <text:p>2.465222</text:p>
          </table:table-cell>
          <table:table-cell office:value-type="float" office:value="6.7623690833" calcext:value-type="float">
            <text:p>6.762369083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096246" calcext:value-type="float">
            <text:p>4.096246</text:p>
          </table:table-cell>
          <table:table-cell office:value-type="float" office:value="6.8476024667" calcext:value-type="float">
            <text:p>6.847602466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901573" calcext:value-type="float">
            <text:p>4.901573</text:p>
          </table:table-cell>
          <table:table-cell office:value-type="float" office:value="6.8562056" calcext:value-type="float">
            <text:p>6.8562056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506587" calcext:value-type="float">
            <text:p>5.506587</text:p>
          </table:table-cell>
          <table:table-cell office:value-type="float" office:value="6.8513866167" calcext:value-type="float">
            <text:p>6.851386616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39478" calcext:value-type="float">
            <text:p>6.639478</text:p>
          </table:table-cell>
          <table:table-cell office:value-type="float" office:value="6.8364840667" calcext:value-type="float">
            <text:p>6.8364840667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297328" calcext:value-type="float">
            <text:p>8.297328</text:p>
          </table:table-cell>
          <table:table-cell office:value-type="float" office:value="6.7944495667" calcext:value-type="float">
            <text:p>6.794449566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.879488" calcext:value-type="float">
            <text:p>9.879488</text:p>
          </table:table-cell>
          <table:table-cell office:value-type="float" office:value="6.7864492333" calcext:value-type="float">
            <text:p>6.7864492333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.761537" calcext:value-type="float">
            <text:p>10.761537</text:p>
          </table:table-cell>
          <table:table-cell office:value-type="float" office:value="6.78000315" calcext:value-type="float">
            <text:p>6.7800031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.477148" calcext:value-type="float">
            <text:p>10.477148</text:p>
          </table:table-cell>
          <table:table-cell office:value-type="float" office:value="6.7557617333" calcext:value-type="float">
            <text:p>6.755761733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727069" calcext:value-type="float">
            <text:p>8.727069</text:p>
          </table:table-cell>
          <table:table-cell office:value-type="float" office:value="6.7034380333" calcext:value-type="float">
            <text:p>6.703438033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.242047" calcext:value-type="float">
            <text:p>5.242047</text:p>
          </table:table-cell>
          <table:table-cell office:value-type="float" office:value="6.6141874833" calcext:value-type="float">
            <text:p>6.6141874833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.242047" calcext:value-type="float">
            <text:p>5.242047</text:p>
          </table:table-cell>
          <table:table-cell office:value-type="float" office:value="6.5830206333" calcext:value-type="float">
            <text:p>6.5830206333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.242047" calcext:value-type="float">
            <text:p>5.242047</text:p>
          </table:table-cell>
          <table:table-cell office:value-type="float" office:value="6.5518537833" calcext:value-type="float">
            <text:p>6.551853783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.242047" calcext:value-type="float">
            <text:p>5.242047</text:p>
          </table:table-cell>
          <table:table-cell office:value-type="float" office:value="6.54320035" calcext:value-type="float">
            <text:p>6.5432003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.612717" calcext:value-type="float">
            <text:p>5.612717</text:p>
          </table:table-cell>
          <table:table-cell office:value-type="float" office:value="6.59347385" calcext:value-type="float">
            <text:p>6.5934738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55105" calcext:value-type="float">
            <text:p>7.55105</text:p>
          </table:table-cell>
          <table:table-cell office:value-type="float" office:value="6.6675558167" calcext:value-type="float">
            <text:p>6.6675558167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851238" calcext:value-type="float">
            <text:p>7.851238</text:p>
          </table:table-cell>
          <table:table-cell office:value-type="float" office:value="6.7150084167" calcext:value-type="float">
            <text:p>6.715008416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211011" calcext:value-type="float">
            <text:p>7.211011</text:p>
          </table:table-cell>
          <table:table-cell office:value-type="float" office:value="6.7453805333" calcext:value-type="float">
            <text:p>6.745380533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622236" calcext:value-type="float">
            <text:p>6.622236</text:p>
          </table:table-cell>
          <table:table-cell office:value-type="float" office:value="6.7662490833" calcext:value-type="float">
            <text:p>6.766249083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72035" calcext:value-type="float">
            <text:p>6.872035</text:p>
          </table:table-cell>
          <table:table-cell office:value-type="float" office:value="6.7779412833" calcext:value-type="float">
            <text:p>6.7779412833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761461" calcext:value-type="float">
            <text:p>7.761461</text:p>
          </table:table-cell>
          <table:table-cell office:value-type="float" office:value="6.7711196667" calcext:value-type="float">
            <text:p>6.771119666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637691" calcext:value-type="float">
            <text:p>8.637691</text:p>
          </table:table-cell>
          <table:table-cell office:value-type="float" office:value="6.7340533333" calcext:value-type="float">
            <text:p>6.734053333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.117948" calcext:value-type="float">
            <text:p>9.117948</text:p>
          </table:table-cell>
          <table:table-cell office:value-type="float" office:value="6.6540585167" calcext:value-type="float">
            <text:p>6.654058516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.032235" calcext:value-type="float">
            <text:p>9.032235</text:p>
          </table:table-cell>
          <table:table-cell office:value-type="float" office:value="6.5660594167" calcext:value-type="float">
            <text:p>6.566059416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235768" calcext:value-type="float">
            <text:p>8.235768</text:p>
          </table:table-cell>
          <table:table-cell office:value-type="float" office:value="6.4794888667" calcext:value-type="float">
            <text:p>6.479488866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33174" calcext:value-type="float">
            <text:p>6.633174</text:p>
          </table:table-cell>
          <table:table-cell office:value-type="float" office:value="6.4061927667" calcext:value-type="float">
            <text:p>6.4061927667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400328" calcext:value-type="float">
            <text:p>4.400328</text:p>
          </table:table-cell>
          <table:table-cell office:value-type="float" office:value="6.3605596167" calcext:value-type="float">
            <text:p>6.3605596167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698459" calcext:value-type="float">
            <text:p>2.698459</text:p>
          </table:table-cell>
          <table:table-cell office:value-type="float" office:value="6.39735005" calcext:value-type="float">
            <text:p>6.3973500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958978" calcext:value-type="float">
            <text:p>3.958978</text:p>
          </table:table-cell>
          <table:table-cell office:value-type="float" office:value="6.4896938833" calcext:value-type="float">
            <text:p>6.4896938833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263654" calcext:value-type="float">
            <text:p>6.263654</text:p>
          </table:table-cell>
          <table:table-cell office:value-type="float" office:value="6.57913105" calcext:value-type="float">
            <text:p>6.5791310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85307" calcext:value-type="float">
            <text:p>7.85307</text:p>
          </table:table-cell>
          <table:table-cell office:value-type="float" office:value="6.6417406167" calcext:value-type="float">
            <text:p>6.641740616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199466" calcext:value-type="float">
            <text:p>8.199466</text:p>
          </table:table-cell>
          <table:table-cell office:value-type="float" office:value="6.6766519167" calcext:value-type="float">
            <text:p>6.6766519167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214494" calcext:value-type="float">
            <text:p>7.214494</text:p>
          </table:table-cell>
          <table:table-cell office:value-type="float" office:value="6.6815761667" calcext:value-type="float">
            <text:p>6.681576166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092926" calcext:value-type="float">
            <text:p>5.092926</text:p>
          </table:table-cell>
          <table:table-cell office:value-type="float" office:value="6.6466363833" calcext:value-type="float">
            <text:p>6.646636383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06221" calcext:value-type="float">
            <text:p>2.06221</text:p>
          </table:table-cell>
          <table:table-cell office:value-type="float" office:value="6.6470560667" calcext:value-type="float">
            <text:p>6.6470560667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06221" calcext:value-type="float">
            <text:p>2.06221</text:p>
          </table:table-cell>
          <table:table-cell office:value-type="float" office:value="6.6979876833" calcext:value-type="float">
            <text:p>6.6979876833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43412" calcext:value-type="float">
            <text:p>3.43412</text:p>
          </table:table-cell>
          <table:table-cell office:value-type="float" office:value="6.6931737833" calcext:value-type="float">
            <text:p>6.6931737833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468697" calcext:value-type="float">
            <text:p>6.468697</text:p>
          </table:table-cell>
          <table:table-cell office:value-type="float" office:value="6.7419657333" calcext:value-type="float">
            <text:p>6.7419657333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928778" calcext:value-type="float">
            <text:p>8.928778</text:p>
          </table:table-cell>
          <table:table-cell office:value-type="float" office:value="6.7703597167" calcext:value-type="float">
            <text:p>6.7703597167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.555014" calcext:value-type="float">
            <text:p>10.555014</text:p>
          </table:table-cell>
          <table:table-cell office:value-type="float" office:value="6.7625783" calcext:value-type="float">
            <text:p>6.762578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.08772" calcext:value-type="float">
            <text:p>11.08772</text:p>
          </table:table-cell>
          <table:table-cell office:value-type="float" office:value="6.7161568167" calcext:value-type="float">
            <text:p>6.716156816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.477741" calcext:value-type="float">
            <text:p>10.477741</text:p>
          </table:table-cell>
          <table:table-cell office:value-type="float" office:value="6.6469084" calcext:value-type="float">
            <text:p>6.6469084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.020791" calcext:value-type="float">
            <text:p>9.020791</text:p>
          </table:table-cell>
          <table:table-cell office:value-type="float" office:value="6.58916415" calcext:value-type="float">
            <text:p>6.5891641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361301" calcext:value-type="float">
            <text:p>7.361301</text:p>
          </table:table-cell>
          <table:table-cell office:value-type="float" office:value="6.5753759833" calcext:value-type="float">
            <text:p>6.5753759833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245317" calcext:value-type="float">
            <text:p>6.245317</text:p>
          </table:table-cell>
          <table:table-cell office:value-type="float" office:value="6.61051245" calcext:value-type="float">
            <text:p>6.6105124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903261" calcext:value-type="float">
            <text:p>5.903261</text:p>
          </table:table-cell>
          <table:table-cell office:value-type="float" office:value="6.6706964833" calcext:value-type="float">
            <text:p>6.670696483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859455" calcext:value-type="float">
            <text:p>5.859455</text:p>
          </table:table-cell>
          <table:table-cell office:value-type="float" office:value="6.7205025" calcext:value-type="float">
            <text:p>6.720502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69368" calcext:value-type="float">
            <text:p>5.69368</text:p>
          </table:table-cell>
          <table:table-cell office:value-type="float" office:value="6.7329220667" calcext:value-type="float">
            <text:p>6.732922066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4073" calcext:value-type="float">
            <text:p>5.4073</text:p>
          </table:table-cell>
          <table:table-cell office:value-type="float" office:value="6.6919212833" calcext:value-type="float">
            <text:p>6.691921283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21136" calcext:value-type="float">
            <text:p>5.21136</text:p>
          </table:table-cell>
          <table:table-cell office:value-type="float" office:value="6.6556935" calcext:value-type="float">
            <text:p>6.655693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.303536" calcext:value-type="float">
            <text:p>5.303536</text:p>
          </table:table-cell>
          <table:table-cell office:value-type="float" office:value="6.6227313833" calcext:value-type="float">
            <text:p>6.622731383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778605" calcext:value-type="float">
            <text:p>5.778605</text:p>
          </table:table-cell>
          <table:table-cell office:value-type="float" office:value="6.56960075" calcext:value-type="float">
            <text:p>6.5696007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28123" calcext:value-type="float">
            <text:p>6.528123</text:p>
          </table:table-cell>
          <table:table-cell office:value-type="float" office:value="6.5447917833" calcext:value-type="float">
            <text:p>6.5447917833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207968" calcext:value-type="float">
            <text:p>7.207968</text:p>
          </table:table-cell>
          <table:table-cell office:value-type="float" office:value="6.5404117333" calcext:value-type="float">
            <text:p>6.540411733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44781" calcext:value-type="float">
            <text:p>7.44781</text:p>
          </table:table-cell>
          <table:table-cell office:value-type="float" office:value="6.5591653833" calcext:value-type="float">
            <text:p>6.559165383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18441" calcext:value-type="float">
            <text:p>7.18441</text:p>
          </table:table-cell>
          <table:table-cell office:value-type="float" office:value="6.602339" calcext:value-type="float">
            <text:p>6.602339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901433" calcext:value-type="float">
            <text:p>6.901433</text:p>
          </table:table-cell>
          <table:table-cell office:value-type="float" office:value="6.6617460167" calcext:value-type="float">
            <text:p>6.661746016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291184" calcext:value-type="float">
            <text:p>7.291184</text:p>
          </table:table-cell>
          <table:table-cell office:value-type="float" office:value="6.7149274667" calcext:value-type="float">
            <text:p>6.714927466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190894" calcext:value-type="float">
            <text:p>8.190894</text:p>
          </table:table-cell>
          <table:table-cell office:value-type="float" office:value="6.7304047" calcext:value-type="float">
            <text:p>6.730404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589424" calcext:value-type="float">
            <text:p>8.589424</text:p>
          </table:table-cell>
          <table:table-cell office:value-type="float" office:value="6.6929180333" calcext:value-type="float">
            <text:p>6.6929180333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579225" calcext:value-type="float">
            <text:p>7.579225</text:p>
          </table:table-cell>
          <table:table-cell office:value-type="float" office:value="6.62804505" calcext:value-type="float">
            <text:p>6.6280450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612434" calcext:value-type="float">
            <text:p>4.612434</text:p>
          </table:table-cell>
          <table:table-cell office:value-type="float" office:value="6.5864653667" calcext:value-type="float">
            <text:p>6.5864653667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612434" calcext:value-type="float">
            <text:p>4.612434</text:p>
          </table:table-cell>
          <table:table-cell office:value-type="float" office:value="6.6051992667" calcext:value-type="float">
            <text:p>6.605199266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612434" calcext:value-type="float">
            <text:p>4.612434</text:p>
          </table:table-cell>
          <table:table-cell office:value-type="float" office:value="6.6248653167" calcext:value-type="float">
            <text:p>6.6248653167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117408" calcext:value-type="float">
            <text:p>4.117408</text:p>
          </table:table-cell>
          <table:table-cell office:value-type="float" office:value="6.6358430167" calcext:value-type="float">
            <text:p>6.635843016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817308" calcext:value-type="float">
            <text:p>7.817308</text:p>
          </table:table-cell>
          <table:table-cell office:value-type="float" office:value="6.64075975" calcext:value-type="float">
            <text:p>6.6407597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.492723" calcext:value-type="float">
            <text:p>9.492723</text:p>
          </table:table-cell>
          <table:table-cell office:value-type="float" office:value="6.5679184667" calcext:value-type="float">
            <text:p>6.5679184667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.307052" calcext:value-type="float">
            <text:p>9.307052</text:p>
          </table:table-cell>
          <table:table-cell office:value-type="float" office:value="6.4610008667" calcext:value-type="float">
            <text:p>6.4610008667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337726" calcext:value-type="float">
            <text:p>7.337726</text:p>
          </table:table-cell>
          <table:table-cell office:value-type="float" office:value="6.3780036167" calcext:value-type="float">
            <text:p>6.378003616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372036" calcext:value-type="float">
            <text:p>3.372036</text:p>
          </table:table-cell>
          <table:table-cell office:value-type="float" office:value="6.3657536" calcext:value-type="float">
            <text:p>6.3657536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372036" calcext:value-type="float">
            <text:p>3.372036</text:p>
          </table:table-cell>
          <table:table-cell office:value-type="float" office:value="6.4584028" calcext:value-type="float">
            <text:p>6.458402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372036" calcext:value-type="float">
            <text:p>3.372036</text:p>
          </table:table-cell>
          <table:table-cell office:value-type="float" office:value="6.57942015" calcext:value-type="float">
            <text:p>6.5794201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722841" calcext:value-type="float">
            <text:p>4.722841</text:p>
          </table:table-cell>
          <table:table-cell office:value-type="float" office:value="6.7093838667" calcext:value-type="float">
            <text:p>6.709383866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.258457" calcext:value-type="float">
            <text:p>8.258457</text:p>
          </table:table-cell>
          <table:table-cell office:value-type="float" office:value="6.8001435" calcext:value-type="float">
            <text:p>6.800143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.057635" calcext:value-type="float">
            <text:p>10.057635</text:p>
          </table:table-cell>
          <table:table-cell office:value-type="float" office:value="6.7870200167" calcext:value-type="float">
            <text:p>6.787020016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.398206" calcext:value-type="float">
            <text:p>10.398206</text:p>
          </table:table-cell>
          <table:table-cell office:value-type="float" office:value="6.6585596167" calcext:value-type="float">
            <text:p>6.6585596167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.673565" calcext:value-type="float">
            <text:p>9.673565</text:p>
          </table:table-cell>
          <table:table-cell office:value-type="float" office:value="6.5244230333" calcext:value-type="float">
            <text:p>6.5244230333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.463124" calcext:value-type="float">
            <text:p>8.463124</text:p>
          </table:table-cell>
          <table:table-cell office:value-type="float" office:value="6.4023638" calcext:value-type="float">
            <text:p>6.402363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323768" calcext:value-type="float">
            <text:p>7.323768</text:p>
          </table:table-cell>
          <table:table-cell office:value-type="float" office:value="6.3004785833" calcext:value-type="float">
            <text:p>6.300478583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462738" calcext:value-type="float">
            <text:p>6.462738</text:p>
          </table:table-cell>
          <table:table-cell office:value-type="float" office:value="6.2367006833" calcext:value-type="float">
            <text:p>6.23670068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537481" calcext:value-type="float">
            <text:p>5.537481</text:p>
          </table:table-cell>
          <table:table-cell office:value-type="float" office:value="6.2237140333" calcext:value-type="float">
            <text:p>6.223714033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838002" calcext:value-type="float">
            <text:p>3.838002</text:p>
          </table:table-cell>
          <table:table-cell office:value-type="float" office:value="6.2497809833" calcext:value-type="float">
            <text:p>6.2497809833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838002" calcext:value-type="float">
            <text:p>3.838002</text:p>
          </table:table-cell>
          <table:table-cell office:value-type="float" office:value="6.31794365" calcext:value-type="float">
            <text:p>6.3179436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838002" calcext:value-type="float">
            <text:p>3.838002</text:p>
          </table:table-cell>
          <table:table-cell office:value-type="float" office:value="6.3869063667" calcext:value-type="float">
            <text:p>6.3869063667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838002" calcext:value-type="float">
            <text:p>3.838002</text:p>
          </table:table-cell>
          <table:table-cell office:value-type="float" office:value="6.4455869667" calcext:value-type="float">
            <text:p>6.445586966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895185" calcext:value-type="float">
            <text:p>3.895185</text:p>
          </table:table-cell>
          <table:table-cell office:value-type="float" office:value="6.4952479667" calcext:value-type="float">
            <text:p>6.495247966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07754" calcext:value-type="float">
            <text:p>6.607754</text:p>
          </table:table-cell>
          <table:table-cell office:value-type="float" office:value="6.5503959333" calcext:value-type="float">
            <text:p>6.550395933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.239089" calcext:value-type="float">
            <text:p>8.239089</text:p>
          </table:table-cell>
          <table:table-cell office:value-type="float" office:value="6.5780480833" calcext:value-type="float">
            <text:p>6.5780480833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.325208" calcext:value-type="float">
            <text:p>9.325208</text:p>
          </table:table-cell>
          <table:table-cell office:value-type="float" office:value="6.5929050167" calcext:value-type="float">
            <text:p>6.592905016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.020228" calcext:value-type="float">
            <text:p>10.020228</text:p>
          </table:table-cell>
          <table:table-cell office:value-type="float" office:value="6.59442295" calcext:value-type="float">
            <text:p>6.5944229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.947748" calcext:value-type="float">
            <text:p>9.947748</text:p>
          </table:table-cell>
          <table:table-cell office:value-type="float" office:value="6.5823962333" calcext:value-type="float">
            <text:p>6.5823962333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.494921" calcext:value-type="float">
            <text:p>8.494921</text:p>
          </table:table-cell>
          <table:table-cell office:value-type="float" office:value="6.5662195" calcext:value-type="float">
            <text:p>6.566219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118107" calcext:value-type="float">
            <text:p>5.118107</text:p>
          </table:table-cell>
          <table:table-cell office:value-type="float" office:value="6.5605835833" calcext:value-type="float">
            <text:p>6.5605835833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118107" calcext:value-type="float">
            <text:p>5.118107</text:p>
          </table:table-cell>
          <table:table-cell office:value-type="float" office:value="6.5745005667" calcext:value-type="float">
            <text:p>6.574500566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118107" calcext:value-type="float">
            <text:p>5.118107</text:p>
          </table:table-cell>
          <table:table-cell office:value-type="float" office:value="6.58841755" calcext:value-type="float">
            <text:p>6.5884175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773376" calcext:value-type="float">
            <text:p>1.773376</text:p>
          </table:table-cell>
          <table:table-cell office:value-type="float" office:value="6.6023345333" calcext:value-type="float">
            <text:p>6.6023345333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361637" calcext:value-type="float">
            <text:p>6.361637</text:p>
          </table:table-cell>
          <table:table-cell office:value-type="float" office:value="6.6719970333" calcext:value-type="float">
            <text:p>6.671997033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.172336" calcext:value-type="float">
            <text:p>8.172336</text:p>
          </table:table-cell>
          <table:table-cell office:value-type="float" office:value="6.6651885167" calcext:value-type="float">
            <text:p>6.6651885167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.461893" calcext:value-type="float">
            <text:p>8.461893</text:p>
          </table:table-cell>
          <table:table-cell office:value-type="float" office:value="6.6282016833" calcext:value-type="float">
            <text:p>6.628201683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769725" calcext:value-type="float">
            <text:p>7.769725</text:p>
          </table:table-cell>
          <table:table-cell office:value-type="float" office:value="6.5932269833" calcext:value-type="float">
            <text:p>6.593226983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932815" calcext:value-type="float">
            <text:p>6.932815</text:p>
          </table:table-cell>
          <table:table-cell office:value-type="float" office:value="6.6164257" calcext:value-type="float">
            <text:p>6.616425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013086" calcext:value-type="float">
            <text:p>7.013086</text:p>
          </table:table-cell>
          <table:table-cell office:value-type="float" office:value="6.6645191667" calcext:value-type="float">
            <text:p>6.6645191667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.193501" calcext:value-type="float">
            <text:p>8.193501</text:p>
          </table:table-cell>
          <table:table-cell office:value-type="float" office:value="6.69778845" calcext:value-type="float">
            <text:p>6.6977884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.469489" calcext:value-type="float">
            <text:p>9.469489</text:p>
          </table:table-cell>
          <table:table-cell office:value-type="float" office:value="6.6834168167" calcext:value-type="float">
            <text:p>6.683416816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.856359" calcext:value-type="float">
            <text:p>9.856359</text:p>
          </table:table-cell>
          <table:table-cell office:value-type="float" office:value="6.6162083667" calcext:value-type="float">
            <text:p>6.616208366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.891622" calcext:value-type="float">
            <text:p>8.891622</text:p>
          </table:table-cell>
          <table:table-cell office:value-type="float" office:value="6.5218752667" calcext:value-type="float">
            <text:p>6.5218752667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04629" calcext:value-type="float">
            <text:p>6.604629</text:p>
          </table:table-cell>
          <table:table-cell office:value-type="float" office:value="6.4506886167" calcext:value-type="float">
            <text:p>6.450688616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233633" calcext:value-type="float">
            <text:p>3.233633</text:p>
          </table:table-cell>
          <table:table-cell office:value-type="float" office:value="6.4452333833" calcext:value-type="float">
            <text:p>6.4452333833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233633" calcext:value-type="float">
            <text:p>3.233633</text:p>
          </table:table-cell>
          <table:table-cell office:value-type="float" office:value="6.5249909833" calcext:value-type="float">
            <text:p>6.524990983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233633" calcext:value-type="float">
            <text:p>3.233633</text:p>
          </table:table-cell>
          <table:table-cell office:value-type="float" office:value="6.62384025" calcext:value-type="float">
            <text:p>6.6238402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115698" calcext:value-type="float">
            <text:p>2.115698</text:p>
          </table:table-cell>
          <table:table-cell office:value-type="float" office:value="6.72646005" calcext:value-type="float">
            <text:p>6.7264600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290067" calcext:value-type="float">
            <text:p>4.290067</text:p>
          </table:table-cell>
          <table:table-cell office:value-type="float" office:value="6.8367917667" calcext:value-type="float">
            <text:p>6.836791766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26532" calcext:value-type="float">
            <text:p>6.26532</text:p>
          </table:table-cell>
          <table:table-cell office:value-type="float" office:value="6.8947738333" calcext:value-type="float">
            <text:p>6.89477383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.333187" calcext:value-type="float">
            <text:p>8.333187</text:p>
          </table:table-cell>
          <table:table-cell office:value-type="float" office:value="6.91582285" calcext:value-type="float">
            <text:p>6.9158228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.038227" calcext:value-type="float">
            <text:p>10.038227</text:p>
          </table:table-cell>
          <table:table-cell office:value-type="float" office:value="6.9164242833" calcext:value-type="float">
            <text:p>6.9164242833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.748831" calcext:value-type="float">
            <text:p>10.748831</text:p>
          </table:table-cell>
          <table:table-cell office:value-type="float" office:value="6.90413075" calcext:value-type="float">
            <text:p>6.9041307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.09232" calcext:value-type="float">
            <text:p>10.09232</text:p>
          </table:table-cell>
          <table:table-cell office:value-type="float" office:value="6.8790510167" calcext:value-type="float">
            <text:p>6.879051016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.219818" calcext:value-type="float">
            <text:p>8.219818</text:p>
          </table:table-cell>
          <table:table-cell office:value-type="float" office:value="6.8377638833" calcext:value-type="float">
            <text:p>6.837763883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941694" calcext:value-type="float">
            <text:p>5.941694</text:p>
          </table:table-cell>
          <table:table-cell office:value-type="float" office:value="6.7565248667" calcext:value-type="float">
            <text:p>6.7565248667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697045" calcext:value-type="float">
            <text:p>4.697045</text:p>
          </table:table-cell>
          <table:table-cell office:value-type="float" office:value="6.7132545833" calcext:value-type="float">
            <text:p>6.7132545833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084444" calcext:value-type="float">
            <text:p>5.084444</text:p>
          </table:table-cell>
          <table:table-cell office:value-type="float" office:value="6.69072845" calcext:value-type="float">
            <text:p>6.6907284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736468" calcext:value-type="float">
            <text:p>5.736468</text:p>
          </table:table-cell>
          <table:table-cell office:value-type="float" office:value="6.6617456667" calcext:value-type="float">
            <text:p>6.661745666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.792397" calcext:value-type="float">
            <text:p>5.792397</text:p>
          </table:table-cell>
          <table:table-cell office:value-type="float" office:value="6.6218958167" calcext:value-type="float">
            <text:p>6.621895816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.271096" calcext:value-type="float">
            <text:p>5.271096</text:p>
          </table:table-cell>
          <table:table-cell office:value-type="float" office:value="6.5811138167" calcext:value-type="float">
            <text:p>6.581113816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412412" calcext:value-type="float">
            <text:p>4.412412</text:p>
          </table:table-cell>
          <table:table-cell office:value-type="float" office:value="6.6176065" calcext:value-type="float">
            <text:p>6.617606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446831" calcext:value-type="float">
            <text:p>3.446831</text:p>
          </table:table-cell>
          <table:table-cell office:value-type="float" office:value="6.7044734" calcext:value-type="float">
            <text:p>6.7044734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077667" calcext:value-type="float">
            <text:p>3.077667</text:p>
          </table:table-cell>
          <table:table-cell office:value-type="float" office:value="6.8078615167" calcext:value-type="float">
            <text:p>6.807861516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327217" calcext:value-type="float">
            <text:p>4.327217</text:p>
          </table:table-cell>
          <table:table-cell office:value-type="float" office:value="6.9009273" calcext:value-type="float">
            <text:p>6.9009273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02725" calcext:value-type="float">
            <text:p>6.602725</text:p>
          </table:table-cell>
          <table:table-cell office:value-type="float" office:value="6.9662505" calcext:value-type="float">
            <text:p>6.966250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.930988" calcext:value-type="float">
            <text:p>8.930988</text:p>
          </table:table-cell>
          <table:table-cell office:value-type="float" office:value="7.01078355" calcext:value-type="float">
            <text:p>7.0107835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.633077" calcext:value-type="float">
            <text:p>10.633077</text:p>
          </table:table-cell>
          <table:table-cell office:value-type="float" office:value="7.0407564" calcext:value-type="float">
            <text:p>7.0407564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1.169859" calcext:value-type="float">
            <text:p>11.169859</text:p>
          </table:table-cell>
          <table:table-cell office:value-type="float" office:value="7.0544889167" calcext:value-type="float">
            <text:p>7.054488916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.168419" calcext:value-type="float">
            <text:p>10.168419</text:p>
          </table:table-cell>
          <table:table-cell office:value-type="float" office:value="7.0569475833" calcext:value-type="float">
            <text:p>7.0569475833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471048" calcext:value-type="float">
            <text:p>7.471048</text:p>
          </table:table-cell>
          <table:table-cell office:value-type="float" office:value="7.0695666667" calcext:value-type="float">
            <text:p>7.0695666667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350011" calcext:value-type="float">
            <text:p>2.350011</text:p>
          </table:table-cell>
          <table:table-cell office:value-type="float" office:value="7.1235115333" calcext:value-type="float">
            <text:p>7.1235115333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350011" calcext:value-type="float">
            <text:p>2.350011</text:p>
          </table:table-cell>
          <table:table-cell office:value-type="float" office:value="7.2553289833" calcext:value-type="float">
            <text:p>7.2553289833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350011" calcext:value-type="float">
            <text:p>2.350011</text:p>
          </table:table-cell>
          <table:table-cell office:value-type="float" office:value="7.3658402667" calcext:value-type="float">
            <text:p>7.365840266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350011" calcext:value-type="float">
            <text:p>2.350011</text:p>
          </table:table-cell>
          <table:table-cell office:value-type="float" office:value="7.4420413333" calcext:value-type="float">
            <text:p>7.4420413333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497094" calcext:value-type="float">
            <text:p>3.497094</text:p>
          </table:table-cell>
          <table:table-cell office:value-type="float" office:value="7.4871749833" calcext:value-type="float">
            <text:p>7.487174983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.683539" calcext:value-type="float">
            <text:p>5.683539</text:p>
          </table:table-cell>
          <table:table-cell office:value-type="float" office:value="7.51175685" calcext:value-type="float">
            <text:p>7.5117568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101498" calcext:value-type="float">
            <text:p>7.101498</text:p>
          </table:table-cell>
          <table:table-cell office:value-type="float" office:value="7.52081575" calcext:value-type="float">
            <text:p>7.5208157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927762" calcext:value-type="float">
            <text:p>7.927762</text:p>
          </table:table-cell>
          <table:table-cell office:value-type="float" office:value="7.50929125" calcext:value-type="float">
            <text:p>7.5092912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975765" calcext:value-type="float">
            <text:p>7.975765</text:p>
          </table:table-cell>
          <table:table-cell office:value-type="float" office:value="7.4839956833" calcext:value-type="float">
            <text:p>7.4839956833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358838" calcext:value-type="float">
            <text:p>7.358838</text:p>
          </table:table-cell>
          <table:table-cell office:value-type="float" office:value="7.4579000667" calcext:value-type="float">
            <text:p>7.4579000667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17662" calcext:value-type="float">
            <text:p>6.817662</text:p>
          </table:table-cell>
          <table:table-cell office:value-type="float" office:value="7.4420865667" calcext:value-type="float">
            <text:p>7.4420865667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204063" calcext:value-type="float">
            <text:p>7.204063</text:p>
          </table:table-cell>
          <table:table-cell office:value-type="float" office:value="7.4352926667" calcext:value-type="float">
            <text:p>7.435292666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.266883" calcext:value-type="float">
            <text:p>8.266883</text:p>
          </table:table-cell>
          <table:table-cell office:value-type="float" office:value="7.42205875" calcext:value-type="float">
            <text:p>7.4220587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130505" calcext:value-type="float">
            <text:p>9.130505</text:p>
          </table:table-cell>
          <table:table-cell office:value-type="float" office:value="7.5473896167" calcext:value-type="float">
            <text:p>7.547389616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416284" calcext:value-type="float">
            <text:p>9.416284</text:p>
          </table:table-cell>
          <table:table-cell office:value-type="float" office:value="7.71152535" calcext:value-type="float">
            <text:p>7.7115253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.298625" calcext:value-type="float">
            <text:p>9.298625</text:p>
          </table:table-cell>
          <table:table-cell office:value-type="float" office:value="7.7961308" calcext:value-type="float">
            <text:p>7.7961308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977144" calcext:value-type="float">
            <text:p>8.977144</text:p>
          </table:table-cell>
          <table:table-cell office:value-type="float" office:value="7.8826972333" calcext:value-type="float">
            <text:p>7.8826972333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156766" calcext:value-type="float">
            <text:p>8.156766</text:p>
          </table:table-cell>
          <table:table-cell office:value-type="float" office:value="7.9746216833" calcext:value-type="float">
            <text:p>7.9746216833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.953126" calcext:value-type="float">
            <text:p>5.953126</text:p>
          </table:table-cell>
          <table:table-cell office:value-type="float" office:value="8.0802191" calcext:value-type="float">
            <text:p>8.0802191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.953126" calcext:value-type="float">
            <text:p>5.953126</text:p>
          </table:table-cell>
          <table:table-cell office:value-type="float" office:value="8.22254385" calcext:value-type="float">
            <text:p>8.2225438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.953126" calcext:value-type="float">
            <text:p>5.953126</text:p>
          </table:table-cell>
          <table:table-cell office:value-type="float" office:value="8.4519028167" calcext:value-type="float">
            <text:p>8.4519028167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.953126" calcext:value-type="float">
            <text:p>5.953126</text:p>
          </table:table-cell>
          <table:table-cell office:value-type="float" office:value="8.7524636167" calcext:value-type="float">
            <text:p>8.7524636167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.953126" calcext:value-type="float">
            <text:p>5.953126</text:p>
          </table:table-cell>
          <table:table-cell office:value-type="float" office:value="8.9880174833" calcext:value-type="float">
            <text:p>8.988017483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.953126" calcext:value-type="float">
            <text:p>5.953126</text:p>
          </table:table-cell>
          <table:table-cell office:value-type="float" office:value="9.22357135" calcext:value-type="float">
            <text:p>9.2235713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363411" calcext:value-type="float">
            <text:p>6.363411</text:p>
          </table:table-cell>
          <table:table-cell office:value-type="float" office:value="9.4591252167" calcext:value-type="float">
            <text:p>9.4591252167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.161648" calcext:value-type="float">
            <text:p>9.161648</text:p>
          </table:table-cell>
          <table:table-cell office:value-type="float" office:value="9.687841" calcext:value-type="float">
            <text:p>9.687841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818423" calcext:value-type="float">
            <text:p>9.818423</text:p>
          </table:table-cell>
          <table:table-cell office:value-type="float" office:value="9.6864458667" calcext:value-type="float">
            <text:p>9.6864458667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.009243" calcext:value-type="float">
            <text:p>9.009243</text:p>
          </table:table-cell>
          <table:table-cell office:value-type="float" office:value="10.0652259667" calcext:value-type="float">
            <text:p>10.065225966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331203" calcext:value-type="float">
            <text:p>7.331203</text:p>
          </table:table-cell>
          <table:table-cell office:value-type="float" office:value="10.6622563" calcext:value-type="float">
            <text:p>10.6622563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.436982" calcext:value-type="float">
            <text:p>5.436982</text:p>
          </table:table-cell>
          <table:table-cell office:value-type="float" office:value="11.3288943333" calcext:value-type="float">
            <text:p>11.3288943333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196373" calcext:value-type="float">
            <text:p>4.196373</text:p>
          </table:table-cell>
          <table:table-cell office:value-type="float" office:value="11.7112093333" calcext:value-type="float">
            <text:p>11.7112093333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620423" calcext:value-type="float">
            <text:p>4.620423</text:p>
          </table:table-cell>
          <table:table-cell office:value-type="float" office:value="12.11420115" calcext:value-type="float">
            <text:p>12.1142011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277315" calcext:value-type="float">
            <text:p>6.277315</text:p>
          </table:table-cell>
          <table:table-cell office:value-type="float" office:value="12.5101254667" calcext:value-type="float">
            <text:p>12.510125466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019089" calcext:value-type="float">
            <text:p>8.019089</text:p>
          </table:table-cell>
          <table:table-cell office:value-type="float" office:value="14.4810842667" calcext:value-type="float">
            <text:p>14.4810842667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.164589" calcext:value-type="float">
            <text:p>9.164589</text:p>
          </table:table-cell>
          <table:table-cell office:value-type="float" office:value="15.7681626333" calcext:value-type="float">
            <text:p>15.7681626333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.390821" calcext:value-type="float">
            <text:p>9.390821</text:p>
          </table:table-cell>
          <table:table-cell office:value-type="float" office:value="16.5683059333" calcext:value-type="float">
            <text:p>16.5683059333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.735601" calcext:value-type="float">
            <text:p>8.735601</text:p>
          </table:table-cell>
          <table:table-cell office:value-type="float" office:value="16.7567727667" calcext:value-type="float">
            <text:p>16.756772766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768991" calcext:value-type="float">
            <text:p>7.768991</text:p>
          </table:table-cell>
          <table:table-cell office:value-type="float" office:value="16.9561599333" calcext:value-type="float">
            <text:p>16.9561599333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528261" calcext:value-type="float">
            <text:p>7.528261</text:p>
          </table:table-cell>
          <table:table-cell office:value-type="float" office:value="17.1716572667" calcext:value-type="float">
            <text:p>17.171657266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369273" calcext:value-type="float">
            <text:p>8.369273</text:p>
          </table:table-cell>
          <table:table-cell office:value-type="float" office:value="17.3911667667" calcext:value-type="float">
            <text:p>17.3911667667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.300615" calcext:value-type="float">
            <text:p>9.300615</text:p>
          </table:table-cell>
          <table:table-cell office:value-type="float" office:value="17.5966594" calcext:value-type="float">
            <text:p>17.5966594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244047" calcext:value-type="float">
            <text:p>9.244047</text:p>
          </table:table-cell>
          <table:table-cell office:value-type="float" office:value="17.7866296667" calcext:value-type="float">
            <text:p>17.7866296667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615092" calcext:value-type="float">
            <text:p>7.615092</text:p>
          </table:table-cell>
          <table:table-cell office:value-type="float" office:value="17.8866833" calcext:value-type="float">
            <text:p>17.886683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345477" calcext:value-type="float">
            <text:p>3.345477</text:p>
          </table:table-cell>
          <table:table-cell office:value-type="float" office:value="18.1510278667" calcext:value-type="float">
            <text:p>18.1510278667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345477" calcext:value-type="float">
            <text:p>3.345477</text:p>
          </table:table-cell>
          <table:table-cell office:value-type="float" office:value="18.49802815" calcext:value-type="float">
            <text:p>18.4980281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345477" calcext:value-type="float">
            <text:p>3.345477</text:p>
          </table:table-cell>
          <table:table-cell office:value-type="float" office:value="18.80772825" calcext:value-type="float">
            <text:p>18.8077282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345477" calcext:value-type="float">
            <text:p>3.345477</text:p>
          </table:table-cell>
          <table:table-cell office:value-type="float" office:value="19.0620696333" calcext:value-type="float">
            <text:p>19.0620696333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345477" calcext:value-type="float">
            <text:p>3.345477</text:p>
          </table:table-cell>
          <table:table-cell office:value-type="float" office:value="19.2504629833" calcext:value-type="float">
            <text:p>19.250462983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345477" calcext:value-type="float">
            <text:p>3.345477</text:p>
          </table:table-cell>
          <table:table-cell office:value-type="float" office:value="19.35813925" calcext:value-type="float">
            <text:p>19.3581392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460657" calcext:value-type="float">
            <text:p>7.460657</text:p>
          </table:table-cell>
          <table:table-cell office:value-type="float" office:value="19.3655087167" calcext:value-type="float">
            <text:p>19.3655087167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.624426" calcext:value-type="float">
            <text:p>9.624426</text:p>
          </table:table-cell>
          <table:table-cell office:value-type="float" office:value="19.30429185" calcext:value-type="float">
            <text:p>19.3042918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650118" calcext:value-type="float">
            <text:p>9.650118</text:p>
          </table:table-cell>
          <table:table-cell office:value-type="float" office:value="19.2070121667" calcext:value-type="float">
            <text:p>19.2070121667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.661614" calcext:value-type="float">
            <text:p>8.661614</text:p>
          </table:table-cell>
          <table:table-cell office:value-type="float" office:value="19.1093042833" calcext:value-type="float">
            <text:p>19.109304283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.246609" calcext:value-type="float">
            <text:p>8.246609</text:p>
          </table:table-cell>
          <table:table-cell office:value-type="float" office:value="19.0280714667" calcext:value-type="float">
            <text:p>19.028071466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274708" calcext:value-type="float">
            <text:p>9.274708</text:p>
          </table:table-cell>
          <table:table-cell office:value-type="float" office:value="18.9537554" calcext:value-type="float">
            <text:p>18.9537554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.729359" calcext:value-type="float">
            <text:p>10.729359</text:p>
          </table:table-cell>
          <table:table-cell office:value-type="float" office:value="18.86230435" calcext:value-type="float">
            <text:p>18.8623043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1.457028" calcext:value-type="float">
            <text:p>11.457028</text:p>
          </table:table-cell>
          <table:table-cell office:value-type="float" office:value="18.7466091167" calcext:value-type="float">
            <text:p>18.74660911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1.317379" calcext:value-type="float">
            <text:p>11.317379</text:p>
          </table:table-cell>
          <table:table-cell office:value-type="float" office:value="18.7841275167" calcext:value-type="float">
            <text:p>18.7841275167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.925564" calcext:value-type="float">
            <text:p>10.925564</text:p>
          </table:table-cell>
          <table:table-cell office:value-type="float" office:value="18.8718727167" calcext:value-type="float">
            <text:p>18.8718727167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.70774" calcext:value-type="float">
            <text:p>10.70774</text:p>
          </table:table-cell>
          <table:table-cell office:value-type="float" office:value="18.9228058" calcext:value-type="float">
            <text:p>18.922805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.259058" calcext:value-type="float">
            <text:p>10.259058</text:p>
          </table:table-cell>
          <table:table-cell office:value-type="float" office:value="18.8407569167" calcext:value-type="float">
            <text:p>18.840756916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980688" calcext:value-type="float">
            <text:p>8.980688</text:p>
          </table:table-cell>
          <table:table-cell office:value-type="float" office:value="18.7661860667" calcext:value-type="float">
            <text:p>18.7661860667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922075" calcext:value-type="float">
            <text:p>6.922075</text:p>
          </table:table-cell>
          <table:table-cell office:value-type="float" office:value="18.7129213833" calcext:value-type="float">
            <text:p>18.7129213833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.05803" calcext:value-type="float">
            <text:p>5.05803</text:p>
          </table:table-cell>
          <table:table-cell office:value-type="float" office:value="18.6939669167" calcext:value-type="float">
            <text:p>18.6939669167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972006" calcext:value-type="float">
            <text:p>4.972006</text:p>
          </table:table-cell>
          <table:table-cell office:value-type="float" office:value="18.7077635167" calcext:value-type="float">
            <text:p>18.707763516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227073" calcext:value-type="float">
            <text:p>6.227073</text:p>
          </table:table-cell>
          <table:table-cell office:value-type="float" office:value="18.8210402667" calcext:value-type="float">
            <text:p>18.8210402667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410028" calcext:value-type="float">
            <text:p>6.410028</text:p>
          </table:table-cell>
          <table:table-cell office:value-type="float" office:value="18.9576854833" calcext:value-type="float">
            <text:p>18.9576854833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410028" calcext:value-type="float">
            <text:p>6.410028</text:p>
          </table:table-cell>
          <table:table-cell office:value-type="float" office:value="19.10583005" calcext:value-type="float">
            <text:p>19.1058300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410028" calcext:value-type="float">
            <text:p>6.410028</text:p>
          </table:table-cell>
          <table:table-cell office:value-type="float" office:value="19.24291455" calcext:value-type="float">
            <text:p>19.2429145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410028" calcext:value-type="float">
            <text:p>6.410028</text:p>
          </table:table-cell>
          <table:table-cell office:value-type="float" office:value="19.3367473167" calcext:value-type="float">
            <text:p>19.3367473167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410028" calcext:value-type="float">
            <text:p>6.410028</text:p>
          </table:table-cell>
          <table:table-cell office:value-type="float" office:value="19.32740475" calcext:value-type="float">
            <text:p>19.3274047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410028" calcext:value-type="float">
            <text:p>6.410028</text:p>
          </table:table-cell>
          <table:table-cell office:value-type="float" office:value="19.3180621833" calcext:value-type="float">
            <text:p>19.318062183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5.786735" calcext:value-type="float">
            <text:p>15.786735</text:p>
          </table:table-cell>
          <table:table-cell office:value-type="float" office:value="19.3087196167" calcext:value-type="float">
            <text:p>19.3087196167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8.978649" calcext:value-type="float">
            <text:p>18.978649</text:p>
          </table:table-cell>
          <table:table-cell office:value-type="float" office:value="19.1430986" calcext:value-type="float">
            <text:p>19.1430986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.492611" calcext:value-type="float">
            <text:p>14.492611</text:p>
          </table:table-cell>
          <table:table-cell office:value-type="float" office:value="18.9242790167" calcext:value-type="float">
            <text:p>18.9242790167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.492611" calcext:value-type="float">
            <text:p>14.492611</text:p>
          </table:table-cell>
          <table:table-cell office:value-type="float" office:value="18.7802267333" calcext:value-type="float">
            <text:p>18.7802267333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.492611" calcext:value-type="float">
            <text:p>14.492611</text:p>
          </table:table-cell>
          <table:table-cell office:value-type="float" office:value="18.60638045" calcext:value-type="float">
            <text:p>18.6063804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.492611" calcext:value-type="float">
            <text:p>14.492611</text:p>
          </table:table-cell>
          <table:table-cell office:value-type="float" office:value="18.4858248" calcext:value-type="float">
            <text:p>18.4858248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.492611" calcext:value-type="float">
            <text:p>14.492611</text:p>
          </table:table-cell>
          <table:table-cell office:value-type="float" office:value="18.4208162333" calcext:value-type="float">
            <text:p>18.4208162333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.714664" calcext:value-type="float">
            <text:p>19.714664</text:p>
          </table:table-cell>
          <table:table-cell office:value-type="float" office:value="18.4036249667" calcext:value-type="float">
            <text:p>18.4036249667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3.986774" calcext:value-type="float">
            <text:p>23.986774</text:p>
          </table:table-cell>
          <table:table-cell office:value-type="float" office:value="18.3159800333" calcext:value-type="float">
            <text:p>18.315980033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.086358" calcext:value-type="float">
            <text:p>20.086358</text:p>
          </table:table-cell>
          <table:table-cell office:value-type="float" office:value="18.1277816667" calcext:value-type="float">
            <text:p>18.1277816667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0.086358" calcext:value-type="float">
            <text:p>20.086358</text:p>
          </table:table-cell>
          <table:table-cell office:value-type="float" office:value="17.92092175" calcext:value-type="float">
            <text:p>17.9209217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.086358" calcext:value-type="float">
            <text:p>20.086358</text:p>
          </table:table-cell>
          <table:table-cell office:value-type="float" office:value="17.7140618333" calcext:value-type="float">
            <text:p>17.714061833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.086358" calcext:value-type="float">
            <text:p>20.086358</text:p>
          </table:table-cell>
          <table:table-cell office:value-type="float" office:value="17.5072019167" calcext:value-type="float">
            <text:p>17.5072019167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.07794" calcext:value-type="float">
            <text:p>9.07794</text:p>
          </table:table-cell>
          <table:table-cell office:value-type="float" office:value="17.300342" calcext:value-type="float">
            <text:p>17.300342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2.545229" calcext:value-type="float">
            <text:p>32.545229</text:p>
          </table:table-cell>
          <table:table-cell office:value-type="float" office:value="17.2769557167" calcext:value-type="float">
            <text:p>17.2769557167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4.831063" calcext:value-type="float">
            <text:p>44.831063</text:p>
          </table:table-cell>
          <table:table-cell office:value-type="float" office:value="16.8404700667" calcext:value-type="float">
            <text:p>16.8404700667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7.329485" calcext:value-type="float">
            <text:p>47.329485</text:p>
          </table:table-cell>
          <table:table-cell office:value-type="float" office:value="16.2398744667" calcext:value-type="float">
            <text:p>16.239874466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8.375882" calcext:value-type="float">
            <text:p>28.375882</text:p>
          </table:table-cell>
          <table:table-cell office:value-type="float" office:value="15.6109708" calcext:value-type="float">
            <text:p>15.6109708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8.375882" calcext:value-type="float">
            <text:p>28.375882</text:p>
          </table:table-cell>
          <table:table-cell office:value-type="float" office:value="15.29206995" calcext:value-type="float">
            <text:p>15.2920699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.375882" calcext:value-type="float">
            <text:p>28.375882</text:p>
          </table:table-cell>
          <table:table-cell office:value-type="float" office:value="14.9559388833" calcext:value-type="float">
            <text:p>14.9559388833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4.534843" calcext:value-type="float">
            <text:p>124.534843</text:p>
          </table:table-cell>
          <table:table-cell office:value-type="float" office:value="14.6137380833" calcext:value-type="float">
            <text:p>14.6137380833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5.243791" calcext:value-type="float">
            <text:p>85.243791</text:p>
          </table:table-cell>
          <table:table-cell office:value-type="float" office:value="12.6969768" calcext:value-type="float">
            <text:p>12.6969768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7.173187" calcext:value-type="float">
            <text:p>57.173187</text:p>
          </table:table-cell>
          <table:table-cell office:value-type="float" office:value="11.4792343667" calcext:value-type="float">
            <text:p>11.479234366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.698831" calcext:value-type="float">
            <text:p>20.698831</text:p>
          </table:table-cell>
          <table:table-cell office:value-type="float" office:value="10.7575305833" calcext:value-type="float">
            <text:p>10.757530583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.698831" calcext:value-type="float">
            <text:p>20.698831</text:p>
          </table:table-cell>
          <table:table-cell office:value-type="float" office:value="10.6420717167" calcext:value-type="float">
            <text:p>10.642071716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.698831" calcext:value-type="float">
            <text:p>20.698831</text:p>
          </table:table-cell>
          <table:table-cell office:value-type="float" office:value="10.5084597333" calcext:value-type="float">
            <text:p>10.5084597333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.698831" calcext:value-type="float">
            <text:p>20.698831</text:p>
          </table:table-cell>
          <table:table-cell office:value-type="float" office:value="10.37031825" calcext:value-type="float">
            <text:p>10.3703182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0.698831" calcext:value-type="float">
            <text:p>20.698831</text:p>
          </table:table-cell>
          <table:table-cell office:value-type="float" office:value="10.2361217" calcext:value-type="float">
            <text:p>10.2361217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0.698831" calcext:value-type="float">
            <text:p>20.698831</text:p>
          </table:table-cell>
          <table:table-cell office:value-type="float" office:value="10.0530597167" calcext:value-type="float">
            <text:p>10.0530597167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.247265" calcext:value-type="float">
            <text:p>15.247265</text:p>
          </table:table-cell>
          <table:table-cell office:value-type="float" office:value="9.8699977333" calcext:value-type="float">
            <text:p>9.8699977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3.475766" calcext:value-type="float">
            <text:p>23.475766</text:p>
          </table:table-cell>
          <table:table-cell office:value-type="float" office:value="9.7777951833" calcext:value-type="float">
            <text:p>9.7777951833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4.165494" calcext:value-type="float">
            <text:p>24.165494</text:p>
          </table:table-cell>
          <table:table-cell office:value-type="float" office:value="9.54845095" calcext:value-type="float">
            <text:p>9.5484509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1.927483" calcext:value-type="float">
            <text:p>21.927483</text:p>
          </table:table-cell>
          <table:table-cell office:value-type="float" office:value="9.30761125" calcext:value-type="float">
            <text:p>9.3076112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8.60596" calcext:value-type="float">
            <text:p>18.60596</text:p>
          </table:table-cell>
          <table:table-cell office:value-type="float" office:value="9.0125739" calcext:value-type="float">
            <text:p>9.01257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.649078" calcext:value-type="float">
            <text:p>14.649078</text:p>
          </table:table-cell>
          <table:table-cell office:value-type="float" office:value="8.9268574833" calcext:value-type="float">
            <text:p>8.9268574833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.806053" calcext:value-type="float">
            <text:p>9.806053</text:p>
          </table:table-cell>
          <table:table-cell office:value-type="float" office:value="8.9173147167" calcext:value-type="float">
            <text:p>8.91731471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787645" calcext:value-type="float">
            <text:p>3.787645</text:p>
          </table:table-cell>
          <table:table-cell office:value-type="float" office:value="8.9440576167" calcext:value-type="float">
            <text:p>8.944057616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787645" calcext:value-type="float">
            <text:p>3.787645</text:p>
          </table:table-cell>
          <table:table-cell office:value-type="float" office:value="9.0198564667" calcext:value-type="float">
            <text:p>9.019856466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787645" calcext:value-type="float">
            <text:p>3.787645</text:p>
          </table:table-cell>
          <table:table-cell office:value-type="float" office:value="9.0743398" calcext:value-type="float">
            <text:p>9.0743398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787645" calcext:value-type="float">
            <text:p>3.787645</text:p>
          </table:table-cell>
          <table:table-cell office:value-type="float" office:value="9.1274574167" calcext:value-type="float">
            <text:p>9.1274574167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787645" calcext:value-type="float">
            <text:p>3.787645</text:p>
          </table:table-cell>
          <table:table-cell office:value-type="float" office:value="9.1684691167" calcext:value-type="float">
            <text:p>9.1684691167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787645" calcext:value-type="float">
            <text:p>3.787645</text:p>
          </table:table-cell>
          <table:table-cell office:value-type="float" office:value="9.178157" calcext:value-type="float">
            <text:p>9.178157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787645" calcext:value-type="float">
            <text:p>3.787645</text:p>
          </table:table-cell>
          <table:table-cell office:value-type="float" office:value="9.1446876" calcext:value-type="float">
            <text:p>9.1446876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787645" calcext:value-type="float">
            <text:p>3.787645</text:p>
          </table:table-cell>
          <table:table-cell office:value-type="float" office:value="9.1144289833" calcext:value-type="float">
            <text:p>9.1144289833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3.708132" calcext:value-type="float">
            <text:p>13.708132</text:p>
          </table:table-cell>
          <table:table-cell office:value-type="float" office:value="9.1325736667" calcext:value-type="float">
            <text:p>9.1325736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6.582091" calcext:value-type="float">
            <text:p>16.582091</text:p>
          </table:table-cell>
          <table:table-cell office:value-type="float" office:value="9.0252461167" calcext:value-type="float">
            <text:p>9.025246116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3.981549" calcext:value-type="float">
            <text:p>13.981549</text:p>
          </table:table-cell>
          <table:table-cell office:value-type="float" office:value="8.8893701167" calcext:value-type="float">
            <text:p>8.8893701167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.784807" calcext:value-type="float">
            <text:p>5.784807</text:p>
          </table:table-cell>
          <table:table-cell office:value-type="float" office:value="8.78788145" calcext:value-type="float">
            <text:p>8.7878814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784807" calcext:value-type="float">
            <text:p>5.784807</text:p>
          </table:table-cell>
          <table:table-cell office:value-type="float" office:value="8.7851570333" calcext:value-type="float">
            <text:p>8.7851570333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784807" calcext:value-type="float">
            <text:p>5.784807</text:p>
          </table:table-cell>
          <table:table-cell office:value-type="float" office:value="8.72831375" calcext:value-type="float">
            <text:p>8.72831375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.784807" calcext:value-type="float">
            <text:p>5.784807</text:p>
          </table:table-cell>
          <table:table-cell office:value-type="float" office:value="8.6852847" calcext:value-type="float">
            <text:p>8.685284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885826" calcext:value-type="float">
            <text:p>5.885826</text:p>
          </table:table-cell>
          <table:table-cell office:value-type="float" office:value="8.7026193167" calcext:value-type="float">
            <text:p>8.7026193167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.768611" calcext:value-type="float">
            <text:p>11.768611</text:p>
          </table:table-cell>
          <table:table-cell office:value-type="float" office:value="8.7623454333" calcext:value-type="float">
            <text:p>8.7623454333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.425786" calcext:value-type="float">
            <text:p>14.425786</text:p>
          </table:table-cell>
          <table:table-cell office:value-type="float" office:value="8.741609" calcext:value-type="float">
            <text:p>8.741609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.298702" calcext:value-type="float">
            <text:p>15.298702</text:p>
          </table:table-cell>
          <table:table-cell office:value-type="float" office:value="8.6682688" calcext:value-type="float">
            <text:p>8.6682688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.635098" calcext:value-type="float">
            <text:p>14.635098</text:p>
          </table:table-cell>
          <table:table-cell office:value-type="float" office:value="8.5540923833" calcext:value-type="float">
            <text:p>8.5540923833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2.039994" calcext:value-type="float">
            <text:p>12.039994</text:p>
          </table:table-cell>
          <table:table-cell office:value-type="float" office:value="8.4159450167" calcext:value-type="float">
            <text:p>8.41594501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.849474" calcext:value-type="float">
            <text:p>5.849474</text:p>
          </table:table-cell>
          <table:table-cell office:value-type="float" office:value="8.27611955" calcext:value-type="float">
            <text:p>8.2761195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.849474" calcext:value-type="float">
            <text:p>5.849474</text:p>
          </table:table-cell>
          <table:table-cell office:value-type="float" office:value="8.2394694167" calcext:value-type="float">
            <text:p>8.23946941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849474" calcext:value-type="float">
            <text:p>5.849474</text:p>
          </table:table-cell>
          <table:table-cell office:value-type="float" office:value="8.2028192833" calcext:value-type="float">
            <text:p>8.2028192833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.849474" calcext:value-type="float">
            <text:p>5.849474</text:p>
          </table:table-cell>
          <table:table-cell office:value-type="float" office:value="8.16616915" calcext:value-type="float">
            <text:p>8.16616915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.849474" calcext:value-type="float">
            <text:p>5.849474</text:p>
          </table:table-cell>
          <table:table-cell office:value-type="float" office:value="8.1295190167" calcext:value-type="float">
            <text:p>8.1295190167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.849474" calcext:value-type="float">
            <text:p>5.849474</text:p>
          </table:table-cell>
          <table:table-cell office:value-type="float" office:value="8.1426773833" calcext:value-type="float">
            <text:p>8.1426773833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.061834" calcext:value-type="float">
            <text:p>4.061834</text:p>
          </table:table-cell>
          <table:table-cell office:value-type="float" office:value="8.2044829333" calcext:value-type="float">
            <text:p>8.2044829333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.259272" calcext:value-type="float">
            <text:p>7.259272</text:p>
          </table:table-cell>
          <table:table-cell office:value-type="float" office:value="8.3205663333" calcext:value-type="float">
            <text:p>8.3205663333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.592097" calcext:value-type="float">
            <text:p>10.592097</text:p>
          </table:table-cell>
          <table:table-cell office:value-type="float" office:value="8.3879146167" calcext:value-type="float">
            <text:p>8.3879146167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3.461135" calcext:value-type="float">
            <text:p>13.461135</text:p>
          </table:table-cell>
          <table:table-cell office:value-type="float" office:value="8.3869574667" calcext:value-type="float">
            <text:p>8.3869574667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.455968" calcext:value-type="float">
            <text:p>14.455968</text:p>
          </table:table-cell>
          <table:table-cell office:value-type="float" office:value="8.30766375" calcext:value-type="float">
            <text:p>8.30766375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2.694872" calcext:value-type="float">
            <text:p>12.694872</text:p>
          </table:table-cell>
          <table:table-cell office:value-type="float" office:value="8.1589903167" calcext:value-type="float">
            <text:p>8.158990316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.674763" calcext:value-type="float">
            <text:p>7.674763</text:p>
          </table:table-cell>
          <table:table-cell office:value-type="float" office:value="8.0396684833" calcext:value-type="float">
            <text:p>8.0396684833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.674763" calcext:value-type="float">
            <text:p>7.674763</text:p>
          </table:table-cell>
          <table:table-cell office:value-type="float" office:value="8.0040151333" calcext:value-type="float">
            <text:p>8.0040151333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.674763" calcext:value-type="float">
            <text:p>7.674763</text:p>
          </table:table-cell>
          <table:table-cell office:value-type="float" office:value="7.9683617833" calcext:value-type="float">
            <text:p>7.9683617833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.674763" calcext:value-type="float">
            <text:p>7.674763</text:p>
          </table:table-cell>
          <table:table-cell office:value-type="float" office:value="7.9318259167" calcext:value-type="float">
            <text:p>7.9318259167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.674763" calcext:value-type="float">
            <text:p>7.674763</text:p>
          </table:table-cell>
          <table:table-cell office:value-type="float" office:value="7.9231088833" calcext:value-type="float">
            <text:p>7.9231088833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35609" calcext:value-type="float">
            <text:p>6.35609</text:p>
          </table:table-cell>
          <table:table-cell office:value-type="float" office:value="7.9185593333" calcext:value-type="float">
            <text:p>7.9185593333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8.795327" calcext:value-type="float">
            <text:p>8.795327</text:p>
          </table:table-cell>
          <table:table-cell office:value-type="float" office:value="7.93343345" calcext:value-type="float">
            <text:p>7.93343345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9.595265" calcext:value-type="float">
            <text:p>9.595265</text:p>
          </table:table-cell>
          <table:table-cell office:value-type="float" office:value="7.91154925" calcext:value-type="float">
            <text:p>7.91154925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9.241831" calcext:value-type="float">
            <text:p>9.241831</text:p>
          </table:table-cell>
          <table:table-cell office:value-type="float" office:value="7.8834488667" calcext:value-type="float">
            <text:p>7.8834488667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8.208018" calcext:value-type="float">
            <text:p>8.208018</text:p>
          </table:table-cell>
          <table:table-cell office:value-type="float" office:value="7.8606543833" calcext:value-type="float">
            <text:p>7.8606543833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.843834" calcext:value-type="float">
            <text:p>7.843834</text:p>
          </table:table-cell>
          <table:table-cell office:value-type="float" office:value="7.8422699167" calcext:value-type="float">
            <text:p>7.8422699167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9.529166" calcext:value-type="float">
            <text:p>9.529166</text:p>
          </table:table-cell>
          <table:table-cell office:value-type="float" office:value="7.8083328333" calcext:value-type="float">
            <text:p>7.8083328333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2.179245" calcext:value-type="float">
            <text:p>12.179245</text:p>
          </table:table-cell>
          <table:table-cell office:value-type="float" office:value="7.72411725" calcext:value-type="float">
            <text:p>7.72411725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3.87096" calcext:value-type="float">
            <text:p>13.87096</text:p>
          </table:table-cell>
          <table:table-cell office:value-type="float" office:value="7.5852208833" calcext:value-type="float">
            <text:p>7.585220883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.771299" calcext:value-type="float">
            <text:p>13.771299</text:p>
          </table:table-cell>
          <table:table-cell office:value-type="float" office:value="7.4280529833" calcext:value-type="float">
            <text:p>7.4280529833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2.682112" calcext:value-type="float">
            <text:p>12.682112</text:p>
          </table:table-cell>
          <table:table-cell office:value-type="float" office:value="7.2937432167" calcext:value-type="float">
            <text:p>7.2937432167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2.410342" calcext:value-type="float">
            <text:p>12.410342</text:p>
          </table:table-cell>
          <table:table-cell office:value-type="float" office:value="7.1971172" calcext:value-type="float">
            <text:p>7.1971172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2.647038" calcext:value-type="float">
            <text:p>12.647038</text:p>
          </table:table-cell>
          <table:table-cell office:value-type="float" office:value="7.1161919333" calcext:value-type="float">
            <text:p>7.1161919333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.715112" calcext:value-type="float">
            <text:p>9.715112</text:p>
          </table:table-cell>
          <table:table-cell office:value-type="float" office:value="7.0328603167" calcext:value-type="float">
            <text:p>7.0328603167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.715112" calcext:value-type="float">
            <text:p>9.715112</text:p>
          </table:table-cell>
          <table:table-cell office:value-type="float" office:value="6.9932098333" calcext:value-type="float">
            <text:p>6.9932098333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.715112" calcext:value-type="float">
            <text:p>9.715112</text:p>
          </table:table-cell>
          <table:table-cell office:value-type="float" office:value="6.9470896333" calcext:value-type="float">
            <text:p>6.9470896333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9.715112" calcext:value-type="float">
            <text:p>9.715112</text:p>
          </table:table-cell>
          <table:table-cell office:value-type="float" office:value="6.8977052333" calcext:value-type="float">
            <text:p>6.8977052333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9.715112" calcext:value-type="float">
            <text:p>9.715112</text:p>
          </table:table-cell>
          <table:table-cell office:value-type="float" office:value="6.8479288833" calcext:value-type="float">
            <text:p>6.8479288833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.225242" calcext:value-type="float">
            <text:p>4.225242</text:p>
          </table:table-cell>
          <table:table-cell office:value-type="float" office:value="6.79704765" calcext:value-type="float">
            <text:p>6.79704765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3.462975" calcext:value-type="float">
            <text:p>13.462975</text:p>
          </table:table-cell>
          <table:table-cell office:value-type="float" office:value="6.835297" calcext:value-type="float">
            <text:p>6.835297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.076512" calcext:value-type="float">
            <text:p>14.076512</text:p>
          </table:table-cell>
          <table:table-cell office:value-type="float" office:value="6.7211176167" calcext:value-type="float">
            <text:p>6.7211176167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.410627" calcext:value-type="float">
            <text:p>11.410627</text:p>
          </table:table-cell>
          <table:table-cell office:value-type="float" office:value="6.6068342333" calcext:value-type="float">
            <text:p>6.6068342333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.335576" calcext:value-type="float">
            <text:p>8.335576</text:p>
          </table:table-cell>
          <table:table-cell office:value-type="float" office:value="6.5517899" calcext:value-type="float">
            <text:p>6.5517899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.056645" calcext:value-type="float">
            <text:p>7.056645</text:p>
          </table:table-cell>
          <table:table-cell office:value-type="float" office:value="6.5578131" calcext:value-type="float">
            <text:p>6.5578131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974702" calcext:value-type="float">
            <text:p>6.974702</text:p>
          </table:table-cell>
          <table:table-cell office:value-type="float" office:value="6.5811625833" calcext:value-type="float">
            <text:p>6.5811625833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248347" calcext:value-type="float">
            <text:p>6.248347</text:p>
          </table:table-cell>
          <table:table-cell office:value-type="float" office:value="6.5827956333" calcext:value-type="float">
            <text:p>6.5827956333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.368918" calcext:value-type="float">
            <text:p>4.368918</text:p>
          </table:table-cell>
          <table:table-cell office:value-type="float" office:value="6.5535057667" calcext:value-type="float">
            <text:p>6.5535057667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.779481" calcext:value-type="float">
            <text:p>1.779481</text:p>
          </table:table-cell>
          <table:table-cell office:value-type="float" office:value="6.4923800667" calcext:value-type="float">
            <text:p>6.4923800667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.972128" calcext:value-type="float">
            <text:p>1.972128</text:p>
          </table:table-cell>
          <table:table-cell office:value-type="float" office:value="6.5019908667" calcext:value-type="float">
            <text:p>6.5019908667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.876326" calcext:value-type="float">
            <text:p>4.876326</text:p>
          </table:table-cell>
          <table:table-cell office:value-type="float" office:value="6.56326035" calcext:value-type="float">
            <text:p>6.56326035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.268479" calcext:value-type="float">
            <text:p>7.268479</text:p>
          </table:table-cell>
          <table:table-cell office:value-type="float" office:value="6.6100469167" calcext:value-type="float">
            <text:p>6.6100469167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.429531" calcext:value-type="float">
            <text:p>8.429531</text:p>
          </table:table-cell>
          <table:table-cell office:value-type="float" office:value="6.6253068333" calcext:value-type="float">
            <text:p>6.6253068333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.892229" calcext:value-type="float">
            <text:p>7.892229</text:p>
          </table:table-cell>
          <table:table-cell office:value-type="float" office:value="6.6063392333" calcext:value-type="float">
            <text:p>6.6063392333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.621342" calcext:value-type="float">
            <text:p>5.621342</text:p>
          </table:table-cell>
          <table:table-cell office:value-type="float" office:value="6.5695694833" calcext:value-type="float">
            <text:p>6.5695694833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.37421" calcext:value-type="float">
            <text:p>2.37421</text:p>
          </table:table-cell>
          <table:table-cell office:value-type="float" office:value="6.5546565833" calcext:value-type="float">
            <text:p>6.5546565833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203064" calcext:value-type="float">
            <text:p>3.203064</text:p>
          </table:table-cell>
          <table:table-cell office:value-type="float" office:value="6.6077716" calcext:value-type="float">
            <text:p>6.6077716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824884" calcext:value-type="float">
            <text:p>6.824884</text:p>
          </table:table-cell>
          <table:table-cell office:value-type="float" office:value="6.6754994" calcext:value-type="float">
            <text:p>6.6754994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9.469393" calcext:value-type="float">
            <text:p>9.469393</text:p>
          </table:table-cell>
          <table:table-cell office:value-type="float" office:value="6.7067770333" calcext:value-type="float">
            <text:p>6.7067770333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.524425" calcext:value-type="float">
            <text:p>10.524425</text:p>
          </table:table-cell>
          <table:table-cell office:value-type="float" office:value="6.7061609" calcext:value-type="float">
            <text:p>6.7061609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.025374" calcext:value-type="float">
            <text:p>10.025374</text:p>
          </table:table-cell>
          <table:table-cell office:value-type="float" office:value="6.6878056667" calcext:value-type="float">
            <text:p>6.6878056667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.448117" calcext:value-type="float">
            <text:p>8.448117</text:p>
          </table:table-cell>
          <table:table-cell office:value-type="float" office:value="6.6677940333" calcext:value-type="float">
            <text:p>6.6677940333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346256" calcext:value-type="float">
            <text:p>6.346256</text:p>
          </table:table-cell>
          <table:table-cell office:value-type="float" office:value="6.65698805" calcext:value-type="float">
            <text:p>6.65698805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.650466" calcext:value-type="float">
            <text:p>3.650466</text:p>
          </table:table-cell>
          <table:table-cell office:value-type="float" office:value="6.65699" calcext:value-type="float">
            <text:p>6.65699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.650466" calcext:value-type="float">
            <text:p>3.650466</text:p>
          </table:table-cell>
          <table:table-cell office:value-type="float" office:value="6.6646201833" calcext:value-type="float">
            <text:p>6.6646201833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.650466" calcext:value-type="float">
            <text:p>3.650466</text:p>
          </table:table-cell>
          <table:table-cell office:value-type="float" office:value="6.6722503667" calcext:value-type="float">
            <text:p>6.6722503667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.650466" calcext:value-type="float">
            <text:p>3.650466</text:p>
          </table:table-cell>
          <table:table-cell office:value-type="float" office:value="6.67988055" calcext:value-type="float">
            <text:p>6.67988055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.650466" calcext:value-type="float">
            <text:p>3.650466</text:p>
          </table:table-cell>
          <table:table-cell office:value-type="float" office:value="6.6875107333" calcext:value-type="float">
            <text:p>6.6875107333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638976" calcext:value-type="float">
            <text:p>6.638976</text:p>
          </table:table-cell>
          <table:table-cell office:value-type="float" office:value="6.7062199833" calcext:value-type="float">
            <text:p>6.7062199833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.557807" calcext:value-type="float">
            <text:p>9.557807</text:p>
          </table:table-cell>
          <table:table-cell office:value-type="float" office:value="6.7366386" calcext:value-type="float">
            <text:p>6.7366386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.026838" calcext:value-type="float">
            <text:p>11.026838</text:p>
          </table:table-cell>
          <table:table-cell office:value-type="float" office:value="6.7484628833" calcext:value-type="float">
            <text:p>6.7484628833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.300169" calcext:value-type="float">
            <text:p>11.300169</text:p>
          </table:table-cell>
          <table:table-cell office:value-type="float" office:value="6.7325714833" calcext:value-type="float">
            <text:p>6.7325714833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.534668" calcext:value-type="float">
            <text:p>10.534668</text:p>
          </table:table-cell>
          <table:table-cell office:value-type="float" office:value="6.6762262667" calcext:value-type="float">
            <text:p>6.6762262667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.703512" calcext:value-type="float">
            <text:p>8.703512</text:p>
          </table:table-cell>
          <table:table-cell office:value-type="float" office:value="6.5684321833" calcext:value-type="float">
            <text:p>6.5684321833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5.535562" calcext:value-type="float">
            <text:p>5.535562</text:p>
          </table:table-cell>
          <table:table-cell office:value-type="float" office:value="6.4911573667" calcext:value-type="float">
            <text:p>6.4911573667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.535562" calcext:value-type="float">
            <text:p>5.535562</text:p>
          </table:table-cell>
          <table:table-cell office:value-type="float" office:value="6.45049015" calcext:value-type="float">
            <text:p>6.45049015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.535562" calcext:value-type="float">
            <text:p>5.535562</text:p>
          </table:table-cell>
          <table:table-cell office:value-type="float" office:value="6.4776969833" calcext:value-type="float">
            <text:p>6.4776969833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.535562" calcext:value-type="float">
            <text:p>5.535562</text:p>
          </table:table-cell>
          <table:table-cell office:value-type="float" office:value="6.5454419" calcext:value-type="float">
            <text:p>6.5454419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.482611" calcext:value-type="float">
            <text:p>5.482611</text:p>
          </table:table-cell>
          <table:table-cell office:value-type="float" office:value="6.6241143" calcext:value-type="float">
            <text:p>6.6241143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.151741" calcext:value-type="float">
            <text:p>7.151741</text:p>
          </table:table-cell>
          <table:table-cell office:value-type="float" office:value="6.6832771" calcext:value-type="float">
            <text:p>6.6832771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.40179" calcext:value-type="float">
            <text:p>7.40179</text:p>
          </table:table-cell>
          <table:table-cell office:value-type="float" office:value="6.6664891833" calcext:value-type="float">
            <text:p>6.6664891833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.248537" calcext:value-type="float">
            <text:p>7.248537</text:p>
          </table:table-cell>
          <table:table-cell office:value-type="float" office:value="6.5800401833" calcext:value-type="float">
            <text:p>6.5800401833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.482275" calcext:value-type="float">
            <text:p>7.482275</text:p>
          </table:table-cell>
          <table:table-cell office:value-type="float" office:value="6.49778695" calcext:value-type="float">
            <text:p>6.49778695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.909242" calcext:value-type="float">
            <text:p>7.909242</text:p>
          </table:table-cell>
          <table:table-cell office:value-type="float" office:value="6.4711844333" calcext:value-type="float">
            <text:p>6.4711844333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.874162" calcext:value-type="float">
            <text:p>7.874162</text:p>
          </table:table-cell>
          <table:table-cell office:value-type="float" office:value="6.4753919" calcext:value-type="float">
            <text:p>6.4753919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7.10495" calcext:value-type="float">
            <text:p>7.10495</text:p>
          </table:table-cell>
          <table:table-cell office:value-type="float" office:value="6.4903894" calcext:value-type="float">
            <text:p>6.4903894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.807609" calcext:value-type="float">
            <text:p>5.807609</text:p>
          </table:table-cell>
          <table:table-cell office:value-type="float" office:value="6.5043590667" calcext:value-type="float">
            <text:p>6.5043590667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476231" calcext:value-type="float">
            <text:p>4.476231</text:p>
          </table:table-cell>
          <table:table-cell office:value-type="float" office:value="6.5156826833" calcext:value-type="float">
            <text:p>6.5156826833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.845463" calcext:value-type="float">
            <text:p>3.845463</text:p>
          </table:table-cell>
          <table:table-cell office:value-type="float" office:value="6.5358465667" calcext:value-type="float">
            <text:p>6.5358465667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.440886" calcext:value-type="float">
            <text:p>4.440886</text:p>
          </table:table-cell>
          <table:table-cell office:value-type="float" office:value="6.57488485" calcext:value-type="float">
            <text:p>6.57488485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.712713" calcext:value-type="float">
            <text:p>5.712713</text:p>
          </table:table-cell>
          <table:table-cell office:value-type="float" office:value="6.6206732167" calcext:value-type="float">
            <text:p>6.6206732167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884551" calcext:value-type="float">
            <text:p>6.884551</text:p>
          </table:table-cell>
          <table:table-cell office:value-type="float" office:value="6.65722605" calcext:value-type="float">
            <text:p>6.65722605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.554826" calcext:value-type="float">
            <text:p>7.554826</text:p>
          </table:table-cell>
          <table:table-cell office:value-type="float" office:value="6.6771887167" calcext:value-type="float">
            <text:p>6.6771887167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.647141" calcext:value-type="float">
            <text:p>7.647141</text:p>
          </table:table-cell>
          <table:table-cell office:value-type="float" office:value="6.67724455" calcext:value-type="float">
            <text:p>6.67724455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.336083" calcext:value-type="float">
            <text:p>7.336083</text:p>
          </table:table-cell>
          <table:table-cell office:value-type="float" office:value="6.6500351333" calcext:value-type="float">
            <text:p>6.6500351333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9479" calcext:value-type="float">
            <text:p>6.9479</text:p>
          </table:table-cell>
          <table:table-cell office:value-type="float" office:value="6.5720192" calcext:value-type="float">
            <text:p>6.5720192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752048" calcext:value-type="float">
            <text:p>6.752048</text:p>
          </table:table-cell>
          <table:table-cell office:value-type="float" office:value="6.5004729833" calcext:value-type="float">
            <text:p>6.5004729833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728531" calcext:value-type="float">
            <text:p>6.728531</text:p>
          </table:table-cell>
          <table:table-cell office:value-type="float" office:value="6.4321909667" calcext:value-type="float">
            <text:p>6.4321909667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662238" calcext:value-type="float">
            <text:p>6.662238</text:p>
          </table:table-cell>
          <table:table-cell office:value-type="float" office:value="6.38755" calcext:value-type="float">
            <text:p>6.38755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520203" calcext:value-type="float">
            <text:p>6.520203</text:p>
          </table:table-cell>
          <table:table-cell office:value-type="float" office:value="6.405914" calcext:value-type="float">
            <text:p>6.405914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612212" calcext:value-type="float">
            <text:p>6.612212</text:p>
          </table:table-cell>
          <table:table-cell office:value-type="float" office:value="6.4569658333" calcext:value-type="float">
            <text:p>6.4569658333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.219509" calcext:value-type="float">
            <text:p>7.219509</text:p>
          </table:table-cell>
          <table:table-cell office:value-type="float" office:value="6.5104604167" calcext:value-type="float">
            <text:p>6.5104604167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8.107967" calcext:value-type="float">
            <text:p>8.107967</text:p>
          </table:table-cell>
          <table:table-cell office:value-type="float" office:value="6.540045" calcext:value-type="float">
            <text:p>6.540045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8.696968" calcext:value-type="float">
            <text:p>8.696968</text:p>
          </table:table-cell>
          <table:table-cell office:value-type="float" office:value="6.5367592" calcext:value-type="float">
            <text:p>6.5367592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8.457614" calcext:value-type="float">
            <text:p>8.457614</text:p>
          </table:table-cell>
          <table:table-cell office:value-type="float" office:value="6.5117002167" calcext:value-type="float">
            <text:p>6.5117002167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.072685" calcext:value-type="float">
            <text:p>7.072685</text:p>
          </table:table-cell>
          <table:table-cell office:value-type="float" office:value="6.4840077" calcext:value-type="float">
            <text:p>6.4840077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490955" calcext:value-type="float">
            <text:p>4.490955</text:p>
          </table:table-cell>
          <table:table-cell office:value-type="float" office:value="6.4724688" calcext:value-type="float">
            <text:p>6.4724688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01376" calcext:value-type="float">
            <text:p>0.701376</text:p>
          </table:table-cell>
          <table:table-cell office:value-type="float" office:value="6.497868" calcext:value-type="float">
            <text:p>6.497868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.356129" calcext:value-type="float">
            <text:p>2.356129</text:p>
          </table:table-cell>
          <table:table-cell office:value-type="float" office:value="6.5879853667" calcext:value-type="float">
            <text:p>6.5879853667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.648297" calcext:value-type="float">
            <text:p>5.648297</text:p>
          </table:table-cell>
          <table:table-cell office:value-type="float" office:value="6.6600008833" calcext:value-type="float">
            <text:p>6.6600008833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.68352" calcext:value-type="float">
            <text:p>7.68352</text:p>
          </table:table-cell>
          <table:table-cell office:value-type="float" office:value="6.6858291833" calcext:value-type="float">
            <text:p>6.6858291833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.184074" calcext:value-type="float">
            <text:p>8.184074</text:p>
          </table:table-cell>
          <table:table-cell office:value-type="float" office:value="6.6780657833" calcext:value-type="float">
            <text:p>6.6780657833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.291475" calcext:value-type="float">
            <text:p>7.291475</text:p>
          </table:table-cell>
          <table:table-cell office:value-type="float" office:value="6.6528774333" calcext:value-type="float">
            <text:p>6.6528774333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.686044" calcext:value-type="float">
            <text:p>5.686044</text:p>
          </table:table-cell>
          <table:table-cell office:value-type="float" office:value="6.62950645" calcext:value-type="float">
            <text:p>6.62950645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.726568" calcext:value-type="float">
            <text:p>4.726568</text:p>
          </table:table-cell>
          <table:table-cell office:value-type="float" office:value="6.6259650167" calcext:value-type="float">
            <text:p>6.6259650167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.561111" calcext:value-type="float">
            <text:p>5.561111</text:p>
          </table:table-cell>
          <table:table-cell office:value-type="float" office:value="6.6455569667" calcext:value-type="float">
            <text:p>6.6455569667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.266732" calcext:value-type="float">
            <text:p>7.266732</text:p>
          </table:table-cell>
          <table:table-cell office:value-type="float" office:value="6.6687493667" calcext:value-type="float">
            <text:p>6.6687493667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.701542" calcext:value-type="float">
            <text:p>8.701542</text:p>
          </table:table-cell>
          <table:table-cell office:value-type="float" office:value="6.6806663167" calcext:value-type="float">
            <text:p>6.6806663167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9.432425" calcext:value-type="float">
            <text:p>9.432425</text:p>
          </table:table-cell>
          <table:table-cell office:value-type="float" office:value="6.6766056333" calcext:value-type="float">
            <text:p>6.6766056333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.423111" calcext:value-type="float">
            <text:p>9.423111</text:p>
          </table:table-cell>
          <table:table-cell office:value-type="float" office:value="6.65515925" calcext:value-type="float">
            <text:p>6.65515925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.824676" calcext:value-type="float">
            <text:p>8.824676</text:p>
          </table:table-cell>
          <table:table-cell office:value-type="float" office:value="6.61735855" calcext:value-type="float">
            <text:p>6.61735855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.799758" calcext:value-type="float">
            <text:p>7.799758</text:p>
          </table:table-cell>
          <table:table-cell office:value-type="float" office:value="6.5686166333" calcext:value-type="float">
            <text:p>6.5686166333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346373" calcext:value-type="float">
            <text:p>6.346373</text:p>
          </table:table-cell>
          <table:table-cell office:value-type="float" office:value="6.5208390667" calcext:value-type="float">
            <text:p>6.5208390667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.108277" calcext:value-type="float">
            <text:p>4.108277</text:p>
          </table:table-cell>
          <table:table-cell office:value-type="float" office:value="6.4926846333" calcext:value-type="float">
            <text:p>6.4926846333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.108277" calcext:value-type="float">
            <text:p>4.108277</text:p>
          </table:table-cell>
          <table:table-cell office:value-type="float" office:value="6.5096371667" calcext:value-type="float">
            <text:p>6.5096371667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.108277" calcext:value-type="float">
            <text:p>4.108277</text:p>
          </table:table-cell>
          <table:table-cell office:value-type="float" office:value="6.5442054667" calcext:value-type="float">
            <text:p>6.5442054667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.108277" calcext:value-type="float">
            <text:p>4.108277</text:p>
          </table:table-cell>
          <table:table-cell office:value-type="float" office:value="6.60179115" calcext:value-type="float">
            <text:p>6.60179115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.773021" calcext:value-type="float">
            <text:p>4.773021</text:p>
          </table:table-cell>
          <table:table-cell office:value-type="float" office:value="6.68100215" calcext:value-type="float">
            <text:p>6.68100215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.464093" calcext:value-type="float">
            <text:p>8.464093</text:p>
          </table:table-cell>
          <table:table-cell office:value-type="float" office:value="6.7610789167" calcext:value-type="float">
            <text:p>6.7610789167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.267264" calcext:value-type="float">
            <text:p>10.267264</text:p>
          </table:table-cell>
          <table:table-cell office:value-type="float" office:value="6.7737046167" calcext:value-type="float">
            <text:p>6.7737046167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.073354" calcext:value-type="float">
            <text:p>10.073354</text:p>
          </table:table-cell>
          <table:table-cell office:value-type="float" office:value="6.7255443167" calcext:value-type="float">
            <text:p>6.7255443167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.919456" calcext:value-type="float">
            <text:p>7.919456</text:p>
          </table:table-cell>
          <table:table-cell office:value-type="float" office:value="6.6149650167" calcext:value-type="float">
            <text:p>6.6149650167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.067023" calcext:value-type="float">
            <text:p>4.067023</text:p>
          </table:table-cell>
          <table:table-cell office:value-type="float" office:value="6.5402840167" calcext:value-type="float">
            <text:p>6.5402840167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.067023" calcext:value-type="float">
            <text:p>4.067023</text:p>
          </table:table-cell>
          <table:table-cell office:value-type="float" office:value="6.5298102333" calcext:value-type="float">
            <text:p>6.5298102333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.095529" calcext:value-type="float">
            <text:p>3.095529</text:p>
          </table:table-cell>
          <table:table-cell office:value-type="float" office:value="6.56477195" calcext:value-type="float">
            <text:p>6.56477195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.167972" calcext:value-type="float">
            <text:p>7.167972</text:p>
          </table:table-cell>
          <table:table-cell office:value-type="float" office:value="6.6793993667" calcext:value-type="float">
            <text:p>6.6793993667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.600257" calcext:value-type="float">
            <text:p>9.600257</text:p>
          </table:table-cell>
          <table:table-cell office:value-type="float" office:value="6.7573112833" calcext:value-type="float">
            <text:p>6.7573112833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.255906" calcext:value-type="float">
            <text:p>10.255906</text:p>
          </table:table-cell>
          <table:table-cell office:value-type="float" office:value="6.7928140333" calcext:value-type="float">
            <text:p>6.7928140333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9.032379" calcext:value-type="float">
            <text:p>9.032379</text:p>
          </table:table-cell>
          <table:table-cell office:value-type="float" office:value="6.7832217667" calcext:value-type="float">
            <text:p>6.7832217667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144466" calcext:value-type="float">
            <text:p>6.144466</text:p>
          </table:table-cell>
          <table:table-cell office:value-type="float" office:value="6.72681115" calcext:value-type="float">
            <text:p>6.72681115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.21485" calcext:value-type="float">
            <text:p>2.21485</text:p>
          </table:table-cell>
          <table:table-cell office:value-type="float" office:value="6.7185324167" calcext:value-type="float">
            <text:p>6.7185324167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.313343" calcext:value-type="float">
            <text:p>2.313343</text:p>
          </table:table-cell>
          <table:table-cell office:value-type="float" office:value="6.7757472833" calcext:value-type="float">
            <text:p>6.7757472833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.886124" calcext:value-type="float">
            <text:p>5.886124</text:p>
          </table:table-cell>
          <table:table-cell office:value-type="float" office:value="6.8313206" calcext:value-type="float">
            <text:p>6.8313206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.16169" calcext:value-type="float">
            <text:p>8.16169</text:p>
          </table:table-cell>
          <table:table-cell office:value-type="float" office:value="6.7741863333" calcext:value-type="float">
            <text:p>6.7741863333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8.774012" calcext:value-type="float">
            <text:p>8.774012</text:p>
          </table:table-cell>
          <table:table-cell office:value-type="float" office:value="6.7357321667" calcext:value-type="float">
            <text:p>6.7357321667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.94313" calcext:value-type="float">
            <text:p>7.94313</text:p>
          </table:table-cell>
          <table:table-cell office:value-type="float" office:value="6.7141969667" calcext:value-type="float">
            <text:p>6.7141969667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487026" calcext:value-type="float">
            <text:p>6.487026</text:p>
          </table:table-cell>
          <table:table-cell office:value-type="float" office:value="6.7238843833" calcext:value-type="float">
            <text:p>6.7238843833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.686064" calcext:value-type="float">
            <text:p>5.686064</text:p>
          </table:table-cell>
          <table:table-cell office:value-type="float" office:value="6.76792835" calcext:value-type="float">
            <text:p>6.76792835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18776" calcext:value-type="float">
            <text:p>6.18776</text:p>
          </table:table-cell>
          <table:table-cell office:value-type="float" office:value="6.8241795333" calcext:value-type="float">
            <text:p>6.8241795333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.188188" calcext:value-type="float">
            <text:p>7.188188</text:p>
          </table:table-cell>
          <table:table-cell office:value-type="float" office:value="6.8561088833" calcext:value-type="float">
            <text:p>6.8561088833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.905883" calcext:value-type="float">
            <text:p>7.905883</text:p>
          </table:table-cell>
          <table:table-cell office:value-type="float" office:value="6.8424404333" calcext:value-type="float">
            <text:p>6.8424404333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8.082311" calcext:value-type="float">
            <text:p>8.082311</text:p>
          </table:table-cell>
          <table:table-cell office:value-type="float" office:value="6.7857574667" calcext:value-type="float">
            <text:p>6.7857574667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.558176" calcext:value-type="float">
            <text:p>7.558176</text:p>
          </table:table-cell>
          <table:table-cell office:value-type="float" office:value="6.7156176833" calcext:value-type="float">
            <text:p>6.7156176833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014576" calcext:value-type="float">
            <text:p>6.014576</text:p>
          </table:table-cell>
          <table:table-cell office:value-type="float" office:value="6.66977155" calcext:value-type="float">
            <text:p>6.66977155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.655127" calcext:value-type="float">
            <text:p>2.655127</text:p>
          </table:table-cell>
          <table:table-cell office:value-type="float" office:value="6.6654482167" calcext:value-type="float">
            <text:p>6.6654482167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.655127" calcext:value-type="float">
            <text:p>2.655127</text:p>
          </table:table-cell>
          <table:table-cell office:value-type="float" office:value="6.71947295" calcext:value-type="float">
            <text:p>6.71947295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.655127" calcext:value-type="float">
            <text:p>2.655127</text:p>
          </table:table-cell>
          <table:table-cell office:value-type="float" office:value="6.7657728" calcext:value-type="float">
            <text:p>6.7657728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.050073" calcext:value-type="float">
            <text:p>4.050073</text:p>
          </table:table-cell>
          <table:table-cell office:value-type="float" office:value="6.8118257167" calcext:value-type="float">
            <text:p>6.8118257167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.764078" calcext:value-type="float">
            <text:p>7.764078</text:p>
          </table:table-cell>
          <table:table-cell office:value-type="float" office:value="6.8547240667" calcext:value-type="float">
            <text:p>6.8547240667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.583313" calcext:value-type="float">
            <text:p>9.583313</text:p>
          </table:table-cell>
          <table:table-cell office:value-type="float" office:value="6.8638377667" calcext:value-type="float">
            <text:p>6.8638377667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9.821887" calcext:value-type="float">
            <text:p>9.821887</text:p>
          </table:table-cell>
          <table:table-cell office:value-type="float" office:value="6.8623705" calcext:value-type="float">
            <text:p>6.862370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8.994584" calcext:value-type="float">
            <text:p>8.994584</text:p>
          </table:table-cell>
          <table:table-cell office:value-type="float" office:value="6.86088765" calcext:value-type="float">
            <text:p>6.86088765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.910819" calcext:value-type="float">
            <text:p>7.910819</text:p>
          </table:table-cell>
          <table:table-cell office:value-type="float" office:value="6.861789" calcext:value-type="float">
            <text:p>6.861789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.193429" calcext:value-type="float">
            <text:p>7.193429</text:p>
          </table:table-cell>
          <table:table-cell office:value-type="float" office:value="6.8594043" calcext:value-type="float">
            <text:p>6.8594043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796063" calcext:value-type="float">
            <text:p>6.796063</text:p>
          </table:table-cell>
          <table:table-cell office:value-type="float" office:value="6.8462551167" calcext:value-type="float">
            <text:p>6.8462551167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380351" calcext:value-type="float">
            <text:p>6.380351</text:p>
          </table:table-cell>
          <table:table-cell office:value-type="float" office:value="6.82580735" calcext:value-type="float">
            <text:p>6.82580735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014907" calcext:value-type="float">
            <text:p>6.014907</text:p>
          </table:table-cell>
          <table:table-cell office:value-type="float" office:value="6.8119963333" calcext:value-type="float">
            <text:p>6.8119963333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108418" calcext:value-type="float">
            <text:p>6.108418</text:p>
          </table:table-cell>
          <table:table-cell office:value-type="float" office:value="6.8106714667" calcext:value-type="float">
            <text:p>6.8106714667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67706" calcext:value-type="float">
            <text:p>6.67706</text:p>
          </table:table-cell>
          <table:table-cell office:value-type="float" office:value="6.8124238667" calcext:value-type="float">
            <text:p>6.8124238667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7.197995" calcext:value-type="float">
            <text:p>7.197995</text:p>
          </table:table-cell>
          <table:table-cell office:value-type="float" office:value="6.8071540167" calcext:value-type="float">
            <text:p>6.8071540167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7.217716" calcext:value-type="float">
            <text:p>7.217716</text:p>
          </table:table-cell>
          <table:table-cell office:value-type="float" office:value="6.7987097167" calcext:value-type="float">
            <text:p>6.7987097167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672773" calcext:value-type="float">
            <text:p>6.672773</text:p>
          </table:table-cell>
          <table:table-cell office:value-type="float" office:value="6.800437" calcext:value-type="float">
            <text:p>6.800437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.889216" calcext:value-type="float">
            <text:p>5.889216</text:p>
          </table:table-cell>
          <table:table-cell office:value-type="float" office:value="6.8215715" calcext:value-type="float">
            <text:p>6.8215715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.473558" calcext:value-type="float">
            <text:p>5.473558</text:p>
          </table:table-cell>
          <table:table-cell office:value-type="float" office:value="6.85975095" calcext:value-type="float">
            <text:p>6.85975095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.902085" calcext:value-type="float">
            <text:p>5.902085</text:p>
          </table:table-cell>
          <table:table-cell office:value-type="float" office:value="6.9009916" calcext:value-type="float">
            <text:p>6.9009916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952655" calcext:value-type="float">
            <text:p>6.952655</text:p>
          </table:table-cell>
          <table:table-cell office:value-type="float" office:value="6.9266586833" calcext:value-type="float">
            <text:p>6.9266586833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.981749" calcext:value-type="float">
            <text:p>7.981749</text:p>
          </table:table-cell>
          <table:table-cell office:value-type="float" office:value="6.9256846333" calcext:value-type="float">
            <text:p>6.9256846333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8.457901" calcext:value-type="float">
            <text:p>8.457901</text:p>
          </table:table-cell>
          <table:table-cell office:value-type="float" office:value="6.8975636167" calcext:value-type="float">
            <text:p>6.8975636167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.145642" calcext:value-type="float">
            <text:p>8.145642</text:p>
          </table:table-cell>
          <table:table-cell office:value-type="float" office:value="6.8479100833" calcext:value-type="float">
            <text:p>6.8479100833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7.155069" calcext:value-type="float">
            <text:p>7.155069</text:p>
          </table:table-cell>
          <table:table-cell office:value-type="float" office:value="6.7879767333" calcext:value-type="float">
            <text:p>6.7879767333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.900161" calcext:value-type="float">
            <text:p>5.900161</text:p>
          </table:table-cell>
          <table:table-cell office:value-type="float" office:value="6.7380417833" calcext:value-type="float">
            <text:p>6.7380417833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.933104" calcext:value-type="float">
            <text:p>4.933104</text:p>
          </table:table-cell>
          <table:table-cell office:value-type="float" office:value="6.7206468667" calcext:value-type="float">
            <text:p>6.7206468667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.657107" calcext:value-type="float">
            <text:p>4.657107</text:p>
          </table:table-cell>
          <table:table-cell office:value-type="float" office:value="6.7417997" calcext:value-type="float">
            <text:p>6.7417997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.125429" calcext:value-type="float">
            <text:p>5.125429</text:p>
          </table:table-cell>
          <table:table-cell office:value-type="float" office:value="6.7915228" calcext:value-type="float">
            <text:p>6.7915228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182375" calcext:value-type="float">
            <text:p>6.182375</text:p>
          </table:table-cell>
          <table:table-cell office:value-type="float" office:value="6.8540193333" calcext:value-type="float">
            <text:p>6.8540193333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7.563418" calcext:value-type="float">
            <text:p>7.563418</text:p>
          </table:table-cell>
          <table:table-cell office:value-type="float" office:value="6.9107548167" calcext:value-type="float">
            <text:p>6.9107548167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.860937" calcext:value-type="float">
            <text:p>8.860937</text:p>
          </table:table-cell>
          <table:table-cell office:value-type="float" office:value="6.9410303833" calcext:value-type="float">
            <text:p>6.9410303833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9.577627" calcext:value-type="float">
            <text:p>9.577627</text:p>
          </table:table-cell>
          <table:table-cell office:value-type="float" office:value="6.92648845" calcext:value-type="float">
            <text:p>6.92648845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9.221635" calcext:value-type="float">
            <text:p>9.221635</text:p>
          </table:table-cell>
          <table:table-cell office:value-type="float" office:value="6.8579261167" calcext:value-type="float">
            <text:p>6.8579261167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7.377646" calcext:value-type="float">
            <text:p>7.377646</text:p>
          </table:table-cell>
          <table:table-cell office:value-type="float" office:value="6.7421012" calcext:value-type="float">
            <text:p>6.7421012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.438596" calcext:value-type="float">
            <text:p>3.438596</text:p>
          </table:table-cell>
          <table:table-cell office:value-type="float" office:value="6.6506080667" calcext:value-type="float">
            <text:p>6.6506080667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.438596" calcext:value-type="float">
            <text:p>3.438596</text:p>
          </table:table-cell>
          <table:table-cell office:value-type="float" office:value="6.6753880333" calcext:value-type="float">
            <text:p>6.6753880333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.438596" calcext:value-type="float">
            <text:p>3.438596</text:p>
          </table:table-cell>
          <table:table-cell office:value-type="float" office:value="6.7407636833" calcext:value-type="float">
            <text:p>6.7407636833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164726" calcext:value-type="float">
            <text:p>6.164726</text:p>
          </table:table-cell>
          <table:table-cell office:value-type="float" office:value="6.83033145" calcext:value-type="float">
            <text:p>6.83033145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.973174" calcext:value-type="float">
            <text:p>9.973174</text:p>
          </table:table-cell>
          <table:table-cell office:value-type="float" office:value="6.8807537667" calcext:value-type="float">
            <text:p>6.8807537667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.842687" calcext:value-type="float">
            <text:p>11.842687</text:p>
          </table:table-cell>
          <table:table-cell office:value-type="float" office:value="6.8559942667" calcext:value-type="float">
            <text:p>6.8559942667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.730422" calcext:value-type="float">
            <text:p>11.730422</text:p>
          </table:table-cell>
          <table:table-cell office:value-type="float" office:value="6.7697724833" calcext:value-type="float">
            <text:p>6.7697724833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.68037" calcext:value-type="float">
            <text:p>9.68037</text:p>
          </table:table-cell>
          <table:table-cell office:value-type="float" office:value="6.6317434333" calcext:value-type="float">
            <text:p>6.6317434333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.647742" calcext:value-type="float">
            <text:p>5.647742</text:p>
          </table:table-cell>
          <table:table-cell office:value-type="float" office:value="6.5278819167" calcext:value-type="float">
            <text:p>6.5278819167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.647742" calcext:value-type="float">
            <text:p>5.647742</text:p>
          </table:table-cell>
          <table:table-cell office:value-type="float" office:value="6.4912308667" calcext:value-type="float">
            <text:p>6.4912308667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.647742" calcext:value-type="float">
            <text:p>5.647742</text:p>
          </table:table-cell>
          <table:table-cell office:value-type="float" office:value="6.46632475" calcext:value-type="float">
            <text:p>6.46632475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.647742" calcext:value-type="float">
            <text:p>5.647742</text:p>
          </table:table-cell>
          <table:table-cell office:value-type="float" office:value="6.4992007" calcext:value-type="float">
            <text:p>6.4992007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.458068" calcext:value-type="float">
            <text:p>2.458068</text:p>
          </table:table-cell>
          <table:table-cell office:value-type="float" office:value="6.5660437833" calcext:value-type="float">
            <text:p>6.5660437833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.85444" calcext:value-type="float">
            <text:p>5.85444</text:p>
          </table:table-cell>
          <table:table-cell office:value-type="float" office:value="6.6993504167" calcext:value-type="float">
            <text:p>6.6993504167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.4819" calcext:value-type="float">
            <text:p>7.4819</text:p>
          </table:table-cell>
          <table:table-cell office:value-type="float" office:value="6.7722946333" calcext:value-type="float">
            <text:p>6.7722946333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8.524375" calcext:value-type="float">
            <text:p>8.524375</text:p>
          </table:table-cell>
          <table:table-cell office:value-type="float" office:value="6.8025137333" calcext:value-type="float">
            <text:p>6.8025137333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.129664" calcext:value-type="float">
            <text:p>9.129664</text:p>
          </table:table-cell>
          <table:table-cell office:value-type="float" office:value="6.7930730167" calcext:value-type="float">
            <text:p>6.7930730167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9.061135" calcext:value-type="float">
            <text:p>9.061135</text:p>
          </table:table-cell>
          <table:table-cell office:value-type="float" office:value="6.7477548667" calcext:value-type="float">
            <text:p>6.7477548667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.103521" calcext:value-type="float">
            <text:p>8.103521</text:p>
          </table:table-cell>
          <table:table-cell office:value-type="float" office:value="6.6733720167" calcext:value-type="float">
            <text:p>6.6733720167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368081" calcext:value-type="float">
            <text:p>6.368081</text:p>
          </table:table-cell>
          <table:table-cell office:value-type="float" office:value="6.5714648333" calcext:value-type="float">
            <text:p>6.5714648333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.504905" calcext:value-type="float">
            <text:p>4.504905</text:p>
          </table:table-cell>
          <table:table-cell office:value-type="float" office:value="6.49848165" calcext:value-type="float">
            <text:p>6.49848165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.873924" calcext:value-type="float">
            <text:p>3.873924</text:p>
          </table:table-cell>
          <table:table-cell office:value-type="float" office:value="6.4565514" calcext:value-type="float">
            <text:p>6.4565514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.807408" calcext:value-type="float">
            <text:p>4.807408</text:p>
          </table:table-cell>
          <table:table-cell office:value-type="float" office:value="6.4664044" calcext:value-type="float">
            <text:p>6.4664044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.755176" calcext:value-type="float">
            <text:p>5.755176</text:p>
          </table:table-cell>
          <table:table-cell office:value-type="float" office:value="6.50273535" calcext:value-type="float">
            <text:p>6.50273535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.896611" calcext:value-type="float">
            <text:p>5.896611</text:p>
          </table:table-cell>
          <table:table-cell office:value-type="float" office:value="6.5434082333" calcext:value-type="float">
            <text:p>6.5434082333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.433118" calcext:value-type="float">
            <text:p>5.433118</text:p>
          </table:table-cell>
          <table:table-cell office:value-type="float" office:value="6.5800680667" calcext:value-type="float">
            <text:p>6.5800680667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.418302" calcext:value-type="float">
            <text:p>5.418302</text:p>
          </table:table-cell>
          <table:table-cell office:value-type="float" office:value="6.6100838167" calcext:value-type="float">
            <text:p>6.6100838167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623974" calcext:value-type="float">
            <text:p>6.623974</text:p>
          </table:table-cell>
          <table:table-cell office:value-type="float" office:value="6.6307667" calcext:value-type="float">
            <text:p>6.6307667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8.3109" calcext:value-type="float">
            <text:p>8.3109</text:p>
          </table:table-cell>
          <table:table-cell office:value-type="float" office:value="6.6363796667" calcext:value-type="float">
            <text:p>6.6363796667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.495277" calcext:value-type="float">
            <text:p>9.495277</text:p>
          </table:table-cell>
          <table:table-cell office:value-type="float" office:value="6.6214182333" calcext:value-type="float">
            <text:p>6.6214182333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9.732916" calcext:value-type="float">
            <text:p>9.732916</text:p>
          </table:table-cell>
          <table:table-cell office:value-type="float" office:value="6.5807543833" calcext:value-type="float">
            <text:p>6.5807543833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9.048665" calcext:value-type="float">
            <text:p>9.048665</text:p>
          </table:table-cell>
          <table:table-cell office:value-type="float" office:value="6.5111976" calcext:value-type="float">
            <text:p>6.5111976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.767737" calcext:value-type="float">
            <text:p>7.767737</text:p>
          </table:table-cell>
          <table:table-cell office:value-type="float" office:value="6.4161704333" calcext:value-type="float">
            <text:p>6.4161704333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404478" calcext:value-type="float">
            <text:p>6.404478</text:p>
          </table:table-cell>
          <table:table-cell office:value-type="float" office:value="6.3275637333" calcext:value-type="float">
            <text:p>6.3275637333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.569197" calcext:value-type="float">
            <text:p>5.569197</text:p>
          </table:table-cell>
          <table:table-cell office:value-type="float" office:value="6.2951772833" calcext:value-type="float">
            <text:p>6.2951772833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5.55169" calcext:value-type="float">
            <text:p>5.55169</text:p>
          </table:table-cell>
          <table:table-cell office:value-type="float" office:value="6.3145070667" calcext:value-type="float">
            <text:p>6.3145070667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.935415" calcext:value-type="float">
            <text:p>5.935415</text:p>
          </table:table-cell>
          <table:table-cell office:value-type="float" office:value="6.3621976167" calcext:value-type="float">
            <text:p>6.3621976167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213562" calcext:value-type="float">
            <text:p>6.213562</text:p>
          </table:table-cell>
          <table:table-cell office:value-type="float" office:value="6.4201285333" calcext:value-type="float">
            <text:p>6.4201285333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360869" calcext:value-type="float">
            <text:p>6.360869</text:p>
          </table:table-cell>
          <table:table-cell office:value-type="float" office:value="6.4791066833" calcext:value-type="float">
            <text:p>6.4791066833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691337" calcext:value-type="float">
            <text:p>6.691337</text:p>
          </table:table-cell>
          <table:table-cell office:value-type="float" office:value="6.5306566833" calcext:value-type="float">
            <text:p>6.5306566833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7.321353" calcext:value-type="float">
            <text:p>7.321353</text:p>
          </table:table-cell>
          <table:table-cell office:value-type="float" office:value="6.5613988667" calcext:value-type="float">
            <text:p>6.5613988667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7.940843" calcext:value-type="float">
            <text:p>7.940843</text:p>
          </table:table-cell>
          <table:table-cell office:value-type="float" office:value="6.55701" calcext:value-type="float">
            <text:p>6.55701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8.179983" calcext:value-type="float">
            <text:p>8.179983</text:p>
          </table:table-cell>
          <table:table-cell office:value-type="float" office:value="6.50932445" calcext:value-type="float">
            <text:p>6.50932445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.947997" calcext:value-type="float">
            <text:p>7.947997</text:p>
          </table:table-cell>
          <table:table-cell office:value-type="float" office:value="6.4152643167" calcext:value-type="float">
            <text:p>6.4152643167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7.44211" calcext:value-type="float">
            <text:p>7.44211</text:p>
          </table:table-cell>
          <table:table-cell office:value-type="float" office:value="6.3250706167" calcext:value-type="float">
            <text:p>6.3250706167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894212" calcext:value-type="float">
            <text:p>6.894212</text:p>
          </table:table-cell>
          <table:table-cell office:value-type="float" office:value="6.24393865" calcext:value-type="float">
            <text:p>6.24393865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294488" calcext:value-type="float">
            <text:p>6.294488</text:p>
          </table:table-cell>
          <table:table-cell office:value-type="float" office:value="6.2242903833" calcext:value-type="float">
            <text:p>6.2242903833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.478689" calcext:value-type="float">
            <text:p>5.478689</text:p>
          </table:table-cell>
          <table:table-cell office:value-type="float" office:value="6.2539918333" calcext:value-type="float">
            <text:p>6.2539918333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.549641" calcext:value-type="float">
            <text:p>4.549641</text:p>
          </table:table-cell>
          <table:table-cell office:value-type="float" office:value="6.3171296667" calcext:value-type="float">
            <text:p>6.3171296667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.158972" calcext:value-type="float">
            <text:p>4.158972</text:p>
          </table:table-cell>
          <table:table-cell office:value-type="float" office:value="6.3914932167" calcext:value-type="float">
            <text:p>6.3914932167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.856466" calcext:value-type="float">
            <text:p>4.856466</text:p>
          </table:table-cell>
          <table:table-cell office:value-type="float" office:value="6.4439790333" calcext:value-type="float">
            <text:p>6.4439790333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202274" calcext:value-type="float">
            <text:p>6.202274</text:p>
          </table:table-cell>
          <table:table-cell office:value-type="float" office:value="6.43655065" calcext:value-type="float">
            <text:p>6.4365506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.640493" calcext:value-type="float">
            <text:p>7.640493</text:p>
          </table:table-cell>
          <table:table-cell office:value-type="float" office:value="6.34035145" calcext:value-type="float">
            <text:p>6.34035145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8.875221" calcext:value-type="float">
            <text:p>8.875221</text:p>
          </table:table-cell>
          <table:table-cell office:value-type="float" office:value="6.25714775" calcext:value-type="float">
            <text:p>6.25714775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.586504" calcext:value-type="float">
            <text:p>9.586504</text:p>
          </table:table-cell>
          <table:table-cell office:value-type="float" office:value="6.2071894833" calcext:value-type="float">
            <text:p>6.2071894833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9.379952" calcext:value-type="float">
            <text:p>9.379952</text:p>
          </table:table-cell>
          <table:table-cell office:value-type="float" office:value="6.1814678833" calcext:value-type="float">
            <text:p>6.1814678833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7.988421" calcext:value-type="float">
            <text:p>7.988421</text:p>
          </table:table-cell>
          <table:table-cell office:value-type="float" office:value="6.1743685" calcext:value-type="float">
            <text:p>6.1743685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.463887" calcext:value-type="float">
            <text:p>5.463887</text:p>
          </table:table-cell>
          <table:table-cell office:value-type="float" office:value="6.187052" calcext:value-type="float">
            <text:p>6.187052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.27214" calcext:value-type="float">
            <text:p>2.27214</text:p>
          </table:table-cell>
          <table:table-cell office:value-type="float" office:value="6.22774745" calcext:value-type="float">
            <text:p>6.22774745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.888058" calcext:value-type="float">
            <text:p>1.888058</text:p>
          </table:table-cell>
          <table:table-cell office:value-type="float" office:value="6.30737505" calcext:value-type="float">
            <text:p>6.30737505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.925394" calcext:value-type="float">
            <text:p>4.925394</text:p>
          </table:table-cell>
          <table:table-cell office:value-type="float" office:value="6.3856735167" calcext:value-type="float">
            <text:p>6.3856735167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7.361135" calcext:value-type="float">
            <text:p>7.361135</text:p>
          </table:table-cell>
          <table:table-cell office:value-type="float" office:value="6.4105638333" calcext:value-type="float">
            <text:p>6.4105638333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8.812662" calcext:value-type="float">
            <text:p>8.812662</text:p>
          </table:table-cell>
          <table:table-cell office:value-type="float" office:value="6.3911036667" calcext:value-type="float">
            <text:p>6.3911036667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9.190065" calcext:value-type="float">
            <text:p>9.190065</text:p>
          </table:table-cell>
          <table:table-cell office:value-type="float" office:value="6.3394508167" calcext:value-type="float">
            <text:p>6.3394508167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8.487604" calcext:value-type="float">
            <text:p>8.487604</text:p>
          </table:table-cell>
          <table:table-cell office:value-type="float" office:value="6.2730651167" calcext:value-type="float">
            <text:p>6.2730651167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66938" calcext:value-type="float">
            <text:p>6.66938</text:p>
          </table:table-cell>
          <table:table-cell office:value-type="float" office:value="6.2215210333" calcext:value-type="float">
            <text:p>6.2215210333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.448679" calcext:value-type="float">
            <text:p>3.448679</text:p>
          </table:table-cell>
          <table:table-cell office:value-type="float" office:value="6.2206898667" calcext:value-type="float">
            <text:p>6.2206898667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.448679" calcext:value-type="float">
            <text:p>3.448679</text:p>
          </table:table-cell>
          <table:table-cell office:value-type="float" office:value="6.2987293833" calcext:value-type="float">
            <text:p>6.2987293833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.448679" calcext:value-type="float">
            <text:p>3.448679</text:p>
          </table:table-cell>
          <table:table-cell office:value-type="float" office:value="6.3906686" calcext:value-type="float">
            <text:p>6.3906686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.153375" calcext:value-type="float">
            <text:p>4.153375</text:p>
          </table:table-cell>
          <table:table-cell office:value-type="float" office:value="6.4745789" calcext:value-type="float">
            <text:p>6.4745789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.620299" calcext:value-type="float">
            <text:p>7.620299</text:p>
          </table:table-cell>
          <table:table-cell office:value-type="float" office:value="6.5119041667" calcext:value-type="float">
            <text:p>6.5119041667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9.658327" calcext:value-type="float">
            <text:p>9.658327</text:p>
          </table:table-cell>
          <table:table-cell office:value-type="float" office:value="6.4199233167" calcext:value-type="float">
            <text:p>6.4199233167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0.456466" calcext:value-type="float">
            <text:p>10.456466</text:p>
          </table:table-cell>
          <table:table-cell office:value-type="float" office:value="6.2939753333" calcext:value-type="float">
            <text:p>6.2939753333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0.231093" calcext:value-type="float">
            <text:p>10.231093</text:p>
          </table:table-cell>
          <table:table-cell office:value-type="float" office:value="6.1547250333" calcext:value-type="float">
            <text:p>6.1547250333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.295046" calcext:value-type="float">
            <text:p>9.295046</text:p>
          </table:table-cell>
          <table:table-cell office:value-type="float" office:value="6.0763368333" calcext:value-type="float">
            <text:p>6.0763368333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.957932" calcext:value-type="float">
            <text:p>7.957932</text:p>
          </table:table-cell>
          <table:table-cell office:value-type="float" office:value="6.0553889333" calcext:value-type="float">
            <text:p>6.0553889333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410575" calcext:value-type="float">
            <text:p>6.410575</text:p>
          </table:table-cell>
          <table:table-cell office:value-type="float" office:value="6.0717076333" calcext:value-type="float">
            <text:p>6.0717076333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.598164" calcext:value-type="float">
            <text:p>4.598164</text:p>
          </table:table-cell>
          <table:table-cell office:value-type="float" office:value="6.1044303833" calcext:value-type="float">
            <text:p>6.1044303833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.98909" calcext:value-type="float">
            <text:p>1.98909</text:p>
          </table:table-cell>
          <table:table-cell office:value-type="float" office:value="6.13832515" calcext:value-type="float">
            <text:p>6.13832515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.98909" calcext:value-type="float">
            <text:p>1.98909</text:p>
          </table:table-cell>
          <table:table-cell office:value-type="float" office:value="6.1786449167" calcext:value-type="float">
            <text:p>6.1786449167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.98909" calcext:value-type="float">
            <text:p>1.98909</text:p>
          </table:table-cell>
          <table:table-cell office:value-type="float" office:value="6.2080724" calcext:value-type="float">
            <text:p>6.2080724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.465104" calcext:value-type="float">
            <text:p>4.465104</text:p>
          </table:table-cell>
          <table:table-cell office:value-type="float" office:value="6.2715862667" calcext:value-type="float">
            <text:p>6.2715862667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987265" calcext:value-type="float">
            <text:p>6.987265</text:p>
          </table:table-cell>
          <table:table-cell office:value-type="float" office:value="6.3327292833" calcext:value-type="float">
            <text:p>6.3327292833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8.195549" calcext:value-type="float">
            <text:p>8.195549</text:p>
          </table:table-cell>
          <table:table-cell office:value-type="float" office:value="6.3743427167" calcext:value-type="float">
            <text:p>6.3743427167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8.096201" calcext:value-type="float">
            <text:p>8.096201</text:p>
          </table:table-cell>
          <table:table-cell office:value-type="float" office:value="6.3956151667" calcext:value-type="float">
            <text:p>6.3956151667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7.234063" calcext:value-type="float">
            <text:p>7.234063</text:p>
          </table:table-cell>
          <table:table-cell office:value-type="float" office:value="6.3974906" calcext:value-type="float">
            <text:p>6.3974906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659275" calcext:value-type="float">
            <text:p>6.659275</text:p>
          </table:table-cell>
          <table:table-cell office:value-type="float" office:value="6.3817383167" calcext:value-type="float">
            <text:p>6.3817383167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960752" calcext:value-type="float">
            <text:p>6.960752</text:p>
          </table:table-cell>
          <table:table-cell office:value-type="float" office:value="6.3538334833" calcext:value-type="float">
            <text:p>6.3538334833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.413214" calcext:value-type="float">
            <text:p>7.413214</text:p>
          </table:table-cell>
          <table:table-cell office:value-type="float" office:value="6.3282793" calcext:value-type="float">
            <text:p>6.3282793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7.055446" calcext:value-type="float">
            <text:p>7.055446</text:p>
          </table:table-cell>
          <table:table-cell office:value-type="float" office:value="6.3113272667" calcext:value-type="float">
            <text:p>6.3113272667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5.559509" calcext:value-type="float">
            <text:p>5.559509</text:p>
          </table:table-cell>
          <table:table-cell office:value-type="float" office:value="6.2977383667" calcext:value-type="float">
            <text:p>6.2977383667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.347035" calcext:value-type="float">
            <text:p>3.347035</text:p>
          </table:table-cell>
          <table:table-cell office:value-type="float" office:value="6.2759465833" calcext:value-type="float">
            <text:p>6.2759465833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.451335" calcext:value-type="float">
            <text:p>2.451335</text:p>
          </table:table-cell>
          <table:table-cell office:value-type="float" office:value="6.2910293667" calcext:value-type="float">
            <text:p>6.2910293667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.461291" calcext:value-type="float">
            <text:p>4.461291</text:p>
          </table:table-cell>
          <table:table-cell office:value-type="float" office:value="6.2871824167" calcext:value-type="float">
            <text:p>6.2871824167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728984" calcext:value-type="float">
            <text:p>6.728984</text:p>
          </table:table-cell>
          <table:table-cell office:value-type="float" office:value="6.3159701167" calcext:value-type="float">
            <text:p>6.3159701167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8.413123" calcext:value-type="float">
            <text:p>8.413123</text:p>
          </table:table-cell>
          <table:table-cell office:value-type="float" office:value="6.3397593333" calcext:value-type="float">
            <text:p>6.3397593333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.41127" calcext:value-type="float">
            <text:p>9.41127</text:p>
          </table:table-cell>
          <table:table-cell office:value-type="float" office:value="6.3266819333" calcext:value-type="float">
            <text:p>6.3266819333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9.752251" calcext:value-type="float">
            <text:p>9.752251</text:p>
          </table:table-cell>
          <table:table-cell office:value-type="float" office:value="6.2401460333" calcext:value-type="float">
            <text:p>6.2401460333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9.453869" calcext:value-type="float">
            <text:p>9.453869</text:p>
          </table:table-cell>
          <table:table-cell office:value-type="float" office:value="6.1479271167" calcext:value-type="float">
            <text:p>6.1479271167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8.535868" calcext:value-type="float">
            <text:p>8.535868</text:p>
          </table:table-cell>
          <table:table-cell office:value-type="float" office:value="6.0606812333" calcext:value-type="float">
            <text:p>6.0606812333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.058021" calcext:value-type="float">
            <text:p>7.058021</text:p>
          </table:table-cell>
          <table:table-cell office:value-type="float" office:value="6.0246912167" calcext:value-type="float">
            <text:p>6.0246912167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5.07971" calcext:value-type="float">
            <text:p>5.07971</text:p>
          </table:table-cell>
          <table:table-cell office:value-type="float" office:value="6.0722188667" calcext:value-type="float">
            <text:p>6.0722188667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.536375" calcext:value-type="float">
            <text:p>2.536375</text:p>
          </table:table-cell>
          <table:table-cell office:value-type="float" office:value="6.18033665" calcext:value-type="float">
            <text:p>6.18033665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.536375" calcext:value-type="float">
            <text:p>2.536375</text:p>
          </table:table-cell>
          <table:table-cell office:value-type="float" office:value="6.33397965" calcext:value-type="float">
            <text:p>6.33397965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.574192" calcext:value-type="float">
            <text:p>2.574192</text:p>
          </table:table-cell>
          <table:table-cell office:value-type="float" office:value="6.4727404667" calcext:value-type="float">
            <text:p>6.4727404667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.715316" calcext:value-type="float">
            <text:p>5.715316</text:p>
          </table:table-cell>
          <table:table-cell office:value-type="float" office:value="6.5796032167" calcext:value-type="float">
            <text:p>6.5796032167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.076575" calcext:value-type="float">
            <text:p>8.076575</text:p>
          </table:table-cell>
          <table:table-cell office:value-type="float" office:value="6.58026765" calcext:value-type="float">
            <text:p>6.58026765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9.266959" calcext:value-type="float">
            <text:p>9.266959</text:p>
          </table:table-cell>
          <table:table-cell office:value-type="float" office:value="6.5415777667" calcext:value-type="float">
            <text:p>6.5415777667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9.011454" calcext:value-type="float">
            <text:p>9.011454</text:p>
          </table:table-cell>
          <table:table-cell office:value-type="float" office:value="6.48304815" calcext:value-type="float">
            <text:p>6.48304815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7.308121" calcext:value-type="float">
            <text:p>7.308121</text:p>
          </table:table-cell>
          <table:table-cell office:value-type="float" office:value="6.4529803" calcext:value-type="float">
            <text:p>6.4529803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.410763" calcext:value-type="float">
            <text:p>4.410763</text:p>
          </table:table-cell>
          <table:table-cell office:value-type="float" office:value="6.5496398" calcext:value-type="float">
            <text:p>6.5496398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430322" calcext:value-type="float">
            <text:p>0.430322</text:p>
          </table:table-cell>
          <table:table-cell office:value-type="float" office:value="6.7456892" calcext:value-type="float">
            <text:p>6.7456892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.648271" calcext:value-type="float">
            <text:p>2.648271</text:p>
          </table:table-cell>
          <table:table-cell office:value-type="float" office:value="6.9648131167" calcext:value-type="float">
            <text:p>6.9648131167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5.877725" calcext:value-type="float">
            <text:p>5.877725</text:p>
          </table:table-cell>
          <table:table-cell office:value-type="float" office:value="7.1469712167" calcext:value-type="float">
            <text:p>7.1469712167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8.043208" calcext:value-type="float">
            <text:p>8.043208</text:p>
          </table:table-cell>
          <table:table-cell office:value-type="float" office:value="7.2753050833" calcext:value-type="float">
            <text:p>7.2753050833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8.953989" calcext:value-type="float">
            <text:p>8.953989</text:p>
          </table:table-cell>
          <table:table-cell office:value-type="float" office:value="7.3675475667" calcext:value-type="float">
            <text:p>7.3675475667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.749431" calcext:value-type="float">
            <text:p>8.749431</text:p>
          </table:table-cell>
          <table:table-cell office:value-type="float" office:value="7.4446103667" calcext:value-type="float">
            <text:p>7.4446103667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.905614" calcext:value-type="float">
            <text:p>7.905614</text:p>
          </table:table-cell>
          <table:table-cell office:value-type="float" office:value="7.4074649833" calcext:value-type="float">
            <text:p>7.4074649833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.049796" calcext:value-type="float">
            <text:p>7.049796</text:p>
          </table:table-cell>
          <table:table-cell office:value-type="float" office:value="7.7073961167" calcext:value-type="float">
            <text:p>7.7073961167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585966" calcext:value-type="float">
            <text:p>6.585966</text:p>
          </table:table-cell>
          <table:table-cell office:value-type="float" office:value="8.0991563167" calcext:value-type="float">
            <text:p>8.0991563167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418813" calcext:value-type="float">
            <text:p>6.418813</text:p>
          </table:table-cell>
          <table:table-cell office:value-type="float" office:value="8.43905965" calcext:value-type="float">
            <text:p>8.43905965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193525" calcext:value-type="float">
            <text:p>6.193525</text:p>
          </table:table-cell>
          <table:table-cell office:value-type="float" office:value="8.6031280167" calcext:value-type="float">
            <text:p>8.6031280167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5.713491" calcext:value-type="float">
            <text:p>5.713491</text:p>
          </table:table-cell>
          <table:table-cell office:value-type="float" office:value="8.7709511833" calcext:value-type="float">
            <text:p>8.7709511833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5.206923" calcext:value-type="float">
            <text:p>5.206923</text:p>
          </table:table-cell>
          <table:table-cell office:value-type="float" office:value="8.9467749167" calcext:value-type="float">
            <text:p>8.9467749167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5.394959" calcext:value-type="float">
            <text:p>5.394959</text:p>
          </table:table-cell>
          <table:table-cell office:value-type="float" office:value="9.13104145" calcext:value-type="float">
            <text:p>9.13104145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61951" calcext:value-type="float">
            <text:p>6.61951</text:p>
          </table:table-cell>
          <table:table-cell office:value-type="float" office:value="9.31217405" calcext:value-type="float">
            <text:p>9.31217405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.13105" calcext:value-type="float">
            <text:p>8.13105</text:p>
          </table:table-cell>
          <table:table-cell office:value-type="float" office:value="9.3398189333" calcext:value-type="float">
            <text:p>9.3398189333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8.965032" calcext:value-type="float">
            <text:p>8.965032</text:p>
          </table:table-cell>
          <table:table-cell office:value-type="float" office:value="9.4156021667" calcext:value-type="float">
            <text:p>9.4156021667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8.483297" calcext:value-type="float">
            <text:p>8.483297</text:p>
          </table:table-cell>
          <table:table-cell office:value-type="float" office:value="9.4886407667" calcext:value-type="float">
            <text:p>9.4886407667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392891" calcext:value-type="float">
            <text:p>6.392891</text:p>
          </table:table-cell>
          <table:table-cell office:value-type="float" office:value="9.5504848" calcext:value-type="float">
            <text:p>9.5504848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.101448" calcext:value-type="float">
            <text:p>2.101448</text:p>
          </table:table-cell>
          <table:table-cell office:value-type="float" office:value="9.6098080833" calcext:value-type="float">
            <text:p>9.6098080833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.101448" calcext:value-type="float">
            <text:p>2.101448</text:p>
          </table:table-cell>
          <table:table-cell office:value-type="float" office:value="9.6832955667" calcext:value-type="float">
            <text:p>9.6832955667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.101448" calcext:value-type="float">
            <text:p>2.101448</text:p>
          </table:table-cell>
          <table:table-cell office:value-type="float" office:value="9.75678305" calcext:value-type="float">
            <text:p>9.75678305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5.527801" calcext:value-type="float">
            <text:p>5.527801</text:p>
          </table:table-cell>
          <table:table-cell office:value-type="float" office:value="9.8302705333" calcext:value-type="float">
            <text:p>9.8302705333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8.038172" calcext:value-type="float">
            <text:p>8.038172</text:p>
          </table:table-cell>
          <table:table-cell office:value-type="float" office:value="9.8466521333" calcext:value-type="float">
            <text:p>9.8466521333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8.937054" calcext:value-type="float">
            <text:p>8.937054</text:p>
          </table:table-cell>
          <table:table-cell office:value-type="float" office:value="9.8211942167" calcext:value-type="float">
            <text:p>9.8211942167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.37394" calcext:value-type="float">
            <text:p>8.37394</text:p>
          </table:table-cell>
          <table:table-cell office:value-type="float" office:value="9.7807549333" calcext:value-type="float">
            <text:p>9.7807549333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63185" calcext:value-type="float">
            <text:p>6.63185</text:p>
          </table:table-cell>
          <table:table-cell office:value-type="float" office:value="9.6787497167" calcext:value-type="float">
            <text:p>9.6787497167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.408276" calcext:value-type="float">
            <text:p>4.408276</text:p>
          </table:table-cell>
          <table:table-cell office:value-type="float" office:value="9.7439200333" calcext:value-type="float">
            <text:p>9.7439200333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.754739" calcext:value-type="float">
            <text:p>3.754739</text:p>
          </table:table-cell>
          <table:table-cell office:value-type="float" office:value="9.9087883333" calcext:value-type="float">
            <text:p>9.9087883333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5.799922" calcext:value-type="float">
            <text:p>5.799922</text:p>
          </table:table-cell>
          <table:table-cell office:value-type="float" office:value="10.1050054667" calcext:value-type="float">
            <text:p>10.1050054667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8.133685" calcext:value-type="float">
            <text:p>8.133685</text:p>
          </table:table-cell>
          <table:table-cell office:value-type="float" office:value="10.2518067833" calcext:value-type="float">
            <text:p>10.2518067833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9.484071" calcext:value-type="float">
            <text:p>9.484071</text:p>
          </table:table-cell>
          <table:table-cell office:value-type="float" office:value="10.3198697167" calcext:value-type="float">
            <text:p>10.3198697167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9.471896" calcext:value-type="float">
            <text:p>9.471896</text:p>
          </table:table-cell>
          <table:table-cell office:value-type="float" office:value="10.3069948667" calcext:value-type="float">
            <text:p>10.3069948667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8.208727" calcext:value-type="float">
            <text:p>8.208727</text:p>
          </table:table-cell>
          <table:table-cell office:value-type="float" office:value="10.2943229333" calcext:value-type="float">
            <text:p>10.2943229333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288926" calcext:value-type="float">
            <text:p>6.288926</text:p>
          </table:table-cell>
          <table:table-cell office:value-type="float" office:value="10.3027038167" calcext:value-type="float">
            <text:p>10.3027038167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.984985" calcext:value-type="float">
            <text:p>4.984985</text:p>
          </table:table-cell>
          <table:table-cell office:value-type="float" office:value="10.3430813833" calcext:value-type="float">
            <text:p>10.3430813833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5.427501" calcext:value-type="float">
            <text:p>5.427501</text:p>
          </table:table-cell>
          <table:table-cell office:value-type="float" office:value="10.4051913" calcext:value-type="float">
            <text:p>10.4051913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396092" calcext:value-type="float">
            <text:p>6.396092</text:p>
          </table:table-cell>
          <table:table-cell office:value-type="float" office:value="10.45992595" calcext:value-type="float">
            <text:p>10.45992595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240112" calcext:value-type="float">
            <text:p>6.240112</text:p>
          </table:table-cell>
          <table:table-cell office:value-type="float" office:value="10.5143541167" calcext:value-type="float">
            <text:p>10.5143541167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.252002" calcext:value-type="float">
            <text:p>4.252002</text:p>
          </table:table-cell>
          <table:table-cell office:value-type="float" office:value="10.60951035" calcext:value-type="float">
            <text:p>10.60951035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.252002" calcext:value-type="float">
            <text:p>4.252002</text:p>
          </table:table-cell>
          <table:table-cell office:value-type="float" office:value="10.70329925" calcext:value-type="float">
            <text:p>10.70329925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.220518" calcext:value-type="float">
            <text:p>2.220518</text:p>
          </table:table-cell>
          <table:table-cell office:value-type="float" office:value="10.79708815" calcext:value-type="float">
            <text:p>10.79708815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188553" calcext:value-type="float">
            <text:p>6.188553</text:p>
          </table:table-cell>
          <table:table-cell office:value-type="float" office:value="10.9247351167" calcext:value-type="float">
            <text:p>10.9247351167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8.156337" calcext:value-type="float">
            <text:p>8.156337</text:p>
          </table:table-cell>
          <table:table-cell office:value-type="float" office:value="10.9862481667" calcext:value-type="float">
            <text:p>10.9862481667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7.628479" calcext:value-type="float">
            <text:p>7.628479</text:p>
          </table:table-cell>
          <table:table-cell office:value-type="float" office:value="11.0149648167" calcext:value-type="float">
            <text:p>11.0149648167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.219116" calcext:value-type="float">
            <text:p>4.219116</text:p>
          </table:table-cell>
          <table:table-cell office:value-type="float" office:value="10.9191957" calcext:value-type="float">
            <text:p>10.9191957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.219116" calcext:value-type="float">
            <text:p>4.219116</text:p>
          </table:table-cell>
          <table:table-cell office:value-type="float" office:value="11.01746975" calcext:value-type="float">
            <text:p>11.01746975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.219116" calcext:value-type="float">
            <text:p>4.219116</text:p>
          </table:table-cell>
          <table:table-cell office:value-type="float" office:value="11.1687456667" calcext:value-type="float">
            <text:p>11.1687456667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376467" calcext:value-type="float">
            <text:p>6.376467</text:p>
          </table:table-cell>
          <table:table-cell office:value-type="float" office:value="11.3369921333" calcext:value-type="float">
            <text:p>11.3369921333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9.90968" calcext:value-type="float">
            <text:p>9.90968</text:p>
          </table:table-cell>
          <table:table-cell office:value-type="float" office:value="11.45426605" calcext:value-type="float">
            <text:p>11.45426605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1.566777" calcext:value-type="float">
            <text:p>11.566777</text:p>
          </table:table-cell>
          <table:table-cell office:value-type="float" office:value="11.4663263" calcext:value-type="float">
            <text:p>11.4663263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1.754955" calcext:value-type="float">
            <text:p>11.754955</text:p>
          </table:table-cell>
          <table:table-cell office:value-type="float" office:value="11.37092785" calcext:value-type="float">
            <text:p>11.37092785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0.862024" calcext:value-type="float">
            <text:p>10.862024</text:p>
          </table:table-cell>
          <table:table-cell office:value-type="float" office:value="11.2723931" calcext:value-type="float">
            <text:p>11.2723931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8.985957" calcext:value-type="float">
            <text:p>8.985957</text:p>
          </table:table-cell>
          <table:table-cell office:value-type="float" office:value="11.1887405333" calcext:value-type="float">
            <text:p>11.1887405333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5.755182" calcext:value-type="float">
            <text:p>5.755182</text:p>
          </table:table-cell>
          <table:table-cell office:value-type="float" office:value="11.13635575" calcext:value-type="float">
            <text:p>11.13635575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.755182" calcext:value-type="float">
            <text:p>5.755182</text:p>
          </table:table-cell>
          <table:table-cell office:value-type="float" office:value="11.1378172167" calcext:value-type="float">
            <text:p>11.1378172167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5.755182" calcext:value-type="float">
            <text:p>5.755182</text:p>
          </table:table-cell>
          <table:table-cell office:value-type="float" office:value="11.1392786833" calcext:value-type="float">
            <text:p>11.1392786833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7.207383" calcext:value-type="float">
            <text:p>7.207383</text:p>
          </table:table-cell>
          <table:table-cell office:value-type="float" office:value="11.14074015" calcext:value-type="float">
            <text:p>11.14074015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3.107691" calcext:value-type="float">
            <text:p>13.107691</text:p>
          </table:table-cell>
          <table:table-cell office:value-type="float" office:value="11.2468361" calcext:value-type="float">
            <text:p>11.2468361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6.173727" calcext:value-type="float">
            <text:p>16.173727</text:p>
          </table:table-cell>
          <table:table-cell office:value-type="float" office:value="11.38142805" calcext:value-type="float">
            <text:p>11.38142805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3.577757" calcext:value-type="float">
            <text:p>13.577757</text:p>
          </table:table-cell>
          <table:table-cell office:value-type="float" office:value="11.4950147833" calcext:value-type="float">
            <text:p>11.4950147833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3.577757" calcext:value-type="float">
            <text:p>13.577757</text:p>
          </table:table-cell>
          <table:table-cell office:value-type="float" office:value="11.5541709333" calcext:value-type="float">
            <text:p>11.5541709333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3.577757" calcext:value-type="float">
            <text:p>13.577757</text:p>
          </table:table-cell>
          <table:table-cell office:value-type="float" office:value="11.6133270833" calcext:value-type="float">
            <text:p>11.6133270833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3.577757" calcext:value-type="float">
            <text:p>13.577757</text:p>
          </table:table-cell>
          <table:table-cell office:value-type="float" office:value="11.6724832333" calcext:value-type="float">
            <text:p>11.6724832333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3.577757" calcext:value-type="float">
            <text:p>13.577757</text:p>
          </table:table-cell>
          <table:table-cell office:value-type="float" office:value="11.7316393833" calcext:value-type="float">
            <text:p>11.7316393833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520708" calcext:value-type="float">
            <text:p>6.520708</text:p>
          </table:table-cell>
          <table:table-cell office:value-type="float" office:value="11.7907955333" calcext:value-type="float">
            <text:p>11.7907955333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5.901482" calcext:value-type="float">
            <text:p>25.901482</text:p>
          </table:table-cell>
          <table:table-cell office:value-type="float" office:value="11.77015845" calcext:value-type="float">
            <text:p>11.77015845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0.555408" calcext:value-type="float">
            <text:p>30.555408</text:p>
          </table:table-cell>
          <table:table-cell office:value-type="float" office:value="11.7449580333" calcext:value-type="float">
            <text:p>11.7449580333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6.980166" calcext:value-type="float">
            <text:p>26.980166</text:p>
          </table:table-cell>
          <table:table-cell office:value-type="float" office:value="11.8012573333" calcext:value-type="float">
            <text:p>11.8012573333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6.262915" calcext:value-type="float">
            <text:p>16.262915</text:p>
          </table:table-cell>
          <table:table-cell office:value-type="float" office:value="12.0284986" calcext:value-type="float">
            <text:p>12.0284986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6.262915" calcext:value-type="float">
            <text:p>16.262915</text:p>
          </table:table-cell>
          <table:table-cell office:value-type="float" office:value="12.4852117" calcext:value-type="float">
            <text:p>12.4852117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6.262915" calcext:value-type="float">
            <text:p>16.262915</text:p>
          </table:table-cell>
          <table:table-cell office:value-type="float" office:value="12.79690175" calcext:value-type="float">
            <text:p>12.79690175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6.262915" calcext:value-type="float">
            <text:p>16.262915</text:p>
          </table:table-cell>
          <table:table-cell office:value-type="float" office:value="13.1085918" calcext:value-type="float">
            <text:p>13.1085918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6.262915" calcext:value-type="float">
            <text:p>16.262915</text:p>
          </table:table-cell>
          <table:table-cell office:value-type="float" office:value="15.3520083667" calcext:value-type="float">
            <text:p>15.3520083667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8.278203" calcext:value-type="float">
            <text:p>8.278203</text:p>
          </table:table-cell>
          <table:table-cell office:value-type="float" office:value="16.5250631333" calcext:value-type="float">
            <text:p>16.5250631333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2.678044" calcext:value-type="float">
            <text:p>12.678044</text:p>
          </table:table-cell>
          <table:table-cell office:value-type="float" office:value="17.3248104667" calcext:value-type="float">
            <text:p>17.3248104667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3.347348" calcext:value-type="float">
            <text:p>13.347348</text:p>
          </table:table-cell>
          <table:table-cell office:value-type="float" office:value="17.2387202667" calcext:value-type="float">
            <text:p>17.2387202667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2.193939" calcext:value-type="float">
            <text:p>12.193939</text:p>
          </table:table-cell>
          <table:table-cell office:value-type="float" office:value="17.141475" calcext:value-type="float">
            <text:p>17.141475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.952288" calcext:value-type="float">
            <text:p>9.952288</text:p>
          </table:table-cell>
          <table:table-cell office:value-type="float" office:value="17.0634532167" calcext:value-type="float">
            <text:p>17.0634532167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510697" calcext:value-type="float">
            <text:p>6.510697</text:p>
          </table:table-cell>
          <table:table-cell office:value-type="float" office:value="17.0227922833" calcext:value-type="float">
            <text:p>17.0227922833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510697" calcext:value-type="float">
            <text:p>6.510697</text:p>
          </table:table-cell>
          <table:table-cell office:value-type="float" office:value="17.0394912" calcext:value-type="float">
            <text:p>17.0394912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510697" calcext:value-type="float">
            <text:p>6.510697</text:p>
          </table:table-cell>
          <table:table-cell office:value-type="float" office:value="17.2043022167" calcext:value-type="float">
            <text:p>17.2043022167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510697" calcext:value-type="float">
            <text:p>6.510697</text:p>
          </table:table-cell>
          <table:table-cell office:value-type="float" office:value="17.5397898667" calcext:value-type="float">
            <text:p>17.5397898667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510697" calcext:value-type="float">
            <text:p>6.510697</text:p>
          </table:table-cell>
          <table:table-cell office:value-type="float" office:value="17.8652856667" calcext:value-type="float">
            <text:p>17.8652856667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510697" calcext:value-type="float">
            <text:p>6.510697</text:p>
          </table:table-cell>
          <table:table-cell office:value-type="float" office:value="18.1191837333" calcext:value-type="float">
            <text:p>18.1191837333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.253627" calcext:value-type="float">
            <text:p>2.253627</text:p>
          </table:table-cell>
          <table:table-cell office:value-type="float" office:value="18.3165533667" calcext:value-type="float">
            <text:p>18.3165533667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0.542069" calcext:value-type="float">
            <text:p>10.542069</text:p>
          </table:table-cell>
          <table:table-cell office:value-type="float" office:value="18.5702966" calcext:value-type="float">
            <text:p>18.5702966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.300374" calcext:value-type="float">
            <text:p>14.300374</text:p>
          </table:table-cell>
          <table:table-cell office:value-type="float" office:value="18.6739049167" calcext:value-type="float">
            <text:p>18.6739049167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5.527767" calcext:value-type="float">
            <text:p>15.527767</text:p>
          </table:table-cell>
          <table:table-cell office:value-type="float" office:value="18.6616487167" calcext:value-type="float">
            <text:p>18.6616487167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.608001" calcext:value-type="float">
            <text:p>14.608001</text:p>
          </table:table-cell>
          <table:table-cell office:value-type="float" office:value="18.4798157833" calcext:value-type="float">
            <text:p>18.4798157833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2.217461" calcext:value-type="float">
            <text:p>12.217461</text:p>
          </table:table-cell>
          <table:table-cell office:value-type="float" office:value="18.3133122833" calcext:value-type="float">
            <text:p>18.3133122833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8.71158" calcext:value-type="float">
            <text:p>8.71158</text:p>
          </table:table-cell>
          <table:table-cell office:value-type="float" office:value="18.1866511167" calcext:value-type="float">
            <text:p>18.1866511167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.71158" calcext:value-type="float">
            <text:p>8.71158</text:p>
          </table:table-cell>
          <table:table-cell office:value-type="float" office:value="18.1184213" calcext:value-type="float">
            <text:p>18.1184213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8.71158" calcext:value-type="float">
            <text:p>8.71158</text:p>
          </table:table-cell>
          <table:table-cell office:value-type="float" office:value="18.0501914833" calcext:value-type="float">
            <text:p>18.0501914833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8.71158" calcext:value-type="float">
            <text:p>8.71158</text:p>
          </table:table-cell>
          <table:table-cell office:value-type="float" office:value="17.9819616667" calcext:value-type="float">
            <text:p>17.9819616667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.71158" calcext:value-type="float">
            <text:p>8.71158</text:p>
          </table:table-cell>
          <table:table-cell office:value-type="float" office:value="18.0417414333" calcext:value-type="float">
            <text:p>18.0417414333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8.71158" calcext:value-type="float">
            <text:p>8.71158</text:p>
          </table:table-cell>
          <table:table-cell office:value-type="float" office:value="18.1830588833" calcext:value-type="float">
            <text:p>18.1830588833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9.661782" calcext:value-type="float">
            <text:p>9.661782</text:p>
          </table:table-cell>
          <table:table-cell office:value-type="float" office:value="18.3529482333" calcext:value-type="float">
            <text:p>18.3529482333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1.949486" calcext:value-type="float">
            <text:p>11.949486</text:p>
          </table:table-cell>
          <table:table-cell office:value-type="float" office:value="18.4837172" calcext:value-type="float">
            <text:p>18.4837172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9.879336" calcext:value-type="float">
            <text:p>9.879336</text:p>
          </table:table-cell>
          <table:table-cell office:value-type="float" office:value="18.49857665" calcext:value-type="float">
            <text:p>18.49857665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9.879336" calcext:value-type="float">
            <text:p>9.879336</text:p>
          </table:table-cell>
          <table:table-cell office:value-type="float" office:value="18.3914179333" calcext:value-type="float">
            <text:p>18.3914179333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9.879336" calcext:value-type="float">
            <text:p>9.879336</text:p>
          </table:table-cell>
          <table:table-cell office:value-type="float" office:value="18.2842592167" calcext:value-type="float">
            <text:p>18.2842592167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9.879336" calcext:value-type="float">
            <text:p>9.879336</text:p>
          </table:table-cell>
          <table:table-cell office:value-type="float" office:value="18.1771005" calcext:value-type="float">
            <text:p>18.1771005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9.879336" calcext:value-type="float">
            <text:p>9.879336</text:p>
          </table:table-cell>
          <table:table-cell office:value-type="float" office:value="18.0699417833" calcext:value-type="float">
            <text:p>18.0699417833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.882332" calcext:value-type="float">
            <text:p>1.882332</text:p>
          </table:table-cell>
          <table:table-cell office:value-type="float" office:value="17.9627830667" calcext:value-type="float">
            <text:p>17.9627830667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.115559" calcext:value-type="float">
            <text:p>10.115559</text:p>
          </table:table-cell>
          <table:table-cell office:value-type="float" office:value="17.98890775" calcext:value-type="float">
            <text:p>17.98890775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3.295671" calcext:value-type="float">
            <text:p>13.295671</text:p>
          </table:table-cell>
          <table:table-cell office:value-type="float" office:value="17.8778119833" calcext:value-type="float">
            <text:p>17.8778119833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.313904" calcext:value-type="float">
            <text:p>14.313904</text:p>
          </table:table-cell>
          <table:table-cell office:value-type="float" office:value="17.71371435" calcext:value-type="float">
            <text:p>17.71371435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3.412902" calcext:value-type="float">
            <text:p>13.412902</text:p>
          </table:table-cell>
          <table:table-cell office:value-type="float" office:value="17.5891802667" calcext:value-type="float">
            <text:p>17.5891802667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.633295" calcext:value-type="float">
            <text:p>10.633295</text:p>
          </table:table-cell>
          <table:table-cell office:value-type="float" office:value="17.5757375333" calcext:value-type="float">
            <text:p>17.5757375333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.84287" calcext:value-type="float">
            <text:p>5.84287</text:p>
          </table:table-cell>
          <table:table-cell office:value-type="float" office:value="17.6380455833" calcext:value-type="float">
            <text:p>17.6380455833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.84287" calcext:value-type="float">
            <text:p>5.84287</text:p>
          </table:table-cell>
          <table:table-cell office:value-type="float" office:value="17.7606882333" calcext:value-type="float">
            <text:p>17.7606882333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.84287" calcext:value-type="float">
            <text:p>5.84287</text:p>
          </table:table-cell>
          <table:table-cell office:value-type="float" office:value="17.82374555" calcext:value-type="float">
            <text:p>17.82374555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.84287" calcext:value-type="float">
            <text:p>5.84287</text:p>
          </table:table-cell>
          <table:table-cell office:value-type="float" office:value="17.7885700167" calcext:value-type="float">
            <text:p>17.7885700167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.84287" calcext:value-type="float">
            <text:p>5.84287</text:p>
          </table:table-cell>
          <table:table-cell office:value-type="float" office:value="17.7533944833" calcext:value-type="float">
            <text:p>17.7533944833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.84287" calcext:value-type="float">
            <text:p>5.84287</text:p>
          </table:table-cell>
          <table:table-cell office:value-type="float" office:value="17.71821895" calcext:value-type="float">
            <text:p>17.71821895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.84287" calcext:value-type="float">
            <text:p>5.84287</text:p>
          </table:table-cell>
          <table:table-cell office:value-type="float" office:value="17.7162998667" calcext:value-type="float">
            <text:p>17.7162998667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3.57314" calcext:value-type="float">
            <text:p>13.57314</text:p>
          </table:table-cell>
          <table:table-cell office:value-type="float" office:value="17.7574812" calcext:value-type="float">
            <text:p>17.7574812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1.183208" calcext:value-type="float">
            <text:p>21.183208</text:p>
          </table:table-cell>
          <table:table-cell office:value-type="float" office:value="17.6830594333" calcext:value-type="float">
            <text:p>17.6830594333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2.988931" calcext:value-type="float">
            <text:p>22.988931</text:p>
          </table:table-cell>
          <table:table-cell office:value-type="float" office:value="17.4743489333" calcext:value-type="float">
            <text:p>17.4743489333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7.127126" calcext:value-type="float">
            <text:p>17.127126</text:p>
          </table:table-cell>
          <table:table-cell office:value-type="float" office:value="17.2167433333" calcext:value-type="float">
            <text:p>17.2167433333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7.127126" calcext:value-type="float">
            <text:p>17.127126</text:p>
          </table:table-cell>
          <table:table-cell office:value-type="float" office:value="17.0391808833" calcext:value-type="float">
            <text:p>17.0391808833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7.127126" calcext:value-type="float">
            <text:p>17.127126</text:p>
          </table:table-cell>
          <table:table-cell office:value-type="float" office:value="16.8637140333" calcext:value-type="float">
            <text:p>16.8637140333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7.127126" calcext:value-type="float">
            <text:p>17.127126</text:p>
          </table:table-cell>
          <table:table-cell office:value-type="float" office:value="16.7169846667" calcext:value-type="float">
            <text:p>16.7169846667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7.127126" calcext:value-type="float">
            <text:p>17.127126</text:p>
          </table:table-cell>
          <table:table-cell office:value-type="float" office:value="16.6070115167" calcext:value-type="float">
            <text:p>16.6070115167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.282483" calcext:value-type="float">
            <text:p>5.282483</text:p>
          </table:table-cell>
          <table:table-cell office:value-type="float" office:value="16.5194155833" calcext:value-type="float">
            <text:p>16.5194155833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4.389457" calcext:value-type="float">
            <text:p>24.389457</text:p>
          </table:table-cell>
          <table:table-cell office:value-type="float" office:value="16.6218080667" calcext:value-type="float">
            <text:p>16.6218080667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3.933366" calcext:value-type="float">
            <text:p>33.933366</text:p>
          </table:table-cell>
          <table:table-cell office:value-type="float" office:value="16.3606643167" calcext:value-type="float">
            <text:p>16.3606643167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40.614642" calcext:value-type="float">
            <text:p>40.614642</text:p>
          </table:table-cell>
          <table:table-cell office:value-type="float" office:value="15.8359722667" calcext:value-type="float">
            <text:p>15.8359722667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3.665701" calcext:value-type="float">
            <text:p>43.665701</text:p>
          </table:table-cell>
          <table:table-cell office:value-type="float" office:value="15.1999256167" calcext:value-type="float">
            <text:p>15.1999256167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4.964318" calcext:value-type="float">
            <text:p>34.964318</text:p>
          </table:table-cell>
          <table:table-cell office:value-type="float" office:value="14.5130279833" calcext:value-type="float">
            <text:p>14.5130279833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4.964318" calcext:value-type="float">
            <text:p>34.964318</text:p>
          </table:table-cell>
          <table:table-cell office:value-type="float" office:value="13.9711534" calcext:value-type="float">
            <text:p>13.9711534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50.867909" calcext:value-type="float">
            <text:p>150.867909</text:p>
          </table:table-cell>
          <table:table-cell office:value-type="float" office:value="13.4292788167" calcext:value-type="float">
            <text:p>13.4292788167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86.646201" calcext:value-type="float">
            <text:p>86.646201</text:p>
          </table:table-cell>
          <table:table-cell office:value-type="float" office:value="10.9711641333" calcext:value-type="float">
            <text:p>10.9711641333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6.263043" calcext:value-type="float">
            <text:p>56.263043</text:p>
          </table:table-cell>
          <table:table-cell office:value-type="float" office:value="9.5928419333" calcext:value-type="float">
            <text:p>9.5928419333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.512632" calcext:value-type="float">
            <text:p>7.512632</text:p>
          </table:table-cell>
          <table:table-cell office:value-type="float" office:value="8.7092674167" calcext:value-type="float">
            <text:p>8.7092674167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.512632" calcext:value-type="float">
            <text:p>7.512632</text:p>
          </table:table-cell>
          <table:table-cell office:value-type="float" office:value="8.63819975" calcext:value-type="float">
            <text:p>8.63819975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.512632" calcext:value-type="float">
            <text:p>7.512632</text:p>
          </table:table-cell>
          <table:table-cell office:value-type="float" office:value="8.5671320833" calcext:value-type="float">
            <text:p>8.5671320833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.512632" calcext:value-type="float">
            <text:p>7.512632</text:p>
          </table:table-cell>
          <table:table-cell office:value-type="float" office:value="8.4960644167" calcext:value-type="float">
            <text:p>8.4960644167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.512632" calcext:value-type="float">
            <text:p>7.512632</text:p>
          </table:table-cell>
          <table:table-cell office:value-type="float" office:value="8.4341703" calcext:value-type="float">
            <text:p>8.4341703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6.399358" calcext:value-type="float">
            <text:p>16.399358</text:p>
          </table:table-cell>
          <table:table-cell office:value-type="float" office:value="8.45410925" calcext:value-type="float">
            <text:p>8.45410925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6.639956" calcext:value-type="float">
            <text:p>26.639956</text:p>
          </table:table-cell>
          <table:table-cell office:value-type="float" office:value="8.3839607333" calcext:value-type="float">
            <text:p>8.3839607333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6.040445" calcext:value-type="float">
            <text:p>26.040445</text:p>
          </table:table-cell>
          <table:table-cell office:value-type="float" office:value="8.17258215" calcext:value-type="float">
            <text:p>8.17258215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1.744581" calcext:value-type="float">
            <text:p>21.744581</text:p>
          </table:table-cell>
          <table:table-cell office:value-type="float" office:value="7.9667818" calcext:value-type="float">
            <text:p>7.9667818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8.352875" calcext:value-type="float">
            <text:p>18.352875</text:p>
          </table:table-cell>
          <table:table-cell office:value-type="float" office:value="7.795682" calcext:value-type="float">
            <text:p>7.795682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7.478221" calcext:value-type="float">
            <text:p>17.478221</text:p>
          </table:table-cell>
          <table:table-cell office:value-type="float" office:value="7.6186657833" calcext:value-type="float">
            <text:p>7.6186657833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6.758568" calcext:value-type="float">
            <text:p>16.758568</text:p>
          </table:table-cell>
          <table:table-cell office:value-type="float" office:value="7.3638092" calcext:value-type="float">
            <text:p>7.3638092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3.565002" calcext:value-type="float">
            <text:p>13.565002</text:p>
          </table:table-cell>
          <table:table-cell office:value-type="float" office:value="7.1209468333" calcext:value-type="float">
            <text:p>7.1209468333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.617791" calcext:value-type="float">
            <text:p>4.617791</text:p>
          </table:table-cell>
          <table:table-cell office:value-type="float" office:value="6.9313105667" calcext:value-type="float">
            <text:p>6.9313105667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.617791" calcext:value-type="float">
            <text:p>4.617791</text:p>
          </table:table-cell>
          <table:table-cell office:value-type="float" office:value="6.8907944833" calcext:value-type="float">
            <text:p>6.8907944833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.617791" calcext:value-type="float">
            <text:p>4.617791</text:p>
          </table:table-cell>
          <table:table-cell office:value-type="float" office:value="6.8763870167" calcext:value-type="float">
            <text:p>6.8763870167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.617791" calcext:value-type="float">
            <text:p>4.617791</text:p>
          </table:table-cell>
          <table:table-cell office:value-type="float" office:value="6.9030746" calcext:value-type="float">
            <text:p>6.9030746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.617791" calcext:value-type="float">
            <text:p>4.617791</text:p>
          </table:table-cell>
          <table:table-cell office:value-type="float" office:value="6.9471013167" calcext:value-type="float">
            <text:p>6.9471013167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.617791" calcext:value-type="float">
            <text:p>4.617791</text:p>
          </table:table-cell>
          <table:table-cell office:value-type="float" office:value="6.98326135" calcext:value-type="float">
            <text:p>6.98326135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2.298366" calcext:value-type="float">
            <text:p>12.298366</text:p>
          </table:table-cell>
          <table:table-cell office:value-type="float" office:value="6.9858577333" calcext:value-type="float">
            <text:p>6.9858577333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7.190627" calcext:value-type="float">
            <text:p>17.190627</text:p>
          </table:table-cell>
          <table:table-cell office:value-type="float" office:value="6.7906356333" calcext:value-type="float">
            <text:p>6.7906356333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.904941" calcext:value-type="float">
            <text:p>18.904941</text:p>
          </table:table-cell>
          <table:table-cell office:value-type="float" office:value="6.51387585" calcext:value-type="float">
            <text:p>6.51387585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7.50792" calcext:value-type="float">
            <text:p>17.50792</text:p>
          </table:table-cell>
          <table:table-cell office:value-type="float" office:value="6.26908875" calcext:value-type="float">
            <text:p>6.26908875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2.841053" calcext:value-type="float">
            <text:p>12.841053</text:p>
          </table:table-cell>
          <table:table-cell office:value-type="float" office:value="6.1011258667" calcext:value-type="float">
            <text:p>6.1011258667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3.449813" calcext:value-type="float">
            <text:p>3.449813</text:p>
          </table:table-cell>
          <table:table-cell office:value-type="float" office:value="6.0464762667" calcext:value-type="float">
            <text:p>6.0464762667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.449813" calcext:value-type="float">
            <text:p>3.449813</text:p>
          </table:table-cell>
          <table:table-cell office:value-type="float" office:value="6.1614146667" calcext:value-type="float">
            <text:p>6.1614146667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.449813" calcext:value-type="float">
            <text:p>3.449813</text:p>
          </table:table-cell>
          <table:table-cell office:value-type="float" office:value="6.2612258167" calcext:value-type="float">
            <text:p>6.2612258167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3.449813" calcext:value-type="float">
            <text:p>3.449813</text:p>
          </table:table-cell>
          <table:table-cell office:value-type="float" office:value="6.3107063667" calcext:value-type="float">
            <text:p>6.3107063667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.449813" calcext:value-type="float">
            <text:p>3.449813</text:p>
          </table:table-cell>
          <table:table-cell office:value-type="float" office:value="6.3601869167" calcext:value-type="float">
            <text:p>6.3601869167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.449813" calcext:value-type="float">
            <text:p>3.449813</text:p>
          </table:table-cell>
          <table:table-cell office:value-type="float" office:value="6.4096674667" calcext:value-type="float">
            <text:p>6.4096674667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.449813" calcext:value-type="float">
            <text:p>3.449813</text:p>
          </table:table-cell>
          <table:table-cell office:value-type="float" office:value="6.4591480167" calcext:value-type="float">
            <text:p>6.4591480167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.449813" calcext:value-type="float">
            <text:p>3.449813</text:p>
          </table:table-cell>
          <table:table-cell office:value-type="float" office:value="6.4925991667" calcext:value-type="float">
            <text:p>6.4925991667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841859" calcext:value-type="float">
            <text:p>6.841859</text:p>
          </table:table-cell>
          <table:table-cell office:value-type="float" office:value="6.5737482833" calcext:value-type="float">
            <text:p>6.5737482833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2.606338" calcext:value-type="float">
            <text:p>12.606338</text:p>
          </table:table-cell>
          <table:table-cell office:value-type="float" office:value="6.6031598833" calcext:value-type="float">
            <text:p>6.6031598833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.371778" calcext:value-type="float">
            <text:p>14.371778</text:p>
          </table:table-cell>
          <table:table-cell office:value-type="float" office:value="6.5084942167" calcext:value-type="float">
            <text:p>6.5084942167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3.201429" calcext:value-type="float">
            <text:p>13.201429</text:p>
          </table:table-cell>
          <table:table-cell office:value-type="float" office:value="6.33660195" calcext:value-type="float">
            <text:p>6.33660195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9.626309" calcext:value-type="float">
            <text:p>9.626309</text:p>
          </table:table-cell>
          <table:table-cell office:value-type="float" office:value="6.155132" calcext:value-type="float">
            <text:p>6.155132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.732338" calcext:value-type="float">
            <text:p>3.732338</text:p>
          </table:table-cell>
          <table:table-cell office:value-type="float" office:value="6.0788508167" calcext:value-type="float">
            <text:p>6.0788508167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.732338" calcext:value-type="float">
            <text:p>3.732338</text:p>
          </table:table-cell>
          <table:table-cell office:value-type="float" office:value="6.1559406667" calcext:value-type="float">
            <text:p>6.1559406667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.732338" calcext:value-type="float">
            <text:p>3.732338</text:p>
          </table:table-cell>
          <table:table-cell office:value-type="float" office:value="6.2743906" calcext:value-type="float">
            <text:p>6.2743906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.727725" calcext:value-type="float">
            <text:p>5.727725</text:p>
          </table:table-cell>
          <table:table-cell office:value-type="float" office:value="6.4112759167" calcext:value-type="float">
            <text:p>6.4112759167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8.31375" calcext:value-type="float">
            <text:p>8.31375</text:p>
          </table:table-cell>
          <table:table-cell office:value-type="float" office:value="6.5053414833" calcext:value-type="float">
            <text:p>6.5053414833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9.107834" calcext:value-type="float">
            <text:p>9.107834</text:p>
          </table:table-cell>
          <table:table-cell office:value-type="float" office:value="6.5191012333" calcext:value-type="float">
            <text:p>6.5191012333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8.660578" calcext:value-type="float">
            <text:p>8.660578</text:p>
          </table:table-cell>
          <table:table-cell office:value-type="float" office:value="6.4617980667" calcext:value-type="float">
            <text:p>6.4617980667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.532595" calcext:value-type="float">
            <text:p>7.532595</text:p>
          </table:table-cell>
          <table:table-cell office:value-type="float" office:value="6.3477606333" calcext:value-type="float">
            <text:p>6.3477606333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473379" calcext:value-type="float">
            <text:p>6.473379</text:p>
          </table:table-cell>
          <table:table-cell office:value-type="float" office:value="6.25991885" calcext:value-type="float">
            <text:p>6.25991885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599115" calcext:value-type="float">
            <text:p>6.599115</text:p>
          </table:table-cell>
          <table:table-cell office:value-type="float" office:value="6.2314532333" calcext:value-type="float">
            <text:p>6.2314532333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8.323364" calcext:value-type="float">
            <text:p>8.323364</text:p>
          </table:table-cell>
          <table:table-cell office:value-type="float" office:value="6.2213092667" calcext:value-type="float">
            <text:p>6.2213092667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.528737" calcext:value-type="float">
            <text:p>10.528737</text:p>
          </table:table-cell>
          <table:table-cell office:value-type="float" office:value="6.1852479" calcext:value-type="float">
            <text:p>6.1852479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1.87137" calcext:value-type="float">
            <text:p>11.87137</text:p>
          </table:table-cell>
          <table:table-cell office:value-type="float" office:value="6.1107725833" calcext:value-type="float">
            <text:p>6.1107725833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1.426032" calcext:value-type="float">
            <text:p>11.426032</text:p>
          </table:table-cell>
          <table:table-cell office:value-type="float" office:value="6.0187588167" calcext:value-type="float">
            <text:p>6.0187588167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8.720832" calcext:value-type="float">
            <text:p>8.720832</text:p>
          </table:table-cell>
          <table:table-cell office:value-type="float" office:value="5.94165185" calcext:value-type="float">
            <text:p>5.94165185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.451843" calcext:value-type="float">
            <text:p>2.451843</text:p>
          </table:table-cell>
          <table:table-cell office:value-type="float" office:value="5.9092647833" calcext:value-type="float">
            <text:p>5.9092647833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.451843" calcext:value-type="float">
            <text:p>2.451843</text:p>
          </table:table-cell>
          <table:table-cell office:value-type="float" office:value="5.97032295" calcext:value-type="float">
            <text:p>5.97032295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.451843" calcext:value-type="float">
            <text:p>2.451843</text:p>
          </table:table-cell>
          <table:table-cell office:value-type="float" office:value="6.0199288167" calcext:value-type="float">
            <text:p>6.0199288167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.451843" calcext:value-type="float">
            <text:p>2.451843</text:p>
          </table:table-cell>
          <table:table-cell office:value-type="float" office:value="6.0749837667" calcext:value-type="float">
            <text:p>6.0749837667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.451843" calcext:value-type="float">
            <text:p>2.451843</text:p>
          </table:table-cell>
          <table:table-cell office:value-type="float" office:value="6.1515616667" calcext:value-type="float">
            <text:p>6.1515616667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3.381028" calcext:value-type="float">
            <text:p>3.381028</text:p>
          </table:table-cell>
          <table:table-cell office:value-type="float" office:value="6.2486404167" calcext:value-type="float">
            <text:p>6.2486404167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3.946869" calcext:value-type="float">
            <text:p>3.946869</text:p>
          </table:table-cell>
          <table:table-cell office:value-type="float" office:value="6.3379955667" calcext:value-type="float">
            <text:p>6.3379955667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3.248572" calcext:value-type="float">
            <text:p>3.248572</text:p>
          </table:table-cell>
          <table:table-cell office:value-type="float" office:value="6.4096367333" calcext:value-type="float">
            <text:p>6.4096367333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.248572" calcext:value-type="float">
            <text:p>3.248572</text:p>
          </table:table-cell>
          <table:table-cell office:value-type="float" office:value="6.4707055333" calcext:value-type="float">
            <text:p>6.4707055333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.248572" calcext:value-type="float">
            <text:p>3.248572</text:p>
          </table:table-cell>
          <table:table-cell office:value-type="float" office:value="6.5007163167" calcext:value-type="float">
            <text:p>6.5007163167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.248572" calcext:value-type="float">
            <text:p>3.248572</text:p>
          </table:table-cell>
          <table:table-cell office:value-type="float" office:value="6.5008328333" calcext:value-type="float">
            <text:p>6.5008328333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.798985" calcext:value-type="float">
            <text:p>3.798985</text:p>
          </table:table-cell>
          <table:table-cell office:value-type="float" office:value="6.49837025" calcext:value-type="float">
            <text:p>6.49837025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8.708969" calcext:value-type="float">
            <text:p>8.708969</text:p>
          </table:table-cell>
          <table:table-cell office:value-type="float" office:value="6.5157295833" calcext:value-type="float">
            <text:p>6.5157295833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2.190447" calcext:value-type="float">
            <text:p>12.190447</text:p>
          </table:table-cell>
          <table:table-cell office:value-type="float" office:value="6.4825975333" calcext:value-type="float">
            <text:p>6.4825975333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3.957241" calcext:value-type="float">
            <text:p>13.957241</text:p>
          </table:table-cell>
          <table:table-cell office:value-type="float" office:value="6.4117079167" calcext:value-type="float">
            <text:p>6.4117079167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3.692424" calcext:value-type="float">
            <text:p>13.692424</text:p>
          </table:table-cell>
          <table:table-cell office:value-type="float" office:value="6.31707115" calcext:value-type="float">
            <text:p>6.31707115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1.478593" calcext:value-type="float">
            <text:p>11.478593</text:p>
          </table:table-cell>
          <table:table-cell office:value-type="float" office:value="6.2221008167" calcext:value-type="float">
            <text:p>6.2221008167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7.731902" calcext:value-type="float">
            <text:p>7.731902</text:p>
          </table:table-cell>
          <table:table-cell office:value-type="float" office:value="6.1586815" calcext:value-type="float">
            <text:p>6.1586815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.186826" calcext:value-type="float">
            <text:p>2.186826</text:p>
          </table:table-cell>
          <table:table-cell office:value-type="float" office:value="6.15866215" calcext:value-type="float">
            <text:p>6.15866215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.186826" calcext:value-type="float">
            <text:p>2.186826</text:p>
          </table:table-cell>
          <table:table-cell office:value-type="float" office:value="6.25323645" calcext:value-type="float">
            <text:p>6.25323645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.186826" calcext:value-type="float">
            <text:p>2.186826</text:p>
          </table:table-cell>
          <table:table-cell office:value-type="float" office:value="6.3401112" calcext:value-type="float">
            <text:p>6.3401112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.186826" calcext:value-type="float">
            <text:p>2.186826</text:p>
          </table:table-cell>
          <table:table-cell office:value-type="float" office:value="6.40333135" calcext:value-type="float">
            <text:p>6.40333135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3.753343" calcext:value-type="float">
            <text:p>3.753343</text:p>
          </table:table-cell>
          <table:table-cell office:value-type="float" office:value="6.42955065" calcext:value-type="float">
            <text:p>6.42955065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219046" calcext:value-type="float">
            <text:p>6.219046</text:p>
          </table:table-cell>
          <table:table-cell office:value-type="float" office:value="6.39314475" calcext:value-type="float">
            <text:p>6.39314475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.259394" calcext:value-type="float">
            <text:p>7.259394</text:p>
          </table:table-cell>
          <table:table-cell office:value-type="float" office:value="6.3287468833" calcext:value-type="float">
            <text:p>6.3287468833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787393" calcext:value-type="float">
            <text:p>6.787393</text:p>
          </table:table-cell>
          <table:table-cell office:value-type="float" office:value="6.2819747" calcext:value-type="float">
            <text:p>6.2819747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.773574" calcext:value-type="float">
            <text:p>4.773574</text:p>
          </table:table-cell>
          <table:table-cell office:value-type="float" office:value="6.27421835" calcext:value-type="float">
            <text:p>6.27421835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58504" calcext:value-type="float">
            <text:p>0.58504</text:p>
          </table:table-cell>
          <table:table-cell office:value-type="float" office:value="6.3245504833" calcext:value-type="float">
            <text:p>6.3245504833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58504" calcext:value-type="float">
            <text:p>0.58504</text:p>
          </table:table-cell>
          <table:table-cell office:value-type="float" office:value="6.4578816833" calcext:value-type="float">
            <text:p>6.4578816833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.217715" calcext:value-type="float">
            <text:p>4.217715</text:p>
          </table:table-cell>
          <table:table-cell office:value-type="float" office:value="6.5872404833" calcext:value-type="float">
            <text:p>6.5872404833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7.430147" calcext:value-type="float">
            <text:p>7.430147</text:p>
          </table:table-cell>
          <table:table-cell office:value-type="float" office:value="6.6336267167" calcext:value-type="float">
            <text:p>6.6336267167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9.562077" calcext:value-type="float">
            <text:p>9.562077</text:p>
          </table:table-cell>
          <table:table-cell office:value-type="float" office:value="6.5949033333" calcext:value-type="float">
            <text:p>6.5949033333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0.346117" calcext:value-type="float">
            <text:p>10.346117</text:p>
          </table:table-cell>
          <table:table-cell office:value-type="float" office:value="6.5067375667" calcext:value-type="float">
            <text:p>6.5067375667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9.438482" calcext:value-type="float">
            <text:p>9.438482</text:p>
          </table:table-cell>
          <table:table-cell office:value-type="float" office:value="6.4262524167" calcext:value-type="float">
            <text:p>6.4262524167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418646" calcext:value-type="float">
            <text:p>6.418646</text:p>
          </table:table-cell>
          <table:table-cell office:value-type="float" office:value="6.3889547833" calcext:value-type="float">
            <text:p>6.3889547833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418646" calcext:value-type="float">
            <text:p>6.418646</text:p>
          </table:table-cell>
          <table:table-cell office:value-type="float" office:value="6.4178594" calcext:value-type="float">
            <text:p>6.4178594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418646" calcext:value-type="float">
            <text:p>6.418646</text:p>
          </table:table-cell>
          <table:table-cell office:value-type="float" office:value="6.4446776" calcext:value-type="float">
            <text:p>6.4446776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418646" calcext:value-type="float">
            <text:p>6.418646</text:p>
          </table:table-cell>
          <table:table-cell office:value-type="float" office:value="6.45050315" calcext:value-type="float">
            <text:p>6.45050315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.456882" calcext:value-type="float">
            <text:p>5.456882</text:p>
          </table:table-cell>
          <table:table-cell office:value-type="float" office:value="6.41660125" calcext:value-type="float">
            <text:p>6.41660125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8.31876" calcext:value-type="float">
            <text:p>8.31876</text:p>
          </table:table-cell>
          <table:table-cell office:value-type="float" office:value="6.39872875" calcext:value-type="float">
            <text:p>6.39872875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8.606555" calcext:value-type="float">
            <text:p>8.606555</text:p>
          </table:table-cell>
          <table:table-cell office:value-type="float" office:value="6.2876243833" calcext:value-type="float">
            <text:p>6.2876243833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926398" calcext:value-type="float">
            <text:p>6.926398</text:p>
          </table:table-cell>
          <table:table-cell office:value-type="float" office:value="6.24148005" calcext:value-type="float">
            <text:p>6.24148005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.058242" calcext:value-type="float">
            <text:p>4.058242</text:p>
          </table:table-cell>
          <table:table-cell office:value-type="float" office:value="6.27566395" calcext:value-type="float">
            <text:p>6.27566395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.313232" calcext:value-type="float">
            <text:p>2.313232</text:p>
          </table:table-cell>
          <table:table-cell office:value-type="float" office:value="6.38701635" calcext:value-type="float">
            <text:p>6.38701635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5.049438" calcext:value-type="float">
            <text:p>5.049438</text:p>
          </table:table-cell>
          <table:table-cell office:value-type="float" office:value="6.5284516333" calcext:value-type="float">
            <text:p>6.5284516333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8.357729" calcext:value-type="float">
            <text:p>8.357729</text:p>
          </table:table-cell>
          <table:table-cell office:value-type="float" office:value="6.5984476" calcext:value-type="float">
            <text:p>6.5984476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.839334" calcext:value-type="float">
            <text:p>10.839334</text:p>
          </table:table-cell>
          <table:table-cell office:value-type="float" office:value="6.57059415" calcext:value-type="float">
            <text:p>6.57059415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1.945457" calcext:value-type="float">
            <text:p>11.945457</text:p>
          </table:table-cell>
          <table:table-cell office:value-type="float" office:value="6.4630470833" calcext:value-type="float">
            <text:p>6.4630470833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1.371659" calcext:value-type="float">
            <text:p>11.371659</text:p>
          </table:table-cell>
          <table:table-cell office:value-type="float" office:value="6.3347744167" calcext:value-type="float">
            <text:p>6.3347744167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9.139335" calcext:value-type="float">
            <text:p>9.139335</text:p>
          </table:table-cell>
          <table:table-cell office:value-type="float" office:value="6.2380066833" calcext:value-type="float">
            <text:p>6.2380066833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5.669644" calcext:value-type="float">
            <text:p>5.669644</text:p>
          </table:table-cell>
          <table:table-cell office:value-type="float" office:value="6.1922011167" calcext:value-type="float">
            <text:p>6.1922011167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.818332" calcext:value-type="float">
            <text:p>1.818332</text:p>
          </table:table-cell>
          <table:table-cell office:value-type="float" office:value="6.2000738" calcext:value-type="float">
            <text:p>6.2000738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.262088" calcext:value-type="float">
            <text:p>2.262088</text:p>
          </table:table-cell>
          <table:table-cell office:value-type="float" office:value="6.2514064167" calcext:value-type="float">
            <text:p>6.2514064167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.765442" calcext:value-type="float">
            <text:p>4.765442</text:p>
          </table:table-cell>
          <table:table-cell office:value-type="float" office:value="6.2650302667" calcext:value-type="float">
            <text:p>6.2650302667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5.990477" calcext:value-type="float">
            <text:p>5.990477</text:p>
          </table:table-cell>
          <table:table-cell office:value-type="float" office:value="6.2196738333" calcext:value-type="float">
            <text:p>6.2196738333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159682" calcext:value-type="float">
            <text:p>6.159682</text:p>
          </table:table-cell>
          <table:table-cell office:value-type="float" office:value="6.1832008" calcext:value-type="float">
            <text:p>6.1832008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060218" calcext:value-type="float">
            <text:p>6.060218</text:p>
          </table:table-cell>
          <table:table-cell office:value-type="float" office:value="6.1874009167" calcext:value-type="float">
            <text:p>6.1874009167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350544" calcext:value-type="float">
            <text:p>6.350544</text:p>
          </table:table-cell>
          <table:table-cell office:value-type="float" office:value="6.2318440667" calcext:value-type="float">
            <text:p>6.2318440667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799614" calcext:value-type="float">
            <text:p>6.799614</text:p>
          </table:table-cell>
          <table:table-cell office:value-type="float" office:value="6.2951430833" calcext:value-type="float">
            <text:p>6.2951430833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777608" calcext:value-type="float">
            <text:p>6.777608</text:p>
          </table:table-cell>
          <table:table-cell office:value-type="float" office:value="6.35342955" calcext:value-type="float">
            <text:p>6.35342955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115333" calcext:value-type="float">
            <text:p>6.115333</text:p>
          </table:table-cell>
          <table:table-cell office:value-type="float" office:value="6.3934958667" calcext:value-type="float">
            <text:p>6.3934958667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.428195" calcext:value-type="float">
            <text:p>5.428195</text:p>
          </table:table-cell>
          <table:table-cell office:value-type="float" office:value="6.4144333667" calcext:value-type="float">
            <text:p>6.4144333667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5.75514" calcext:value-type="float">
            <text:p>5.75514</text:p>
          </table:table-cell>
          <table:table-cell office:value-type="float" office:value="6.4244315833" calcext:value-type="float">
            <text:p>6.4244315833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7.046517" calcext:value-type="float">
            <text:p>7.046517</text:p>
          </table:table-cell>
          <table:table-cell office:value-type="float" office:value="6.42899985" calcext:value-type="float">
            <text:p>6.42899985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8.276568" calcext:value-type="float">
            <text:p>8.276568</text:p>
          </table:table-cell>
          <table:table-cell office:value-type="float" office:value="6.4206288833" calcext:value-type="float">
            <text:p>6.4206288833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8.742337" calcext:value-type="float">
            <text:p>8.742337</text:p>
          </table:table-cell>
          <table:table-cell office:value-type="float" office:value="6.38944685" calcext:value-type="float">
            <text:p>6.38944685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8.245339" calcext:value-type="float">
            <text:p>8.245339</text:p>
          </table:table-cell>
          <table:table-cell office:value-type="float" office:value="6.33376775" calcext:value-type="float">
            <text:p>6.33376775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9127" calcext:value-type="float">
            <text:p>6.9127</text:p>
          </table:table-cell>
          <table:table-cell office:value-type="float" office:value="6.2677817167" calcext:value-type="float">
            <text:p>6.2677817167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.049219" calcext:value-type="float">
            <text:p>5.049219</text:p>
          </table:table-cell>
          <table:table-cell office:value-type="float" office:value="6.2239239833" calcext:value-type="float">
            <text:p>6.2239239833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.255563" calcext:value-type="float">
            <text:p>3.255563</text:p>
          </table:table-cell>
          <table:table-cell office:value-type="float" office:value="6.2273568833" calcext:value-type="float">
            <text:p>6.2273568833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.100817" calcext:value-type="float">
            <text:p>3.100817</text:p>
          </table:table-cell>
          <table:table-cell office:value-type="float" office:value="6.2771779" calcext:value-type="float">
            <text:p>6.2771779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.840545" calcext:value-type="float">
            <text:p>4.840545</text:p>
          </table:table-cell>
          <table:table-cell office:value-type="float" office:value="6.3425047" calcext:value-type="float">
            <text:p>6.3425047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721046" calcext:value-type="float">
            <text:p>6.721046</text:p>
          </table:table-cell>
          <table:table-cell office:value-type="float" office:value="6.3903629833" calcext:value-type="float">
            <text:p>6.3903629833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7.93707" calcext:value-type="float">
            <text:p>7.93707</text:p>
          </table:table-cell>
          <table:table-cell office:value-type="float" office:value="6.4157142667" calcext:value-type="float">
            <text:p>6.4157142667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8.279035" calcext:value-type="float">
            <text:p>8.279035</text:p>
          </table:table-cell>
          <table:table-cell office:value-type="float" office:value="6.4227126667" calcext:value-type="float">
            <text:p>6.4227126667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.994204" calcext:value-type="float">
            <text:p>7.994204</text:p>
          </table:table-cell>
          <table:table-cell office:value-type="float" office:value="6.4190135833" calcext:value-type="float">
            <text:p>6.4190135833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7.673434" calcext:value-type="float">
            <text:p>7.673434</text:p>
          </table:table-cell>
          <table:table-cell office:value-type="float" office:value="6.4161235667" calcext:value-type="float">
            <text:p>6.4161235667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7.730741" calcext:value-type="float">
            <text:p>7.730741</text:p>
          </table:table-cell>
          <table:table-cell office:value-type="float" office:value="6.4241024333" calcext:value-type="float">
            <text:p>6.4241024333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.861284" calcext:value-type="float">
            <text:p>7.861284</text:p>
          </table:table-cell>
          <table:table-cell office:value-type="float" office:value="6.4414276" calcext:value-type="float">
            <text:p>6.4414276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.399311" calcext:value-type="float">
            <text:p>7.399311</text:p>
          </table:table-cell>
          <table:table-cell office:value-type="float" office:value="6.45735225" calcext:value-type="float">
            <text:p>6.45735225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.980035" calcext:value-type="float">
            <text:p>5.980035</text:p>
          </table:table-cell>
          <table:table-cell office:value-type="float" office:value="6.4612651667" calcext:value-type="float">
            <text:p>6.4612651667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.759984" calcext:value-type="float">
            <text:p>3.759984</text:p>
          </table:table-cell>
          <table:table-cell office:value-type="float" office:value="6.4452432" calcext:value-type="float">
            <text:p>6.4452432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.568989" calcext:value-type="float">
            <text:p>1.568989</text:p>
          </table:table-cell>
          <table:table-cell office:value-type="float" office:value="6.4662220833" calcext:value-type="float">
            <text:p>6.4662220833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.355174" calcext:value-type="float">
            <text:p>2.355174</text:p>
          </table:table-cell>
          <table:table-cell office:value-type="float" office:value="6.52371755" calcext:value-type="float">
            <text:p>6.52371755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.453063" calcext:value-type="float">
            <text:p>4.453063</text:p>
          </table:table-cell>
          <table:table-cell office:value-type="float" office:value="6.5301853167" calcext:value-type="float">
            <text:p>6.5301853167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322012" calcext:value-type="float">
            <text:p>6.322012</text:p>
          </table:table-cell>
          <table:table-cell office:value-type="float" office:value="6.5470342667" calcext:value-type="float">
            <text:p>6.5470342667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7.793502" calcext:value-type="float">
            <text:p>7.793502</text:p>
          </table:table-cell>
          <table:table-cell office:value-type="float" office:value="6.5544609667" calcext:value-type="float">
            <text:p>6.5544609667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8.584912" calcext:value-type="float">
            <text:p>8.584912</text:p>
          </table:table-cell>
          <table:table-cell office:value-type="float" office:value="6.5428875667" calcext:value-type="float">
            <text:p>6.5428875667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.346568" calcext:value-type="float">
            <text:p>8.346568</text:p>
          </table:table-cell>
          <table:table-cell office:value-type="float" office:value="6.5149882" calcext:value-type="float">
            <text:p>6.5149882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.000889" calcext:value-type="float">
            <text:p>7.000889</text:p>
          </table:table-cell>
          <table:table-cell office:value-type="float" office:value="6.4885028667" calcext:value-type="float">
            <text:p>6.4885028667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.106744" calcext:value-type="float">
            <text:p>5.106744</text:p>
          </table:table-cell>
          <table:table-cell office:value-type="float" office:value="6.4887694167" calcext:value-type="float">
            <text:p>6.4887694167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.272131" calcext:value-type="float">
            <text:p>4.272131</text:p>
          </table:table-cell>
          <table:table-cell office:value-type="float" office:value="6.53027545" calcext:value-type="float">
            <text:p>6.53027545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.517008" calcext:value-type="float">
            <text:p>5.517008</text:p>
          </table:table-cell>
          <table:table-cell office:value-type="float" office:value="6.5946936667" calcext:value-type="float">
            <text:p>6.5946936667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7.200624" calcext:value-type="float">
            <text:p>7.200624</text:p>
          </table:table-cell>
          <table:table-cell office:value-type="float" office:value="6.6432009" calcext:value-type="float">
            <text:p>6.6432009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8.152923" calcext:value-type="float">
            <text:p>8.152923</text:p>
          </table:table-cell>
          <table:table-cell office:value-type="float" office:value="6.66549835" calcext:value-type="float">
            <text:p>6.66549835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.027738" calcext:value-type="float">
            <text:p>8.027738</text:p>
          </table:table-cell>
          <table:table-cell office:value-type="float" office:value="6.6730166833" calcext:value-type="float">
            <text:p>6.6730166833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768179" calcext:value-type="float">
            <text:p>6.768179</text:p>
          </table:table-cell>
          <table:table-cell office:value-type="float" office:value="6.6808417" calcext:value-type="float">
            <text:p>6.6808417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4.384532" calcext:value-type="float">
            <text:p>4.384532</text:p>
          </table:table-cell>
          <table:table-cell office:value-type="float" office:value="6.6988804333" calcext:value-type="float">
            <text:p>6.6988804333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.384532" calcext:value-type="float">
            <text:p>4.384532</text:p>
          </table:table-cell>
          <table:table-cell office:value-type="float" office:value="6.733362" calcext:value-type="float">
            <text:p>6.733362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.652498" calcext:value-type="float">
            <text:p>1.652498</text:p>
          </table:table-cell>
          <table:table-cell office:value-type="float" office:value="6.7382106333" calcext:value-type="float">
            <text:p>6.7382106333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.837895" calcext:value-type="float">
            <text:p>5.837895</text:p>
          </table:table-cell>
          <table:table-cell office:value-type="float" office:value="6.7727892667" calcext:value-type="float">
            <text:p>6.7727892667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8.977432" calcext:value-type="float">
            <text:p>8.977432</text:p>
          </table:table-cell>
          <table:table-cell office:value-type="float" office:value="6.7470073" calcext:value-type="float">
            <text:p>6.7470073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.739386" calcext:value-type="float">
            <text:p>10.739386</text:p>
          </table:table-cell>
          <table:table-cell office:value-type="float" office:value="6.6812954167" calcext:value-type="float">
            <text:p>6.6812954167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.799349" calcext:value-type="float">
            <text:p>10.799349</text:p>
          </table:table-cell>
          <table:table-cell office:value-type="float" office:value="6.5907174833" calcext:value-type="float">
            <text:p>6.5907174833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9.249196" calcext:value-type="float">
            <text:p>9.249196</text:p>
          </table:table-cell>
          <table:table-cell office:value-type="float" office:value="6.5057707" calcext:value-type="float">
            <text:p>6.5057707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686522" calcext:value-type="float">
            <text:p>6.686522</text:p>
          </table:table-cell>
          <table:table-cell office:value-type="float" office:value="6.4669249667" calcext:value-type="float">
            <text:p>6.4669249667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.38651" calcext:value-type="float">
            <text:p>4.38651</text:p>
          </table:table-cell>
          <table:table-cell office:value-type="float" office:value="6.49880345" calcext:value-type="float">
            <text:p>6.49880345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.249097" calcext:value-type="float">
            <text:p>4.249097</text:p>
          </table:table-cell>
          <table:table-cell office:value-type="float" office:value="6.5926796167" calcext:value-type="float">
            <text:p>6.5926796167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.565595" calcext:value-type="float">
            <text:p>5.565595</text:p>
          </table:table-cell>
          <table:table-cell office:value-type="float" office:value="6.7014079333" calcext:value-type="float">
            <text:p>6.7014079333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391001" calcext:value-type="float">
            <text:p>6.391001</text:p>
          </table:table-cell>
          <table:table-cell office:value-type="float" office:value="6.7867729" calcext:value-type="float">
            <text:p>6.7867729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142005" calcext:value-type="float">
            <text:p>6.142005</text:p>
          </table:table-cell>
          <table:table-cell office:value-type="float" office:value="6.8394552" calcext:value-type="float">
            <text:p>6.8394552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4.898289" calcext:value-type="float">
            <text:p>4.898289</text:p>
          </table:table-cell>
          <table:table-cell office:value-type="float" office:value="6.8533412833" calcext:value-type="float">
            <text:p>6.8533412833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.079519" calcext:value-type="float">
            <text:p>3.079519</text:p>
          </table:table-cell>
          <table:table-cell office:value-type="float" office:value="6.8879559667" calcext:value-type="float">
            <text:p>6.8879559667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.044056" calcext:value-type="float">
            <text:p>2.044056</text:p>
          </table:table-cell>
          <table:table-cell office:value-type="float" office:value="6.9528834833" calcext:value-type="float">
            <text:p>6.9528834833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3.802095" calcext:value-type="float">
            <text:p>3.802095</text:p>
          </table:table-cell>
          <table:table-cell office:value-type="float" office:value="7.0350687167" calcext:value-type="float">
            <text:p>7.0350687167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411689" calcext:value-type="float">
            <text:p>6.411689</text:p>
          </table:table-cell>
          <table:table-cell office:value-type="float" office:value="7.00094255" calcext:value-type="float">
            <text:p>7.00094255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8.726807" calcext:value-type="float">
            <text:p>8.726807</text:p>
          </table:table-cell>
          <table:table-cell office:value-type="float" office:value="6.99157205" calcext:value-type="float">
            <text:p>6.99157205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.148485" calcext:value-type="float">
            <text:p>10.148485</text:p>
          </table:table-cell>
          <table:table-cell office:value-type="float" office:value="6.9576183" calcext:value-type="float">
            <text:p>6.9576183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.296802" calcext:value-type="float">
            <text:p>10.296802</text:p>
          </table:table-cell>
          <table:table-cell office:value-type="float" office:value="6.8916326167" calcext:value-type="float">
            <text:p>6.8916326167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9.181587" calcext:value-type="float">
            <text:p>9.181587</text:p>
          </table:table-cell>
          <table:table-cell office:value-type="float" office:value="6.8163043167" calcext:value-type="float">
            <text:p>6.8163043167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7.371583" calcext:value-type="float">
            <text:p>7.371583</text:p>
          </table:table-cell>
          <table:table-cell office:value-type="float" office:value="6.7671716667" calcext:value-type="float">
            <text:p>6.7671716667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028088" calcext:value-type="float">
            <text:p>6.028088</text:p>
          </table:table-cell>
          <table:table-cell office:value-type="float" office:value="6.7576961167" calcext:value-type="float">
            <text:p>6.7576961167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029236" calcext:value-type="float">
            <text:p>6.029236</text:p>
          </table:table-cell>
          <table:table-cell office:value-type="float" office:value="6.7704613167" calcext:value-type="float">
            <text:p>6.7704613167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544259" calcext:value-type="float">
            <text:p>6.544259</text:p>
          </table:table-cell>
          <table:table-cell office:value-type="float" office:value="6.7798159333" calcext:value-type="float">
            <text:p>6.7798159333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405646" calcext:value-type="float">
            <text:p>6.405646</text:p>
          </table:table-cell>
          <table:table-cell office:value-type="float" office:value="6.7890248333" calcext:value-type="float">
            <text:p>6.7890248333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.401591" calcext:value-type="float">
            <text:p>5.401591</text:p>
          </table:table-cell>
          <table:table-cell office:value-type="float" office:value="6.8198796333" calcext:value-type="float">
            <text:p>6.8198796333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4.286177" calcext:value-type="float">
            <text:p>4.286177</text:p>
          </table:table-cell>
          <table:table-cell office:value-type="float" office:value="6.8822580333" calcext:value-type="float">
            <text:p>6.8822580333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4.281236" calcext:value-type="float">
            <text:p>4.281236</text:p>
          </table:table-cell>
          <table:table-cell office:value-type="float" office:value="6.96370045" calcext:value-type="float">
            <text:p>6.96370045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.255193" calcext:value-type="float">
            <text:p>5.255193</text:p>
          </table:table-cell>
          <table:table-cell office:value-type="float" office:value="7.0328254333" calcext:value-type="float">
            <text:p>7.0328254333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244824" calcext:value-type="float">
            <text:p>6.244824</text:p>
          </table:table-cell>
          <table:table-cell office:value-type="float" office:value="7.0699227667" calcext:value-type="float">
            <text:p>7.0699227667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7.020425" calcext:value-type="float">
            <text:p>7.020425</text:p>
          </table:table-cell>
          <table:table-cell office:value-type="float" office:value="7.0815822167" calcext:value-type="float">
            <text:p>7.0815822167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7.712042" calcext:value-type="float">
            <text:p>7.712042</text:p>
          </table:table-cell>
          <table:table-cell office:value-type="float" office:value="7.0797688667" calcext:value-type="float">
            <text:p>7.0797688667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8.242123" calcext:value-type="float">
            <text:p>8.242123</text:p>
          </table:table-cell>
          <table:table-cell office:value-type="float" office:value="7.06659245" calcext:value-type="float">
            <text:p>7.06659245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8.356974" calcext:value-type="float">
            <text:p>8.356974</text:p>
          </table:table-cell>
          <table:table-cell office:value-type="float" office:value="7.0377227667" calcext:value-type="float">
            <text:p>7.0377227667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8.05709" calcext:value-type="float">
            <text:p>8.05709</text:p>
          </table:table-cell>
          <table:table-cell office:value-type="float" office:value="6.9914085667" calcext:value-type="float">
            <text:p>6.9914085667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7.820803" calcext:value-type="float">
            <text:p>7.820803</text:p>
          </table:table-cell>
          <table:table-cell office:value-type="float" office:value="6.93446265" calcext:value-type="float">
            <text:p>6.93446265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8.152166" calcext:value-type="float">
            <text:p>8.152166</text:p>
          </table:table-cell>
          <table:table-cell office:value-type="float" office:value="6.88514175" calcext:value-type="float">
            <text:p>6.88514175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8.770251" calcext:value-type="float">
            <text:p>8.770251</text:p>
          </table:table-cell>
          <table:table-cell office:value-type="float" office:value="6.8553327667" calcext:value-type="float">
            <text:p>6.8553327667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.816763" calcext:value-type="float">
            <text:p>8.816763</text:p>
          </table:table-cell>
          <table:table-cell office:value-type="float" office:value="6.84079285" calcext:value-type="float">
            <text:p>6.84079285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7.634086" calcext:value-type="float">
            <text:p>7.634086</text:p>
          </table:table-cell>
          <table:table-cell office:value-type="float" office:value="6.8366098667" calcext:value-type="float">
            <text:p>6.8366098667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5.018717" calcext:value-type="float">
            <text:p>5.018717</text:p>
          </table:table-cell>
          <table:table-cell office:value-type="float" office:value="6.8456966" calcext:value-type="float">
            <text:p>6.8456966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.018717" calcext:value-type="float">
            <text:p>5.018717</text:p>
          </table:table-cell>
          <table:table-cell office:value-type="float" office:value="6.8834734167" calcext:value-type="float">
            <text:p>6.8834734167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5.018717" calcext:value-type="float">
            <text:p>5.018717</text:p>
          </table:table-cell>
          <table:table-cell office:value-type="float" office:value="6.9151259167" calcext:value-type="float">
            <text:p>6.9151259167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.74324" calcext:value-type="float">
            <text:p>2.74324</text:p>
          </table:table-cell>
          <table:table-cell office:value-type="float" office:value="6.9557785333" calcext:value-type="float">
            <text:p>6.9557785333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.464" calcext:value-type="float">
            <text:p>5.464</text:p>
          </table:table-cell>
          <table:table-cell office:value-type="float" office:value="7.0442979333" calcext:value-type="float">
            <text:p>7.0442979333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767614" calcext:value-type="float">
            <text:p>6.767614</text:p>
          </table:table-cell>
          <table:table-cell office:value-type="float" office:value="7.0831542833" calcext:value-type="float">
            <text:p>7.0831542833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7.099098" calcext:value-type="float">
            <text:p>7.099098</text:p>
          </table:table-cell>
          <table:table-cell office:value-type="float" office:value="7.0759881167" calcext:value-type="float">
            <text:p>7.0759881167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91095" calcext:value-type="float">
            <text:p>6.91095</text:p>
          </table:table-cell>
          <table:table-cell office:value-type="float" office:value="7.0221126" calcext:value-type="float">
            <text:p>7.0221126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757448" calcext:value-type="float">
            <text:p>6.757448</text:p>
          </table:table-cell>
          <table:table-cell office:value-type="float" office:value="6.9283034667" calcext:value-type="float">
            <text:p>6.9283034667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7.016882" calcext:value-type="float">
            <text:p>7.016882</text:p>
          </table:table-cell>
          <table:table-cell office:value-type="float" office:value="6.8597503333" calcext:value-type="float">
            <text:p>6.8597503333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7.597106" calcext:value-type="float">
            <text:p>7.597106</text:p>
          </table:table-cell>
          <table:table-cell office:value-type="float" office:value="6.8222581667" calcext:value-type="float">
            <text:p>6.8222581667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8.137224" calcext:value-type="float">
            <text:p>8.137224</text:p>
          </table:table-cell>
          <table:table-cell office:value-type="float" office:value="6.7936923333" calcext:value-type="float">
            <text:p>6.7936923333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8.427442" calcext:value-type="float">
            <text:p>8.427442</text:p>
          </table:table-cell>
          <table:table-cell office:value-type="float" office:value="6.7584908333" calcext:value-type="float">
            <text:p>6.7584908333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.538471" calcext:value-type="float">
            <text:p>8.538471</text:p>
          </table:table-cell>
          <table:table-cell office:value-type="float" office:value="6.7153126167" calcext:value-type="float">
            <text:p>6.7153126167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8.604023" calcext:value-type="float">
            <text:p>8.604023</text:p>
          </table:table-cell>
          <table:table-cell office:value-type="float" office:value="6.6778157833" calcext:value-type="float">
            <text:p>6.6778157833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.497239" calcext:value-type="float">
            <text:p>8.497239</text:p>
          </table:table-cell>
          <table:table-cell office:value-type="float" office:value="6.6627461833" calcext:value-type="float">
            <text:p>6.6627461833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7.850503" calcext:value-type="float">
            <text:p>7.850503</text:p>
          </table:table-cell>
          <table:table-cell office:value-type="float" office:value="6.6782792" calcext:value-type="float">
            <text:p>6.6782792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453426" calcext:value-type="float">
            <text:p>6.453426</text:p>
          </table:table-cell>
          <table:table-cell office:value-type="float" office:value="6.72534135" calcext:value-type="float">
            <text:p>6.72534135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.67545" calcext:value-type="float">
            <text:p>4.67545</text:p>
          </table:table-cell>
          <table:table-cell office:value-type="float" office:value="6.7984519167" calcext:value-type="float">
            <text:p>6.7984519167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.727216" calcext:value-type="float">
            <text:p>3.727216</text:p>
          </table:table-cell>
          <table:table-cell office:value-type="float" office:value="6.8809436" calcext:value-type="float">
            <text:p>6.8809436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4.290977" calcext:value-type="float">
            <text:p>4.290977</text:p>
          </table:table-cell>
          <table:table-cell office:value-type="float" office:value="6.9369918833" calcext:value-type="float">
            <text:p>6.9369918833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5.034719" calcext:value-type="float">
            <text:p>5.034719</text:p>
          </table:table-cell>
          <table:table-cell office:value-type="float" office:value="6.9267063833" calcext:value-type="float">
            <text:p>6.9267063833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5.30471" calcext:value-type="float">
            <text:p>5.30471</text:p>
          </table:table-cell>
          <table:table-cell office:value-type="float" office:value="6.8581395667" calcext:value-type="float">
            <text:p>6.8581395667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5.702542" calcext:value-type="float">
            <text:p>5.702542</text:p>
          </table:table-cell>
          <table:table-cell office:value-type="float" office:value="6.8315534" calcext:value-type="float">
            <text:p>6.8315534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918452" calcext:value-type="float">
            <text:p>6.918452</text:p>
          </table:table-cell>
          <table:table-cell office:value-type="float" office:value="6.8406669833" calcext:value-type="float">
            <text:p>6.8406669833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.599231" calcext:value-type="float">
            <text:p>8.599231</text:p>
          </table:table-cell>
          <table:table-cell office:value-type="float" office:value="6.85489815" calcext:value-type="float">
            <text:p>6.85489815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0.01908" calcext:value-type="float">
            <text:p>10.01908</text:p>
          </table:table-cell>
          <table:table-cell office:value-type="float" office:value="6.8474771333" calcext:value-type="float">
            <text:p>6.8474771333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0.772796" calcext:value-type="float">
            <text:p>10.772796</text:p>
          </table:table-cell>
          <table:table-cell office:value-type="float" office:value="6.8027150833" calcext:value-type="float">
            <text:p>6.8027150833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.687493" calcext:value-type="float">
            <text:p>10.687493</text:p>
          </table:table-cell>
          <table:table-cell office:value-type="float" office:value="6.7138549333" calcext:value-type="float">
            <text:p>6.7138549333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9.551939" calcext:value-type="float">
            <text:p>9.551939</text:p>
          </table:table-cell>
          <table:table-cell office:value-type="float" office:value="6.5939000333" calcext:value-type="float">
            <text:p>6.5939000333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97517" calcext:value-type="float">
            <text:p>6.97517</text:p>
          </table:table-cell>
          <table:table-cell office:value-type="float" office:value="6.5066252167" calcext:value-type="float">
            <text:p>6.5066252167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97517" calcext:value-type="float">
            <text:p>6.97517</text:p>
          </table:table-cell>
          <table:table-cell office:value-type="float" office:value="6.5047693167" calcext:value-type="float">
            <text:p>6.5047693167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97517" calcext:value-type="float">
            <text:p>6.97517</text:p>
          </table:table-cell>
          <table:table-cell office:value-type="float" office:value="6.53309945" calcext:value-type="float">
            <text:p>6.53309945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97517" calcext:value-type="float">
            <text:p>6.97517</text:p>
          </table:table-cell>
          <table:table-cell office:value-type="float" office:value="6.5674876333" calcext:value-type="float">
            <text:p>6.5674876333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.754525" calcext:value-type="float">
            <text:p>1.754525</text:p>
          </table:table-cell>
          <table:table-cell office:value-type="float" office:value="6.5872354333" calcext:value-type="float">
            <text:p>6.5872354333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.849459" calcext:value-type="float">
            <text:p>5.849459</text:p>
          </table:table-cell>
          <table:table-cell office:value-type="float" office:value="6.6711106833" calcext:value-type="float">
            <text:p>6.6711106833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689582" calcext:value-type="float">
            <text:p>6.689582</text:p>
          </table:table-cell>
          <table:table-cell office:value-type="float" office:value="6.6661571167" calcext:value-type="float">
            <text:p>6.6661571167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189344" calcext:value-type="float">
            <text:p>6.189344</text:p>
          </table:table-cell>
          <table:table-cell office:value-type="float" office:value="6.6273044833" calcext:value-type="float">
            <text:p>6.6273044833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.777104" calcext:value-type="float">
            <text:p>5.777104</text:p>
          </table:table-cell>
          <table:table-cell office:value-type="float" office:value="6.5745485" calcext:value-type="float">
            <text:p>6.5745485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233628" calcext:value-type="float">
            <text:p>6.233628</text:p>
          </table:table-cell>
          <table:table-cell office:value-type="float" office:value="6.5291714333" calcext:value-type="float">
            <text:p>6.5291714333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80305" calcext:value-type="float">
            <text:p>6.80305</text:p>
          </table:table-cell>
          <table:table-cell office:value-type="float" office:value="6.5115538333" calcext:value-type="float">
            <text:p>6.5115538333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794" calcext:value-type="float">
            <text:p>6.794</text:p>
          </table:table-cell>
          <table:table-cell office:value-type="float" office:value="6.5208614833" calcext:value-type="float">
            <text:p>6.5208614833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590513" calcext:value-type="float">
            <text:p>6.590513</text:p>
          </table:table-cell>
          <table:table-cell office:value-type="float" office:value="6.5502965833" calcext:value-type="float">
            <text:p>6.5502965833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7.096793" calcext:value-type="float">
            <text:p>7.096793</text:p>
          </table:table-cell>
          <table:table-cell office:value-type="float" office:value="6.5816378167" calcext:value-type="float">
            <text:p>6.5816378167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8.256934" calcext:value-type="float">
            <text:p>8.256934</text:p>
          </table:table-cell>
          <table:table-cell office:value-type="float" office:value="6.5846553167" calcext:value-type="float">
            <text:p>6.5846553167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9.144295" calcext:value-type="float">
            <text:p>9.144295</text:p>
          </table:table-cell>
          <table:table-cell office:value-type="float" office:value="6.5398146167" calcext:value-type="float">
            <text:p>6.5398146167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9.172722" calcext:value-type="float">
            <text:p>9.172722</text:p>
          </table:table-cell>
          <table:table-cell office:value-type="float" office:value="6.4633866167" calcext:value-type="float">
            <text:p>6.4633866167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8.428735" calcext:value-type="float">
            <text:p>8.428735</text:p>
          </table:table-cell>
          <table:table-cell office:value-type="float" office:value="6.4034853833" calcext:value-type="float">
            <text:p>6.4034853833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7.481033" calcext:value-type="float">
            <text:p>7.481033</text:p>
          </table:table-cell>
          <table:table-cell office:value-type="float" office:value="6.3916129667" calcext:value-type="float">
            <text:p>6.3916129667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944391" calcext:value-type="float">
            <text:p>6.944391</text:p>
          </table:table-cell>
          <table:table-cell office:value-type="float" office:value="6.4257026167" calcext:value-type="float">
            <text:p>6.4257026167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911624" calcext:value-type="float">
            <text:p>6.911624</text:p>
          </table:table-cell>
          <table:table-cell office:value-type="float" office:value="6.4803239" calcext:value-type="float">
            <text:p>6.4803239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921457" calcext:value-type="float">
            <text:p>6.921457</text:p>
          </table:table-cell>
          <table:table-cell office:value-type="float" office:value="6.5239947" calcext:value-type="float">
            <text:p>6.5239947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09942" calcext:value-type="float">
            <text:p>6.509942</text:p>
          </table:table-cell>
          <table:table-cell office:value-type="float" office:value="6.536771" calcext:value-type="float">
            <text:p>6.536771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5.578122" calcext:value-type="float">
            <text:p>5.578122</text:p>
          </table:table-cell>
          <table:table-cell office:value-type="float" office:value="6.51806265" calcext:value-type="float">
            <text:p>6.51806265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.640335" calcext:value-type="float">
            <text:p>4.640335</text:p>
          </table:table-cell>
          <table:table-cell office:value-type="float" office:value="6.4857730667" calcext:value-type="float">
            <text:p>6.4857730667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.861549" calcext:value-type="float">
            <text:p>4.861549</text:p>
          </table:table-cell>
          <table:table-cell office:value-type="float" office:value="6.4589105833" calcext:value-type="float">
            <text:p>6.4589105833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363627" calcext:value-type="float">
            <text:p>6.363627</text:p>
          </table:table-cell>
          <table:table-cell office:value-type="float" office:value="6.4236168667" calcext:value-type="float">
            <text:p>6.4236168667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7.897856" calcext:value-type="float">
            <text:p>7.897856</text:p>
          </table:table-cell>
          <table:table-cell office:value-type="float" office:value="6.3568453167" calcext:value-type="float">
            <text:p>6.3568453167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.565784" calcext:value-type="float">
            <text:p>8.565784</text:p>
          </table:table-cell>
          <table:table-cell office:value-type="float" office:value="6.27569335" calcext:value-type="float">
            <text:p>6.27569335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.17929" calcext:value-type="float">
            <text:p>8.17929</text:p>
          </table:table-cell>
          <table:table-cell office:value-type="float" office:value="6.2150772833" calcext:value-type="float">
            <text:p>6.2150772833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7.285326" calcext:value-type="float">
            <text:p>7.285326</text:p>
          </table:table-cell>
          <table:table-cell office:value-type="float" office:value="6.19589805" calcext:value-type="float">
            <text:p>6.19589805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917867" calcext:value-type="float">
            <text:p>6.917867</text:p>
          </table:table-cell>
          <table:table-cell office:value-type="float" office:value="6.2201744167" calcext:value-type="float">
            <text:p>6.2201744167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7.457874" calcext:value-type="float">
            <text:p>7.457874</text:p>
          </table:table-cell>
          <table:table-cell office:value-type="float" office:value="6.2678793833" calcext:value-type="float">
            <text:p>6.2678793833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8.054404" calcext:value-type="float">
            <text:p>8.054404</text:p>
          </table:table-cell>
          <table:table-cell office:value-type="float" office:value="6.30944665" calcext:value-type="float">
            <text:p>6.30944665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7.795381" calcext:value-type="float">
            <text:p>7.795381</text:p>
          </table:table-cell>
          <table:table-cell office:value-type="float" office:value="6.3265744167" calcext:value-type="float">
            <text:p>6.3265744167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337644" calcext:value-type="float">
            <text:p>6.337644</text:p>
          </table:table-cell>
          <table:table-cell office:value-type="float" office:value="6.3140226167" calcext:value-type="float">
            <text:p>6.3140226167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3.866567" calcext:value-type="float">
            <text:p>3.866567</text:p>
          </table:table-cell>
          <table:table-cell office:value-type="float" office:value="6.2711390833" calcext:value-type="float">
            <text:p>6.2711390833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.282402" calcext:value-type="float">
            <text:p>1.282402</text:p>
          </table:table-cell>
          <table:table-cell office:value-type="float" office:value="6.2694401667" calcext:value-type="float">
            <text:p>6.2694401667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.64426" calcext:value-type="float">
            <text:p>2.64426</text:p>
          </table:table-cell>
          <table:table-cell office:value-type="float" office:value="6.2865908333" calcext:value-type="float">
            <text:p>6.2865908333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.767352" calcext:value-type="float">
            <text:p>4.767352</text:p>
          </table:table-cell>
          <table:table-cell office:value-type="float" office:value="6.3452500333" calcext:value-type="float">
            <text:p>6.3452500333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5.883156" calcext:value-type="float">
            <text:p>5.883156</text:p>
          </table:table-cell>
          <table:table-cell office:value-type="float" office:value="6.4069735" calcext:value-type="float">
            <text:p>6.4069735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025134" calcext:value-type="float">
            <text:p>6.025134</text:p>
          </table:table-cell>
          <table:table-cell office:value-type="float" office:value="6.4630317667" calcext:value-type="float">
            <text:p>6.4630317667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5.836749" calcext:value-type="float">
            <text:p>5.836749</text:p>
          </table:table-cell>
          <table:table-cell office:value-type="float" office:value="6.5064445333" calcext:value-type="float">
            <text:p>6.5064445333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288661" calcext:value-type="float">
            <text:p>6.288661</text:p>
          </table:table-cell>
          <table:table-cell office:value-type="float" office:value="6.5288192" calcext:value-type="float">
            <text:p>6.5288192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.699847" calcext:value-type="float">
            <text:p>7.699847</text:p>
          </table:table-cell>
          <table:table-cell office:value-type="float" office:value="6.5218611167" calcext:value-type="float">
            <text:p>6.5218611167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9.42922" calcext:value-type="float">
            <text:p>9.42922</text:p>
          </table:table-cell>
          <table:table-cell office:value-type="float" office:value="6.4887986167" calcext:value-type="float">
            <text:p>6.4887986167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0.674232" calcext:value-type="float">
            <text:p>10.674232</text:p>
          </table:table-cell>
          <table:table-cell office:value-type="float" office:value="6.4412959333" calcext:value-type="float">
            <text:p>6.4412959333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.84006" calcext:value-type="float">
            <text:p>10.84006</text:p>
          </table:table-cell>
          <table:table-cell office:value-type="float" office:value="6.3873477333" calcext:value-type="float">
            <text:p>6.3873477333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.624951" calcext:value-type="float">
            <text:p>9.624951</text:p>
          </table:table-cell>
          <table:table-cell office:value-type="float" office:value="6.3324740167" calcext:value-type="float">
            <text:p>6.3324740167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.090113" calcext:value-type="float">
            <text:p>7.090113</text:p>
          </table:table-cell>
          <table:table-cell office:value-type="float" office:value="6.2821593833" calcext:value-type="float">
            <text:p>6.2821593833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3.673847" calcext:value-type="float">
            <text:p>3.673847</text:p>
          </table:table-cell>
          <table:table-cell office:value-type="float" office:value="6.2434359167" calcext:value-type="float">
            <text:p>6.2434359167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92071" calcext:value-type="float">
            <text:p>0.92071</text:p>
          </table:table-cell>
          <table:table-cell office:value-type="float" office:value="6.2327865833" calcext:value-type="float">
            <text:p>6.2327865833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.70954" calcext:value-type="float">
            <text:p>3.70954</text:p>
          </table:table-cell>
          <table:table-cell office:value-type="float" office:value="6.2784572167" calcext:value-type="float">
            <text:p>6.2784572167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249357" calcext:value-type="float">
            <text:p>6.249357</text:p>
          </table:table-cell>
          <table:table-cell office:value-type="float" office:value="6.3116391667" calcext:value-type="float">
            <text:p>6.3116391667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.772322" calcext:value-type="float">
            <text:p>7.772322</text:p>
          </table:table-cell>
          <table:table-cell office:value-type="float" office:value="6.3317343833" calcext:value-type="float">
            <text:p>6.3317343833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.15397" calcext:value-type="float">
            <text:p>8.15397</text:p>
          </table:table-cell>
          <table:table-cell office:value-type="float" office:value="6.34706885" calcext:value-type="float">
            <text:p>6.34706885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.333357" calcext:value-type="float">
            <text:p>7.333357</text:p>
          </table:table-cell>
          <table:table-cell office:value-type="float" office:value="6.37147495" calcext:value-type="float">
            <text:p>6.37147495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5.441187" calcext:value-type="float">
            <text:p>5.441187</text:p>
          </table:table-cell>
          <table:table-cell office:value-type="float" office:value="6.4196577" calcext:value-type="float">
            <text:p>6.4196577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.490199" calcext:value-type="float">
            <text:p>3.490199</text:p>
          </table:table-cell>
          <table:table-cell office:value-type="float" office:value="6.4959680333" calcext:value-type="float">
            <text:p>6.4959680333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4.31545" calcext:value-type="float">
            <text:p>4.31545</text:p>
          </table:table-cell>
          <table:table-cell office:value-type="float" office:value="6.5754777333" calcext:value-type="float">
            <text:p>6.5754777333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863816" calcext:value-type="float">
            <text:p>6.863816</text:p>
          </table:table-cell>
          <table:table-cell office:value-type="float" office:value="6.5655376167" calcext:value-type="float">
            <text:p>6.5655376167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8.674978" calcext:value-type="float">
            <text:p>8.674978</text:p>
          </table:table-cell>
          <table:table-cell office:value-type="float" office:value="6.5131247333" calcext:value-type="float">
            <text:p>6.5131247333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9.038461" calcext:value-type="float">
            <text:p>9.038461</text:p>
          </table:table-cell>
          <table:table-cell office:value-type="float" office:value="6.4305258167" calcext:value-type="float">
            <text:p>6.4305258167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8.160038" calcext:value-type="float">
            <text:p>8.160038</text:p>
          </table:table-cell>
          <table:table-cell office:value-type="float" office:value="6.34186885" calcext:value-type="float">
            <text:p>6.34186885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78704" calcext:value-type="float">
            <text:p>6.78704</text:p>
          </table:table-cell>
          <table:table-cell office:value-type="float" office:value="6.30422405" calcext:value-type="float">
            <text:p>6.30422405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5.552245" calcext:value-type="float">
            <text:p>5.552245</text:p>
          </table:table-cell>
          <table:table-cell office:value-type="float" office:value="6.3207986" calcext:value-type="float">
            <text:p>6.3207986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.358424" calcext:value-type="float">
            <text:p>4.358424</text:p>
          </table:table-cell>
          <table:table-cell office:value-type="float" office:value="6.3514629833" calcext:value-type="float">
            <text:p>6.3514629833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.023985" calcext:value-type="float">
            <text:p>3.023985</text:p>
          </table:table-cell>
          <table:table-cell office:value-type="float" office:value="6.3850656833" calcext:value-type="float">
            <text:p>6.3850656833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.05448" calcext:value-type="float">
            <text:p>3.05448</text:p>
          </table:table-cell>
          <table:table-cell office:value-type="float" office:value="6.4503988167" calcext:value-type="float">
            <text:p>6.4503988167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5.176572" calcext:value-type="float">
            <text:p>5.176572</text:p>
          </table:table-cell>
          <table:table-cell office:value-type="float" office:value="6.5492169333" calcext:value-type="float">
            <text:p>6.5492169333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7.361509" calcext:value-type="float">
            <text:p>7.361509</text:p>
          </table:table-cell>
          <table:table-cell office:value-type="float" office:value="6.63861625" calcext:value-type="float">
            <text:p>6.63861625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8.560106" calcext:value-type="float">
            <text:p>8.560106</text:p>
          </table:table-cell>
          <table:table-cell office:value-type="float" office:value="6.6889825833" calcext:value-type="float">
            <text:p>6.6889825833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8.470987" calcext:value-type="float">
            <text:p>8.470987</text:p>
          </table:table-cell>
          <table:table-cell office:value-type="float" office:value="6.6785342833" calcext:value-type="float">
            <text:p>6.6785342833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7.277843" calcext:value-type="float">
            <text:p>7.277843</text:p>
          </table:table-cell>
          <table:table-cell office:value-type="float" office:value="6.6695713" calcext:value-type="float">
            <text:p>6.6695713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5.566492" calcext:value-type="float">
            <text:p>5.566492</text:p>
          </table:table-cell>
          <table:table-cell office:value-type="float" office:value="6.68049405" calcext:value-type="float">
            <text:p>6.68049405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.558615" calcext:value-type="float">
            <text:p>4.558615</text:p>
          </table:table-cell>
          <table:table-cell office:value-type="float" office:value="6.7199393167" calcext:value-type="float">
            <text:p>6.7199393167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.578648" calcext:value-type="float">
            <text:p>5.578648</text:p>
          </table:table-cell>
          <table:table-cell office:value-type="float" office:value="6.6905381667" calcext:value-type="float">
            <text:p>6.6905381667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7.71639" calcext:value-type="float">
            <text:p>7.71639</text:p>
          </table:table-cell>
          <table:table-cell office:value-type="float" office:value="6.7348971167" calcext:value-type="float">
            <text:p>6.7348971167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.526412" calcext:value-type="float">
            <text:p>9.526412</text:p>
          </table:table-cell>
          <table:table-cell office:value-type="float" office:value="6.7759751833" calcext:value-type="float">
            <text:p>6.7759751833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0.221668" calcext:value-type="float">
            <text:p>10.221668</text:p>
          </table:table-cell>
          <table:table-cell office:value-type="float" office:value="6.7814135833" calcext:value-type="float">
            <text:p>6.7814135833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9.531872" calcext:value-type="float">
            <text:p>9.531872</text:p>
          </table:table-cell>
          <table:table-cell office:value-type="float" office:value="6.7379507833" calcext:value-type="float">
            <text:p>6.7379507833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7.688035" calcext:value-type="float">
            <text:p>7.688035</text:p>
          </table:table-cell>
          <table:table-cell office:value-type="float" office:value="6.6423510333" calcext:value-type="float">
            <text:p>6.6423510333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5.387441" calcext:value-type="float">
            <text:p>5.387441</text:p>
          </table:table-cell>
          <table:table-cell office:value-type="float" office:value="6.5774819" calcext:value-type="float">
            <text:p>6.5774819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.640747" calcext:value-type="float">
            <text:p>3.640747</text:p>
          </table:table-cell>
          <table:table-cell office:value-type="float" office:value="6.5415857833" calcext:value-type="float">
            <text:p>6.5415857833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.028586" calcext:value-type="float">
            <text:p>3.028586</text:p>
          </table:table-cell>
          <table:table-cell office:value-type="float" office:value="6.60063605" calcext:value-type="float">
            <text:p>6.60063605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.743926" calcext:value-type="float">
            <text:p>2.743926</text:p>
          </table:table-cell>
          <table:table-cell office:value-type="float" office:value="6.7095890333" calcext:value-type="float">
            <text:p>6.7095890333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.357334" calcext:value-type="float">
            <text:p>2.357334</text:p>
          </table:table-cell>
          <table:table-cell office:value-type="float" office:value="6.8354638833" calcext:value-type="float">
            <text:p>6.8354638833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.028738" calcext:value-type="float">
            <text:p>3.028738</text:p>
          </table:table-cell>
          <table:table-cell office:value-type="float" office:value="6.95421345" calcext:value-type="float">
            <text:p>6.95421345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.92882" calcext:value-type="float">
            <text:p>4.92882</text:p>
          </table:table-cell>
          <table:table-cell office:value-type="float" office:value="7.0301851167" calcext:value-type="float">
            <text:p>7.0301851167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.028536" calcext:value-type="float">
            <text:p>7.028536</text:p>
          </table:table-cell>
          <table:table-cell office:value-type="float" office:value="7.0364649667" calcext:value-type="float">
            <text:p>7.0364649667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8.741908" calcext:value-type="float">
            <text:p>8.741908</text:p>
          </table:table-cell>
          <table:table-cell office:value-type="float" office:value="6.9749190333" calcext:value-type="float">
            <text:p>6.9749190333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9.780165" calcext:value-type="float">
            <text:p>9.780165</text:p>
          </table:table-cell>
          <table:table-cell office:value-type="float" office:value="6.8664474333" calcext:value-type="float">
            <text:p>6.8664474333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9.95191" calcext:value-type="float">
            <text:p>9.95191</text:p>
          </table:table-cell>
          <table:table-cell office:value-type="float" office:value="6.7448858333" calcext:value-type="float">
            <text:p>6.7448858333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9.08207" calcext:value-type="float">
            <text:p>9.08207</text:p>
          </table:table-cell>
          <table:table-cell office:value-type="float" office:value="6.64346935" calcext:value-type="float">
            <text:p>6.64346935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.042273" calcext:value-type="float">
            <text:p>7.042273</text:p>
          </table:table-cell>
          <table:table-cell office:value-type="float" office:value="6.5851819333" calcext:value-type="float">
            <text:p>6.5851819333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.764632" calcext:value-type="float">
            <text:p>3.764632</text:p>
          </table:table-cell>
          <table:table-cell office:value-type="float" office:value="6.5824269333" calcext:value-type="float">
            <text:p>6.5824269333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.764632" calcext:value-type="float">
            <text:p>3.764632</text:p>
          </table:table-cell>
          <table:table-cell office:value-type="float" office:value="6.63781275" calcext:value-type="float">
            <text:p>6.63781275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.311442" calcext:value-type="float">
            <text:p>2.311442</text:p>
          </table:table-cell>
          <table:table-cell office:value-type="float" office:value="6.6728841333" calcext:value-type="float">
            <text:p>6.6728841333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163812" calcext:value-type="float">
            <text:p>6.163812</text:p>
          </table:table-cell>
          <table:table-cell office:value-type="float" office:value="6.69215415" calcext:value-type="float">
            <text:p>6.69215415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8.47076" calcext:value-type="float">
            <text:p>8.47076</text:p>
          </table:table-cell>
          <table:table-cell office:value-type="float" office:value="6.63130285" calcext:value-type="float">
            <text:p>6.63130285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9.246652" calcext:value-type="float">
            <text:p>9.246652</text:p>
          </table:table-cell>
          <table:table-cell office:value-type="float" office:value="6.58398635" calcext:value-type="float">
            <text:p>6.58398635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8.6299" calcext:value-type="float">
            <text:p>8.6299</text:p>
          </table:table-cell>
          <table:table-cell office:value-type="float" office:value="6.5778965667" calcext:value-type="float">
            <text:p>6.5778965667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7.179229" calcext:value-type="float">
            <text:p>7.179229</text:p>
          </table:table-cell>
          <table:table-cell office:value-type="float" office:value="6.6165456167" calcext:value-type="float">
            <text:p>6.6165456167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5.871176" calcext:value-type="float">
            <text:p>5.871176</text:p>
          </table:table-cell>
          <table:table-cell office:value-type="float" office:value="6.6857553" calcext:value-type="float">
            <text:p>6.6857553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5.716097" calcext:value-type="float">
            <text:p>5.716097</text:p>
          </table:table-cell>
          <table:table-cell office:value-type="float" office:value="6.7525537667" calcext:value-type="float">
            <text:p>6.7525537667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579059" calcext:value-type="float">
            <text:p>6.579059</text:p>
          </table:table-cell>
          <table:table-cell office:value-type="float" office:value="6.76777935" calcext:value-type="float">
            <text:p>6.76777935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7.43734" calcext:value-type="float">
            <text:p>7.43734</text:p>
          </table:table-cell>
          <table:table-cell office:value-type="float" office:value="6.7686222333" calcext:value-type="float">
            <text:p>6.7686222333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.547637" calcext:value-type="float">
            <text:p>7.547637</text:p>
          </table:table-cell>
          <table:table-cell office:value-type="float" office:value="6.7551604333" calcext:value-type="float">
            <text:p>6.7551604333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606073" calcext:value-type="float">
            <text:p>6.606073</text:p>
          </table:table-cell>
          <table:table-cell office:value-type="float" office:value="6.68233475" calcext:value-type="float">
            <text:p>6.68233475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.766705" calcext:value-type="float">
            <text:p>4.766705</text:p>
          </table:table-cell>
          <table:table-cell office:value-type="float" office:value="6.693278" calcext:value-type="float">
            <text:p>6.693278</text:p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.034887" calcext:value-type="float">
            <text:p>3.034887</text:p>
          </table:table-cell>
          <table:table-cell office:value-type="float" office:value="6.7641874667" calcext:value-type="float">
            <text:p>6.7641874667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.660948" calcext:value-type="float">
            <text:p>3.660948</text:p>
          </table:table-cell>
          <table:table-cell office:value-type="float" office:value="6.8609370333" calcext:value-type="float">
            <text:p>6.8609370333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5.700457" calcext:value-type="float">
            <text:p>5.700457</text:p>
          </table:table-cell>
          <table:table-cell office:value-type="float" office:value="6.9165581167" calcext:value-type="float">
            <text:p>6.9165581167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7.45507" calcext:value-type="float">
            <text:p>7.45507</text:p>
          </table:table-cell>
          <table:table-cell office:value-type="float" office:value="6.88026405" calcext:value-type="float">
            <text:p>6.88026405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8.69239" calcext:value-type="float">
            <text:p>8.69239</text:p>
          </table:table-cell>
          <table:table-cell office:value-type="float" office:value="6.8147264333" calcext:value-type="float">
            <text:p>6.8147264333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9.618336" calcext:value-type="float">
            <text:p>9.618336</text:p>
          </table:table-cell>
          <table:table-cell office:value-type="float" office:value="6.7285668167" calcext:value-type="float">
            <text:p>6.7285668167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0.224322" calcext:value-type="float">
            <text:p>10.224322</text:p>
          </table:table-cell>
          <table:table-cell office:value-type="float" office:value="6.6269747667" calcext:value-type="float">
            <text:p>6.6269747667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0.019807" calcext:value-type="float">
            <text:p>10.019807</text:p>
          </table:table-cell>
          <table:table-cell office:value-type="float" office:value="6.51528295" calcext:value-type="float">
            <text:p>6.51528295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.260781" calcext:value-type="float">
            <text:p>8.260781</text:p>
          </table:table-cell>
          <table:table-cell office:value-type="float" office:value="6.4318085833" calcext:value-type="float">
            <text:p>6.4318085833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.719043" calcext:value-type="float">
            <text:p>3.719043</text:p>
          </table:table-cell>
          <table:table-cell office:value-type="float" office:value="6.4260224667" calcext:value-type="float">
            <text:p>6.4260224667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.719043" calcext:value-type="float">
            <text:p>3.719043</text:p>
          </table:table-cell>
          <table:table-cell office:value-type="float" office:value="6.5255820167" calcext:value-type="float">
            <text:p>6.5255820167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3.719043" calcext:value-type="float">
            <text:p>3.719043</text:p>
          </table:table-cell>
          <table:table-cell office:value-type="float" office:value="6.6444920833" calcext:value-type="float">
            <text:p>6.6444920833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.719043" calcext:value-type="float">
            <text:p>3.719043</text:p>
          </table:table-cell>
          <table:table-cell office:value-type="float" office:value="6.7742617667" calcext:value-type="float">
            <text:p>6.7742617667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5.90135" calcext:value-type="float">
            <text:p>5.90135</text:p>
          </table:table-cell>
          <table:table-cell office:value-type="float" office:value="6.9031134" calcext:value-type="float">
            <text:p>6.9031134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.781513" calcext:value-type="float">
            <text:p>7.781513</text:p>
          </table:table-cell>
          <table:table-cell office:value-type="float" office:value="6.9811039167" calcext:value-type="float">
            <text:p>6.9811039167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.392108" calcext:value-type="float">
            <text:p>7.392108</text:p>
          </table:table-cell>
          <table:table-cell office:value-type="float" office:value="7.0053220167" calcext:value-type="float">
            <text:p>7.0053220167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374586" calcext:value-type="float">
            <text:p>6.374586</text:p>
          </table:table-cell>
          <table:table-cell office:value-type="float" office:value="7.0143159333" calcext:value-type="float">
            <text:p>7.0143159333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943973" calcext:value-type="float">
            <text:p>6.943973</text:p>
          </table:table-cell>
          <table:table-cell office:value-type="float" office:value="7.0137696667" calcext:value-type="float">
            <text:p>7.0137696667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.983567" calcext:value-type="float">
            <text:p>8.983567</text:p>
          </table:table-cell>
          <table:table-cell office:value-type="float" office:value="6.9038792333" calcext:value-type="float">
            <text:p>6.9038792333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0.540531" calcext:value-type="float">
            <text:p>10.540531</text:p>
          </table:table-cell>
          <table:table-cell office:value-type="float" office:value="6.7599955667" calcext:value-type="float">
            <text:p>6.7599955667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0.383489" calcext:value-type="float">
            <text:p>10.383489</text:p>
          </table:table-cell>
          <table:table-cell office:value-type="float" office:value="6.5901625" calcext:value-type="float">
            <text:p>6.5901625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7.933208" calcext:value-type="float">
            <text:p>7.933208</text:p>
          </table:table-cell>
          <table:table-cell office:value-type="float" office:value="6.4229468" calcext:value-type="float">
            <text:p>6.4229468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7.933208" calcext:value-type="float">
            <text:p>7.933208</text:p>
          </table:table-cell>
          <table:table-cell office:value-type="float" office:value="6.2965691167" calcext:value-type="float">
            <text:p>6.2965691167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7.933208" calcext:value-type="float">
            <text:p>7.933208</text:p>
          </table:table-cell>
          <table:table-cell office:value-type="float" office:value="6.28188355" calcext:value-type="float">
            <text:p>6.28188355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.933208" calcext:value-type="float">
            <text:p>7.933208</text:p>
          </table:table-cell>
          <table:table-cell office:value-type="float" office:value="6.36180475" calcext:value-type="float">
            <text:p>6.36180475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.794546" calcext:value-type="float">
            <text:p>2.794546</text:p>
          </table:table-cell>
          <table:table-cell office:value-type="float" office:value="6.4818309833" calcext:value-type="float">
            <text:p>6.4818309833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8.240185" calcext:value-type="float">
            <text:p>8.240185</text:p>
          </table:table-cell>
          <table:table-cell office:value-type="float" office:value="6.6857838333" calcext:value-type="float">
            <text:p>6.6857838333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0.181074" calcext:value-type="float">
            <text:p>10.181074</text:p>
          </table:table-cell>
          <table:table-cell office:value-type="float" office:value="6.7633698833" calcext:value-type="float">
            <text:p>6.7633698833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9.852716" calcext:value-type="float">
            <text:p>9.852716</text:p>
          </table:table-cell>
          <table:table-cell office:value-type="float" office:value="6.7496589667" calcext:value-type="float">
            <text:p>6.7496589667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.6139" calcext:value-type="float">
            <text:p>7.6139</text:p>
          </table:table-cell>
          <table:table-cell office:value-type="float" office:value="6.6591384333" calcext:value-type="float">
            <text:p>6.6591384333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.795887" calcext:value-type="float">
            <text:p>3.795887</text:p>
          </table:table-cell>
          <table:table-cell office:value-type="float" office:value="6.6059315" calcext:value-type="float">
            <text:p>6.6059315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.795887" calcext:value-type="float">
            <text:p>3.795887</text:p>
          </table:table-cell>
          <table:table-cell office:value-type="float" office:value="6.6163581167" calcext:value-type="float">
            <text:p>6.6163581167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.233674" calcext:value-type="float">
            <text:p>3.233674</text:p>
          </table:table-cell>
          <table:table-cell office:value-type="float" office:value="6.6267847333" calcext:value-type="float">
            <text:p>6.6267847333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7.183763" calcext:value-type="float">
            <text:p>7.183763</text:p>
          </table:table-cell>
          <table:table-cell office:value-type="float" office:value="6.6465815667" calcext:value-type="float">
            <text:p>6.6465815667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9.565765" calcext:value-type="float">
            <text:p>9.565765</text:p>
          </table:table-cell>
          <table:table-cell office:value-type="float" office:value="6.6005435833" calcext:value-type="float">
            <text:p>6.6005435833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0.296417" calcext:value-type="float">
            <text:p>10.296417</text:p>
          </table:table-cell>
          <table:table-cell office:value-type="float" office:value="6.4968575833" calcext:value-type="float">
            <text:p>6.4968575833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9.482308" calcext:value-type="float">
            <text:p>9.482308</text:p>
          </table:table-cell>
          <table:table-cell office:value-type="float" office:value="6.4610440333" calcext:value-type="float">
            <text:p>6.4610440333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7.587038" calcext:value-type="float">
            <text:p>7.587038</text:p>
          </table:table-cell>
          <table:table-cell office:value-type="float" office:value="6.4590377" calcext:value-type="float">
            <text:p>6.4590377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.305611" calcext:value-type="float">
            <text:p>5.305611</text:p>
          </table:table-cell>
          <table:table-cell office:value-type="float" office:value="6.46435455" calcext:value-type="float">
            <text:p>6.46435455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.33578" calcext:value-type="float">
            <text:p>3.33578</text:p>
          </table:table-cell>
          <table:table-cell office:value-type="float" office:value="6.4460026" calcext:value-type="float">
            <text:p>6.4460026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.233612" calcext:value-type="float">
            <text:p>2.233612</text:p>
          </table:table-cell>
          <table:table-cell office:value-type="float" office:value="6.4192792333" calcext:value-type="float">
            <text:p>6.4192792333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.486469" calcext:value-type="float">
            <text:p>2.486469</text:p>
          </table:table-cell>
          <table:table-cell office:value-type="float" office:value="6.4930935667" calcext:value-type="float">
            <text:p>6.4930935667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.866921" calcext:value-type="float">
            <text:p>3.866921</text:p>
          </table:table-cell>
          <table:table-cell office:value-type="float" office:value="6.6308309667" calcext:value-type="float">
            <text:p>6.6308309667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.584825" calcext:value-type="float">
            <text:p>5.584825</text:p>
          </table:table-cell>
          <table:table-cell office:value-type="float" office:value="6.7772386667" calcext:value-type="float">
            <text:p>6.7772386667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876973" calcext:value-type="float">
            <text:p>6.876973</text:p>
          </table:table-cell>
          <table:table-cell office:value-type="float" office:value="6.8798524667" calcext:value-type="float">
            <text:p>6.8798524667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7.087781" calcext:value-type="float">
            <text:p>7.087781</text:p>
          </table:table-cell>
          <table:table-cell office:value-type="float" office:value="6.8876697833" calcext:value-type="float">
            <text:p>6.8876697833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5.868915" calcext:value-type="float">
            <text:p>5.868915</text:p>
          </table:table-cell>
          <table:table-cell office:value-type="float" office:value="6.8919736333" calcext:value-type="float">
            <text:p>6.8919736333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.467643" calcext:value-type="float">
            <text:p>3.467643</text:p>
          </table:table-cell>
          <table:table-cell office:value-type="float" office:value="6.9165919167" calcext:value-type="float">
            <text:p>6.9165919167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.512734" calcext:value-type="float">
            <text:p>2.512734</text:p>
          </table:table-cell>
          <table:table-cell office:value-type="float" office:value="6.9812314" calcext:value-type="float">
            <text:p>6.9812314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5.63177" calcext:value-type="float">
            <text:p>5.63177</text:p>
          </table:table-cell>
          <table:table-cell office:value-type="float" office:value="7.0405518" calcext:value-type="float">
            <text:p>7.0405518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8.881265" calcext:value-type="float">
            <text:p>8.881265</text:p>
          </table:table-cell>
          <table:table-cell office:value-type="float" office:value="7.1723244667" calcext:value-type="float">
            <text:p>7.1723244667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0.948843" calcext:value-type="float">
            <text:p>10.948843</text:p>
          </table:table-cell>
          <table:table-cell office:value-type="float" office:value="7.31277245" calcext:value-type="float">
            <text:p>7.31277245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1.33181" calcext:value-type="float">
            <text:p>11.33181</text:p>
          </table:table-cell>
          <table:table-cell office:value-type="float" office:value="7.4316536333" calcext:value-type="float">
            <text:p>7.4316536333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9.879084" calcext:value-type="float">
            <text:p>9.879084</text:p>
          </table:table-cell>
          <table:table-cell office:value-type="float" office:value="7.5009831667" calcext:value-type="float">
            <text:p>7.5009831667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629632" calcext:value-type="float">
            <text:p>6.629632</text:p>
          </table:table-cell>
          <table:table-cell office:value-type="float" office:value="7.4727253333" calcext:value-type="float">
            <text:p>7.4727253333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629632" calcext:value-type="float">
            <text:p>6.629632</text:p>
          </table:table-cell>
          <table:table-cell office:value-type="float" office:value="7.4986250333" calcext:value-type="float">
            <text:p>7.4986250333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629632" calcext:value-type="float">
            <text:p>6.629632</text:p>
          </table:table-cell>
          <table:table-cell office:value-type="float" office:value="7.5245247333" calcext:value-type="float">
            <text:p>7.5245247333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.178096" calcext:value-type="float">
            <text:p>3.178096</text:p>
          </table:table-cell>
          <table:table-cell office:value-type="float" office:value="7.5504244333" calcext:value-type="float">
            <text:p>7.5504244333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7.262668" calcext:value-type="float">
            <text:p>7.262668</text:p>
          </table:table-cell>
          <table:table-cell office:value-type="float" office:value="7.6338497333" calcext:value-type="float">
            <text:p>7.6338497333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9.021273" calcext:value-type="float">
            <text:p>9.021273</text:p>
          </table:table-cell>
          <table:table-cell office:value-type="float" office:value="7.6491988333" calcext:value-type="float">
            <text:p>7.6491988333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8.839861" calcext:value-type="float">
            <text:p>8.839861</text:p>
          </table:table-cell>
          <table:table-cell office:value-type="float" office:value="7.58298315" calcext:value-type="float">
            <text:p>7.58298315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998213" calcext:value-type="float">
            <text:p>6.998213</text:p>
          </table:table-cell>
          <table:table-cell office:value-type="float" office:value="7.6236751833" calcext:value-type="float">
            <text:p>7.6236751833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.522813" calcext:value-type="float">
            <text:p>3.522813</text:p>
          </table:table-cell>
          <table:table-cell office:value-type="float" office:value="7.6939615833" calcext:value-type="float">
            <text:p>7.6939615833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.522813" calcext:value-type="float">
            <text:p>3.522813</text:p>
          </table:table-cell>
          <table:table-cell office:value-type="float" office:value="7.6870787833" calcext:value-type="float">
            <text:p>7.6870787833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.522813" calcext:value-type="float">
            <text:p>3.522813</text:p>
          </table:table-cell>
          <table:table-cell office:value-type="float" office:value="7.6801959833" calcext:value-type="float">
            <text:p>7.6801959833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.522813" calcext:value-type="float">
            <text:p>3.522813</text:p>
          </table:table-cell>
          <table:table-cell office:value-type="float" office:value="7.6722274333" calcext:value-type="float">
            <text:p>7.6722274333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.522813" calcext:value-type="float">
            <text:p>3.522813</text:p>
          </table:table-cell>
          <table:table-cell office:value-type="float" office:value="7.8992256333" calcext:value-type="float">
            <text:p>7.8992256333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5.011345" calcext:value-type="float">
            <text:p>5.011345</text:p>
          </table:table-cell>
          <table:table-cell office:value-type="float" office:value="8.2127720167" calcext:value-type="float">
            <text:p>8.2127720167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.913614" calcext:value-type="float">
            <text:p>7.913614</text:p>
          </table:table-cell>
          <table:table-cell office:value-type="float" office:value="8.3941220833" calcext:value-type="float">
            <text:p>8.3941220833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9.692616" calcext:value-type="float">
            <text:p>9.692616</text:p>
          </table:table-cell>
          <table:table-cell office:value-type="float" office:value="8.527101" calcext:value-type="float">
            <text:p>8.527101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0.853647" calcext:value-type="float">
            <text:p>10.853647</text:p>
          </table:table-cell>
          <table:table-cell office:value-type="float" office:value="8.6304298833" calcext:value-type="float">
            <text:p>8.6304298833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1.505224" calcext:value-type="float">
            <text:p>11.505224</text:p>
          </table:table-cell>
          <table:table-cell office:value-type="float" office:value="15.4273592667" calcext:value-type="float">
            <text:p>15.4273592667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1.450141" calcext:value-type="float">
            <text:p>11.450141</text:p>
          </table:table-cell>
          <table:table-cell office:value-type="float" office:value="16.1147308667" calcext:value-type="float">
            <text:p>16.1147308667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0.580781" calcext:value-type="float">
            <text:p>10.580781</text:p>
          </table:table-cell>
          <table:table-cell office:value-type="float" office:value="16.1765358333" calcext:value-type="float">
            <text:p>16.1765358333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9.234599" calcext:value-type="float">
            <text:p>9.234599</text:p>
          </table:table-cell>
          <table:table-cell office:value-type="float" office:value="16.2528301333" calcext:value-type="float">
            <text:p>16.2528301333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7.931743" calcext:value-type="float">
            <text:p>7.931743</text:p>
          </table:table-cell>
          <table:table-cell office:value-type="float" office:value="16.3515608" calcext:value-type="float">
            <text:p>16.3515608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34181" calcext:value-type="float">
            <text:p>6.34181</text:p>
          </table:table-cell>
          <table:table-cell office:value-type="float" office:value="16.4720057333" calcext:value-type="float">
            <text:p>16.4720057333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350547" calcext:value-type="float">
            <text:p>0.350547</text:p>
          </table:table-cell>
          <table:table-cell office:value-type="float" office:value="16.61894955" calcext:value-type="float">
            <text:p>16.61894955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350547" calcext:value-type="float">
            <text:p>0.350547</text:p>
          </table:table-cell>
          <table:table-cell office:value-type="float" office:value="16.86574775" calcext:value-type="float">
            <text:p>16.86574775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350547" calcext:value-type="float">
            <text:p>0.350547</text:p>
          </table:table-cell>
          <table:table-cell office:value-type="float" office:value="17.11254595" calcext:value-type="float">
            <text:p>17.11254595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350547" calcext:value-type="float">
            <text:p>0.350547</text:p>
          </table:table-cell>
          <table:table-cell office:value-type="float" office:value="17.35934415" calcext:value-type="float">
            <text:p>17.35934415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350547" calcext:value-type="float">
            <text:p>0.350547</text:p>
          </table:table-cell>
          <table:table-cell office:value-type="float" office:value="17.61847105" calcext:value-type="float">
            <text:p>17.61847105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7.052074" calcext:value-type="float">
            <text:p>7.052074</text:p>
          </table:table-cell>
          <table:table-cell office:value-type="float" office:value="17.9926645667" calcext:value-type="float">
            <text:p>17.9926645667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2.72848" calcext:value-type="float">
            <text:p>12.72848</text:p>
          </table:table-cell>
          <table:table-cell office:value-type="float" office:value="18.2812262333" calcext:value-type="float">
            <text:p>18.2812262333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5.134782" calcext:value-type="float">
            <text:p>15.134782</text:p>
          </table:table-cell>
          <table:table-cell office:value-type="float" office:value="18.39769785" calcext:value-type="float">
            <text:p>18.39769785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5.031717" calcext:value-type="float">
            <text:p>15.031717</text:p>
          </table:table-cell>
          <table:table-cell office:value-type="float" office:value="18.21513705" calcext:value-type="float">
            <text:p>18.21513705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2.895348" calcext:value-type="float">
            <text:p>12.895348</text:p>
          </table:table-cell>
          <table:table-cell office:value-type="float" office:value="18.034294" calcext:value-type="float">
            <text:p>18.034294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9.358419" calcext:value-type="float">
            <text:p>9.358419</text:p>
          </table:table-cell>
          <table:table-cell office:value-type="float" office:value="17.8890571" calcext:value-type="float">
            <text:p>17.8890571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.421484" calcext:value-type="float">
            <text:p>4.421484</text:p>
          </table:table-cell>
          <table:table-cell office:value-type="float" office:value="17.8027690167" calcext:value-type="float">
            <text:p>17.8027690167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.421484" calcext:value-type="float">
            <text:p>4.421484</text:p>
          </table:table-cell>
          <table:table-cell office:value-type="float" office:value="18.0139121167" calcext:value-type="float">
            <text:p>18.0139121167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.421484" calcext:value-type="float">
            <text:p>4.421484</text:p>
          </table:table-cell>
          <table:table-cell office:value-type="float" office:value="18.30279045" calcext:value-type="float">
            <text:p>18.30279045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4.421484" calcext:value-type="float">
            <text:p>4.421484</text:p>
          </table:table-cell>
          <table:table-cell office:value-type="float" office:value="18.5742057833" calcext:value-type="float">
            <text:p>18.5742057833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4.421484" calcext:value-type="float">
            <text:p>4.421484</text:p>
          </table:table-cell>
          <table:table-cell office:value-type="float" office:value="18.7437413667" calcext:value-type="float">
            <text:p>18.7437413667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.421484" calcext:value-type="float">
            <text:p>4.421484</text:p>
          </table:table-cell>
          <table:table-cell office:value-type="float" office:value="18.91327695" calcext:value-type="float">
            <text:p>18.91327695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.344605" calcext:value-type="float">
            <text:p>3.344605</text:p>
          </table:table-cell>
          <table:table-cell office:value-type="float" office:value="19.0828125333" calcext:value-type="float">
            <text:p>19.0828125333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8.147604" calcext:value-type="float">
            <text:p>8.147604</text:p>
          </table:table-cell>
          <table:table-cell office:value-type="float" office:value="19.2702961" calcext:value-type="float">
            <text:p>19.2702961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9.361928" calcext:value-type="float">
            <text:p>9.361928</text:p>
          </table:table-cell>
          <table:table-cell office:value-type="float" office:value="19.3777296833" calcext:value-type="float">
            <text:p>19.3777296833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7.906049" calcext:value-type="float">
            <text:p>7.906049</text:p>
          </table:table-cell>
          <table:table-cell office:value-type="float" office:value="19.4649245333" calcext:value-type="float">
            <text:p>19.4649245333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.204494" calcext:value-type="float">
            <text:p>4.204494</text:p>
          </table:table-cell>
          <table:table-cell office:value-type="float" office:value="19.4772952833" calcext:value-type="float">
            <text:p>19.4772952833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.732378" calcext:value-type="float">
            <text:p>1.732378</text:p>
          </table:table-cell>
          <table:table-cell office:value-type="float" office:value="19.57120205" calcext:value-type="float">
            <text:p>19.57120205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662472" calcext:value-type="float">
            <text:p>6.662472</text:p>
          </table:table-cell>
          <table:table-cell office:value-type="float" office:value="19.6736383833" calcext:value-type="float">
            <text:p>19.6736383833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0.750713" calcext:value-type="float">
            <text:p>10.750713</text:p>
          </table:table-cell>
          <table:table-cell office:value-type="float" office:value="19.6137400333" calcext:value-type="float">
            <text:p>19.6137400333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2.651383" calcext:value-type="float">
            <text:p>12.651383</text:p>
          </table:table-cell>
          <table:table-cell office:value-type="float" office:value="19.4857043333" calcext:value-type="float">
            <text:p>19.4857043333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1.741653" calcext:value-type="float">
            <text:p>11.741653</text:p>
          </table:table-cell>
          <table:table-cell office:value-type="float" office:value="19.3259908" calcext:value-type="float">
            <text:p>19.3259908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.346012" calcext:value-type="float">
            <text:p>7.346012</text:p>
          </table:table-cell>
          <table:table-cell office:value-type="float" office:value="19.1814394333" calcext:value-type="float">
            <text:p>19.1814394333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7.346012" calcext:value-type="float">
            <text:p>7.346012</text:p>
          </table:table-cell>
          <table:table-cell office:value-type="float" office:value="19.1518566333" calcext:value-type="float">
            <text:p>19.1518566333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7.346012" calcext:value-type="float">
            <text:p>7.346012</text:p>
          </table:table-cell>
          <table:table-cell office:value-type="float" office:value="19.18105495" calcext:value-type="float">
            <text:p>19.18105495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7.346012" calcext:value-type="float">
            <text:p>7.346012</text:p>
          </table:table-cell>
          <table:table-cell office:value-type="float" office:value="19.2427644167" calcext:value-type="float">
            <text:p>19.2427644167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071958" calcext:value-type="float">
            <text:p>6.071958</text:p>
          </table:table-cell>
          <table:table-cell office:value-type="float" office:value="19.31115185" calcext:value-type="float">
            <text:p>19.31115185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3.53813" calcext:value-type="float">
            <text:p>13.53813</text:p>
          </table:table-cell>
          <table:table-cell office:value-type="float" office:value="19.3864770333" calcext:value-type="float">
            <text:p>19.3864770333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7.308144" calcext:value-type="float">
            <text:p>17.308144</text:p>
          </table:table-cell>
          <table:table-cell office:value-type="float" office:value="19.3173074" calcext:value-type="float">
            <text:p>19.3173074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.081714" calcext:value-type="float">
            <text:p>18.081714</text:p>
          </table:table-cell>
          <table:table-cell office:value-type="float" office:value="19.1777266667" calcext:value-type="float">
            <text:p>19.1777266667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5.491582" calcext:value-type="float">
            <text:p>15.491582</text:p>
          </table:table-cell>
          <table:table-cell office:value-type="float" office:value="19.0291296167" calcext:value-type="float">
            <text:p>19.0291296167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8.183614" calcext:value-type="float">
            <text:p>8.183614</text:p>
          </table:table-cell>
          <table:table-cell office:value-type="float" office:value="18.9170705" calcext:value-type="float">
            <text:p>18.9170705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8.183614" calcext:value-type="float">
            <text:p>8.183614</text:p>
          </table:table-cell>
          <table:table-cell office:value-type="float" office:value="18.8868044333" calcext:value-type="float">
            <text:p>18.8868044333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.183614" calcext:value-type="float">
            <text:p>8.183614</text:p>
          </table:table-cell>
          <table:table-cell office:value-type="float" office:value="18.8565383667" calcext:value-type="float">
            <text:p>18.8565383667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8.183614" calcext:value-type="float">
            <text:p>8.183614</text:p>
          </table:table-cell>
          <table:table-cell office:value-type="float" office:value="18.8262723" calcext:value-type="float">
            <text:p>18.8262723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8.183614" calcext:value-type="float">
            <text:p>8.183614</text:p>
          </table:table-cell>
          <table:table-cell office:value-type="float" office:value="18.7960062333" calcext:value-type="float">
            <text:p>18.7960062333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.183614" calcext:value-type="float">
            <text:p>8.183614</text:p>
          </table:table-cell>
          <table:table-cell office:value-type="float" office:value="18.7657401667" calcext:value-type="float">
            <text:p>18.7657401667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5.048332" calcext:value-type="float">
            <text:p>5.048332</text:p>
          </table:table-cell>
          <table:table-cell office:value-type="float" office:value="18.7486227333" calcext:value-type="float">
            <text:p>18.7486227333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1.281383" calcext:value-type="float">
            <text:p>11.281383</text:p>
          </table:table-cell>
          <table:table-cell office:value-type="float" office:value="18.8268262" calcext:value-type="float">
            <text:p>18.8268262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1.215397" calcext:value-type="float">
            <text:p>11.215397</text:p>
          </table:table-cell>
          <table:table-cell office:value-type="float" office:value="18.8119839833" calcext:value-type="float">
            <text:p>18.8119839833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.109845" calcext:value-type="float">
            <text:p>3.109845</text:p>
          </table:table-cell>
          <table:table-cell office:value-type="float" office:value="18.7943738" calcext:value-type="float">
            <text:p>18.7943738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.109845" calcext:value-type="float">
            <text:p>3.109845</text:p>
          </table:table-cell>
          <table:table-cell office:value-type="float" office:value="18.9117996333" calcext:value-type="float">
            <text:p>18.9117996333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.0447" calcext:value-type="float">
            <text:p>3.0447</text:p>
          </table:table-cell>
          <table:table-cell office:value-type="float" office:value="19.03639585" calcext:value-type="float">
            <text:p>19.03639585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7.142705" calcext:value-type="float">
            <text:p>17.142705</text:p>
          </table:table-cell>
          <table:table-cell office:value-type="float" office:value="19.15738445" calcext:value-type="float">
            <text:p>19.15738445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2.335596" calcext:value-type="float">
            <text:p>22.335596</text:p>
          </table:table-cell>
          <table:table-cell office:value-type="float" office:value="18.9976576833" calcext:value-type="float">
            <text:p>18.9976576833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5.892349" calcext:value-type="float">
            <text:p>15.892349</text:p>
          </table:table-cell>
          <table:table-cell office:value-type="float" office:value="18.7513827333" calcext:value-type="float">
            <text:p>18.7513827333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5.892349" calcext:value-type="float">
            <text:p>15.892349</text:p>
          </table:table-cell>
          <table:table-cell office:value-type="float" office:value="18.6124952333" calcext:value-type="float">
            <text:p>18.6124952333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5.892349" calcext:value-type="float">
            <text:p>15.892349</text:p>
          </table:table-cell>
          <table:table-cell office:value-type="float" office:value="18.4736077333" calcext:value-type="float">
            <text:p>18.4736077333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18.66941" calcext:value-type="float">
            <text:p>418.66941</text:p>
          </table:table-cell>
          <table:table-cell office:value-type="float" office:value="18.3347202333" calcext:value-type="float">
            <text:p>18.3347202333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52.74752" calcext:value-type="float">
            <text:p>52.74752</text:p>
          </table:table-cell>
          <table:table-cell office:value-type="float" office:value="11.4076046333" calcext:value-type="float">
            <text:p>11.4076046333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5.158439" calcext:value-type="float">
            <text:p>15.158439</text:p>
          </table:table-cell>
          <table:table-cell office:value-type="float" office:value="10.6739375167" calcext:value-type="float">
            <text:p>10.6739375167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5.158439" calcext:value-type="float">
            <text:p>15.158439</text:p>
          </table:table-cell>
          <table:table-cell office:value-type="float" office:value="10.5258759333" calcext:value-type="float">
            <text:p>10.5258759333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5.158439" calcext:value-type="float">
            <text:p>15.158439</text:p>
          </table:table-cell>
          <table:table-cell office:value-type="float" office:value="10.37781435" calcext:value-type="float">
            <text:p>10.37781435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5.158439" calcext:value-type="float">
            <text:p>15.158439</text:p>
          </table:table-cell>
          <table:table-cell office:value-type="float" office:value="10.2297527667" calcext:value-type="float">
            <text:p>10.2297527667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5.158439" calcext:value-type="float">
            <text:p>15.158439</text:p>
          </table:table-cell>
          <table:table-cell office:value-type="float" office:value="10.0816911833" calcext:value-type="float">
            <text:p>10.0816911833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5.158439" calcext:value-type="float">
            <text:p>15.158439</text:p>
          </table:table-cell>
          <table:table-cell office:value-type="float" office:value="10.1353849833" calcext:value-type="float">
            <text:p>10.1353849833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.158439" calcext:value-type="float">
            <text:p>15.158439</text:p>
          </table:table-cell>
          <table:table-cell office:value-type="float" office:value="10.32048935" calcext:value-type="float">
            <text:p>10.32048935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5.158439" calcext:value-type="float">
            <text:p>15.158439</text:p>
          </table:table-cell>
          <table:table-cell office:value-type="float" office:value="10.524814" calcext:value-type="float">
            <text:p>10.524814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5.898161" calcext:value-type="float">
            <text:p>15.898161</text:p>
          </table:table-cell>
          <table:table-cell office:value-type="float" office:value="10.60993245" calcext:value-type="float">
            <text:p>10.60993245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2.802158" calcext:value-type="float">
            <text:p>22.802158</text:p>
          </table:table-cell>
          <table:table-cell office:value-type="float" office:value="10.6827222" calcext:value-type="float">
            <text:p>10.6827222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4.365774" calcext:value-type="float">
            <text:p>24.365774</text:p>
          </table:table-cell>
          <table:table-cell office:value-type="float" office:value="10.6404453333" calcext:value-type="float">
            <text:p>10.6404453333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9.716777" calcext:value-type="float">
            <text:p>19.716777</text:p>
          </table:table-cell>
          <table:table-cell office:value-type="float" office:value="10.5721082" calcext:value-type="float">
            <text:p>10.5721082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.181134" calcext:value-type="float">
            <text:p>4.181134</text:p>
          </table:table-cell>
          <table:table-cell office:value-type="float" office:value="10.58125435" calcext:value-type="float">
            <text:p>10.58125435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.181134" calcext:value-type="float">
            <text:p>4.181134</text:p>
          </table:table-cell>
          <table:table-cell office:value-type="float" office:value="10.6575842167" calcext:value-type="float">
            <text:p>10.6575842167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.181134" calcext:value-type="float">
            <text:p>4.181134</text:p>
          </table:table-cell>
          <table:table-cell office:value-type="float" office:value="10.8363112667" calcext:value-type="float">
            <text:p>10.8363112667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4.181134" calcext:value-type="float">
            <text:p>4.181134</text:p>
          </table:table-cell>
          <table:table-cell office:value-type="float" office:value="10.99471565" calcext:value-type="float">
            <text:p>10.99471565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7.09007" calcext:value-type="float">
            <text:p>17.09007</text:p>
          </table:table-cell>
          <table:table-cell office:value-type="float" office:value="11.0665477833" calcext:value-type="float">
            <text:p>11.0665477833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1.754184" calcext:value-type="float">
            <text:p>21.754184</text:p>
          </table:table-cell>
          <table:table-cell office:value-type="float" office:value="10.9232309833" calcext:value-type="float">
            <text:p>10.9232309833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0.706404" calcext:value-type="float">
            <text:p>20.706404</text:p>
          </table:table-cell>
          <table:table-cell office:value-type="float" office:value="10.70217895" calcext:value-type="float">
            <text:p>10.70217895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4.593619" calcext:value-type="float">
            <text:p>14.593619</text:p>
          </table:table-cell>
          <table:table-cell office:value-type="float" office:value="10.4985899167" calcext:value-type="float">
            <text:p>10.4985899167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4.593619" calcext:value-type="float">
            <text:p>14.593619</text:p>
          </table:table-cell>
          <table:table-cell office:value-type="float" office:value="10.3059477667" calcext:value-type="float">
            <text:p>10.3059477667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4.593619" calcext:value-type="float">
            <text:p>14.593619</text:p>
          </table:table-cell>
          <table:table-cell office:value-type="float" office:value="10.1809574833" calcext:value-type="float">
            <text:p>10.1809574833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4.593619" calcext:value-type="float">
            <text:p>14.593619</text:p>
          </table:table-cell>
          <table:table-cell office:value-type="float" office:value="10.0692455167" calcext:value-type="float">
            <text:p>10.0692455167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4.593619" calcext:value-type="float">
            <text:p>14.593619</text:p>
          </table:table-cell>
          <table:table-cell office:value-type="float" office:value="9.9353721167" calcext:value-type="float">
            <text:p>9.9353721167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4.593619" calcext:value-type="float">
            <text:p>14.593619</text:p>
          </table:table-cell>
          <table:table-cell office:value-type="float" office:value="9.7568819167" calcext:value-type="float">
            <text:p>9.7568819167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8.648294" calcext:value-type="float">
            <text:p>8.648294</text:p>
          </table:table-cell>
          <table:table-cell office:value-type="float" office:value="9.56335265" calcext:value-type="float">
            <text:p>9.56335265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.8389" calcext:value-type="float">
            <text:p>9.8389</text:p>
          </table:table-cell>
          <table:table-cell office:value-type="float" office:value="9.51994555" calcext:value-type="float">
            <text:p>9.51994555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.878558" calcext:value-type="float">
            <text:p>7.878558</text:p>
          </table:table-cell>
          <table:table-cell office:value-type="float" office:value="9.50472175" calcext:value-type="float">
            <text:p>9.50472175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.068571" calcext:value-type="float">
            <text:p>3.068571</text:p>
          </table:table-cell>
          <table:table-cell office:value-type="float" office:value="9.5448546" calcext:value-type="float">
            <text:p>9.5448546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.068571" calcext:value-type="float">
            <text:p>3.068571</text:p>
          </table:table-cell>
          <table:table-cell office:value-type="float" office:value="9.6573447833" calcext:value-type="float">
            <text:p>9.6573447833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.068571" calcext:value-type="float">
            <text:p>3.068571</text:p>
          </table:table-cell>
          <table:table-cell office:value-type="float" office:value="9.7334930667" calcext:value-type="float">
            <text:p>9.7334930667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.068571" calcext:value-type="float">
            <text:p>3.068571</text:p>
          </table:table-cell>
          <table:table-cell office:value-type="float" office:value="9.7411426" calcext:value-type="float">
            <text:p>9.7411426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.571044" calcext:value-type="float">
            <text:p>5.571044</text:p>
          </table:table-cell>
          <table:table-cell office:value-type="float" office:value="9.7487921333" calcext:value-type="float">
            <text:p>9.7487921333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9.097911" calcext:value-type="float">
            <text:p>9.097911</text:p>
          </table:table-cell>
          <table:table-cell office:value-type="float" office:value="9.7147337833" calcext:value-type="float">
            <text:p>9.7147337833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1.04858" calcext:value-type="float">
            <text:p>11.04858</text:p>
          </table:table-cell>
          <table:table-cell office:value-type="float" office:value="9.6218943167" calcext:value-type="float">
            <text:p>9.6218943167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1.449258" calcext:value-type="float">
            <text:p>11.449258</text:p>
          </table:table-cell>
          <table:table-cell office:value-type="float" office:value="9.50892785" calcext:value-type="float">
            <text:p>9.50892785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.591469" calcext:value-type="float">
            <text:p>10.591469</text:p>
          </table:table-cell>
          <table:table-cell office:value-type="float" office:value="9.46589835" calcext:value-type="float">
            <text:p>9.46589835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9.387952" calcext:value-type="float">
            <text:p>9.387952</text:p>
          </table:table-cell>
          <table:table-cell office:value-type="float" office:value="9.4840994833" calcext:value-type="float">
            <text:p>9.4840994833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.9333" calcext:value-type="float">
            <text:p>8.9333</text:p>
          </table:table-cell>
          <table:table-cell office:value-type="float" office:value="9.5436314" calcext:value-type="float">
            <text:p>9.5436314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9.165891" calcext:value-type="float">
            <text:p>9.165891</text:p>
          </table:table-cell>
          <table:table-cell office:value-type="float" office:value="9.6045995833" calcext:value-type="float">
            <text:p>9.6045995833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8.768035" calcext:value-type="float">
            <text:p>8.768035</text:p>
          </table:table-cell>
          <table:table-cell office:value-type="float" office:value="9.6265512" calcext:value-type="float">
            <text:p>9.6265512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36765" calcext:value-type="float">
            <text:p>6.36765</text:p>
          </table:table-cell>
          <table:table-cell office:value-type="float" office:value="9.5830086167" calcext:value-type="float">
            <text:p>9.5830086167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36765" calcext:value-type="float">
            <text:p>6.36765</text:p>
          </table:table-cell>
          <table:table-cell office:value-type="float" office:value="9.57947245" calcext:value-type="float">
            <text:p>9.57947245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36765" calcext:value-type="float">
            <text:p>6.36765</text:p>
          </table:table-cell>
          <table:table-cell office:value-type="float" office:value="9.5759362833" calcext:value-type="float">
            <text:p>9.5759362833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36765" calcext:value-type="float">
            <text:p>6.36765</text:p>
          </table:table-cell>
          <table:table-cell office:value-type="float" office:value="9.5724001167" calcext:value-type="float">
            <text:p>9.5724001167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36765" calcext:value-type="float">
            <text:p>6.36765</text:p>
          </table:table-cell>
          <table:table-cell office:value-type="float" office:value="9.56886395" calcext:value-type="float">
            <text:p>9.56886395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7.156568" calcext:value-type="float">
            <text:p>7.156568</text:p>
          </table:table-cell>
          <table:table-cell office:value-type="float" office:value="9.5809094667" calcext:value-type="float">
            <text:p>9.5809094667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.74054" calcext:value-type="float">
            <text:p>9.74054</text:p>
          </table:table-cell>
          <table:table-cell office:value-type="float" office:value="9.6429780333" calcext:value-type="float">
            <text:p>9.6429780333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0.39085" calcext:value-type="float">
            <text:p>10.39085</text:p>
          </table:table-cell>
          <table:table-cell office:value-type="float" office:value="9.6823059833" calcext:value-type="float">
            <text:p>9.6823059833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0.158786" calcext:value-type="float">
            <text:p>10.158786</text:p>
          </table:table-cell>
          <table:table-cell office:value-type="float" office:value="9.6961182" calcext:value-type="float">
            <text:p>9.6961182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.155395" calcext:value-type="float">
            <text:p>10.155395</text:p>
          </table:table-cell>
          <table:table-cell office:value-type="float" office:value="9.6732082" calcext:value-type="float">
            <text:p>9.6732082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0.585618" calcext:value-type="float">
            <text:p>10.585618</text:p>
          </table:table-cell>
          <table:table-cell office:value-type="float" office:value="9.6006754667" calcext:value-type="float">
            <text:p>9.6006754667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0.304016" calcext:value-type="float">
            <text:p>10.304016</text:p>
          </table:table-cell>
          <table:table-cell office:value-type="float" office:value="9.48936685" calcext:value-type="float">
            <text:p>9.48936685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7.559099" calcext:value-type="float">
            <text:p>7.559099</text:p>
          </table:table-cell>
          <table:table-cell office:value-type="float" office:value="9.38282005" calcext:value-type="float">
            <text:p>9.38282005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7.559099" calcext:value-type="float">
            <text:p>7.559099</text:p>
          </table:table-cell>
          <table:table-cell office:value-type="float" office:value="9.3195963667" calcext:value-type="float">
            <text:p>9.3195963667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7.559099" calcext:value-type="float">
            <text:p>7.559099</text:p>
          </table:table-cell>
          <table:table-cell office:value-type="float" office:value="9.2235992667" calcext:value-type="float">
            <text:p>9.2235992667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7.559099" calcext:value-type="float">
            <text:p>7.559099</text:p>
          </table:table-cell>
          <table:table-cell office:value-type="float" office:value="9.1276021667" calcext:value-type="float">
            <text:p>9.1276021667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7.559099" calcext:value-type="float">
            <text:p>7.559099</text:p>
          </table:table-cell>
          <table:table-cell office:value-type="float" office:value="9.0316050667" calcext:value-type="float">
            <text:p>9.0316050667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.042474" calcext:value-type="float">
            <text:p>3.042474</text:p>
          </table:table-cell>
          <table:table-cell office:value-type="float" office:value="8.9825148333" calcext:value-type="float">
            <text:p>8.9825148333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8.727493" calcext:value-type="float">
            <text:p>8.727493</text:p>
          </table:table-cell>
          <table:table-cell office:value-type="float" office:value="9.0524260667" calcext:value-type="float">
            <text:p>9.0524260667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274744" calcext:value-type="float">
            <text:p>6.274744</text:p>
          </table:table-cell>
          <table:table-cell office:value-type="float" office:value="9.0529627833" calcext:value-type="float">
            <text:p>9.0529627833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274744" calcext:value-type="float">
            <text:p>6.274744</text:p>
          </table:table-cell>
          <table:table-cell office:value-type="float" office:value="9.1034068667" calcext:value-type="float">
            <text:p>9.1034068667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274744" calcext:value-type="float">
            <text:p>6.274744</text:p>
          </table:table-cell>
          <table:table-cell office:value-type="float" office:value="9.14948905" calcext:value-type="float">
            <text:p>9.14948905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274744" calcext:value-type="float">
            <text:p>6.274744</text:p>
          </table:table-cell>
          <table:table-cell office:value-type="float" office:value="9.1829020667" calcext:value-type="float">
            <text:p>9.1829020667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8.380067" calcext:value-type="float">
            <text:p>18.380067</text:p>
          </table:table-cell>
          <table:table-cell office:value-type="float" office:value="9.2049880167" calcext:value-type="float">
            <text:p>9.2049880167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6.264701" calcext:value-type="float">
            <text:p>26.264701</text:p>
          </table:table-cell>
          <table:table-cell office:value-type="float" office:value="9.0269248167" calcext:value-type="float">
            <text:p>9.0269248167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7.417918" calcext:value-type="float">
            <text:p>27.417918</text:p>
          </table:table-cell>
          <table:table-cell office:value-type="float" office:value="8.7319076333" calcext:value-type="float">
            <text:p>8.7319076333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0.265546" calcext:value-type="float">
            <text:p>20.265546</text:p>
          </table:table-cell>
          <table:table-cell office:value-type="float" office:value="8.4306349" calcext:value-type="float">
            <text:p>8.4306349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.265546" calcext:value-type="float">
            <text:p>20.265546</text:p>
          </table:table-cell>
          <table:table-cell office:value-type="float" office:value="8.2446734833" calcext:value-type="float">
            <text:p>8.2446734833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.265546" calcext:value-type="float">
            <text:p>20.265546</text:p>
          </table:table-cell>
          <table:table-cell office:value-type="float" office:value="8.02756" calcext:value-type="float">
            <text:p>8.02756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.265546" calcext:value-type="float">
            <text:p>20.265546</text:p>
          </table:table-cell>
          <table:table-cell office:value-type="float" office:value="7.7369712" calcext:value-type="float">
            <text:p>7.7369712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0.265546" calcext:value-type="float">
            <text:p>20.265546</text:p>
          </table:table-cell>
          <table:table-cell office:value-type="float" office:value="7.4463824" calcext:value-type="float">
            <text:p>7.4463824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8.760926" calcext:value-type="float">
            <text:p>8.760926</text:p>
          </table:table-cell>
          <table:table-cell office:value-type="float" office:value="7.1557936" calcext:value-type="float">
            <text:p>7.1557936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4.904757" calcext:value-type="float">
            <text:p>14.904757</text:p>
          </table:table-cell>
          <table:table-cell office:value-type="float" office:value="7.07694965" calcext:value-type="float">
            <text:p>7.07694965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3.685397" calcext:value-type="float">
            <text:p>13.685397</text:p>
          </table:table-cell>
          <table:table-cell office:value-type="float" office:value="6.9548738833" calcext:value-type="float">
            <text:p>6.9548738833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8.491062" calcext:value-type="float">
            <text:p>8.491062</text:p>
          </table:table-cell>
          <table:table-cell office:value-type="float" office:value="6.8734573667" calcext:value-type="float">
            <text:p>6.8734573667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.491062" calcext:value-type="float">
            <text:p>8.491062</text:p>
          </table:table-cell>
          <table:table-cell office:value-type="float" office:value="6.8702636" calcext:value-type="float">
            <text:p>6.8702636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8.491062" calcext:value-type="float">
            <text:p>8.491062</text:p>
          </table:table-cell>
          <table:table-cell office:value-type="float" office:value="6.8396757333" calcext:value-type="float">
            <text:p>6.8396757333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8.491062" calcext:value-type="float">
            <text:p>8.491062</text:p>
          </table:table-cell>
          <table:table-cell office:value-type="float" office:value="6.7742673833" calcext:value-type="float">
            <text:p>6.7742673833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.03509" calcext:value-type="float">
            <text:p>3.03509</text:p>
          </table:table-cell>
          <table:table-cell office:value-type="float" office:value="6.6811509833" calcext:value-type="float">
            <text:p>6.6811509833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.094202" calcext:value-type="float">
            <text:p>7.094202</text:p>
          </table:table-cell>
          <table:table-cell office:value-type="float" office:value="6.6819772667" calcext:value-type="float">
            <text:p>6.6819772667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.890901" calcext:value-type="float">
            <text:p>7.890901</text:p>
          </table:table-cell>
          <table:table-cell office:value-type="float" office:value="6.643998" calcext:value-type="float">
            <text:p>6.643998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561215" calcext:value-type="float">
            <text:p>6.561215</text:p>
          </table:table-cell>
          <table:table-cell office:value-type="float" office:value="6.6244848833" calcext:value-type="float">
            <text:p>6.6244848833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.884207" calcext:value-type="float">
            <text:p>3.884207</text:p>
          </table:table-cell>
          <table:table-cell office:value-type="float" office:value="6.6500091333" calcext:value-type="float">
            <text:p>6.6500091333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.981863" calcext:value-type="float">
            <text:p>2.981863</text:p>
          </table:table-cell>
          <table:table-cell office:value-type="float" office:value="6.7260385667" calcext:value-type="float">
            <text:p>6.7260385667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043868" calcext:value-type="float">
            <text:p>6.043868</text:p>
          </table:table-cell>
          <table:table-cell office:value-type="float" office:value="6.8018057667" calcext:value-type="float">
            <text:p>6.8018057667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.925472" calcext:value-type="float">
            <text:p>8.925472</text:p>
          </table:table-cell>
          <table:table-cell office:value-type="float" office:value="6.7934865" calcext:value-type="float">
            <text:p>6.7934865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0.286529" calcext:value-type="float">
            <text:p>10.286529</text:p>
          </table:table-cell>
          <table:table-cell office:value-type="float" office:value="6.7073880667" calcext:value-type="float">
            <text:p>6.7073880667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.817982" calcext:value-type="float">
            <text:p>9.817982</text:p>
          </table:table-cell>
          <table:table-cell office:value-type="float" office:value="6.61530665" calcext:value-type="float">
            <text:p>6.61530665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.637468" calcext:value-type="float">
            <text:p>7.637468</text:p>
          </table:table-cell>
          <table:table-cell office:value-type="float" office:value="6.5736074333" calcext:value-type="float">
            <text:p>6.5736074333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.527543" calcext:value-type="float">
            <text:p>3.527543</text:p>
          </table:table-cell>
          <table:table-cell office:value-type="float" office:value="6.6017230833" calcext:value-type="float">
            <text:p>6.6017230833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.527543" calcext:value-type="float">
            <text:p>3.527543</text:p>
          </table:table-cell>
          <table:table-cell office:value-type="float" office:value="6.7112224667" calcext:value-type="float">
            <text:p>6.7112224667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.527543" calcext:value-type="float">
            <text:p>3.527543</text:p>
          </table:table-cell>
          <table:table-cell office:value-type="float" office:value="6.811912" calcext:value-type="float">
            <text:p>6.811912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.527543" calcext:value-type="float">
            <text:p>3.527543</text:p>
          </table:table-cell>
          <table:table-cell office:value-type="float" office:value="6.8879065" calcext:value-type="float">
            <text:p>6.8879065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.270592" calcext:value-type="float">
            <text:p>4.270592</text:p>
          </table:table-cell>
          <table:table-cell office:value-type="float" office:value="6.93500415" calcext:value-type="float">
            <text:p>6.93500415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8.867488" calcext:value-type="float">
            <text:p>8.867488</text:p>
          </table:table-cell>
          <table:table-cell office:value-type="float" office:value="6.9531992167" calcext:value-type="float">
            <text:p>6.9531992167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.683537" calcext:value-type="float">
            <text:p>11.683537</text:p>
          </table:table-cell>
          <table:table-cell office:value-type="float" office:value="6.9004339" calcext:value-type="float">
            <text:p>6.9004339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.959867" calcext:value-type="float">
            <text:p>12.959867</text:p>
          </table:table-cell>
          <table:table-cell office:value-type="float" office:value="6.8172989167" calcext:value-type="float">
            <text:p>6.8172989167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2.591391" calcext:value-type="float">
            <text:p>12.591391</text:p>
          </table:table-cell>
          <table:table-cell office:value-type="float" office:value="6.7255493" calcext:value-type="float">
            <text:p>6.7255493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0.482988" calcext:value-type="float">
            <text:p>10.482988</text:p>
          </table:table-cell>
          <table:table-cell office:value-type="float" office:value="6.6411278333" calcext:value-type="float">
            <text:p>6.6411278333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15548" calcext:value-type="float">
            <text:p>6.15548</text:p>
          </table:table-cell>
          <table:table-cell office:value-type="float" office:value="6.5791885167" calcext:value-type="float">
            <text:p>6.5791885167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15548" calcext:value-type="float">
            <text:p>6.15548</text:p>
          </table:table-cell>
          <table:table-cell office:value-type="float" office:value="6.5656105667" calcext:value-type="float">
            <text:p>6.5656105667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15548" calcext:value-type="float">
            <text:p>6.15548</text:p>
          </table:table-cell>
          <table:table-cell office:value-type="float" office:value="6.5302525167" calcext:value-type="float">
            <text:p>6.5302525167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15548" calcext:value-type="float">
            <text:p>6.15548</text:p>
          </table:table-cell>
          <table:table-cell office:value-type="float" office:value="6.4997399833" calcext:value-type="float">
            <text:p>6.4997399833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15548" calcext:value-type="float">
            <text:p>6.15548</text:p>
          </table:table-cell>
          <table:table-cell office:value-type="float" office:value="6.4943914333" calcext:value-type="float">
            <text:p>6.4943914333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.090381" calcext:value-type="float">
            <text:p>7.090381</text:p>
          </table:table-cell>
          <table:table-cell office:value-type="float" office:value="6.5068153667" calcext:value-type="float">
            <text:p>6.5068153667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.880682" calcext:value-type="float">
            <text:p>10.880682</text:p>
          </table:table-cell>
          <table:table-cell office:value-type="float" office:value="6.49903915" calcext:value-type="float">
            <text:p>6.49903915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.100217" calcext:value-type="float">
            <text:p>12.100217</text:p>
          </table:table-cell>
          <table:table-cell office:value-type="float" office:value="6.3959738833" calcext:value-type="float">
            <text:p>6.3959738833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.219583" calcext:value-type="float">
            <text:p>11.219583</text:p>
          </table:table-cell>
          <table:table-cell office:value-type="float" office:value="6.2725830333" calcext:value-type="float">
            <text:p>6.2725830333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.784186" calcext:value-type="float">
            <text:p>8.784186</text:p>
          </table:table-cell>
          <table:table-cell office:value-type="float" office:value="6.1638694167" calcext:value-type="float">
            <text:p>6.1638694167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.803431" calcext:value-type="float">
            <text:p>5.803431</text:p>
          </table:table-cell>
          <table:table-cell office:value-type="float" office:value="6.1077919333" calcext:value-type="float">
            <text:p>6.1077919333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.907101" calcext:value-type="float">
            <text:p>3.907101</text:p>
          </table:table-cell>
          <table:table-cell office:value-type="float" office:value="6.1604059333" calcext:value-type="float">
            <text:p>6.1604059333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.911208" calcext:value-type="float">
            <text:p>3.911208</text:p>
          </table:table-cell>
          <table:table-cell office:value-type="float" office:value="6.28336225" calcext:value-type="float">
            <text:p>6.28336225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.765678" calcext:value-type="float">
            <text:p>3.765678</text:p>
          </table:table-cell>
          <table:table-cell office:value-type="float" office:value="6.4196034833" calcext:value-type="float">
            <text:p>6.4196034833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799273" calcext:value-type="float">
            <text:p>1.799273</text:p>
          </table:table-cell>
          <table:table-cell office:value-type="float" office:value="6.5429439167" calcext:value-type="float">
            <text:p>6.5429439167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799273" calcext:value-type="float">
            <text:p>1.799273</text:p>
          </table:table-cell>
          <table:table-cell office:value-type="float" office:value="6.6543871" calcext:value-type="float">
            <text:p>6.6543871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799273" calcext:value-type="float">
            <text:p>1.799273</text:p>
          </table:table-cell>
          <table:table-cell office:value-type="float" office:value="6.6898034167" calcext:value-type="float">
            <text:p>6.6898034167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.613685" calcext:value-type="float">
            <text:p>4.613685</text:p>
          </table:table-cell>
          <table:table-cell office:value-type="float" office:value="6.7252197333" calcext:value-type="float">
            <text:p>6.7252197333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237148" calcext:value-type="float">
            <text:p>7.237148</text:p>
          </table:table-cell>
          <table:table-cell office:value-type="float" office:value="6.7137291833" calcext:value-type="float">
            <text:p>6.7137291833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59696" calcext:value-type="float">
            <text:p>8.759696</text:p>
          </table:table-cell>
          <table:table-cell office:value-type="float" office:value="6.67083845" calcext:value-type="float">
            <text:p>6.67083845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.301389" calcext:value-type="float">
            <text:p>9.301389</text:p>
          </table:table-cell>
          <table:table-cell office:value-type="float" office:value="6.63588575" calcext:value-type="float">
            <text:p>6.63588575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.039675" calcext:value-type="float">
            <text:p>9.039675</text:p>
          </table:table-cell>
          <table:table-cell office:value-type="float" office:value="6.5918911167" calcext:value-type="float">
            <text:p>6.5918911167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.279525" calcext:value-type="float">
            <text:p>8.279525</text:p>
          </table:table-cell>
          <table:table-cell office:value-type="float" office:value="6.5305556833" calcext:value-type="float">
            <text:p>6.5305556833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.599901" calcext:value-type="float">
            <text:p>7.599901</text:p>
          </table:table-cell>
          <table:table-cell office:value-type="float" office:value="6.4592511167" calcext:value-type="float">
            <text:p>6.4592511167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.696275" calcext:value-type="float">
            <text:p>7.696275</text:p>
          </table:table-cell>
          <table:table-cell office:value-type="float" office:value="6.40445795" calcext:value-type="float">
            <text:p>6.40445795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.56367" calcext:value-type="float">
            <text:p>8.56367</text:p>
          </table:table-cell>
          <table:table-cell office:value-type="float" office:value="6.37617535" calcext:value-type="float">
            <text:p>6.37617535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.341554" calcext:value-type="float">
            <text:p>9.341554</text:p>
          </table:table-cell>
          <table:table-cell office:value-type="float" office:value="6.3627024" calcext:value-type="float">
            <text:p>6.3627024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.107861" calcext:value-type="float">
            <text:p>9.107861</text:p>
          </table:table-cell>
          <table:table-cell office:value-type="float" office:value="6.3586021667" calcext:value-type="float">
            <text:p>6.3586021667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.238737" calcext:value-type="float">
            <text:p>7.238737</text:p>
          </table:table-cell>
          <table:table-cell office:value-type="float" office:value="6.3722116333" calcext:value-type="float">
            <text:p>6.3722116333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.830218" calcext:value-type="float">
            <text:p>2.830218</text:p>
          </table:table-cell>
          <table:table-cell office:value-type="float" office:value="6.42228725" calcext:value-type="float">
            <text:p>6.42228725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.830218" calcext:value-type="float">
            <text:p>2.830218</text:p>
          </table:table-cell>
          <table:table-cell office:value-type="float" office:value="6.5416024667" calcext:value-type="float">
            <text:p>6.5416024667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.830218" calcext:value-type="float">
            <text:p>2.830218</text:p>
          </table:table-cell>
          <table:table-cell office:value-type="float" office:value="6.64322275" calcext:value-type="float">
            <text:p>6.64322275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4.030289" calcext:value-type="float">
            <text:p>4.030289</text:p>
          </table:table-cell>
          <table:table-cell office:value-type="float" office:value="6.7064857" calcext:value-type="float">
            <text:p>6.7064857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7.580211" calcext:value-type="float">
            <text:p>7.580211</text:p>
          </table:table-cell>
          <table:table-cell office:value-type="float" office:value="6.6537496" calcext:value-type="float">
            <text:p>6.6537496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8.800406" calcext:value-type="float">
            <text:p>8.800406</text:p>
          </table:table-cell>
          <table:table-cell office:value-type="float" office:value="6.5418481333" calcext:value-type="float">
            <text:p>6.5418481333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8.299436" calcext:value-type="float">
            <text:p>8.299436</text:p>
          </table:table-cell>
          <table:table-cell office:value-type="float" office:value="6.4096100833" calcext:value-type="float">
            <text:p>6.4096100833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.65579" calcext:value-type="float">
            <text:p>6.65579</text:p>
          </table:table-cell>
          <table:table-cell office:value-type="float" office:value="6.2857215333" calcext:value-type="float">
            <text:p>6.2857215333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.566561" calcext:value-type="float">
            <text:p>4.566561</text:p>
          </table:table-cell>
          <table:table-cell office:value-type="float" office:value="6.2478617667" calcext:value-type="float">
            <text:p>6.2478617667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.904078" calcext:value-type="float">
            <text:p>2.904078</text:p>
          </table:table-cell>
          <table:table-cell office:value-type="float" office:value="6.3015490667" calcext:value-type="float">
            <text:p>6.3015490667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.084667" calcext:value-type="float">
            <text:p>3.084667</text:p>
          </table:table-cell>
          <table:table-cell office:value-type="float" office:value="6.4134646333" calcext:value-type="float">
            <text:p>6.4134646333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.815446" calcext:value-type="float">
            <text:p>4.815446</text:p>
          </table:table-cell>
          <table:table-cell office:value-type="float" office:value="6.5350137167" calcext:value-type="float">
            <text:p>6.5350137167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.720114" calcext:value-type="float">
            <text:p>6.720114</text:p>
          </table:table-cell>
          <table:table-cell office:value-type="float" office:value="6.6246053667" calcext:value-type="float">
            <text:p>6.6246053667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8.09267" calcext:value-type="float">
            <text:p>8.09267</text:p>
          </table:table-cell>
          <table:table-cell office:value-type="float" office:value="6.6656478333" calcext:value-type="float">
            <text:p>6.6656478333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8.445973" calcext:value-type="float">
            <text:p>8.445973</text:p>
          </table:table-cell>
          <table:table-cell office:value-type="float" office:value="6.6578339167" calcext:value-type="float">
            <text:p>6.6578339167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7.527895" calcext:value-type="float">
            <text:p>7.527895</text:p>
          </table:table-cell>
          <table:table-cell office:value-type="float" office:value="6.6172944667" calcext:value-type="float">
            <text:p>6.6172944667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5.544712" calcext:value-type="float">
            <text:p>5.544712</text:p>
          </table:table-cell>
          <table:table-cell office:value-type="float" office:value="6.5753342" calcext:value-type="float">
            <text:p>6.5753342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.759566" calcext:value-type="float">
            <text:p>3.759566</text:p>
          </table:table-cell>
          <table:table-cell office:value-type="float" office:value="6.56572535" calcext:value-type="float">
            <text:p>6.56572535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4.761644" calcext:value-type="float">
            <text:p>4.761644</text:p>
          </table:table-cell>
          <table:table-cell office:value-type="float" office:value="6.5955460833" calcext:value-type="float">
            <text:p>6.5955460833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7.316029" calcext:value-type="float">
            <text:p>7.316029</text:p>
          </table:table-cell>
          <table:table-cell office:value-type="float" office:value="6.6216007167" calcext:value-type="float">
            <text:p>6.6216007167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9.324407" calcext:value-type="float">
            <text:p>9.324407</text:p>
          </table:table-cell>
          <table:table-cell office:value-type="float" office:value="6.6180514833" calcext:value-type="float">
            <text:p>6.6180514833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0.097506" calcext:value-type="float">
            <text:p>10.097506</text:p>
          </table:table-cell>
          <table:table-cell office:value-type="float" office:value="6.5910455" calcext:value-type="float">
            <text:p>6.5910455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9.568915" calcext:value-type="float">
            <text:p>9.568915</text:p>
          </table:table-cell>
          <table:table-cell office:value-type="float" office:value="6.5545045667" calcext:value-type="float">
            <text:p>6.5545045667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8.087213" calcext:value-type="float">
            <text:p>8.087213</text:p>
          </table:table-cell>
          <table:table-cell office:value-type="float" office:value="6.5222225333" calcext:value-type="float">
            <text:p>6.5222225333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.353402" calcext:value-type="float">
            <text:p>6.353402</text:p>
          </table:table-cell>
          <table:table-cell office:value-type="float" office:value="6.5065714" calcext:value-type="float">
            <text:p>6.5065714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.362296" calcext:value-type="float">
            <text:p>5.362296</text:p>
          </table:table-cell>
          <table:table-cell office:value-type="float" office:value="6.5158135833" calcext:value-type="float">
            <text:p>6.5158135833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5.701569" calcext:value-type="float">
            <text:p>5.701569</text:p>
          </table:table-cell>
          <table:table-cell office:value-type="float" office:value="6.5423844333" calcext:value-type="float">
            <text:p>6.5423844333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.695438" calcext:value-type="float">
            <text:p>6.695438</text:p>
          </table:table-cell>
          <table:table-cell office:value-type="float" office:value="6.5595467833" calcext:value-type="float">
            <text:p>6.5595467833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7.45489" calcext:value-type="float">
            <text:p>7.45489</text:p>
          </table:table-cell>
          <table:table-cell office:value-type="float" office:value="6.5433860333" calcext:value-type="float">
            <text:p>6.5433860333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7.526103" calcext:value-type="float">
            <text:p>7.526103</text:p>
          </table:table-cell>
          <table:table-cell office:value-type="float" office:value="6.4889427333" calcext:value-type="float">
            <text:p>6.4889427333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.766629" calcext:value-type="float">
            <text:p>6.766629</text:p>
          </table:table-cell>
          <table:table-cell office:value-type="float" office:value="6.4262543" calcext:value-type="float">
            <text:p>6.4262543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5.340803" calcext:value-type="float">
            <text:p>5.340803</text:p>
          </table:table-cell>
          <table:table-cell office:value-type="float" office:value="6.40328325" calcext:value-type="float">
            <text:p>6.40328325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4.033997" calcext:value-type="float">
            <text:p>4.033997</text:p>
          </table:table-cell>
          <table:table-cell office:value-type="float" office:value="6.4345299333" calcext:value-type="float">
            <text:p>6.4345299333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4.324728" calcext:value-type="float">
            <text:p>4.324728</text:p>
          </table:table-cell>
          <table:table-cell office:value-type="float" office:value="6.5036458" calcext:value-type="float">
            <text:p>6.5036458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5.834567" calcext:value-type="float">
            <text:p>5.834567</text:p>
          </table:table-cell>
          <table:table-cell office:value-type="float" office:value="6.56802755" calcext:value-type="float">
            <text:p>6.56802755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.900916" calcext:value-type="float">
            <text:p>6.900916</text:p>
          </table:table-cell>
          <table:table-cell office:value-type="float" office:value="6.5990839833" calcext:value-type="float">
            <text:p>6.5990839833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6.623808" calcext:value-type="float">
            <text:p>6.623808</text:p>
          </table:table-cell>
          <table:table-cell office:value-type="float" office:value="6.6062527" calcext:value-type="float">
            <text:p>6.6062527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.696766" calcext:value-type="float">
            <text:p>4.696766</text:p>
          </table:table-cell>
          <table:table-cell office:value-type="float" office:value="6.6177871" calcext:value-type="float">
            <text:p>6.6177871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.696766" calcext:value-type="float">
            <text:p>4.696766</text:p>
          </table:table-cell>
          <table:table-cell office:value-type="float" office:value="6.6623228833" calcext:value-type="float">
            <text:p>6.6623228833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.696766" calcext:value-type="float">
            <text:p>4.696766</text:p>
          </table:table-cell>
          <table:table-cell office:value-type="float" office:value="6.70403355" calcext:value-type="float">
            <text:p>6.70403355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5.419537" calcext:value-type="float">
            <text:p>5.419537</text:p>
          </table:table-cell>
          <table:table-cell office:value-type="float" office:value="6.7401521333" calcext:value-type="float">
            <text:p>6.7401521333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8.960271" calcext:value-type="float">
            <text:p>8.960271</text:p>
          </table:table-cell>
          <table:table-cell office:value-type="float" office:value="6.7608211333" calcext:value-type="float">
            <text:p>6.7608211333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1.28448" calcext:value-type="float">
            <text:p>11.28448</text:p>
          </table:table-cell>
          <table:table-cell office:value-type="float" office:value="6.7239671" calcext:value-type="float">
            <text:p>6.7239671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2.085682" calcext:value-type="float">
            <text:p>12.085682</text:p>
          </table:table-cell>
          <table:table-cell office:value-type="float" office:value="6.6514576333" calcext:value-type="float">
            <text:p>6.6514576333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1.166104" calcext:value-type="float">
            <text:p>11.166104</text:p>
          </table:table-cell>
          <table:table-cell office:value-type="float" office:value="6.56399005" calcext:value-type="float">
            <text:p>6.56399005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8.485864" calcext:value-type="float">
            <text:p>8.485864</text:p>
          </table:table-cell>
          <table:table-cell office:value-type="float" office:value="6.48092845" calcext:value-type="float">
            <text:p>6.48092845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.924252" calcext:value-type="float">
            <text:p>3.924252</text:p>
          </table:table-cell>
          <table:table-cell office:value-type="float" office:value="6.42299775" calcext:value-type="float">
            <text:p>6.42299775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.924252" calcext:value-type="float">
            <text:p>3.924252</text:p>
          </table:table-cell>
          <table:table-cell office:value-type="float" office:value="6.4238258667" calcext:value-type="float">
            <text:p>6.4238258667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.924252" calcext:value-type="float">
            <text:p>3.924252</text:p>
          </table:table-cell>
          <table:table-cell office:value-type="float" office:value="6.4278972333" calcext:value-type="float">
            <text:p>6.4278972333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4.663704" calcext:value-type="float">
            <text:p>4.663704</text:p>
          </table:table-cell>
          <table:table-cell office:value-type="float" office:value="6.450393" calcext:value-type="float">
            <text:p>6.450393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.662534" calcext:value-type="float">
            <text:p>6.662534</text:p>
          </table:table-cell>
          <table:table-cell office:value-type="float" office:value="6.4759149167" calcext:value-type="float">
            <text:p>6.4759149167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.661711" calcext:value-type="float">
            <text:p>6.661711</text:p>
          </table:table-cell>
          <table:table-cell office:value-type="float" office:value="6.4766918667" calcext:value-type="float">
            <text:p>6.4766918667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5.359549" calcext:value-type="float">
            <text:p>5.359549</text:p>
          </table:table-cell>
          <table:table-cell office:value-type="float" office:value="6.48698065" calcext:value-type="float">
            <text:p>6.48698065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4.001251" calcext:value-type="float">
            <text:p>4.001251</text:p>
          </table:table-cell>
          <table:table-cell office:value-type="float" office:value="6.5338596667" calcext:value-type="float">
            <text:p>6.5338596667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4.312311" calcext:value-type="float">
            <text:p>4.312311</text:p>
          </table:table-cell>
          <table:table-cell office:value-type="float" office:value="6.61548245" calcext:value-type="float">
            <text:p>6.61548245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5.999319" calcext:value-type="float">
            <text:p>5.999319</text:p>
          </table:table-cell>
          <table:table-cell office:value-type="float" office:value="6.6896644333" calcext:value-type="float">
            <text:p>6.6896644333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7.755293" calcext:value-type="float">
            <text:p>7.755293</text:p>
          </table:table-cell>
          <table:table-cell office:value-type="float" office:value="6.7158479333" calcext:value-type="float">
            <text:p>6.7158479333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9.09554" calcext:value-type="float">
            <text:p>9.09554</text:p>
          </table:table-cell>
          <table:table-cell office:value-type="float" office:value="6.6869267667" calcext:value-type="float">
            <text:p>6.6869267667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9.924429" calcext:value-type="float">
            <text:p>9.924429</text:p>
          </table:table-cell>
          <table:table-cell office:value-type="float" office:value="6.6306516333" calcext:value-type="float">
            <text:p>6.6306516333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0.243274" calcext:value-type="float">
            <text:p>10.243274</text:p>
          </table:table-cell>
          <table:table-cell office:value-type="float" office:value="6.58262245" calcext:value-type="float">
            <text:p>6.58262245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9.989131" calcext:value-type="float">
            <text:p>9.989131</text:p>
          </table:table-cell>
          <table:table-cell office:value-type="float" office:value="6.5520544" calcext:value-type="float">
            <text:p>6.5520544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8.927435" calcext:value-type="float">
            <text:p>8.927435</text:p>
          </table:table-cell>
          <table:table-cell office:value-type="float" office:value="6.5325549667" calcext:value-type="float">
            <text:p>6.5325549667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.625995" calcext:value-type="float">
            <text:p>6.625995</text:p>
          </table:table-cell>
          <table:table-cell office:value-type="float" office:value="6.5206527667" calcext:value-type="float">
            <text:p>6.5206527667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.866123" calcext:value-type="float">
            <text:p>0.866123</text:p>
          </table:table-cell>
          <table:table-cell office:value-type="float" office:value="6.5283504833" calcext:value-type="float">
            <text:p>6.5283504833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.866123" calcext:value-type="float">
            <text:p>0.866123</text:p>
          </table:table-cell>
          <table:table-cell office:value-type="float" office:value="6.6137642833" calcext:value-type="float">
            <text:p>6.6137642833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.866123" calcext:value-type="float">
            <text:p>0.866123</text:p>
          </table:table-cell>
          <table:table-cell office:value-type="float" office:value="6.6817336667" calcext:value-type="float">
            <text:p>6.6817336667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866123" calcext:value-type="float">
            <text:p>0.866123</text:p>
          </table:table-cell>
          <table:table-cell office:value-type="float" office:value="6.7229177167" calcext:value-type="float">
            <text:p>6.7229177167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.384204" calcext:value-type="float">
            <text:p>4.384204</text:p>
          </table:table-cell>
          <table:table-cell office:value-type="float" office:value="6.7641017667" calcext:value-type="float">
            <text:p>6.7641017667</text:p>
          </table:table-cell>
          <table:table-cell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7.787799" calcext:value-type="float">
            <text:p>7.787799</text:p>
          </table:table-cell>
          <table:table-cell office:value-type="float" office:value="6.7466511333" calcext:value-type="float">
            <text:p>6.7466511333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9.619012" calcext:value-type="float">
            <text:p>9.619012</text:p>
          </table:table-cell>
          <table:table-cell office:value-type="float" office:value="6.6630941333" calcext:value-type="float">
            <text:p>6.6630941333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0.377612" calcext:value-type="float">
            <text:p>10.377612</text:p>
          </table:table-cell>
          <table:table-cell office:value-type="float" office:value="6.6184243167" calcext:value-type="float">
            <text:p>6.6184243167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0.190945" calcext:value-type="float">
            <text:p>10.190945</text:p>
          </table:table-cell>
          <table:table-cell office:value-type="float" office:value="6.6101399" calcext:value-type="float">
            <text:p>6.6101399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9.182662" calcext:value-type="float">
            <text:p>9.182662</text:p>
          </table:table-cell>
          <table:table-cell office:value-type="float" office:value="6.6302411" calcext:value-type="float">
            <text:p>6.6302411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7.623835" calcext:value-type="float">
            <text:p>7.623835</text:p>
          </table:table-cell>
          <table:table-cell office:value-type="float" office:value="6.6644671833" calcext:value-type="float">
            <text:p>6.6644671833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.013606" calcext:value-type="float">
            <text:p>6.013606</text:p>
          </table:table-cell>
          <table:table-cell office:value-type="float" office:value="6.6963666833" calcext:value-type="float">
            <text:p>6.6963666833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5.010279" calcext:value-type="float">
            <text:p>5.010279</text:p>
          </table:table-cell>
          <table:table-cell office:value-type="float" office:value="6.7124549667" calcext:value-type="float">
            <text:p>6.7124549667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4.968181" calcext:value-type="float">
            <text:p>4.968181</text:p>
          </table:table-cell>
          <table:table-cell office:value-type="float" office:value="6.7120334" calcext:value-type="float">
            <text:p>6.7120334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.54881" calcext:value-type="float">
            <text:p>5.54881</text:p>
          </table:table-cell>
          <table:table-cell office:value-type="float" office:value="6.7136492833" calcext:value-type="float">
            <text:p>6.7136492833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.324922" calcext:value-type="float">
            <text:p>6.324922</text:p>
          </table:table-cell>
          <table:table-cell office:value-type="float" office:value="6.7212987833" calcext:value-type="float">
            <text:p>6.7212987833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7.103075" calcext:value-type="float">
            <text:p>7.103075</text:p>
          </table:table-cell>
          <table:table-cell office:value-type="float" office:value="6.7173701833" calcext:value-type="float">
            <text:p>6.7173701833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7.704048" calcext:value-type="float">
            <text:p>7.704048</text:p>
          </table:table-cell>
          <table:table-cell office:value-type="float" office:value="6.6817591167" calcext:value-type="float">
            <text:p>6.6817591167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7.90505" calcext:value-type="float">
            <text:p>7.90505</text:p>
          </table:table-cell>
          <table:table-cell office:value-type="float" office:value="6.6111742167" calcext:value-type="float">
            <text:p>6.6111742167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7.631993" calcext:value-type="float">
            <text:p>7.631993</text:p>
          </table:table-cell>
          <table:table-cell office:value-type="float" office:value="6.54160255" calcext:value-type="float">
            <text:p>6.54160255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7.148145" calcext:value-type="float">
            <text:p>7.148145</text:p>
          </table:table-cell>
          <table:table-cell office:value-type="float" office:value="6.5083815167" calcext:value-type="float">
            <text:p>6.5083815167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6.907933" calcext:value-type="float">
            <text:p>6.907933</text:p>
          </table:table-cell>
          <table:table-cell office:value-type="float" office:value="6.5125806833" calcext:value-type="float">
            <text:p>6.5125806833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.956547" calcext:value-type="float">
            <text:p>6.956547</text:p>
          </table:table-cell>
          <table:table-cell office:value-type="float" office:value="6.5383065833" calcext:value-type="float">
            <text:p>6.5383065833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.73131" calcext:value-type="float">
            <text:p>6.73131</text:p>
          </table:table-cell>
          <table:table-cell office:value-type="float" office:value="6.5694275833" calcext:value-type="float">
            <text:p>6.5694275833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.725793" calcext:value-type="float">
            <text:p>5.725793</text:p>
          </table:table-cell>
          <table:table-cell office:value-type="float" office:value="6.6021860167" calcext:value-type="float">
            <text:p>6.6021860167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4.188292" calcext:value-type="float">
            <text:p>4.188292</text:p>
          </table:table-cell>
          <table:table-cell office:value-type="float" office:value="6.6427354333" calcext:value-type="float">
            <text:p>6.6427354333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.764797" calcext:value-type="float">
            <text:p>3.764797</text:p>
          </table:table-cell>
          <table:table-cell office:value-type="float" office:value="6.6926429833" calcext:value-type="float">
            <text:p>6.6926429833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5.388366" calcext:value-type="float">
            <text:p>5.388366</text:p>
          </table:table-cell>
          <table:table-cell office:value-type="float" office:value="6.7271083167" calcext:value-type="float">
            <text:p>6.7271083167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7.215604" calcext:value-type="float">
            <text:p>7.215604</text:p>
          </table:table-cell>
          <table:table-cell office:value-type="float" office:value="6.7147592667" calcext:value-type="float">
            <text:p>6.7147592667</text:p>
          </table:table-cell>
          <table:table-cell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8.180949" calcext:value-type="float">
            <text:p>8.180949</text:p>
          </table:table-cell>
          <table:table-cell office:value-type="float" office:value="6.6736038833" calcext:value-type="float">
            <text:p>6.6736038833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8.187633" calcext:value-type="float">
            <text:p>8.187633</text:p>
          </table:table-cell>
          <table:table-cell office:value-type="float" office:value="6.6389043" calcext:value-type="float">
            <text:p>6.6389043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7.697953" calcext:value-type="float">
            <text:p>7.697953</text:p>
          </table:table-cell>
          <table:table-cell office:value-type="float" office:value="6.6253914" calcext:value-type="float">
            <text:p>6.6253914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7.331039" calcext:value-type="float">
            <text:p>7.331039</text:p>
          </table:table-cell>
          <table:table-cell office:value-type="float" office:value="6.6251737833" calcext:value-type="float">
            <text:p>6.6251737833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7.315872" calcext:value-type="float">
            <text:p>7.315872</text:p>
          </table:table-cell>
          <table:table-cell office:value-type="float" office:value="6.6163752667" calcext:value-type="float">
            <text:p>6.6163752667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7.368913" calcext:value-type="float">
            <text:p>7.368913</text:p>
          </table:table-cell>
          <table:table-cell office:value-type="float" office:value="6.5827397667" calcext:value-type="float">
            <text:p>6.5827397667</text:p>
          </table:table-cell>
          <table:table-cell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7.199406" calcext:value-type="float">
            <text:p>7.199406</text:p>
          </table:table-cell>
          <table:table-cell office:value-type="float" office:value="6.53995985" calcext:value-type="float">
            <text:p>6.53995985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.863881" calcext:value-type="float">
            <text:p>6.863881</text:p>
          </table:table-cell>
          <table:table-cell office:value-type="float" office:value="6.5230728833" calcext:value-type="float">
            <text:p>6.5230728833</text:p>
          </table:table-cell>
          <table:table-cell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.659677" calcext:value-type="float">
            <text:p>6.659677</text:p>
          </table:table-cell>
          <table:table-cell office:value-type="float" office:value="6.5393564667" calcext:value-type="float">
            <text:p>6.5393564667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.749029" calcext:value-type="float">
            <text:p>6.749029</text:p>
          </table:table-cell>
          <table:table-cell office:value-type="float" office:value="6.5709040333" calcext:value-type="float">
            <text:p>6.5709040333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.933912" calcext:value-type="float">
            <text:p>6.933912</text:p>
          </table:table-cell>
          <table:table-cell office:value-type="float" office:value="6.5933396333" calcext:value-type="float">
            <text:p>6.5933396333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.837627" calcext:value-type="float">
            <text:p>6.837627</text:p>
          </table:table-cell>
          <table:table-cell office:value-type="float" office:value="6.59475545" calcext:value-type="float">
            <text:p>6.59475545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182408" calcext:value-type="float">
            <text:p>6.182408</text:p>
          </table:table-cell>
          <table:table-cell office:value-type="float" office:value="6.5877778167" calcext:value-type="float">
            <text:p>6.5877778167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5.010022" calcext:value-type="float">
            <text:p>5.010022</text:p>
          </table:table-cell>
          <table:table-cell office:value-type="float" office:value="6.5991063833" calcext:value-type="float">
            <text:p>6.5991063833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3.973939" calcext:value-type="float">
            <text:p>3.973939</text:p>
          </table:table-cell>
          <table:table-cell office:value-type="float" office:value="6.6415206" calcext:value-type="float">
            <text:p>6.6415206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.168534" calcext:value-type="float">
            <text:p>4.168534</text:p>
          </table:table-cell>
          <table:table-cell office:value-type="float" office:value="6.7015981333" calcext:value-type="float">
            <text:p>6.7015981333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5.273998" calcext:value-type="float">
            <text:p>5.273998</text:p>
          </table:table-cell>
          <table:table-cell office:value-type="float" office:value="6.74297235" calcext:value-type="float">
            <text:p>6.74297235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.195019" calcext:value-type="float">
            <text:p>6.195019</text:p>
          </table:table-cell>
          <table:table-cell office:value-type="float" office:value="6.7385547333" calcext:value-type="float">
            <text:p>6.7385547333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.709151" calcext:value-type="float">
            <text:p>6.709151</text:p>
          </table:table-cell>
          <table:table-cell office:value-type="float" office:value="6.6898085" calcext:value-type="float">
            <text:p>6.6898085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7.279038" calcext:value-type="float">
            <text:p>7.279038</text:p>
          </table:table-cell>
          <table:table-cell office:value-type="float" office:value="6.62298525" calcext:value-type="float">
            <text:p>6.62298525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8.17229" calcext:value-type="float">
            <text:p>8.17229</text:p>
          </table:table-cell>
          <table:table-cell office:value-type="float" office:value="6.5667133833" calcext:value-type="float">
            <text:p>6.5667133833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8.898618" calcext:value-type="float">
            <text:p>8.898618</text:p>
          </table:table-cell>
          <table:table-cell office:value-type="float" office:value="6.5234300833" calcext:value-type="float">
            <text:p>6.5234300833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8.76323" calcext:value-type="float">
            <text:p>8.76323</text:p>
          </table:table-cell>
          <table:table-cell office:value-type="float" office:value="6.4932343333" calcext:value-type="float">
            <text:p>6.4932343333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7.570329" calcext:value-type="float">
            <text:p>7.570329</text:p>
          </table:table-cell>
          <table:table-cell office:value-type="float" office:value="6.4851114333" calcext:value-type="float">
            <text:p>6.4851114333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6.020023" calcext:value-type="float">
            <text:p>6.020023</text:p>
          </table:table-cell>
          <table:table-cell office:value-type="float" office:value="6.5094310667" calcext:value-type="float">
            <text:p>6.5094310667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5.719032" calcext:value-type="float">
            <text:p>5.719032</text:p>
          </table:table-cell>
          <table:table-cell office:value-type="float" office:value="6.5614861333" calcext:value-type="float">
            <text:p>6.5614861333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7.042678" calcext:value-type="float">
            <text:p>7.042678</text:p>
          </table:table-cell>
          <table:table-cell office:value-type="float" office:value="6.6058217333" calcext:value-type="float">
            <text:p>6.6058217333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8.409191" calcext:value-type="float">
            <text:p>8.409191</text:p>
          </table:table-cell>
          <table:table-cell office:value-type="float" office:value="6.59918265" calcext:value-type="float">
            <text:p>6.59918265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8.819165" calcext:value-type="float">
            <text:p>8.819165</text:p>
          </table:table-cell>
          <table:table-cell office:value-type="float" office:value="6.52868735" calcext:value-type="float">
            <text:p>6.52868735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8.213303" calcext:value-type="float">
            <text:p>8.213303</text:p>
          </table:table-cell>
          <table:table-cell office:value-type="float" office:value="6.4192931833" calcext:value-type="float">
            <text:p>6.4192931833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7.087858" calcext:value-type="float">
            <text:p>7.087858</text:p>
          </table:table-cell>
          <table:table-cell office:value-type="float" office:value="6.3464385667" calcext:value-type="float">
            <text:p>6.3464385667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5.990951" calcext:value-type="float">
            <text:p>5.990951</text:p>
          </table:table-cell>
          <table:table-cell office:value-type="float" office:value="6.3355935667" calcext:value-type="float">
            <text:p>6.3355935667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.944286" calcext:value-type="float">
            <text:p>4.944286</text:p>
          </table:table-cell>
          <table:table-cell office:value-type="float" office:value="6.3748668833" calcext:value-type="float">
            <text:p>6.3748668833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.337166" calcext:value-type="float">
            <text:p>3.337166</text:p>
          </table:table-cell>
          <table:table-cell office:value-type="float" office:value="6.4443888667" calcext:value-type="float">
            <text:p>6.4443888667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.337166" calcext:value-type="float">
            <text:p>3.337166</text:p>
          </table:table-cell>
          <table:table-cell office:value-type="float" office:value="6.5336795" calcext:value-type="float">
            <text:p>6.5336795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.337166" calcext:value-type="float">
            <text:p>3.337166</text:p>
          </table:table-cell>
          <table:table-cell office:value-type="float" office:value="6.6025269167" calcext:value-type="float">
            <text:p>6.6025269167</text:p>
          </table:table-cell>
          <table:table-cell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.774379" calcext:value-type="float">
            <text:p>2.774379</text:p>
          </table:table-cell>
          <table:table-cell office:value-type="float" office:value="6.65124765" calcext:value-type="float">
            <text:p>6.65124765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.938823" calcext:value-type="float">
            <text:p>6.938823</text:p>
          </table:table-cell>
          <table:table-cell office:value-type="float" office:value="6.7039564667" calcext:value-type="float">
            <text:p>6.7039564667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9.880547" calcext:value-type="float">
            <text:p>9.880547</text:p>
          </table:table-cell>
          <table:table-cell office:value-type="float" office:value="6.6958525" calcext:value-type="float">
            <text:p>6.6958525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1.397017" calcext:value-type="float">
            <text:p>11.397017</text:p>
          </table:table-cell>
          <table:table-cell office:value-type="float" office:value="6.6499563" calcext:value-type="float">
            <text:p>6.6499563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1.236227" calcext:value-type="float">
            <text:p>11.236227</text:p>
          </table:table-cell>
          <table:table-cell office:value-type="float" office:value="6.58772585" calcext:value-type="float">
            <text:p>6.58772585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9.537805" calcext:value-type="float">
            <text:p>9.537805</text:p>
          </table:table-cell>
          <table:table-cell office:value-type="float" office:value="6.5357426333" calcext:value-type="float">
            <text:p>6.5357426333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.978903" calcext:value-type="float">
            <text:p>6.978903</text:p>
          </table:table-cell>
          <table:table-cell office:value-type="float" office:value="6.5174290167" calcext:value-type="float">
            <text:p>6.5174290167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4.984985" calcext:value-type="float">
            <text:p>4.984985</text:p>
          </table:table-cell>
          <table:table-cell office:value-type="float" office:value="6.5396459833" calcext:value-type="float">
            <text:p>6.5396459833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5.065134" calcext:value-type="float">
            <text:p>5.065134</text:p>
          </table:table-cell>
          <table:table-cell office:value-type="float" office:value="6.5796692833" calcext:value-type="float">
            <text:p>6.5796692833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.00778" calcext:value-type="float">
            <text:p>6.00778</text:p>
          </table:table-cell>
          <table:table-cell office:value-type="float" office:value="6.5873069667" calcext:value-type="float">
            <text:p>6.5873069667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.089206" calcext:value-type="float">
            <text:p>6.089206</text:p>
          </table:table-cell>
          <table:table-cell office:value-type="float" office:value="6.5293096167" calcext:value-type="float">
            <text:p>6.5293096167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4.966411" calcext:value-type="float">
            <text:p>4.966411</text:p>
          </table:table-cell>
          <table:table-cell office:value-type="float" office:value="6.4699551667" calcext:value-type="float">
            <text:p>6.4699551667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.468954" calcext:value-type="float">
            <text:p>3.468954</text:p>
          </table:table-cell>
          <table:table-cell office:value-type="float" office:value="6.4293139667" calcext:value-type="float">
            <text:p>6.4293139667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.73075" calcext:value-type="float">
            <text:p>3.73075</text:p>
          </table:table-cell>
          <table:table-cell office:value-type="float" office:value="6.4136303833" calcext:value-type="float">
            <text:p>6.4136303833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5.638731" calcext:value-type="float">
            <text:p>5.638731</text:p>
          </table:table-cell>
          <table:table-cell office:value-type="float" office:value="6.3935835333" calcext:value-type="float">
            <text:p>6.3935835333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7.400095" calcext:value-type="float">
            <text:p>7.400095</text:p>
          </table:table-cell>
          <table:table-cell office:value-type="float" office:value="6.3932300167" calcext:value-type="float">
            <text:p>6.3932300167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8.451487" calcext:value-type="float">
            <text:p>8.451487</text:p>
          </table:table-cell>
          <table:table-cell office:value-type="float" office:value="6.4240859333" calcext:value-type="float">
            <text:p>6.4240859333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8.823807" calcext:value-type="float">
            <text:p>8.823807</text:p>
          </table:table-cell>
          <table:table-cell office:value-type="float" office:value="6.469383" calcext:value-type="float">
            <text:p>6.469383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8.696816" calcext:value-type="float">
            <text:p>8.696816</text:p>
          </table:table-cell>
          <table:table-cell office:value-type="float" office:value="6.5089890333" calcext:value-type="float">
            <text:p>6.5089890333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.158758" calcext:value-type="float">
            <text:p>8.158758</text:p>
          </table:table-cell>
          <table:table-cell office:value-type="float" office:value="6.5225213833" calcext:value-type="float">
            <text:p>6.5225213833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7.182745" calcext:value-type="float">
            <text:p>7.182745</text:p>
          </table:table-cell>
          <table:table-cell office:value-type="float" office:value="6.4983959833" calcext:value-type="float">
            <text:p>6.4983959833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5.832717" calcext:value-type="float">
            <text:p>5.832717</text:p>
          </table:table-cell>
          <table:table-cell office:value-type="float" office:value="6.44299135" calcext:value-type="float">
            <text:p>6.44299135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.647423" calcext:value-type="float">
            <text:p>4.647423</text:p>
          </table:table-cell>
          <table:table-cell office:value-type="float" office:value="6.3951544667" calcext:value-type="float">
            <text:p>6.3951544667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.746281" calcext:value-type="float">
            <text:p>4.746281</text:p>
          </table:table-cell>
          <table:table-cell office:value-type="float" office:value="6.3928520167" calcext:value-type="float">
            <text:p>6.3928520167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.098974" calcext:value-type="float">
            <text:p>6.098974</text:p>
          </table:table-cell>
          <table:table-cell office:value-type="float" office:value="6.41845485" calcext:value-type="float">
            <text:p>6.41845485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7.376859" calcext:value-type="float">
            <text:p>7.376859</text:p>
          </table:table-cell>
          <table:table-cell office:value-type="float" office:value="6.4442146" calcext:value-type="float">
            <text:p>6.4442146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7.684896" calcext:value-type="float">
            <text:p>7.684896</text:p>
          </table:table-cell>
          <table:table-cell office:value-type="float" office:value="6.4605427167" calcext:value-type="float">
            <text:p>6.4605427167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.803128" calcext:value-type="float">
            <text:p>6.803128</text:p>
          </table:table-cell>
          <table:table-cell office:value-type="float" office:value="6.4686552333" calcext:value-type="float">
            <text:p>6.4686552333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5.297742" calcext:value-type="float">
            <text:p>5.297742</text:p>
          </table:table-cell>
          <table:table-cell office:value-type="float" office:value="6.4736470833" calcext:value-type="float">
            <text:p>6.4736470833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.802118" calcext:value-type="float">
            <text:p>4.802118</text:p>
          </table:table-cell>
          <table:table-cell office:value-type="float" office:value="6.4834164333" calcext:value-type="float">
            <text:p>6.4834164333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.186188" calcext:value-type="float">
            <text:p>6.186188</text:p>
          </table:table-cell>
          <table:table-cell office:value-type="float" office:value="6.5033177333" calcext:value-type="float">
            <text:p>6.5033177333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7.840896" calcext:value-type="float">
            <text:p>7.840896</text:p>
          </table:table-cell>
          <table:table-cell office:value-type="float" office:value="6.52541075" calcext:value-type="float">
            <text:p>6.52541075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8.552531" calcext:value-type="float">
            <text:p>8.552531</text:p>
          </table:table-cell>
          <table:table-cell office:value-type="float" office:value="6.5415409" calcext:value-type="float">
            <text:p>6.5415409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8.095165" calcext:value-type="float">
            <text:p>8.095165</text:p>
          </table:table-cell>
          <table:table-cell office:value-type="float" office:value="6.54442025" calcext:value-type="float">
            <text:p>6.54442025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7.018861" calcext:value-type="float">
            <text:p>7.018861</text:p>
          </table:table-cell>
          <table:table-cell office:value-type="float" office:value="6.52320705" calcext:value-type="float">
            <text:p>6.52320705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.418969" calcext:value-type="float">
            <text:p>6.418969</text:p>
          </table:table-cell>
          <table:table-cell office:value-type="float" office:value="6.4516654" calcext:value-type="float">
            <text:p>6.4516654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6.862122" calcext:value-type="float">
            <text:p>6.862122</text:p>
          </table:table-cell>
          <table:table-cell office:value-type="float" office:value="6.39012195" calcext:value-type="float">
            <text:p>6.39012195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7.554875" calcext:value-type="float">
            <text:p>7.554875</text:p>
          </table:table-cell>
          <table:table-cell office:value-type="float" office:value="6.3211926167" calcext:value-type="float">
            <text:p>6.3211926167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7.578591" calcext:value-type="float">
            <text:p>7.578591</text:p>
          </table:table-cell>
          <table:table-cell office:value-type="float" office:value="6.22599635" calcext:value-type="float">
            <text:p>6.22599635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.650987" calcext:value-type="float">
            <text:p>6.650987</text:p>
          </table:table-cell>
          <table:table-cell office:value-type="float" office:value="6.16589045" calcext:value-type="float">
            <text:p>6.16589045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5.008941" calcext:value-type="float">
            <text:p>5.008941</text:p>
          </table:table-cell>
          <table:table-cell office:value-type="float" office:value="6.12656315" calcext:value-type="float">
            <text:p>6.12656315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.270245" calcext:value-type="float">
            <text:p>3.270245</text:p>
          </table:table-cell>
          <table:table-cell office:value-type="float" office:value="6.1196093" calcext:value-type="float">
            <text:p>6.1196093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.699756" calcext:value-type="float">
            <text:p>2.699756</text:p>
          </table:table-cell>
          <table:table-cell office:value-type="float" office:value="6.1640588833" calcext:value-type="float">
            <text:p>6.1640588833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3.902726" calcext:value-type="float">
            <text:p>3.902726</text:p>
          </table:table-cell>
          <table:table-cell office:value-type="float" office:value="6.2475453833" calcext:value-type="float">
            <text:p>6.2475453833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5.575292" calcext:value-type="float">
            <text:p>5.575292</text:p>
          </table:table-cell>
          <table:table-cell office:value-type="float" office:value="6.3317818" calcext:value-type="float">
            <text:p>6.3317818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7.086873" calcext:value-type="float">
            <text:p>7.086873</text:p>
          </table:table-cell>
          <table:table-cell office:value-type="float" office:value="6.3955436833" calcext:value-type="float">
            <text:p>6.3955436833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8.275856" calcext:value-type="float">
            <text:p>8.275856</text:p>
          </table:table-cell>
          <table:table-cell office:value-type="float" office:value="6.4359378167" calcext:value-type="float">
            <text:p>6.4359378167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9.029507" calcext:value-type="float">
            <text:p>9.029507</text:p>
          </table:table-cell>
          <table:table-cell office:value-type="float" office:value="6.4646454" calcext:value-type="float">
            <text:p>6.4646454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9.143327" calcext:value-type="float">
            <text:p>9.143327</text:p>
          </table:table-cell>
          <table:table-cell office:value-type="float" office:value="6.4942623" calcext:value-type="float">
            <text:p>6.4942623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.379168" calcext:value-type="float">
            <text:p>8.379168</text:p>
          </table:table-cell>
          <table:table-cell office:value-type="float" office:value="6.5249438" calcext:value-type="float">
            <text:p>6.5249438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.644333" calcext:value-type="float">
            <text:p>6.644333</text:p>
          </table:table-cell>
          <table:table-cell office:value-type="float" office:value="6.54353605" calcext:value-type="float">
            <text:p>6.54353605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4.179473" calcext:value-type="float">
            <text:p>4.179473</text:p>
          </table:table-cell>
          <table:table-cell office:value-type="float" office:value="6.5206101" calcext:value-type="float">
            <text:p>6.5206101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.255515" calcext:value-type="float">
            <text:p>2.255515</text:p>
          </table:table-cell>
          <table:table-cell office:value-type="float" office:value="6.53876515" calcext:value-type="float">
            <text:p>6.53876515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3.842026" calcext:value-type="float">
            <text:p>3.842026</text:p>
          </table:table-cell>
          <table:table-cell office:value-type="float" office:value="6.5889861667" calcext:value-type="float">
            <text:p>6.5889861667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.437158" calcext:value-type="float">
            <text:p>6.437158</text:p>
          </table:table-cell>
          <table:table-cell office:value-type="float" office:value="6.6127653333" calcext:value-type="float">
            <text:p>6.6127653333</text:p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8.34735" calcext:value-type="float">
            <text:p>8.34735</text:p>
          </table:table-cell>
          <table:table-cell office:value-type="float" office:value="6.5932923" calcext:value-type="float">
            <text:p>6.5932923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9.115605" calcext:value-type="float">
            <text:p>9.115605</text:p>
          </table:table-cell>
          <table:table-cell office:value-type="float" office:value="6.57440665" calcext:value-type="float">
            <text:p>6.57440665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8.694604" calcext:value-type="float">
            <text:p>8.694604</text:p>
          </table:table-cell>
          <table:table-cell office:value-type="float" office:value="6.57858385" calcext:value-type="float">
            <text:p>6.57858385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7.468011" calcext:value-type="float">
            <text:p>7.468011</text:p>
          </table:table-cell>
          <table:table-cell office:value-type="float" office:value="6.599287" calcext:value-type="float">
            <text:p>6.599287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.26041" calcext:value-type="float">
            <text:p>6.26041</text:p>
          </table:table-cell>
          <table:table-cell office:value-type="float" office:value="6.63209195" calcext:value-type="float">
            <text:p>6.63209195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5.936908" calcext:value-type="float">
            <text:p>5.936908</text:p>
          </table:table-cell>
          <table:table-cell office:value-type="float" office:value="6.6639761667" calcext:value-type="float">
            <text:p>6.6639761667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.452585" calcext:value-type="float">
            <text:p>6.452585</text:p>
          </table:table-cell>
          <table:table-cell office:value-type="float" office:value="6.67310075" calcext:value-type="float">
            <text:p>6.67310075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7.126775" calcext:value-type="float">
            <text:p>7.126775</text:p>
          </table:table-cell>
          <table:table-cell office:value-type="float" office:value="6.65223265" calcext:value-type="float">
            <text:p>6.65223265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7.66319" calcext:value-type="float">
            <text:p>7.66319</text:p>
          </table:table-cell>
          <table:table-cell office:value-type="float" office:value="6.6284876667" calcext:value-type="float">
            <text:p>6.6284876667</text:p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8.117234" calcext:value-type="float">
            <text:p>8.117234</text:p>
          </table:table-cell>
          <table:table-cell office:value-type="float" office:value="6.6280669667" calcext:value-type="float">
            <text:p>6.6280669667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8.438988" calcext:value-type="float">
            <text:p>8.438988</text:p>
          </table:table-cell>
          <table:table-cell office:value-type="float" office:value="6.6489382" calcext:value-type="float">
            <text:p>6.6489382</text:p>
          </table:table-cell>
          <table:table-cell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8.311921" calcext:value-type="float">
            <text:p>8.311921</text:p>
          </table:table-cell>
          <table:table-cell office:value-type="float" office:value="6.6705641" calcext:value-type="float">
            <text:p>6.6705641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7.386383" calcext:value-type="float">
            <text:p>7.386383</text:p>
          </table:table-cell>
          <table:table-cell office:value-type="float" office:value="6.6645001167" calcext:value-type="float">
            <text:p>6.6645001167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.523395" calcext:value-type="float">
            <text:p>5.523395</text:p>
          </table:table-cell>
          <table:table-cell office:value-type="float" office:value="6.5761314333" calcext:value-type="float">
            <text:p>6.5761314333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.527939" calcext:value-type="float">
            <text:p>2.527939</text:p>
          </table:table-cell>
          <table:table-cell office:value-type="float" office:value="6.51881255" calcext:value-type="float">
            <text:p>6.51881255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.527939" calcext:value-type="float">
            <text:p>2.527939</text:p>
          </table:table-cell>
          <table:table-cell office:value-type="float" office:value="6.5114179333" calcext:value-type="float">
            <text:p>6.5114179333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.527939" calcext:value-type="float">
            <text:p>2.527939</text:p>
          </table:table-cell>
          <table:table-cell office:value-type="float" office:value="6.5072287167" calcext:value-type="float">
            <text:p>6.5072287167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.527939" calcext:value-type="float">
            <text:p>2.527939</text:p>
          </table:table-cell>
          <table:table-cell office:value-type="float" office:value="6.6005202167" calcext:value-type="float">
            <text:p>6.6005202167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.527939" calcext:value-type="float">
            <text:p>2.527939</text:p>
          </table:table-cell>
          <table:table-cell office:value-type="float" office:value="6.7186998333" calcext:value-type="float">
            <text:p>6.7186998333</text:p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5.61752" calcext:value-type="float">
            <text:p>5.61752</text:p>
          </table:table-cell>
          <table:table-cell office:value-type="float" office:value="6.8216898333" calcext:value-type="float">
            <text:p>6.8216898333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9.25145" calcext:value-type="float">
            <text:p>9.25145</text:p>
          </table:table-cell>
          <table:table-cell office:value-type="float" office:value="6.8401702667" calcext:value-type="float">
            <text:p>6.8401702667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1.169311" calcext:value-type="float">
            <text:p>11.169311</text:p>
          </table:table-cell>
          <table:table-cell office:value-type="float" office:value="6.7575450333" calcext:value-type="float">
            <text:p>6.7575450333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1.200169" calcext:value-type="float">
            <text:p>11.200169</text:p>
          </table:table-cell>
          <table:table-cell office:value-type="float" office:value="6.64295545" calcext:value-type="float">
            <text:p>6.64295545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9.508757" calcext:value-type="float">
            <text:p>9.508757</text:p>
          </table:table-cell>
          <table:table-cell office:value-type="float" office:value="6.5278515667" calcext:value-type="float">
            <text:p>6.5278515667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.711234" calcext:value-type="float">
            <text:p>6.711234</text:p>
          </table:table-cell>
          <table:table-cell office:value-type="float" office:value="6.4409378833" calcext:value-type="float">
            <text:p>6.4409378833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3.858467" calcext:value-type="float">
            <text:p>3.858467</text:p>
          </table:table-cell>
          <table:table-cell office:value-type="float" office:value="6.4006495833" calcext:value-type="float">
            <text:p>6.4006495833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.962504" calcext:value-type="float">
            <text:p>2.962504</text:p>
          </table:table-cell>
          <table:table-cell office:value-type="float" office:value="6.35430845" calcext:value-type="float">
            <text:p>6.35430845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.509276" calcext:value-type="float">
            <text:p>4.509276</text:p>
          </table:table-cell>
          <table:table-cell office:value-type="float" office:value="6.6190439167" calcext:value-type="float">
            <text:p>6.6190439167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.282451" calcext:value-type="float">
            <text:p>6.282451</text:p>
          </table:table-cell>
          <table:table-cell office:value-type="float" office:value="6.9420059167" calcext:value-type="float">
            <text:p>6.9420059167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7.2114556" calcext:value-type="float">
            <text:p>7.2114556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8.356546" calcext:value-type="float">
            <text:p>8.356546</text:p>
          </table:table-cell>
          <table:table-cell office:value-type="float" office:value="7.3423598" calcext:value-type="float">
            <text:p>7.3423598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.171647" calcext:value-type="float">
            <text:p>8.171647</text:p>
          </table:table-cell>
          <table:table-cell office:value-type="float" office:value="7.46139755" calcext:value-type="float">
            <text:p>7.46139755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7.102639" calcext:value-type="float">
            <text:p>7.102639</text:p>
          </table:table-cell>
          <table:table-cell office:value-type="float" office:value="7.58351695" calcext:value-type="float">
            <text:p>7.58351695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5.883903" calcext:value-type="float">
            <text:p>5.883903</text:p>
          </table:table-cell>
          <table:table-cell office:value-type="float" office:value="7.72345315" calcext:value-type="float">
            <text:p>7.72345315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5.996196" calcext:value-type="float">
            <text:p>5.996196</text:p>
          </table:table-cell>
          <table:table-cell office:value-type="float" office:value="7.8837016167" calcext:value-type="float">
            <text:p>7.8837016167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7.511769" calcext:value-type="float">
            <text:p>7.511769</text:p>
          </table:table-cell>
          <table:table-cell office:value-type="float" office:value="8.0420785333" calcext:value-type="float">
            <text:p>8.0420785333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8.808705" calcext:value-type="float">
            <text:p>8.808705</text:p>
          </table:table-cell>
          <table:table-cell office:value-type="float" office:value="8.1751959" calcext:value-type="float">
            <text:p>8.1751959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8.725292" calcext:value-type="float">
            <text:p>8.725292</text:p>
          </table:table-cell>
          <table:table-cell office:value-type="float" office:value="8.2866976667" calcext:value-type="float">
            <text:p>8.2866976667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.822373" calcext:value-type="float">
            <text:p>6.822373</text:p>
          </table:table-cell>
          <table:table-cell office:value-type="float" office:value="8.2197133167" calcext:value-type="float">
            <text:p>8.2197133167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.726362" calcext:value-type="float">
            <text:p>2.726362</text:p>
          </table:table-cell>
          <table:table-cell office:value-type="float" office:value="8.2382560833" calcext:value-type="float">
            <text:p>8.2382560833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2.726362" calcext:value-type="float">
            <text:p>2.726362</text:p>
          </table:table-cell>
          <table:table-cell office:value-type="float" office:value="8.3416711667" calcext:value-type="float">
            <text:p>8.3416711667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2.726362" calcext:value-type="float">
            <text:p>2.726362</text:p>
          </table:table-cell>
          <table:table-cell office:value-type="float" office:value="8.4508989" calcext:value-type="float">
            <text:p>8.4508989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.843099" calcext:value-type="float">
            <text:p>1.843099</text:p>
          </table:table-cell>
          <table:table-cell office:value-type="float" office:value="8.5729343" calcext:value-type="float">
            <text:p>8.5729343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3.972237" calcext:value-type="float">
            <text:p>3.972237</text:p>
          </table:table-cell>
          <table:table-cell office:value-type="float" office:value="8.728683" calcext:value-type="float">
            <text:p>8.728683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.291349" calcext:value-type="float">
            <text:p>4.291349</text:p>
          </table:table-cell>
          <table:table-cell office:value-type="float" office:value="8.8602919" calcext:value-type="float">
            <text:p>8.8602919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4.59171" calcext:value-type="float">
            <text:p>4.59171</text:p>
          </table:table-cell>
          <table:table-cell office:value-type="float" office:value="8.9779571167" calcext:value-type="float">
            <text:p>8.9779571167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5.93722" calcext:value-type="float">
            <text:p>5.93722</text:p>
          </table:table-cell>
          <table:table-cell office:value-type="float" office:value="9.0552752833" calcext:value-type="float">
            <text:p>9.0552752833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7.708946" calcext:value-type="float">
            <text:p>7.708946</text:p>
          </table:table-cell>
          <table:table-cell office:value-type="float" office:value="9.0428367333" calcext:value-type="float">
            <text:p>9.0428367333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8.956911" calcext:value-type="float">
            <text:p>8.956911</text:p>
          </table:table-cell>
          <table:table-cell office:value-type="float" office:value="9.0008694167" calcext:value-type="float">
            <text:p>9.0008694167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9.401005" calcext:value-type="float">
            <text:p>9.401005</text:p>
          </table:table-cell>
          <table:table-cell office:value-type="float" office:value="8.9381026833" calcext:value-type="float">
            <text:p>8.9381026833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9.510521" calcext:value-type="float">
            <text:p>9.510521</text:p>
          </table:table-cell>
          <table:table-cell office:value-type="float" office:value="8.8756435333" calcext:value-type="float">
            <text:p>8.8756435333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9.998311" calcext:value-type="float">
            <text:p>9.998311</text:p>
          </table:table-cell>
          <table:table-cell office:value-type="float" office:value="8.8796440333" calcext:value-type="float">
            <text:p>8.8796440333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0.806521" calcext:value-type="float">
            <text:p>10.806521</text:p>
          </table:table-cell>
          <table:table-cell office:value-type="float" office:value="8.90535115" calcext:value-type="float">
            <text:p>8.90535115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0.984217" calcext:value-type="float">
            <text:p>10.984217</text:p>
          </table:table-cell>
          <table:table-cell office:value-type="float" office:value="8.9045003" calcext:value-type="float">
            <text:p>8.9045003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9.494703" calcext:value-type="float">
            <text:p>9.494703</text:p>
          </table:table-cell>
          <table:table-cell office:value-type="float" office:value="8.8276400167" calcext:value-type="float">
            <text:p>8.8276400167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5.268776" calcext:value-type="float">
            <text:p>5.268776</text:p>
          </table:table-cell>
          <table:table-cell office:value-type="float" office:value="8.7756049667" calcext:value-type="float">
            <text:p>8.7756049667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5.268776" calcext:value-type="float">
            <text:p>5.268776</text:p>
          </table:table-cell>
          <table:table-cell office:value-type="float" office:value="8.7940020333" calcext:value-type="float">
            <text:p>8.7940020333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5.268776" calcext:value-type="float">
            <text:p>5.268776</text:p>
          </table:table-cell>
          <table:table-cell office:value-type="float" office:value="8.8123991" calcext:value-type="float">
            <text:p>8.8123991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5.268776" calcext:value-type="float">
            <text:p>5.268776</text:p>
          </table:table-cell>
          <table:table-cell office:value-type="float" office:value="8.8307961667" calcext:value-type="float">
            <text:p>8.8307961667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5.268776" calcext:value-type="float">
            <text:p>5.268776</text:p>
          </table:table-cell>
          <table:table-cell office:value-type="float" office:value="8.8639437333" calcext:value-type="float">
            <text:p>8.8639437333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7.214211" calcext:value-type="float">
            <text:p>7.214211</text:p>
          </table:table-cell>
          <table:table-cell office:value-type="float" office:value="9.0039461167" calcext:value-type="float">
            <text:p>9.0039461167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9.366237" calcext:value-type="float">
            <text:p>9.366237</text:p>
          </table:table-cell>
          <table:table-cell office:value-type="float" office:value="9.1351862667" calcext:value-type="float">
            <text:p>9.1351862667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9.936793" calcext:value-type="float">
            <text:p>9.936793</text:p>
          </table:table-cell>
          <table:table-cell office:value-type="float" office:value="9.1638395167" calcext:value-type="float">
            <text:p>9.1638395167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9.436308" calcext:value-type="float">
            <text:p>9.436308</text:p>
          </table:table-cell>
          <table:table-cell office:value-type="float" office:value="9.1829835" calcext:value-type="float">
            <text:p>9.1829835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8.173463" calcext:value-type="float">
            <text:p>8.173463</text:p>
          </table:table-cell>
          <table:table-cell office:value-type="float" office:value="9.2104689" calcext:value-type="float">
            <text:p>9.2104689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.484383" calcext:value-type="float">
            <text:p>6.484383</text:p>
          </table:table-cell>
          <table:table-cell office:value-type="float" office:value="9.2590017167" calcext:value-type="float">
            <text:p>9.2590017167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5.200499" calcext:value-type="float">
            <text:p>5.200499</text:p>
          </table:table-cell>
          <table:table-cell office:value-type="float" office:value="9.3356858667" calcext:value-type="float">
            <text:p>9.3356858667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5.702076" calcext:value-type="float">
            <text:p>5.702076</text:p>
          </table:table-cell>
          <table:table-cell office:value-type="float" office:value="9.4518836167" calcext:value-type="float">
            <text:p>9.4518836167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7.637948" calcext:value-type="float">
            <text:p>7.637948</text:p>
          </table:table-cell>
          <table:table-cell office:value-type="float" office:value="9.7174382667" calcext:value-type="float">
            <text:p>9.7174382667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9.369508" calcext:value-type="float">
            <text:p>9.369508</text:p>
          </table:table-cell>
          <table:table-cell office:value-type="float" office:value="9.9856449" calcext:value-type="float">
            <text:p>9.9856449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9.736542" calcext:value-type="float">
            <text:p>9.736542</text:p>
          </table:table-cell>
          <table:table-cell office:value-type="float" office:value="10.1587624333" calcext:value-type="float">
            <text:p>10.1587624333</text:p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7.948082" calcext:value-type="float">
            <text:p>7.948082</text:p>
          </table:table-cell>
          <table:table-cell office:value-type="float" office:value="10.1525313833" calcext:value-type="float">
            <text:p>10.1525313833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.084262" calcext:value-type="float">
            <text:p>2.084262</text:p>
          </table:table-cell>
          <table:table-cell office:value-type="float" office:value="10.176108" calcext:value-type="float">
            <text:p>10.176108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.084262" calcext:value-type="float">
            <text:p>2.084262</text:p>
          </table:table-cell>
          <table:table-cell office:value-type="float" office:value="10.29741495" calcext:value-type="float">
            <text:p>10.29741495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.084262" calcext:value-type="float">
            <text:p>2.084262</text:p>
          </table:table-cell>
          <table:table-cell office:value-type="float" office:value="10.4187219" calcext:value-type="float">
            <text:p>10.4187219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.276586" calcext:value-type="float">
            <text:p>2.276586</text:p>
          </table:table-cell>
          <table:table-cell office:value-type="float" office:value="10.5113939833" calcext:value-type="float">
            <text:p>10.5113939833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8.125429" calcext:value-type="float">
            <text:p>8.125429</text:p>
          </table:table-cell>
          <table:table-cell office:value-type="float" office:value="10.7021913167" calcext:value-type="float">
            <text:p>10.7021913167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9.618716" calcext:value-type="float">
            <text:p>9.618716</text:p>
          </table:table-cell>
          <table:table-cell office:value-type="float" office:value="10.8325478" calcext:value-type="float">
            <text:p>10.8325478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8.707339" calcext:value-type="float">
            <text:p>8.707339</text:p>
          </table:table-cell>
          <table:table-cell office:value-type="float" office:value="10.9321549" calcext:value-type="float">
            <text:p>10.9321549</text:p>
          </table:table-cell>
          <table:table-cell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.726346" calcext:value-type="float">
            <text:p>6.726346</text:p>
          </table:table-cell>
          <table:table-cell office:value-type="float" office:value="10.9905397667" calcext:value-type="float">
            <text:p>10.9905397667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4.293936" calcext:value-type="float">
            <text:p>4.293936</text:p>
          </table:table-cell>
          <table:table-cell office:value-type="float" office:value="11.0819411833" calcext:value-type="float">
            <text:p>11.0819411833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.293936" calcext:value-type="float">
            <text:p>4.293936</text:p>
          </table:table-cell>
          <table:table-cell office:value-type="float" office:value="11.2138827667" calcext:value-type="float">
            <text:p>11.2138827667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.293936" calcext:value-type="float">
            <text:p>4.293936</text:p>
          </table:table-cell>
          <table:table-cell office:value-type="float" office:value="11.34582435" calcext:value-type="float">
            <text:p>11.34582435</text:p>
          </table:table-cell>
          <table:table-cell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4.293936" calcext:value-type="float">
            <text:p>4.293936</text:p>
          </table:table-cell>
          <table:table-cell office:value-type="float" office:value="11.4777659333" calcext:value-type="float">
            <text:p>11.4777659333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.293936" calcext:value-type="float">
            <text:p>4.293936</text:p>
          </table:table-cell>
          <table:table-cell office:value-type="float" office:value="11.6092525333" calcext:value-type="float">
            <text:p>11.6092525333</text:p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.077999" calcext:value-type="float">
            <text:p>1.077999</text:p>
          </table:table-cell>
          <table:table-cell office:value-type="float" office:value="11.9989778" calcext:value-type="float">
            <text:p>11.9989778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8.846632" calcext:value-type="float">
            <text:p>18.846632</text:p>
          </table:table-cell>
          <table:table-cell office:value-type="float" office:value="12.5451124667" calcext:value-type="float">
            <text:p>12.5451124667</text:p>
          </table:table-cell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3.886996" calcext:value-type="float">
            <text:p>23.886996</text:p>
          </table:table-cell>
          <table:table-cell office:value-type="float" office:value="12.6933209" calcext:value-type="float">
            <text:p>12.6933209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2.449432" calcext:value-type="float">
            <text:p>22.449432</text:p>
          </table:table-cell>
          <table:table-cell office:value-type="float" office:value="12.7575232667" calcext:value-type="float">
            <text:p>12.7575232667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5.498811" calcext:value-type="float">
            <text:p>15.498811</text:p>
          </table:table-cell>
          <table:table-cell office:value-type="float" office:value="12.8456850333" calcext:value-type="float">
            <text:p>12.8456850333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5.498811" calcext:value-type="float">
            <text:p>15.498811</text:p>
          </table:table-cell>
          <table:table-cell office:value-type="float" office:value="13.0496904833" calcext:value-type="float">
            <text:p>13.0496904833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5.498811" calcext:value-type="float">
            <text:p>15.498811</text:p>
          </table:table-cell>
          <table:table-cell office:value-type="float" office:value="13.2536959333" calcext:value-type="float">
            <text:p>13.2536959333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5.498811" calcext:value-type="float">
            <text:p>15.498811</text:p>
          </table:table-cell>
          <table:table-cell office:value-type="float" office:value="13.4577013833" calcext:value-type="float">
            <text:p>13.4577013833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5.498811" calcext:value-type="float">
            <text:p>15.498811</text:p>
          </table:table-cell>
          <table:table-cell office:value-type="float" office:value="14.9684078667" calcext:value-type="float">
            <text:p>14.9684078667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.498811" calcext:value-type="float">
            <text:p>15.498811</text:p>
          </table:table-cell>
          <table:table-cell office:value-type="float" office:value="16.47911435" calcext:value-type="float">
            <text:p>16.47911435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5.498811" calcext:value-type="float">
            <text:p>15.498811</text:p>
          </table:table-cell>
          <table:table-cell office:value-type="float" office:value="17.9898208333" calcext:value-type="float">
            <text:p>17.9898208333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5.498811" calcext:value-type="float">
            <text:p>15.498811</text:p>
          </table:table-cell>
          <table:table-cell office:value-type="float" office:value="19.5005273167" calcext:value-type="float">
            <text:p>19.5005273167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.706231" calcext:value-type="float">
            <text:p>4.706231</text:p>
          </table:table-cell>
          <table:table-cell office:value-type="float" office:value="21.0112338" calcext:value-type="float">
            <text:p>21.0112338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7.934939" calcext:value-type="float">
            <text:p>7.934939</text:p>
          </table:table-cell>
          <table:table-cell office:value-type="float" office:value="22.7018166167" calcext:value-type="float">
            <text:p>22.7018166167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8.931267" calcext:value-type="float">
            <text:p>8.931267</text:p>
          </table:table-cell>
          <table:table-cell office:value-type="float" office:value="24.3385876333" calcext:value-type="float">
            <text:p>24.3385876333</text:p>
          </table:table-cell>
          <table:table-cell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9.280026" calcext:value-type="float">
            <text:p>9.280026</text:p>
          </table:table-cell>
          <table:table-cell office:value-type="float" office:value="24.3096101333" calcext:value-type="float">
            <text:p>24.3096101333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0.048486" calcext:value-type="float">
            <text:p>10.048486</text:p>
          </table:table-cell>
          <table:table-cell office:value-type="float" office:value="24.3577752" calcext:value-type="float">
            <text:p>24.3577752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1.188021" calcext:value-type="float">
            <text:p>11.188021</text:p>
          </table:table-cell>
          <table:table-cell office:value-type="float" office:value="24.43156505" calcext:value-type="float">
            <text:p>24.43156505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1.868771" calcext:value-type="float">
            <text:p>11.868771</text:p>
          </table:table-cell>
          <table:table-cell office:value-type="float" office:value="24.47117725" calcext:value-type="float">
            <text:p>24.47117725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1.351262" calcext:value-type="float">
            <text:p>11.351262</text:p>
          </table:table-cell>
          <table:table-cell office:value-type="float" office:value="24.4091444167" calcext:value-type="float">
            <text:p>24.4091444167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9.2308" calcext:value-type="float">
            <text:p>9.2308</text:p>
          </table:table-cell>
          <table:table-cell office:value-type="float" office:value="24.3557367333" calcext:value-type="float">
            <text:p>24.3557367333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5.190907" calcext:value-type="float">
            <text:p>5.190907</text:p>
          </table:table-cell>
          <table:table-cell office:value-type="float" office:value="24.3376700833" calcext:value-type="float">
            <text:p>24.3376700833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5.190907" calcext:value-type="float">
            <text:p>5.190907</text:p>
          </table:table-cell>
          <table:table-cell office:value-type="float" office:value="24.3869349833" calcext:value-type="float">
            <text:p>24.3869349833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5.190907" calcext:value-type="float">
            <text:p>5.190907</text:p>
          </table:table-cell>
          <table:table-cell office:value-type="float" office:value="24.4361998833" calcext:value-type="float">
            <text:p>24.4361998833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5.653456" calcext:value-type="float">
            <text:p>5.653456</text:p>
          </table:table-cell>
          <table:table-cell office:value-type="float" office:value="24.5428188167" calcext:value-type="float">
            <text:p>24.5428188167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9.750551" calcext:value-type="float">
            <text:p>9.750551</text:p>
          </table:table-cell>
          <table:table-cell office:value-type="float" office:value="24.7529329667" calcext:value-type="float">
            <text:p>24.7529329667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11.540738" calcext:value-type="float">
            <text:p>11.540738</text:p>
          </table:table-cell>
          <table:table-cell office:value-type="float" office:value="24.9532137" calcext:value-type="float">
            <text:p>24.9532137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10.75547" calcext:value-type="float">
            <text:p>10.75547</text:p>
          </table:table-cell>
          <table:table-cell office:value-type="float" office:value="25.1369920667" calcext:value-type="float">
            <text:p>25.1369920667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.3726" calcext:value-type="float">
            <text:p>6.3726</text:p>
          </table:table-cell>
          <table:table-cell office:value-type="float" office:value="25.2996406667" calcext:value-type="float">
            <text:p>25.2996406667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.3726" calcext:value-type="float">
            <text:p>6.3726</text:p>
          </table:table-cell>
          <table:table-cell office:value-type="float" office:value="25.45211715" calcext:value-type="float">
            <text:p>25.45211715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.3726" calcext:value-type="float">
            <text:p>6.3726</text:p>
          </table:table-cell>
          <table:table-cell office:value-type="float" office:value="25.4640592667" calcext:value-type="float">
            <text:p>25.4640592667</text:p>
          </table:table-cell>
          <table:table-cell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.3726" calcext:value-type="float">
            <text:p>6.3726</text:p>
          </table:table-cell>
          <table:table-cell office:value-type="float" office:value="25.4760013833" calcext:value-type="float">
            <text:p>25.4760013833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6.3726" calcext:value-type="float">
            <text:p>6.3726</text:p>
          </table:table-cell>
          <table:table-cell office:value-type="float" office:value="25.4879435" calcext:value-type="float">
            <text:p>25.4879435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7.25763" calcext:value-type="float">
            <text:p>7.25763</text:p>
          </table:table-cell>
          <table:table-cell office:value-type="float" office:value="25.4998856167" calcext:value-type="float">
            <text:p>25.4998856167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3.668919" calcext:value-type="float">
            <text:p>13.668919</text:p>
          </table:table-cell>
          <table:table-cell office:value-type="float" office:value="25.4970772333" calcext:value-type="float">
            <text:p>25.4970772333</text:p>
          </table:table-cell>
          <table:table-cell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5.08862" calcext:value-type="float">
            <text:p>15.08862</text:p>
          </table:table-cell>
          <table:table-cell office:value-type="float" office:value="25.3286153667" calcext:value-type="float">
            <text:p>25.3286153667</text:p>
          </table:table-cell>
          <table:table-cell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1.085432" calcext:value-type="float">
            <text:p>11.085432</text:p>
          </table:table-cell>
          <table:table-cell office:value-type="float" office:value="25.1364918167" calcext:value-type="float">
            <text:p>25.1364918167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1.085432" calcext:value-type="float">
            <text:p>11.085432</text:p>
          </table:table-cell>
          <table:table-cell office:value-type="float" office:value="25.0110880667" calcext:value-type="float">
            <text:p>25.0110880667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1.085432" calcext:value-type="float">
            <text:p>11.085432</text:p>
          </table:table-cell>
          <table:table-cell office:value-type="float" office:value="24.8856843167" calcext:value-type="float">
            <text:p>24.8856843167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1.085432" calcext:value-type="float">
            <text:p>11.085432</text:p>
          </table:table-cell>
          <table:table-cell office:value-type="float" office:value="24.7602805667" calcext:value-type="float">
            <text:p>24.7602805667</text:p>
          </table:table-cell>
          <table:table-cell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1.085432" calcext:value-type="float">
            <text:p>11.085432</text:p>
          </table:table-cell>
          <table:table-cell office:value-type="float" office:value="24.6348768167" calcext:value-type="float">
            <text:p>24.6348768167</text:p>
          </table:table-cell>
          <table:table-cell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2.172364" calcext:value-type="float">
            <text:p>12.172364</text:p>
          </table:table-cell>
          <table:table-cell office:value-type="float" office:value="24.58868805" calcext:value-type="float">
            <text:p>24.58868805</text:p>
          </table:table-cell>
          <table:table-cell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1.635355" calcext:value-type="float">
            <text:p>21.635355</text:p>
          </table:table-cell>
          <table:table-cell office:value-type="float" office:value="24.5918998" calcext:value-type="float">
            <text:p>24.5918998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3.730346" calcext:value-type="float">
            <text:p>23.730346</text:p>
          </table:table-cell>
          <table:table-cell office:value-type="float" office:value="24.4498651667" calcext:value-type="float">
            <text:p>24.4498651667</text:p>
          </table:table-cell>
          <table:table-cell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9.75656" calcext:value-type="float">
            <text:p>19.75656</text:p>
          </table:table-cell>
          <table:table-cell office:value-type="float" office:value="24.23058885" calcext:value-type="float">
            <text:p>24.23058885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9.362679" calcext:value-type="float">
            <text:p>9.362679</text:p>
          </table:table-cell>
          <table:table-cell office:value-type="float" office:value="24.0775423" calcext:value-type="float">
            <text:p>24.0775423</text:p>
          </table:table-cell>
          <table:table-cell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9.362679" calcext:value-type="float">
            <text:p>9.362679</text:p>
          </table:table-cell>
          <table:table-cell office:value-type="float" office:value="24.0977271" calcext:value-type="float">
            <text:p>24.0977271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9.362679" calcext:value-type="float">
            <text:p>9.362679</text:p>
          </table:table-cell>
          <table:table-cell office:value-type="float" office:value="24.1179119" calcext:value-type="float">
            <text:p>24.1179119</text:p>
          </table:table-cell>
          <table:table-cell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9.362679" calcext:value-type="float">
            <text:p>9.362679</text:p>
          </table:table-cell>
          <table:table-cell office:value-type="float" office:value="24.1380967" calcext:value-type="float">
            <text:p>24.1380967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7.644587" calcext:value-type="float">
            <text:p>7.644587</text:p>
          </table:table-cell>
          <table:table-cell office:value-type="float" office:value="24.0345802833" calcext:value-type="float">
            <text:p>24.0345802833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3.724426" calcext:value-type="float">
            <text:p>13.724426</text:p>
          </table:table-cell>
          <table:table-cell office:value-type="float" office:value="24.14908645" calcext:value-type="float">
            <text:p>24.14908645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5.946818" calcext:value-type="float">
            <text:p>15.946818</text:p>
          </table:table-cell>
          <table:table-cell office:value-type="float" office:value="24.2373913" calcext:value-type="float">
            <text:p>24.2373913</text:p>
          </table:table-cell>
          <table:table-cell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5.595142" calcext:value-type="float">
            <text:p>15.595142</text:p>
          </table:table-cell>
          <table:table-cell office:value-type="float" office:value="24.3022975167" calcext:value-type="float">
            <text:p>24.3022975167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2.210431" calcext:value-type="float">
            <text:p>12.210431</text:p>
          </table:table-cell>
          <table:table-cell office:value-type="float" office:value="24.3275570333" calcext:value-type="float">
            <text:p>24.3275570333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2.210431" calcext:value-type="float">
            <text:p>12.210431</text:p>
          </table:table-cell>
          <table:table-cell office:value-type="float" office:value="24.29892195" calcext:value-type="float">
            <text:p>24.29892195</text:p>
          </table:table-cell>
          <table:table-cell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2.210431" calcext:value-type="float">
            <text:p>12.210431</text:p>
          </table:table-cell>
          <table:table-cell office:value-type="float" office:value="24.2702868667" calcext:value-type="float">
            <text:p>24.2702868667</text:p>
          </table:table-cell>
          <table:table-cell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2.210431" calcext:value-type="float">
            <text:p>12.210431</text:p>
          </table:table-cell>
          <table:table-cell office:value-type="float" office:value="24.2416517833" calcext:value-type="float">
            <text:p>24.2416517833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2.210431" calcext:value-type="float">
            <text:p>12.210431</text:p>
          </table:table-cell>
          <table:table-cell office:value-type="float" office:value="24.2130167" calcext:value-type="float">
            <text:p>24.2130167</text:p>
          </table:table-cell>
          <table:table-cell table:number-columns-repeated="2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2.183132" calcext:value-type="float">
            <text:p>12.183132</text:p>
          </table:table-cell>
          <table:table-cell office:value-type="float" office:value="24.1843816167" calcext:value-type="float">
            <text:p>24.1843816167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7.677452" calcext:value-type="float">
            <text:p>27.677452</text:p>
          </table:table-cell>
          <table:table-cell office:value-type="float" office:value="24.1562015167" calcext:value-type="float">
            <text:p>24.1562015167</text:p>
          </table:table-cell>
          <table:table-cell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33.846079" calcext:value-type="float">
            <text:p>33.846079</text:p>
          </table:table-cell>
          <table:table-cell office:value-type="float" office:value="23.86978275" calcext:value-type="float">
            <text:p>23.86978275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7.739138" calcext:value-type="float">
            <text:p>27.739138</text:p>
          </table:table-cell>
          <table:table-cell office:value-type="float" office:value="23.4805535333" calcext:value-type="float">
            <text:p>23.4805535333</text:p>
          </table:table-cell>
          <table:table-cell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7.739138" calcext:value-type="float">
            <text:p>27.739138</text:p>
          </table:table-cell>
          <table:table-cell office:value-type="float" office:value="23.0803737" calcext:value-type="float">
            <text:p>23.0803737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7.739138" calcext:value-type="float">
            <text:p>27.739138</text:p>
          </table:table-cell>
          <table:table-cell office:value-type="float" office:value="22.76701185" calcext:value-type="float">
            <text:p>22.76701185</text:p>
          </table:table-cell>
          <table:table-cell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7.739138" calcext:value-type="float">
            <text:p>27.739138</text:p>
          </table:table-cell>
          <table:table-cell office:value-type="float" office:value="22.50546305" calcext:value-type="float">
            <text:p>22.50546305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7.739138" calcext:value-type="float">
            <text:p>27.739138</text:p>
          </table:table-cell>
          <table:table-cell office:value-type="float" office:value="22.2665357167" calcext:value-type="float">
            <text:p>22.2665357167</text:p>
          </table:table-cell>
          <table:table-cell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7.739138" calcext:value-type="float">
            <text:p>27.739138</text:p>
          </table:table-cell>
          <table:table-cell office:value-type="float" office:value="22.0249043333" calcext:value-type="float">
            <text:p>22.0249043333</text:p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06.1412" calcext:value-type="float">
            <text:p>106.1412</text:p>
          </table:table-cell>
          <table:table-cell office:value-type="float" office:value="21.7577154833" calcext:value-type="float">
            <text:p>21.7577154833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06.1412" calcext:value-type="float">
            <text:p>106.1412</text:p>
          </table:table-cell>
          <table:table-cell office:value-type="float" office:value="20.1315459167" calcext:value-type="float">
            <text:p>20.1315459167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06.1412" calcext:value-type="float">
            <text:p>106.1412</text:p>
          </table:table-cell>
          <table:table-cell office:value-type="float" office:value="18.3788764667" calcext:value-type="float">
            <text:p>18.3788764667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06.1412" calcext:value-type="float">
            <text:p>106.1412</text:p>
          </table:table-cell>
          <table:table-cell office:value-type="float" office:value="16.6262070167" calcext:value-type="float">
            <text:p>16.6262070167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106.1412" calcext:value-type="float">
            <text:p>106.1412</text:p>
          </table:table-cell>
          <table:table-cell office:value-type="float" office:value="14.8735375667" calcext:value-type="float">
            <text:p>14.8735375667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06.1412" calcext:value-type="float">
            <text:p>106.1412</text:p>
          </table:table-cell>
          <table:table-cell office:value-type="float" office:value="13.1208681167" calcext:value-type="float">
            <text:p>13.1208681167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06.1412" calcext:value-type="float">
            <text:p>106.1412</text:p>
          </table:table-cell>
          <table:table-cell office:value-type="float" office:value="11.4254184" calcext:value-type="float">
            <text:p>11.4254184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7.192617" calcext:value-type="float">
            <text:p>7.192617</text:p>
          </table:table-cell>
          <table:table-cell office:value-type="float" office:value="9.79068445" calcext:value-type="float">
            <text:p>9.79068445</text:p>
          </table:table-cell>
          <table:table-cell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2.16993" calcext:value-type="float">
            <text:p>12.16993</text:p>
          </table:table-cell>
          <table:table-cell office:value-type="float" office:value="9.82352335" calcext:value-type="float">
            <text:p>9.82352335</text:p>
          </table:table-cell>
          <table:table-cell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4.475877" calcext:value-type="float">
            <text:p>14.475877</text:p>
          </table:table-cell>
          <table:table-cell office:value-type="float" office:value="9.76423955" calcext:value-type="float">
            <text:p>9.76423955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3.564753" calcext:value-type="float">
            <text:p>13.564753</text:p>
          </table:table-cell>
          <table:table-cell office:value-type="float" office:value="9.6331873667" calcext:value-type="float">
            <text:p>9.6331873667</text:p>
          </table:table-cell>
          <table:table-cell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8.146801" calcext:value-type="float">
            <text:p>8.146801</text:p>
          </table:table-cell>
          <table:table-cell office:value-type="float" office:value="9.456362" calcext:value-type="float">
            <text:p>9.456362</text:p>
          </table:table-cell>
          <table:table-cell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8.146801" calcext:value-type="float">
            <text:p>8.146801</text:p>
          </table:table-cell>
          <table:table-cell office:value-type="float" office:value="9.3698358333" calcext:value-type="float">
            <text:p>9.3698358333</text:p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8.146801" calcext:value-type="float">
            <text:p>8.146801</text:p>
          </table:table-cell>
          <table:table-cell office:value-type="float" office:value="9.2937794167" calcext:value-type="float">
            <text:p>9.2937794167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8.146801" calcext:value-type="float">
            <text:p>8.146801</text:p>
          </table:table-cell>
          <table:table-cell office:value-type="float" office:value="9.2917144" calcext:value-type="float">
            <text:p>9.2917144</text:p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8.146801" calcext:value-type="float">
            <text:p>8.146801</text:p>
          </table:table-cell>
          <table:table-cell office:value-type="float" office:value="9.3315599667" calcext:value-type="float">
            <text:p>9.3315599667</text:p>
          </table:table-cell>
          <table:table-cell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1.588043" calcext:value-type="float">
            <text:p>11.588043</text:p>
          </table:table-cell>
          <table:table-cell office:value-type="float" office:value="9.37203765" calcext:value-type="float">
            <text:p>9.37203765</text:p>
          </table:table-cell>
          <table:table-cell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8.260305" calcext:value-type="float">
            <text:p>18.260305</text:p>
          </table:table-cell>
          <table:table-cell office:value-type="float" office:value="9.3042726" calcext:value-type="float">
            <text:p>9.3042726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1.767395" calcext:value-type="float">
            <text:p>21.767395</text:p>
          </table:table-cell>
          <table:table-cell office:value-type="float" office:value="9.1253031833" calcext:value-type="float">
            <text:p>9.1253031833</text:p>
          </table:table-cell>
          <table:table-cell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2.56744" calcext:value-type="float">
            <text:p>22.56744</text:p>
          </table:table-cell>
          <table:table-cell office:value-type="float" office:value="8.8878822667" calcext:value-type="float">
            <text:p>8.8878822667</text:p>
          </table:table-cell>
          <table:table-cell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0.514386" calcext:value-type="float">
            <text:p>20.514386</text:p>
          </table:table-cell>
          <table:table-cell office:value-type="float" office:value="8.6371272667" calcext:value-type="float">
            <text:p>8.6371272667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5.521189" calcext:value-type="float">
            <text:p>15.521189</text:p>
          </table:table-cell>
          <table:table-cell office:value-type="float" office:value="8.4205898333" calcext:value-type="float">
            <text:p>8.4205898333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7.089127" calcext:value-type="float">
            <text:p>7.089127</text:p>
          </table:table-cell>
          <table:table-cell office:value-type="float" office:value="8.2515103667" calcext:value-type="float">
            <text:p>8.2515103667</text:p>
          </table:table-cell>
          <table:table-cell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7.089127" calcext:value-type="float">
            <text:p>7.089127</text:p>
          </table:table-cell>
          <table:table-cell office:value-type="float" office:value="8.2606312333" calcext:value-type="float">
            <text:p>8.2606312333</text:p>
          </table:table-cell>
          <table:table-cell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7.089127" calcext:value-type="float">
            <text:p>7.089127</text:p>
          </table:table-cell>
          <table:table-cell office:value-type="float" office:value="8.2802010333" calcext:value-type="float">
            <text:p>8.2802010333</text:p>
          </table:table-cell>
          <table:table-cell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7.089127" calcext:value-type="float">
            <text:p>7.089127</text:p>
          </table:table-cell>
          <table:table-cell office:value-type="float" office:value="8.3130030833" calcext:value-type="float">
            <text:p>8.3130030833</text:p>
          </table:table-cell>
          <table:table-cell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7.089127" calcext:value-type="float">
            <text:p>7.089127</text:p>
          </table:table-cell>
          <table:table-cell office:value-type="float" office:value="8.3727179833" calcext:value-type="float">
            <text:p>8.3727179833</text:p>
          </table:table-cell>
          <table:table-cell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.561207" calcext:value-type="float">
            <text:p>3.561207</text:p>
          </table:table-cell>
          <table:table-cell office:value-type="float" office:value="8.46018105" calcext:value-type="float">
            <text:p>8.46018105</text:p>
          </table:table-cell>
          <table:table-cell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3.561207" calcext:value-type="float">
            <text:p>3.561207</text:p>
          </table:table-cell>
          <table:table-cell office:value-type="float" office:value="8.6176426833" calcext:value-type="float">
            <text:p>8.6176426833</text:p>
          </table:table-cell>
          <table:table-cell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3.561207" calcext:value-type="float">
            <text:p>3.561207</text:p>
          </table:table-cell>
          <table:table-cell office:value-type="float" office:value="8.7599233833" calcext:value-type="float">
            <text:p>8.7599233833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.561207" calcext:value-type="float">
            <text:p>3.561207</text:p>
          </table:table-cell>
          <table:table-cell office:value-type="float" office:value="8.8596868" calcext:value-type="float">
            <text:p>8.8596868</text:p>
          </table:table-cell>
          <table:table-cell table:number-columns-repeated="2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3.561207" calcext:value-type="float">
            <text:p>3.561207</text:p>
          </table:table-cell>
          <table:table-cell office:value-type="float" office:value="8.8955056167" calcext:value-type="float">
            <text:p>8.8955056167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.561207" calcext:value-type="float">
            <text:p>3.561207</text:p>
          </table:table-cell>
          <table:table-cell office:value-type="float" office:value="8.9313244333" calcext:value-type="float">
            <text:p>8.9313244333</text:p>
          </table:table-cell>
          <table:table-cell table:number-columns-repeated="2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8.314106" calcext:value-type="float">
            <text:p>8.314106</text:p>
          </table:table-cell>
          <table:table-cell office:value-type="float" office:value="8.96714325" calcext:value-type="float">
            <text:p>8.96714325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2.365069" calcext:value-type="float">
            <text:p>12.365069</text:p>
          </table:table-cell>
          <table:table-cell office:value-type="float" office:value="8.8817519667" calcext:value-type="float">
            <text:p>8.8817519667</text:p>
          </table:table-cell>
          <table:table-cell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13.113277" calcext:value-type="float">
            <text:p>13.113277</text:p>
          </table:table-cell>
          <table:table-cell office:value-type="float" office:value="8.7371294333" calcext:value-type="float">
            <text:p>8.7371294333</text:p>
          </table:table-cell>
          <table:table-cell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0.573767" calcext:value-type="float">
            <text:p>10.573767</text:p>
          </table:table-cell>
          <table:table-cell office:value-type="float" office:value="8.5471564667" calcext:value-type="float">
            <text:p>8.5471564667</text:p>
          </table:table-cell>
          <table:table-cell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0.573767" calcext:value-type="float">
            <text:p>10.573767</text:p>
          </table:table-cell>
          <table:table-cell office:value-type="float" office:value="8.3995086667" calcext:value-type="float">
            <text:p>8.3995086667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0.573767" calcext:value-type="float">
            <text:p>10.573767</text:p>
          </table:table-cell>
          <table:table-cell office:value-type="float" office:value="8.2558673833" calcext:value-type="float">
            <text:p>8.2558673833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0.573767" calcext:value-type="float">
            <text:p>10.573767</text:p>
          </table:table-cell>
          <table:table-cell office:value-type="float" office:value="8.1727773833" calcext:value-type="float">
            <text:p>8.1727773833</text:p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0.573767" calcext:value-type="float">
            <text:p>10.573767</text:p>
          </table:table-cell>
          <table:table-cell office:value-type="float" office:value="8.1234576833" calcext:value-type="float">
            <text:p>8.1234576833</text:p>
          </table:table-cell>
          <table:table-cell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3.151694" calcext:value-type="float">
            <text:p>3.151694</text:p>
          </table:table-cell>
          <table:table-cell office:value-type="float" office:value="8.08359315" calcext:value-type="float">
            <text:p>8.08359315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.514957" calcext:value-type="float">
            <text:p>14.514957</text:p>
          </table:table-cell>
          <table:table-cell office:value-type="float" office:value="8.1557586167" calcext:value-type="float">
            <text:p>8.1557586167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9.022717" calcext:value-type="float">
            <text:p>19.022717</text:p>
          </table:table-cell>
          <table:table-cell office:value-type="float" office:value="8.01418395" calcext:value-type="float">
            <text:p>8.01418395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9.841191" calcext:value-type="float">
            <text:p>19.841191</text:p>
          </table:table-cell>
          <table:table-cell office:value-type="float" office:value="7.7758081667" calcext:value-type="float">
            <text:p>7.7758081667</text:p>
          </table:table-cell>
          <table:table-cell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7.110713" calcext:value-type="float">
            <text:p>17.110713</text:p>
          </table:table-cell>
          <table:table-cell office:value-type="float" office:value="7.5276113" calcext:value-type="float">
            <text:p>7.5276113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0.492326" calcext:value-type="float">
            <text:p>10.492326</text:p>
          </table:table-cell>
          <table:table-cell office:value-type="float" office:value="7.3541933" calcext:value-type="float">
            <text:p>7.3541933</text:p>
          </table:table-cell>
          <table:table-cell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0.492326" calcext:value-type="float">
            <text:p>10.492326</text:p>
          </table:table-cell>
          <table:table-cell office:value-type="float" office:value="7.3226198667" calcext:value-type="float">
            <text:p>7.3226198667</text:p>
          </table:table-cell>
          <table:table-cell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0.492326" calcext:value-type="float">
            <text:p>10.492326</text:p>
          </table:table-cell>
          <table:table-cell office:value-type="float" office:value="7.3078555667" calcext:value-type="float">
            <text:p>7.3078555667</text:p>
          </table:table-cell>
          <table:table-cell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0.492326" calcext:value-type="float">
            <text:p>10.492326</text:p>
          </table:table-cell>
          <table:table-cell office:value-type="float" office:value="7.2866963667" calcext:value-type="float">
            <text:p>7.2866963667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0.492326" calcext:value-type="float">
            <text:p>10.492326</text:p>
          </table:table-cell>
          <table:table-cell office:value-type="float" office:value="7.2365426667" calcext:value-type="float">
            <text:p>7.2365426667</text:p>
          </table:table-cell>
          <table:table-cell table:number-columns-repeated="2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10.492326" calcext:value-type="float">
            <text:p>10.492326</text:p>
          </table:table-cell>
          <table:table-cell office:value-type="float" office:value="7.1474009" calcext:value-type="float">
            <text:p>7.1474009</text:p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0.492326" calcext:value-type="float">
            <text:p>10.492326</text:p>
          </table:table-cell>
          <table:table-cell office:value-type="float" office:value="7.0412023" calcext:value-type="float">
            <text:p>7.0412023</text:p>
          </table:table-cell>
          <table:table-cell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0.492326" calcext:value-type="float">
            <text:p>10.492326</text:p>
          </table:table-cell>
          <table:table-cell office:value-type="float" office:value="6.956924" calcext:value-type="float">
            <text:p>6.956924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.728348" calcext:value-type="float">
            <text:p>3.728348</text:p>
          </table:table-cell>
          <table:table-cell office:value-type="float" office:value="6.8969579333" calcext:value-type="float">
            <text:p>6.8969579333</text:p>
          </table:table-cell>
          <table:table-cell table:number-columns-repeated="2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8.937427" calcext:value-type="float">
            <text:p>8.937427</text:p>
          </table:table-cell>
          <table:table-cell office:value-type="float" office:value="6.9543334" calcext:value-type="float">
            <text:p>6.9543334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2.04621" calcext:value-type="float">
            <text:p>12.04621</text:p>
          </table:table-cell>
          <table:table-cell office:value-type="float" office:value="6.903954" calcext:value-type="float">
            <text:p>6.903954</text:p>
          </table:table-cell>
          <table:table-cell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3.403498" calcext:value-type="float">
            <text:p>13.403498</text:p>
          </table:table-cell>
          <table:table-cell office:value-type="float" office:value="6.7536192167" calcext:value-type="float">
            <text:p>6.7536192167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3.241255" calcext:value-type="float">
            <text:p>13.241255</text:p>
          </table:table-cell>
          <table:table-cell office:value-type="float" office:value="6.5806629667" calcext:value-type="float">
            <text:p>6.5806629667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1.707807" calcext:value-type="float">
            <text:p>11.707807</text:p>
          </table:table-cell>
          <table:table-cell office:value-type="float" office:value="6.4104107667" calcext:value-type="float">
            <text:p>6.4104107667</text:p>
          </table:table-cell>
          <table:table-cell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8.571026" calcext:value-type="float">
            <text:p>8.571026</text:p>
          </table:table-cell>
          <table:table-cell office:value-type="float" office:value="6.2993804833" calcext:value-type="float">
            <text:p>6.2993804833</text:p>
          </table:table-cell>
          <table:table-cell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.981033" calcext:value-type="float">
            <text:p>0.981033</text:p>
          </table:table-cell>
          <table:table-cell office:value-type="float" office:value="6.2815254833" calcext:value-type="float">
            <text:p>6.2815254833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981033" calcext:value-type="float">
            <text:p>0.981033</text:p>
          </table:table-cell>
          <table:table-cell office:value-type="float" office:value="6.4055154" calcext:value-type="float">
            <text:p>6.4055154</text:p>
          </table:table-cell>
          <table:table-cell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.981033" calcext:value-type="float">
            <text:p>0.981033</text:p>
          </table:table-cell>
          <table:table-cell office:value-type="float" office:value="6.5181753667" calcext:value-type="float">
            <text:p>6.5181753667</text:p>
          </table:table-cell>
          <table:table-cell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.981033" calcext:value-type="float">
            <text:p>0.981033</text:p>
          </table:table-cell>
          <table:table-cell office:value-type="float" office:value="6.5989927333" calcext:value-type="float">
            <text:p>6.5989927333</text:p>
          </table:table-cell>
          <table:table-cell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4.414217" calcext:value-type="float">
            <text:p>4.414217</text:p>
          </table:table-cell>
          <table:table-cell office:value-type="float" office:value="6.6519741" calcext:value-type="float">
            <text:p>6.6519741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8.057163" calcext:value-type="float">
            <text:p>8.057163</text:p>
          </table:table-cell>
          <table:table-cell office:value-type="float" office:value="6.6655835667" calcext:value-type="float">
            <text:p>6.6655835667</text:p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9.162951" calcext:value-type="float">
            <text:p>9.162951</text:p>
          </table:table-cell>
          <table:table-cell office:value-type="float" office:value="6.6600254" calcext:value-type="float">
            <text:p>6.6600254</text:p>
          </table:table-cell>
          <table:table-cell table:number-columns-repeated="2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8.612902" calcext:value-type="float">
            <text:p>8.612902</text:p>
          </table:table-cell>
          <table:table-cell office:value-type="float" office:value="6.6673225833" calcext:value-type="float">
            <text:p>6.6673225833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.612746" calcext:value-type="float">
            <text:p>6.612746</text:p>
          </table:table-cell>
          <table:table-cell office:value-type="float" office:value="6.6936290333" calcext:value-type="float">
            <text:p>6.6936290333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2.955231" calcext:value-type="float">
            <text:p>2.955231</text:p>
          </table:table-cell>
          <table:table-cell office:value-type="float" office:value="6.7406645833" calcext:value-type="float">
            <text:p>6.7406645833</text:p>
          </table:table-cell>
          <table:table-cell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.955231" calcext:value-type="float">
            <text:p>2.955231</text:p>
          </table:table-cell>
          <table:table-cell office:value-type="float" office:value="6.81874875" calcext:value-type="float">
            <text:p>6.81874875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.583416" calcext:value-type="float">
            <text:p>3.583416</text:p>
          </table:table-cell>
          <table:table-cell office:value-type="float" office:value="6.8616451667" calcext:value-type="float">
            <text:p>6.8616451667</text:p>
          </table:table-cell>
          <table:table-cell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8.0229" calcext:value-type="float">
            <text:p>8.0229</text:p>
          </table:table-cell>
          <table:table-cell office:value-type="float" office:value="6.8774062167" calcext:value-type="float">
            <text:p>6.8774062167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0.537535" calcext:value-type="float">
            <text:p>10.537535</text:p>
          </table:table-cell>
          <table:table-cell office:value-type="float" office:value="6.8354786333" calcext:value-type="float">
            <text:p>6.8354786333</text:p>
          </table:table-cell>
          <table:table-cell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0.575462" calcext:value-type="float">
            <text:p>10.575462</text:p>
          </table:table-cell>
          <table:table-cell office:value-type="float" office:value="6.7767947667" calcext:value-type="float">
            <text:p>6.7767947667</text:p>
          </table:table-cell>
          <table:table-cell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7.52214" calcext:value-type="float">
            <text:p>7.52214</text:p>
          </table:table-cell>
          <table:table-cell office:value-type="float" office:value="6.73283095" calcext:value-type="float">
            <text:p>6.73283095</text:p>
          </table:table-cell>
          <table:table-cell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7.52214" calcext:value-type="float">
            <text:p>7.52214</text:p>
          </table:table-cell>
          <table:table-cell office:value-type="float" office:value="6.7406119833" calcext:value-type="float">
            <text:p>6.7406119833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7.52214" calcext:value-type="float">
            <text:p>7.52214</text:p>
          </table:table-cell>
          <table:table-cell office:value-type="float" office:value="6.7351806167" calcext:value-type="float">
            <text:p>6.7351806167</text:p>
          </table:table-cell>
          <table:table-cell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7.52214" calcext:value-type="float">
            <text:p>7.52214</text:p>
          </table:table-cell>
          <table:table-cell office:value-type="float" office:value="6.7030762167" calcext:value-type="float">
            <text:p>6.7030762167</text:p>
          </table:table-cell>
          <table:table-cell table:number-columns-repeated="2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7.52214" calcext:value-type="float">
            <text:p>7.52214</text:p>
          </table:table-cell>
          <table:table-cell office:value-type="float" office:value="6.6295172333" calcext:value-type="float">
            <text:p>6.6295172333</text:p>
          </table:table-cell>
          <table:table-cell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5.376421" calcext:value-type="float">
            <text:p>5.376421</text:p>
          </table:table-cell>
          <table:table-cell office:value-type="float" office:value="6.55595825" calcext:value-type="float">
            <text:p>6.55595825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7.636379" calcext:value-type="float">
            <text:p>7.636379</text:p>
          </table:table-cell>
          <table:table-cell office:value-type="float" office:value="6.4896200833" calcext:value-type="float">
            <text:p>6.4896200833</text:p>
          </table:table-cell>
          <table:table-cell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8.263315" calcext:value-type="float">
            <text:p>8.263315</text:p>
          </table:table-cell>
          <table:table-cell office:value-type="float" office:value="6.4472995333" calcext:value-type="float">
            <text:p>6.4472995333</text:p>
          </table:table-cell>
          <table:table-cell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9.05725" calcext:value-type="float">
            <text:p>9.05725</text:p>
          </table:table-cell>
          <table:table-cell office:value-type="float" office:value="6.4377301167" calcext:value-type="float">
            <text:p>6.4377301167</text:p>
          </table:table-cell>
          <table:table-cell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0.672021" calcext:value-type="float">
            <text:p>10.672021</text:p>
          </table:table-cell>
          <table:table-cell office:value-type="float" office:value="6.4408739667" calcext:value-type="float">
            <text:p>6.4408739667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2.336911" calcext:value-type="float">
            <text:p>12.336911</text:p>
          </table:table-cell>
          <table:table-cell office:value-type="float" office:value="6.4238835833" calcext:value-type="float">
            <text:p>6.4238835833</text:p>
          </table:table-cell>
          <table:table-cell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3.008905" calcext:value-type="float">
            <text:p>13.008905</text:p>
          </table:table-cell>
          <table:table-cell office:value-type="float" office:value="6.3690748333" calcext:value-type="float">
            <text:p>6.3690748333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2.098049" calcext:value-type="float">
            <text:p>12.098049</text:p>
          </table:table-cell>
          <table:table-cell office:value-type="float" office:value="6.2831515" calcext:value-type="float">
            <text:p>6.2831515</text:p>
          </table:table-cell>
          <table:table-cell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9.547012" calcext:value-type="float">
            <text:p>9.547012</text:p>
          </table:table-cell>
          <table:table-cell office:value-type="float" office:value="6.19198795" calcext:value-type="float">
            <text:p>6.19198795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5.710336" calcext:value-type="float">
            <text:p>5.710336</text:p>
          </table:table-cell>
          <table:table-cell office:value-type="float" office:value="6.1286829167" calcext:value-type="float">
            <text:p>6.1286829167</text:p>
          </table:table-cell>
          <table:table-cell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5.710336" calcext:value-type="float">
            <text:p>5.710336</text:p>
          </table:table-cell>
          <table:table-cell office:value-type="float" office:value="6.1208593333" calcext:value-type="float">
            <text:p>6.1208593333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.710336" calcext:value-type="float">
            <text:p>5.710336</text:p>
          </table:table-cell>
          <table:table-cell office:value-type="float" office:value="6.1116899333" calcext:value-type="float">
            <text:p>6.1116899333</text:p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3.190629" calcext:value-type="float">
            <text:p>3.190629</text:p>
          </table:table-cell>
          <table:table-cell office:value-type="float" office:value="6.1112155" calcext:value-type="float">
            <text:p>6.1112155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3.687717" calcext:value-type="float">
            <text:p>3.687717</text:p>
          </table:table-cell>
          <table:table-cell office:value-type="float" office:value="6.1654968167" calcext:value-type="float">
            <text:p>6.1654968167</text:p>
          </table:table-cell>
          <table:table-cell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.714899" calcext:value-type="float">
            <text:p>1.714899</text:p>
          </table:table-cell>
          <table:table-cell office:value-type="float" office:value="6.2151813667" calcext:value-type="float">
            <text:p>6.2151813667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.714899" calcext:value-type="float">
            <text:p>1.714899</text:p>
          </table:table-cell>
          <table:table-cell office:value-type="float" office:value="6.28460895" calcext:value-type="float">
            <text:p>6.28460895</text:p>
          </table:table-cell>
          <table:table-cell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.95529" calcext:value-type="float">
            <text:p>1.95529</text:p>
          </table:table-cell>
          <table:table-cell office:value-type="float" office:value="6.3314821333" calcext:value-type="float">
            <text:p>6.3314821333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5.588367" calcext:value-type="float">
            <text:p>5.588367</text:p>
          </table:table-cell>
          <table:table-cell office:value-type="float" office:value="6.3723840167" calcext:value-type="float">
            <text:p>6.3723840167</text:p>
          </table:table-cell>
          <table:table-cell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7.614585" calcext:value-type="float">
            <text:p>7.614585</text:p>
          </table:table-cell>
          <table:table-cell office:value-type="float" office:value="6.3819729" calcext:value-type="float">
            <text:p>6.3819729</text:p>
          </table:table-cell>
          <table:table-cell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8.181895" calcext:value-type="float">
            <text:p>8.181895</text:p>
          </table:table-cell>
          <table:table-cell office:value-type="float" office:value="6.3886740333" calcext:value-type="float">
            <text:p>6.3886740333</text:p>
          </table:table-cell>
          <table:table-cell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7.481622" calcext:value-type="float">
            <text:p>7.481622</text:p>
          </table:table-cell>
          <table:table-cell office:value-type="float" office:value="6.4024876667" calcext:value-type="float">
            <text:p>6.4024876667</text:p>
          </table:table-cell>
          <table:table-cell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.020477" calcext:value-type="float">
            <text:p>6.020477</text:p>
          </table:table-cell>
          <table:table-cell office:value-type="float" office:value="6.4293276667" calcext:value-type="float">
            <text:p>6.4293276667</text:p>
          </table:table-cell>
          <table:table-cell table:number-columns-repeated="2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4.72017" calcext:value-type="float">
            <text:p>4.72017</text:p>
          </table:table-cell>
          <table:table-cell office:value-type="float" office:value="6.4723991833" calcext:value-type="float">
            <text:p>6.4723991833</text:p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4.949379" calcext:value-type="float">
            <text:p>4.949379</text:p>
          </table:table-cell>
          <table:table-cell office:value-type="float" office:value="6.52479285" calcext:value-type="float">
            <text:p>6.52479285</text:p>
          </table:table-cell>
          <table:table-cell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.705633" calcext:value-type="float">
            <text:p>6.705633</text:p>
          </table:table-cell>
          <table:table-cell office:value-type="float" office:value="6.5584551833" calcext:value-type="float">
            <text:p>6.5584551833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8.59792" calcext:value-type="float">
            <text:p>8.59792</text:p>
          </table:table-cell>
          <table:table-cell office:value-type="float" office:value="6.54694195" calcext:value-type="float">
            <text:p>6.54694195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9.606468" calcext:value-type="float">
            <text:p>9.606468</text:p>
          </table:table-cell>
          <table:table-cell office:value-type="float" office:value="6.4935369167" calcext:value-type="float">
            <text:p>6.4935369167</text:p>
          </table:table-cell>
          <table:table-cell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9.222774" calcext:value-type="float">
            <text:p>9.222774</text:p>
          </table:table-cell>
          <table:table-cell office:value-type="float" office:value="6.4267800333" calcext:value-type="float">
            <text:p>6.4267800333</text:p>
          </table:table-cell>
          <table:table-cell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7.483104" calcext:value-type="float">
            <text:p>7.483104</text:p>
          </table:table-cell>
          <table:table-cell office:value-type="float" office:value="6.3809537833" calcext:value-type="float">
            <text:p>6.3809537833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5.14382" calcext:value-type="float">
            <text:p>5.14382</text:p>
          </table:table-cell>
          <table:table-cell office:value-type="float" office:value="6.3782298833" calcext:value-type="float">
            <text:p>6.3782298833</text:p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4.12041" calcext:value-type="float">
            <text:p>4.12041</text:p>
          </table:table-cell>
          <table:table-cell office:value-type="float" office:value="6.41929715" calcext:value-type="float">
            <text:p>6.41929715</text:p>
          </table:table-cell>
          <table:table-cell table:number-columns-repeated="2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5.435628" calcext:value-type="float">
            <text:p>5.435628</text:p>
          </table:table-cell>
          <table:table-cell office:value-type="float" office:value="6.4698332833" calcext:value-type="float">
            <text:p>6.4698332833</text:p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.894362" calcext:value-type="float">
            <text:p>6.894362</text:p>
          </table:table-cell>
          <table:table-cell office:value-type="float" office:value="6.4811746167" calcext:value-type="float">
            <text:p>6.4811746167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7.170876" calcext:value-type="float">
            <text:p>7.170876</text:p>
          </table:table-cell>
          <table:table-cell office:value-type="float" office:value="6.4499266333" calcext:value-type="float">
            <text:p>6.4499266333</text:p>
          </table:table-cell>
          <table:table-cell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5.914663" calcext:value-type="float">
            <text:p>5.914663</text:p>
          </table:table-cell>
          <table:table-cell office:value-type="float" office:value="6.4079685" calcext:value-type="float">
            <text:p>6.4079685</text:p>
          </table:table-cell>
          <table:table-cell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3.026123" calcext:value-type="float">
            <text:p>3.026123</text:p>
          </table:table-cell>
          <table:table-cell office:value-type="float" office:value="6.3982543667" calcext:value-type="float">
            <text:p>6.3982543667</text:p>
          </table:table-cell>
          <table:table-cell table:number-columns-repeated="2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3.026123" calcext:value-type="float">
            <text:p>3.026123</text:p>
          </table:table-cell>
          <table:table-cell office:value-type="float" office:value="6.4551813" calcext:value-type="float">
            <text:p>6.4551813</text:p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3.026123" calcext:value-type="float">
            <text:p>3.026123</text:p>
          </table:table-cell>
          <table:table-cell office:value-type="float" office:value="6.5265075167" calcext:value-type="float">
            <text:p>6.5265075167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5.04599" calcext:value-type="float">
            <text:p>5.04599</text:p>
          </table:table-cell>
          <table:table-cell office:value-type="float" office:value="6.6017470333" calcext:value-type="float">
            <text:p>6.6017470333</text:p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7.499726" calcext:value-type="float">
            <text:p>7.499726</text:p>
          </table:table-cell>
          <table:table-cell office:value-type="float" office:value="6.6355901" calcext:value-type="float">
            <text:p>6.6355901</text:p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8.420428" calcext:value-type="float">
            <text:p>8.420428</text:p>
          </table:table-cell>
          <table:table-cell office:value-type="float" office:value="6.61507035" calcext:value-type="float">
            <text:p>6.61507035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7.740631" calcext:value-type="float">
            <text:p>7.740631</text:p>
          </table:table-cell>
          <table:table-cell office:value-type="float" office:value="6.5729614167" calcext:value-type="float">
            <text:p>6.5729614167</text:p>
          </table:table-cell>
          <table:table-cell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5.830075" calcext:value-type="float">
            <text:p>5.830075</text:p>
          </table:table-cell>
          <table:table-cell office:value-type="float" office:value="6.551275" calcext:value-type="float">
            <text:p>6.551275</text:p>
          </table:table-cell>
          <table:table-cell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4.159915" calcext:value-type="float">
            <text:p>4.159915</text:p>
          </table:table-cell>
          <table:table-cell office:value-type="float" office:value="6.57723015" calcext:value-type="float">
            <text:p>6.57723015</text:p>
          </table:table-cell>
          <table:table-cell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5.230785" calcext:value-type="float">
            <text:p>5.230785</text:p>
          </table:table-cell>
          <table:table-cell office:value-type="float" office:value="6.6414201167" calcext:value-type="float">
            <text:p>6.6414201167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7.723673" calcext:value-type="float">
            <text:p>7.723673</text:p>
          </table:table-cell>
          <table:table-cell office:value-type="float" office:value="6.68814305" calcext:value-type="float">
            <text:p>6.68814305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9.600782" calcext:value-type="float">
            <text:p>9.600782</text:p>
          </table:table-cell>
          <table:table-cell office:value-type="float" office:value="6.6861273667" calcext:value-type="float">
            <text:p>6.6861273667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10.191289" calcext:value-type="float">
            <text:p>10.191289</text:p>
          </table:table-cell>
          <table:table-cell office:value-type="float" office:value="6.6439314333" calcext:value-type="float">
            <text:p>6.6439314333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9.434879" calcext:value-type="float">
            <text:p>9.434879</text:p>
          </table:table-cell>
          <table:table-cell office:value-type="float" office:value="6.5854764667" calcext:value-type="float">
            <text:p>6.5854764667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7.640281" calcext:value-type="float">
            <text:p>7.640281</text:p>
          </table:table-cell>
          <table:table-cell office:value-type="float" office:value="6.5341995167" calcext:value-type="float">
            <text:p>6.5341995167</text:p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5.529016" calcext:value-type="float">
            <text:p>5.529016</text:p>
          </table:table-cell>
          <table:table-cell office:value-type="float" office:value="6.5033181333" calcext:value-type="float">
            <text:p>6.5033181333</text:p>
          </table:table-cell>
          <table:table-cell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4.529079" calcext:value-type="float">
            <text:p>4.529079</text:p>
          </table:table-cell>
          <table:table-cell office:value-type="float" office:value="6.4926423" calcext:value-type="float">
            <text:p>6.4926423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5.507245" calcext:value-type="float">
            <text:p>5.507245</text:p>
          </table:table-cell>
          <table:table-cell office:value-type="float" office:value="6.4896444167" calcext:value-type="float">
            <text:p>6.4896444167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7.016503" calcext:value-type="float">
            <text:p>7.016503</text:p>
          </table:table-cell>
          <table:table-cell office:value-type="float" office:value="6.4878499667" calcext:value-type="float">
            <text:p>6.4878499667</text:p>
          </table:table-cell>
          <table:table-cell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7.937633" calcext:value-type="float">
            <text:p>7.937633</text:p>
          </table:table-cell>
          <table:table-cell office:value-type="float" office:value="6.4985649167" calcext:value-type="float">
            <text:p>6.4985649167</text:p>
          </table:table-cell>
          <table:table-cell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7.989002" calcext:value-type="float">
            <text:p>7.989002</text:p>
          </table:table-cell>
          <table:table-cell office:value-type="float" office:value="6.5307005833" calcext:value-type="float">
            <text:p>6.5307005833</text:p>
          </table:table-cell>
          <table:table-cell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7.196258" calcext:value-type="float">
            <text:p>7.196258</text:p>
          </table:table-cell>
          <table:table-cell office:value-type="float" office:value="6.5826753833" calcext:value-type="float">
            <text:p>6.5826753833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5.595876" calcext:value-type="float">
            <text:p>5.595876</text:p>
          </table:table-cell>
          <table:table-cell office:value-type="float" office:value="6.6425458167" calcext:value-type="float">
            <text:p>6.6425458167</text:p>
          </table:table-cell>
          <table:table-cell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3.108601" calcext:value-type="float">
            <text:p>3.108601</text:p>
          </table:table-cell>
          <table:table-cell office:value-type="float" office:value="6.69148565" calcext:value-type="float">
            <text:p>6.69148565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3.108601" calcext:value-type="float">
            <text:p>3.108601</text:p>
          </table:table-cell>
          <table:table-cell office:value-type="float" office:value="6.6961330167" calcext:value-type="float">
            <text:p>6.6961330167</text:p>
          </table:table-cell>
          <table:table-cell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.396131" calcext:value-type="float">
            <text:p>1.396131</text:p>
          </table:table-cell>
          <table:table-cell office:value-type="float" office:value="6.7007803833" calcext:value-type="float">
            <text:p>6.7007803833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097146" calcext:value-type="float">
            <text:p>5.097146</text:p>
          </table:table-cell>
          <table:table-cell office:value-type="float" office:value="6.7339689167" calcext:value-type="float">
            <text:p>6.7339689167</text:p>
          </table:table-cell>
          <table:table-cell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7.68915" calcext:value-type="float">
            <text:p>7.68915</text:p>
          </table:table-cell>
          <table:table-cell office:value-type="float" office:value="6.7054738667" calcext:value-type="float">
            <text:p>6.7054738667</text:p>
          </table:table-cell>
          <table:table-cell table:number-columns-repeated="2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9.245881" calcext:value-type="float">
            <text:p>9.245881</text:p>
          </table:table-cell>
          <table:table-cell office:value-type="float" office:value="6.64707825" calcext:value-type="float">
            <text:p>6.64707825</text:p>
          </table:table-cell>
          <table:table-cell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9.652598" calcext:value-type="float">
            <text:p>9.652598</text:p>
          </table:table-cell>
          <table:table-cell office:value-type="float" office:value="6.6291502333" calcext:value-type="float">
            <text:p>6.6291502333</text:p>
          </table:table-cell>
          <table:table-cell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9.048386" calcext:value-type="float">
            <text:p>9.048386</text:p>
          </table:table-cell>
          <table:table-cell office:value-type="float" office:value="6.6390754667" calcext:value-type="float">
            <text:p>6.6390754667</text:p>
          </table:table-cell>
          <table:table-cell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7.853505" calcext:value-type="float">
            <text:p>7.853505</text:p>
          </table:table-cell>
          <table:table-cell office:value-type="float" office:value="6.67285815" calcext:value-type="float">
            <text:p>6.67285815</text:p>
          </table:table-cell>
          <table:table-cell table:number-columns-repeated="2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.628236" calcext:value-type="float">
            <text:p>6.628236</text:p>
          </table:table-cell>
          <table:table-cell office:value-type="float" office:value="6.7215763333" calcext:value-type="float">
            <text:p>6.7215763333</text:p>
          </table:table-cell>
          <table:table-cell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5.74871" calcext:value-type="float">
            <text:p>5.74871</text:p>
          </table:table-cell>
          <table:table-cell office:value-type="float" office:value="6.76896" calcext:value-type="float">
            <text:p>6.76896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5.240921" calcext:value-type="float">
            <text:p>5.240921</text:p>
          </table:table-cell>
          <table:table-cell office:value-type="float" office:value="6.79546545" calcext:value-type="float">
            <text:p>6.79546545</text:p>
          </table:table-cell>
          <table:table-cell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5.160172" calcext:value-type="float">
            <text:p>5.160172</text:p>
          </table:table-cell>
          <table:table-cell office:value-type="float" office:value="6.7829830333" calcext:value-type="float">
            <text:p>6.7829830333</text:p>
          </table:table-cell>
          <table:table-cell table:number-columns-repeated="2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.68187" calcext:value-type="float">
            <text:p>5.68187</text:p>
          </table:table-cell>
          <table:table-cell office:value-type="float" office:value="6.7718464333" calcext:value-type="float">
            <text:p>6.7718464333</text:p>
          </table:table-cell>
          <table:table-cell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6.447508" calcext:value-type="float">
            <text:p>6.447508</text:p>
          </table:table-cell>
          <table:table-cell office:value-type="float" office:value="6.7520148667" calcext:value-type="float">
            <text:p>6.7520148667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6.66879" calcext:value-type="float">
            <text:p>6.66879</text:p>
          </table:table-cell>
          <table:table-cell office:value-type="float" office:value="6.7194226667" calcext:value-type="float">
            <text:p>6.7194226667</text:p>
          </table:table-cell>
          <table:table-cell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5.880554" calcext:value-type="float">
            <text:p>5.880554</text:p>
          </table:table-cell>
          <table:table-cell office:value-type="float" office:value="6.6822237167" calcext:value-type="float">
            <text:p>6.6822237167</text:p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4.52729" calcext:value-type="float">
            <text:p>4.52729</text:p>
          </table:table-cell>
          <table:table-cell office:value-type="float" office:value="6.6950545333" calcext:value-type="float">
            <text:p>6.6950545333</text:p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.409403" calcext:value-type="float">
            <text:p>4.409403</text:p>
          </table:table-cell>
          <table:table-cell office:value-type="float" office:value="6.7553418833" calcext:value-type="float">
            <text:p>6.7553418833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.1637" calcext:value-type="float">
            <text:p>6.1637</text:p>
          </table:table-cell>
          <table:table-cell office:value-type="float" office:value="6.8333727667" calcext:value-type="float">
            <text:p>6.8333727667</text:p>
          </table:table-cell>
          <table:table-cell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8.016653" calcext:value-type="float">
            <text:p>8.016653</text:p>
          </table:table-cell>
          <table:table-cell office:value-type="float" office:value="6.8888215" calcext:value-type="float">
            <text:p>6.8888215</text:p>
          </table:table-cell>
          <table:table-cell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9.010713" calcext:value-type="float">
            <text:p>9.010713</text:p>
          </table:table-cell>
          <table:table-cell office:value-type="float" office:value="6.9083654333" calcext:value-type="float">
            <text:p>6.9083654333</text:p>
          </table:table-cell>
          <table:table-cell table:number-columns-repeated="2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9.092022" calcext:value-type="float">
            <text:p>9.092022</text:p>
          </table:table-cell>
          <table:table-cell office:value-type="float" office:value="6.8931643667" calcext:value-type="float">
            <text:p>6.8931643667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8.604768" calcext:value-type="float">
            <text:p>8.604768</text:p>
          </table:table-cell>
          <table:table-cell office:value-type="float" office:value="6.85016335" calcext:value-type="float">
            <text:p>6.85016335</text:p>
          </table:table-cell>
          <table:table-cell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7.86379" calcext:value-type="float">
            <text:p>7.86379</text:p>
          </table:table-cell>
          <table:table-cell office:value-type="float" office:value="6.7950573667" calcext:value-type="float">
            <text:p>6.7950573667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.969119" calcext:value-type="float">
            <text:p>6.969119</text:p>
          </table:table-cell>
          <table:table-cell office:value-type="float" office:value="6.7524716167" calcext:value-type="float">
            <text:p>6.7524716167</text:p>
          </table:table-cell>
          <table:table-cell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.014839" calcext:value-type="float">
            <text:p>6.014839</text:p>
          </table:table-cell>
          <table:table-cell office:value-type="float" office:value="6.7367031167" calcext:value-type="float">
            <text:p>6.7367031167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5.393618" calcext:value-type="float">
            <text:p>5.393618</text:p>
          </table:table-cell>
          <table:table-cell office:value-type="float" office:value="6.7450444167" calcext:value-type="float">
            <text:p>6.7450444167</text:p>
          </table:table-cell>
          <table:table-cell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5.601055" calcext:value-type="float">
            <text:p>5.601055</text:p>
          </table:table-cell>
          <table:table-cell office:value-type="float" office:value="6.7650206167" calcext:value-type="float">
            <text:p>6.7650206167</text:p>
          </table:table-cell>
          <table:table-cell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.473199" calcext:value-type="float">
            <text:p>6.473199</text:p>
          </table:table-cell>
          <table:table-cell office:value-type="float" office:value="6.7810343667" calcext:value-type="float">
            <text:p>6.7810343667</text:p>
          </table:table-cell>
          <table:table-cell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7.31967" calcext:value-type="float">
            <text:p>7.31967</text:p>
          </table:table-cell>
          <table:table-cell office:value-type="float" office:value="6.78630155" calcext:value-type="float">
            <text:p>6.78630155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7.607856" calcext:value-type="float">
            <text:p>7.607856</text:p>
          </table:table-cell>
          <table:table-cell office:value-type="float" office:value="6.7879775667" calcext:value-type="float">
            <text:p>6.7879775667</text:p>
          </table:table-cell>
          <table:table-cell table:number-columns-repeated="2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7.152578" calcext:value-type="float">
            <text:p>7.152578</text:p>
          </table:table-cell>
          <table:table-cell office:value-type="float" office:value="6.8001787833" calcext:value-type="float">
            <text:p>6.8001787833</text:p>
          </table:table-cell>
          <table:table-cell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116108" calcext:value-type="float">
            <text:p>6.116108</text:p>
          </table:table-cell>
          <table:table-cell office:value-type="float" office:value="6.8345449" calcext:value-type="float">
            <text:p>6.8345449</text:p>
          </table:table-cell>
          <table:table-cell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5.019483" calcext:value-type="float">
            <text:p>5.019483</text:p>
          </table:table-cell>
          <table:table-cell office:value-type="float" office:value="6.8922230167" calcext:value-type="float">
            <text:p>6.8922230167</text:p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4.653388" calcext:value-type="float">
            <text:p>4.653388</text:p>
          </table:table-cell>
          <table:table-cell office:value-type="float" office:value="6.9578100333" calcext:value-type="float">
            <text:p>6.9578100333</text:p>
          </table:table-cell>
          <table:table-cell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5.331815" calcext:value-type="float">
            <text:p>5.331815</text:p>
          </table:table-cell>
          <table:table-cell office:value-type="float" office:value="6.9953624667" calcext:value-type="float">
            <text:p>6.9953624667</text:p>
          </table:table-cell>
          <table:table-cell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.441739" calcext:value-type="float">
            <text:p>6.441739</text:p>
          </table:table-cell>
          <table:table-cell office:value-type="float" office:value="6.9381653333" calcext:value-type="float">
            <text:p>6.9381653333</text:p>
          </table:table-cell>
          <table:table-cell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7.305696" calcext:value-type="float">
            <text:p>7.305696</text:p>
          </table:table-cell>
          <table:table-cell office:value-type="float" office:value="6.8624694667" calcext:value-type="float">
            <text:p>6.8624694667</text:p>
          </table:table-cell>
          <table:table-cell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7.540494" calcext:value-type="float">
            <text:p>7.540494</text:p>
          </table:table-cell>
          <table:table-cell office:value-type="float" office:value="6.7723743167" calcext:value-type="float">
            <text:p>6.7723743167</text:p>
          </table:table-cell>
          <table:table-cell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7.076574" calcext:value-type="float">
            <text:p>7.076574</text:p>
          </table:table-cell>
          <table:table-cell office:value-type="float" office:value="6.6783658667" calcext:value-type="float">
            <text:p>6.6783658667</text:p>
          </table:table-cell>
          <table:table-cell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.268541" calcext:value-type="float">
            <text:p>6.268541</text:p>
          </table:table-cell>
          <table:table-cell office:value-type="float" office:value="6.68072405" calcext:value-type="float">
            <text:p>6.68072405</text:p>
          </table:table-cell>
          <table:table-cell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5.893892" calcext:value-type="float">
            <text:p>5.893892</text:p>
          </table:table-cell>
          <table:table-cell office:value-type="float" office:value="6.7520743667" calcext:value-type="float">
            <text:p>6.7520743667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.439446" calcext:value-type="float">
            <text:p>6.439446</text:p>
          </table:table-cell>
          <table:table-cell office:value-type="float" office:value="6.8490964667" calcext:value-type="float">
            <text:p>6.8490964667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7.387384" calcext:value-type="float">
            <text:p>7.387384</text:p>
          </table:table-cell>
          <table:table-cell office:value-type="float" office:value="6.92236775" calcext:value-type="float">
            <text:p>6.92236775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8.011313" calcext:value-type="float">
            <text:p>8.011313</text:p>
          </table:table-cell>
          <table:table-cell office:value-type="float" office:value="6.93528065" calcext:value-type="float">
            <text:p>6.93528065</text:p>
          </table:table-cell>
          <table:table-cell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8.034161" calcext:value-type="float">
            <text:p>8.034161</text:p>
          </table:table-cell>
          <table:table-cell office:value-type="float" office:value="6.8647570833" calcext:value-type="float">
            <text:p>6.8647570833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7.602732" calcext:value-type="float">
            <text:p>7.602732</text:p>
          </table:table-cell>
          <table:table-cell office:value-type="float" office:value="6.7938527167" calcext:value-type="float">
            <text:p>6.7938527167</text:p>
          </table:table-cell>
          <table:table-cell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7.069026" calcext:value-type="float">
            <text:p>7.069026</text:p>
          </table:table-cell>
          <table:table-cell office:value-type="float" office:value="6.7301388333" calcext:value-type="float">
            <text:p>6.7301388333</text:p>
          </table:table-cell>
          <table:table-cell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.683991" calcext:value-type="float">
            <text:p>6.683991</text:p>
          </table:table-cell>
          <table:table-cell office:value-type="float" office:value="6.67532005" calcext:value-type="float">
            <text:p>6.67532005</text:p>
          </table:table-cell>
          <table:table-cell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6.358262" calcext:value-type="float">
            <text:p>6.358262</text:p>
          </table:table-cell>
          <table:table-cell office:value-type="float" office:value="6.63940305" calcext:value-type="float">
            <text:p>6.63940305</text:p>
          </table:table-cell>
          <table:table-cell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5.787398" calcext:value-type="float">
            <text:p>5.787398</text:p>
          </table:table-cell>
          <table:table-cell office:value-type="float" office:value="6.6442947833" calcext:value-type="float">
            <text:p>6.6442947833</text:p>
          </table:table-cell>
          <table:table-cell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4.888466" calcext:value-type="float">
            <text:p>4.888466</text:p>
          </table:table-cell>
          <table:table-cell office:value-type="float" office:value="6.6834862167" calcext:value-type="float">
            <text:p>6.6834862167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.349206" calcext:value-type="float">
            <text:p>4.349206</text:p>
          </table:table-cell>
          <table:table-cell office:value-type="float" office:value="6.7546286333" calcext:value-type="float">
            <text:p>6.7546286333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5.399578" calcext:value-type="float">
            <text:p>5.399578</text:p>
          </table:table-cell>
          <table:table-cell office:value-type="float" office:value="6.8411182" calcext:value-type="float">
            <text:p>6.8411182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7.6594" calcext:value-type="float">
            <text:p>7.6594</text:p>
          </table:table-cell>
          <table:table-cell office:value-type="float" office:value="6.9035442667" calcext:value-type="float">
            <text:p>6.9035442667</text:p>
          </table:table-cell>
          <table:table-cell table:number-columns-repeated="2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9.865773" calcext:value-type="float">
            <text:p>9.865773</text:p>
          </table:table-cell>
          <table:table-cell office:value-type="float" office:value="6.9124649333" calcext:value-type="float">
            <text:p>6.9124649333</text:p>
          </table:table-cell>
          <table:table-cell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1.10749" calcext:value-type="float">
            <text:p>11.10749</text:p>
          </table:table-cell>
          <table:table-cell office:value-type="float" office:value="6.8703456833" calcext:value-type="float">
            <text:p>6.8703456833</text:p>
          </table:table-cell>
          <table:table-cell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0.788484" calcext:value-type="float">
            <text:p>10.788484</text:p>
          </table:table-cell>
          <table:table-cell office:value-type="float" office:value="6.80446975" calcext:value-type="float">
            <text:p>6.80446975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8.532266" calcext:value-type="float">
            <text:p>8.532266</text:p>
          </table:table-cell>
          <table:table-cell office:value-type="float" office:value="6.7479478" calcext:value-type="float">
            <text:p>6.7479478</text:p>
          </table:table-cell>
          <table:table-cell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3.387443" calcext:value-type="float">
            <text:p>3.387443</text:p>
          </table:table-cell>
          <table:table-cell office:value-type="float" office:value="6.7296686" calcext:value-type="float">
            <text:p>6.7296686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3.387443" calcext:value-type="float">
            <text:p>3.387443</text:p>
          </table:table-cell>
          <table:table-cell office:value-type="float" office:value="6.7920846833" calcext:value-type="float">
            <text:p>6.7920846833</text:p>
          </table:table-cell>
          <table:table-cell table:number-columns-repeated="2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.387443" calcext:value-type="float">
            <text:p>3.387443</text:p>
          </table:table-cell>
          <table:table-cell office:value-type="float" office:value="6.8497933833" calcext:value-type="float">
            <text:p>6.8497933833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.387443" calcext:value-type="float">
            <text:p>3.387443</text:p>
          </table:table-cell>
          <table:table-cell office:value-type="float" office:value="6.9059905" calcext:value-type="float">
            <text:p>6.9059905</text:p>
          </table:table-cell>
          <table:table-cell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4.185413" calcext:value-type="float">
            <text:p>4.185413</text:p>
          </table:table-cell>
          <table:table-cell office:value-type="float" office:value="6.9559053667" calcext:value-type="float">
            <text:p>6.9559053667</text:p>
          </table:table-cell>
          <table:table-cell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8.1702" calcext:value-type="float">
            <text:p>8.1702</text:p>
          </table:table-cell>
          <table:table-cell office:value-type="float" office:value="6.9697040667" calcext:value-type="float">
            <text:p>6.9697040667</text:p>
          </table:table-cell>
          <table:table-cell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0.248112" calcext:value-type="float">
            <text:p>10.248112</text:p>
          </table:table-cell>
          <table:table-cell office:value-type="float" office:value="6.8597076833" calcext:value-type="float">
            <text:p>6.8597076833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1.075347" calcext:value-type="float">
            <text:p>11.075347</text:p>
          </table:table-cell>
          <table:table-cell office:value-type="float" office:value="6.7150794333" calcext:value-type="float">
            <text:p>6.7150794333</text:p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0.776596" calcext:value-type="float">
            <text:p>10.776596</text:p>
          </table:table-cell>
          <table:table-cell office:value-type="float" office:value="6.5566639333" calcext:value-type="float">
            <text:p>6.5566639333</text:p>
          </table:table-cell>
          <table:table-cell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9.471256" calcext:value-type="float">
            <text:p>9.471256</text:p>
          </table:table-cell>
          <table:table-cell office:value-type="float" office:value="6.4469000833" calcext:value-type="float">
            <text:p>6.4469000833</text:p>
          </table:table-cell>
          <table:table-cell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7.339037" calcext:value-type="float">
            <text:p>7.339037</text:p>
          </table:table-cell>
          <table:table-cell office:value-type="float" office:value="6.4135590333" calcext:value-type="float">
            <text:p>6.4135590333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4.491976" calcext:value-type="float">
            <text:p>4.491976</text:p>
          </table:table-cell>
          <table:table-cell office:value-type="float" office:value="6.44656" calcext:value-type="float">
            <text:p>6.44656</text:p>
          </table:table-cell>
          <table:table-cell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4.491976" calcext:value-type="float">
            <text:p>4.491976</text:p>
          </table:table-cell>
          <table:table-cell office:value-type="float" office:value="6.5351220833" calcext:value-type="float">
            <text:p>6.5351220833</text:p>
          </table:table-cell>
          <table:table-cell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.491976" calcext:value-type="float">
            <text:p>4.491976</text:p>
          </table:table-cell>
          <table:table-cell office:value-type="float" office:value="6.6137235333" calcext:value-type="float">
            <text:p>6.6137235333</text:p>
          </table:table-cell>
          <table:table-cell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4.491976" calcext:value-type="float">
            <text:p>4.491976</text:p>
          </table:table-cell>
          <table:table-cell office:value-type="float" office:value="6.6773711" calcext:value-type="float">
            <text:p>6.6773711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4.436853" calcext:value-type="float">
            <text:p>4.436853</text:p>
          </table:table-cell>
          <table:table-cell office:value-type="float" office:value="6.7372374167" calcext:value-type="float">
            <text:p>6.7372374167</text:p>
          </table:table-cell>
          <table:table-cell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.650403" calcext:value-type="float">
            <text:p>6.650403</text:p>
          </table:table-cell>
          <table:table-cell office:value-type="float" office:value="6.8065768167" calcext:value-type="float">
            <text:p>6.8065768167</text:p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8.144531" calcext:value-type="float">
            <text:p>8.144531</text:p>
          </table:table-cell>
          <table:table-cell office:value-type="float" office:value="6.8445817667" calcext:value-type="float">
            <text:p>6.8445817667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9.091256" calcext:value-type="float">
            <text:p>9.091256</text:p>
          </table:table-cell>
          <table:table-cell office:value-type="float" office:value="6.8479317833" calcext:value-type="float">
            <text:p>6.8479317833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9.490624" calcext:value-type="float">
            <text:p>9.490624</text:p>
          </table:table-cell>
          <table:table-cell office:value-type="float" office:value="6.8099436667" calcext:value-type="float">
            <text:p>6.8099436667</text:p>
          </table:table-cell>
          <table:table-cell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9.189289" calcext:value-type="float">
            <text:p>9.189289</text:p>
          </table:table-cell>
          <table:table-cell office:value-type="float" office:value="6.7362536667" calcext:value-type="float">
            <text:p>6.7362536667</text:p>
          </table:table-cell>
          <table:table-cell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8.098649" calcext:value-type="float">
            <text:p>8.098649</text:p>
          </table:table-cell>
          <table:table-cell office:value-type="float" office:value="6.6580003167" calcext:value-type="float">
            <text:p>6.6580003167</text:p>
          </table:table-cell>
          <table:table-cell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.511961" calcext:value-type="float">
            <text:p>6.511961</text:p>
          </table:table-cell>
          <table:table-cell office:value-type="float" office:value="6.6108350333" calcext:value-type="float">
            <text:p>6.6108350333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5.298409" calcext:value-type="float">
            <text:p>5.298409</text:p>
          </table:table-cell>
          <table:table-cell office:value-type="float" office:value="6.6004917167" calcext:value-type="float">
            <text:p>6.6004917167</text:p>
          </table:table-cell>
          <table:table-cell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5.308645" calcext:value-type="float">
            <text:p>5.308645</text:p>
          </table:table-cell>
          <table:table-cell office:value-type="float" office:value="6.60396335" calcext:value-type="float">
            <text:p>6.60396335</text:p>
          </table:table-cell>
          <table:table-cell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.023009" calcext:value-type="float">
            <text:p>6.023009</text:p>
          </table:table-cell>
          <table:table-cell office:value-type="float" office:value="6.58690795" calcext:value-type="float">
            <text:p>6.58690795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6.515317" calcext:value-type="float">
            <text:p>6.515317</text:p>
          </table:table-cell>
          <table:table-cell office:value-type="float" office:value="6.5492520667" calcext:value-type="float">
            <text:p>6.5492520667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.59219" calcext:value-type="float">
            <text:p>6.59219</text:p>
          </table:table-cell>
          <table:table-cell office:value-type="float" office:value="6.5314055667" calcext:value-type="float">
            <text:p>6.5314055667</text:p>
          </table:table-cell>
          <table:table-cell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.56188" calcext:value-type="float">
            <text:p>6.56188</text:p>
          </table:table-cell>
          <table:table-cell office:value-type="float" office:value="6.5511562333" calcext:value-type="float">
            <text:p>6.5511562333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.78923" calcext:value-type="float">
            <text:p>6.78923</text:p>
          </table:table-cell>
          <table:table-cell office:value-type="float" office:value="6.59807065" calcext:value-type="float">
            <text:p>6.59807065</text:p>
          </table:table-cell>
          <table:table-cell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7.420231" calcext:value-type="float">
            <text:p>7.420231</text:p>
          </table:table-cell>
          <table:table-cell office:value-type="float" office:value="6.64612055" calcext:value-type="float">
            <text:p>6.64612055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8.339929" calcext:value-type="float">
            <text:p>8.339929</text:p>
          </table:table-cell>
          <table:table-cell office:value-type="float" office:value="6.6654960833" calcext:value-type="float">
            <text:p>6.6654960833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9.214545" calcext:value-type="float">
            <text:p>9.214545</text:p>
          </table:table-cell>
          <table:table-cell office:value-type="float" office:value="6.6330490667" calcext:value-type="float">
            <text:p>6.6330490667</text:p>
          </table:table-cell>
          <table:table-cell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9.576795" calcext:value-type="float">
            <text:p>9.576795</text:p>
          </table:table-cell>
          <table:table-cell office:value-type="float" office:value="6.5407580833" calcext:value-type="float">
            <text:p>6.5407580833</text:p>
          </table:table-cell>
          <table:table-cell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8.954704" calcext:value-type="float">
            <text:p>8.954704</text:p>
          </table:table-cell>
          <table:table-cell office:value-type="float" office:value="6.4136358167" calcext:value-type="float">
            <text:p>6.4136358167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.906534" calcext:value-type="float">
            <text:p>6.906534</text:p>
          </table:table-cell>
          <table:table-cell office:value-type="float" office:value="6.3242963333" calcext:value-type="float">
            <text:p>6.3242963333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.899987" calcext:value-type="float">
            <text:p>1.899987</text:p>
          </table:table-cell>
          <table:table-cell office:value-type="float" office:value="6.3043819667" calcext:value-type="float">
            <text:p>6.3043819667</text:p>
          </table:table-cell>
          <table:table-cell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.899987" calcext:value-type="float">
            <text:p>1.899987</text:p>
          </table:table-cell>
          <table:table-cell office:value-type="float" office:value="6.3907154" calcext:value-type="float">
            <text:p>6.3907154</text:p>
          </table:table-cell>
          <table:table-cell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.899987" calcext:value-type="float">
            <text:p>1.899987</text:p>
          </table:table-cell>
          <table:table-cell office:value-type="float" office:value="6.48423075" calcext:value-type="float">
            <text:p>6.48423075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.899987" calcext:value-type="float">
            <text:p>1.899987</text:p>
          </table:table-cell>
          <table:table-cell office:value-type="float" office:value="6.5751201167" calcext:value-type="float">
            <text:p>6.5751201167</text:p>
          </table:table-cell>
          <table:table-cell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7.218065" calcext:value-type="float">
            <text:p>7.218065</text:p>
          </table:table-cell>
          <table:table-cell office:value-type="float" office:value="6.6668343333" calcext:value-type="float">
            <text:p>6.6668343333</text:p>
          </table:table-cell>
          <table:table-cell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0.54956" calcext:value-type="float">
            <text:p>10.54956</text:p>
          </table:table-cell>
          <table:table-cell office:value-type="float" office:value="6.6809916" calcext:value-type="float">
            <text:p>6.6809916</text:p>
          </table:table-cell>
          <table:table-cell table:number-columns-repeated="2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11.715218" calcext:value-type="float">
            <text:p>11.715218</text:p>
          </table:table-cell>
          <table:table-cell office:value-type="float" office:value="6.6503069833" calcext:value-type="float">
            <text:p>6.6503069833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.835723" calcext:value-type="float">
            <text:p>10.835723</text:p>
          </table:table-cell>
          <table:table-cell office:value-type="float" office:value="6.5957654333" calcext:value-type="float">
            <text:p>6.5957654333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8.162158" calcext:value-type="float">
            <text:p>8.162158</text:p>
          </table:table-cell>
          <table:table-cell office:value-type="float" office:value="6.5310422333" calcext:value-type="float">
            <text:p>6.5310422333</text:p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3.779899" calcext:value-type="float">
            <text:p>3.779899</text:p>
          </table:table-cell>
          <table:table-cell office:value-type="float" office:value="6.4740860167" calcext:value-type="float">
            <text:p>6.4740860167</text:p>
          </table:table-cell>
          <table:table-cell table:number-columns-repeated="2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3.779899" calcext:value-type="float">
            <text:p>3.779899</text:p>
          </table:table-cell>
          <table:table-cell office:value-type="float" office:value="6.4697097667" calcext:value-type="float">
            <text:p>6.4697097667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3.779899" calcext:value-type="float">
            <text:p>3.779899</text:p>
          </table:table-cell>
          <table:table-cell office:value-type="float" office:value="6.4838303667" calcext:value-type="float">
            <text:p>6.4838303667</text:p>
          </table:table-cell>
          <table:table-cell table:number-columns-repeated="2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.779899" calcext:value-type="float">
            <text:p>3.779899</text:p>
          </table:table-cell>
          <table:table-cell office:value-type="float" office:value="6.52369595" calcext:value-type="float">
            <text:p>6.52369595</text:p>
          </table:table-cell>
          <table:table-cell table:number-columns-repeated="2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4.528971" calcext:value-type="float">
            <text:p>4.528971</text:p>
          </table:table-cell>
          <table:table-cell office:value-type="float" office:value="6.5796981" calcext:value-type="float">
            <text:p>6.5796981</text:p>
          </table:table-cell>
          <table:table-cell table:number-columns-repeated="2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6.651766" calcext:value-type="float">
            <text:p>6.651766</text:p>
          </table:table-cell>
          <table:table-cell office:value-type="float" office:value="6.6320520667" calcext:value-type="float">
            <text:p>6.6320520667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8.138884" calcext:value-type="float">
            <text:p>8.138884</text:p>
          </table:table-cell>
          <table:table-cell office:value-type="float" office:value="6.6556945167" calcext:value-type="float">
            <text:p>6.6556945167</text:p>
          </table:table-cell>
          <table:table-cell table:number-columns-repeated="2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9.157011" calcext:value-type="float">
            <text:p>9.157011</text:p>
          </table:table-cell>
          <table:table-cell office:value-type="float" office:value="6.6573049667" calcext:value-type="float">
            <text:p>6.6573049667</text:p>
          </table:table-cell>
          <table:table-cell table:number-columns-repeated="2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9.53858" calcext:value-type="float">
            <text:p>9.53858</text:p>
          </table:table-cell>
          <table:table-cell office:value-type="float" office:value="6.63402195" calcext:value-type="float">
            <text:p>6.63402195</text:p>
          </table:table-cell>
          <table:table-cell table:number-columns-repeated="2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9.145142" calcext:value-type="float">
            <text:p>9.145142</text:p>
          </table:table-cell>
          <table:table-cell office:value-type="float" office:value="6.5838918833" calcext:value-type="float">
            <text:p>6.5838918833</text:p>
          </table:table-cell>
          <table:table-cell table:number-columns-repeated="2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8.19464" calcext:value-type="float">
            <text:p>8.19464</text:p>
          </table:table-cell>
          <table:table-cell office:value-type="float" office:value="6.5203241833" calcext:value-type="float">
            <text:p>6.5203241833</text:p>
          </table:table-cell>
          <table:table-cell table:number-columns-repeated="2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7.338618" calcext:value-type="float">
            <text:p>7.338618</text:p>
          </table:table-cell>
          <table:table-cell office:value-type="float" office:value="6.4790782333" calcext:value-type="float">
            <text:p>6.4790782333</text:p>
          </table:table-cell>
          <table:table-cell table:number-columns-repeated="2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7.154934" calcext:value-type="float">
            <text:p>7.154934</text:p>
          </table:table-cell>
          <table:table-cell office:value-type="float" office:value="6.4803038" calcext:value-type="float">
            <text:p>6.4803038</text:p>
          </table:table-cell>
          <table:table-cell table:number-columns-repeated="2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7.397167" calcext:value-type="float">
            <text:p>7.397167</text:p>
          </table:table-cell>
          <table:table-cell office:value-type="float" office:value="6.50603945" calcext:value-type="float">
            <text:p>6.50603945</text:p>
          </table:table-cell>
          <table:table-cell table:number-columns-repeated="2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7.435514" calcext:value-type="float">
            <text:p>7.435514</text:p>
          </table:table-cell>
          <table:table-cell office:value-type="float" office:value="6.5261807833" calcext:value-type="float">
            <text:p>6.5261807833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7.132408" calcext:value-type="float">
            <text:p>7.132408</text:p>
          </table:table-cell>
          <table:table-cell office:value-type="float" office:value="6.5170398333" calcext:value-type="float">
            <text:p>6.5170398333</text:p>
          </table:table-cell>
          <table:table-cell table:number-columns-repeated="2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.849965" calcext:value-type="float">
            <text:p>6.849965</text:p>
          </table:table-cell>
          <table:table-cell office:value-type="float" office:value="6.4587092333" calcext:value-type="float">
            <text:p>6.4587092333</text:p>
          </table:table-cell>
          <table:table-cell table:number-columns-repeated="2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.75927" calcext:value-type="float">
            <text:p>6.75927</text:p>
          </table:table-cell>
          <table:table-cell office:value-type="float" office:value="6.4050860167" calcext:value-type="float">
            <text:p>6.4050860167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.382335" calcext:value-type="float">
            <text:p>6.382335</text:p>
          </table:table-cell>
          <table:table-cell office:value-type="float" office:value="6.3057012167" calcext:value-type="float">
            <text:p>6.3057012167</text:p>
          </table:table-cell>
          <table:table-cell table:number-columns-repeated="2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5.013335" calcext:value-type="float">
            <text:p>5.013335</text:p>
          </table:table-cell>
          <table:table-cell office:value-type="float" office:value="6.289623" calcext:value-type="float">
            <text:p>6.289623</text:p>
          </table:table-cell>
          <table:table-cell table:number-columns-repeated="2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.570417" calcext:value-type="float">
            <text:p>1.570417</text:p>
          </table:table-cell>
          <table:table-cell office:value-type="float" office:value="6.3384548667" calcext:value-type="float">
            <text:p>6.3384548667</text:p>
          </table:table-cell>
          <table:table-cell table:number-columns-repeated="2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.570417" calcext:value-type="float">
            <text:p>1.570417</text:p>
          </table:table-cell>
          <table:table-cell office:value-type="float" office:value="6.4644725833" calcext:value-type="float">
            <text:p>6.4644725833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.570417" calcext:value-type="float">
            <text:p>1.570417</text:p>
          </table:table-cell>
          <table:table-cell office:value-type="float" office:value="6.5894069833" calcext:value-type="float">
            <text:p>6.5894069833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4.190765" calcext:value-type="float">
            <text:p>4.190765</text:p>
          </table:table-cell>
          <table:table-cell office:value-type="float" office:value="6.69882" calcext:value-type="float">
            <text:p>6.69882</text:p>
          </table:table-cell>
          <table:table-cell table:number-columns-repeated="2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7.470793" calcext:value-type="float">
            <text:p>7.470793</text:p>
          </table:table-cell>
          <table:table-cell office:value-type="float" office:value="6.7440628833" calcext:value-type="float">
            <text:p>6.7440628833</text:p>
          </table:table-cell>
          <table:table-cell table:number-columns-repeated="2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9.319095" calcext:value-type="float">
            <text:p>9.319095</text:p>
          </table:table-cell>
          <table:table-cell office:value-type="float" office:value="6.7154805167" calcext:value-type="float">
            <text:p>6.7154805167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9.805701" calcext:value-type="float">
            <text:p>9.805701</text:p>
          </table:table-cell>
          <table:table-cell office:value-type="float" office:value="6.6391465667" calcext:value-type="float">
            <text:p>6.6391465667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9.208063" calcext:value-type="float">
            <text:p>9.208063</text:p>
          </table:table-cell>
          <table:table-cell office:value-type="float" office:value="6.5446353667" calcext:value-type="float">
            <text:p>6.5446353667</text:p>
          </table:table-cell>
          <table:table-cell table:number-columns-repeated="2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8.31083" calcext:value-type="float">
            <text:p>8.31083</text:p>
          </table:table-cell>
          <table:table-cell office:value-type="float" office:value="6.4701094833" calcext:value-type="float">
            <text:p>6.4701094833</text:p>
          </table:table-cell>
          <table:table-cell table:number-columns-repeated="2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8.083955" calcext:value-type="float">
            <text:p>8.083955</text:p>
          </table:table-cell>
          <table:table-cell office:value-type="float" office:value="6.4382008" calcext:value-type="float">
            <text:p>6.4382008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8.597217" calcext:value-type="float">
            <text:p>8.597217</text:p>
          </table:table-cell>
          <table:table-cell office:value-type="float" office:value="6.4388254667" calcext:value-type="float">
            <text:p>6.4388254667</text:p>
          </table:table-cell>
          <table:table-cell table:number-columns-repeated="2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8.9307" calcext:value-type="float">
            <text:p>8.9307</text:p>
          </table:table-cell>
          <table:table-cell office:value-type="float" office:value="6.4490365" calcext:value-type="float">
            <text:p>6.4490365</text:p>
          </table:table-cell>
          <table:table-cell table:number-columns-repeated="2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8.345532" calcext:value-type="float">
            <text:p>8.345532</text:p>
          </table:table-cell>
          <table:table-cell office:value-type="float" office:value="6.4554720667" calcext:value-type="float">
            <text:p>6.4554720667</text:p>
          </table:table-cell>
          <table:table-cell table:number-columns-repeated="2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.811969" calcext:value-type="float">
            <text:p>6.811969</text:p>
          </table:table-cell>
          <table:table-cell office:value-type="float" office:value="6.4544183333" calcext:value-type="float">
            <text:p>6.4544183333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5.069224" calcext:value-type="float">
            <text:p>5.069224</text:p>
          </table:table-cell>
          <table:table-cell office:value-type="float" office:value="6.4383480333" calcext:value-type="float">
            <text:p>6.4383480333</text:p>
          </table:table-cell>
          <table:table-cell table:number-columns-repeated="2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4.494088" calcext:value-type="float">
            <text:p>4.494088</text:p>
          </table:table-cell>
          <table:table-cell office:value-type="float" office:value="6.4513234833" calcext:value-type="float">
            <text:p>6.4513234833</text:p>
          </table:table-cell>
          <table:table-cell table:number-columns-repeated="2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5.268732" calcext:value-type="float">
            <text:p>5.268732</text:p>
          </table:table-cell>
          <table:table-cell office:value-type="float" office:value="6.4738845333" calcext:value-type="float">
            <text:p>6.4738845333</text:p>
          </table:table-cell>
          <table:table-cell table:number-columns-repeated="2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5.891362" calcext:value-type="float">
            <text:p>5.891362</text:p>
          </table:table-cell>
          <table:table-cell office:value-type="float" office:value="6.48353485" calcext:value-type="float">
            <text:p>6.48353485</text:p>
          </table:table-cell>
          <table:table-cell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5.506707" calcext:value-type="float">
            <text:p>5.506707</text:p>
          </table:table-cell>
          <table:table-cell office:value-type="float" office:value="6.482808" calcext:value-type="float">
            <text:p>6.482808</text:p>
          </table:table-cell>
          <table:table-cell table:number-columns-repeated="2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4.285321" calcext:value-type="float">
            <text:p>4.285321</text:p>
          </table:table-cell>
          <table:table-cell office:value-type="float" office:value="6.4835741333" calcext:value-type="float">
            <text:p>6.4835741333</text:p>
          </table:table-cell>
          <table:table-cell table:number-columns-repeated="2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.763656" calcext:value-type="float">
            <text:p>3.763656</text:p>
          </table:table-cell>
          <table:table-cell office:value-type="float" office:value="6.5652329333" calcext:value-type="float">
            <text:p>6.5652329333</text:p>
          </table:table-cell>
          <table:table-cell table:number-columns-repeated="2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5.444527" calcext:value-type="float">
            <text:p>5.444527</text:p>
          </table:table-cell>
          <table:table-cell office:value-type="float" office:value="6.6884533333" calcext:value-type="float">
            <text:p>6.6884533333</text:p>
          </table:table-cell>
          <table:table-cell table:number-columns-repeated="2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7.77723" calcext:value-type="float">
            <text:p>7.77723</text:p>
          </table:table-cell>
          <table:table-cell office:value-type="float" office:value="6.7987895833" calcext:value-type="float">
            <text:p>6.7987895833</text:p>
          </table:table-cell>
          <table:table-cell table:number-columns-repeated="2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9.376745" calcext:value-type="float">
            <text:p>9.376745</text:p>
          </table:table-cell>
          <table:table-cell office:value-type="float" office:value="6.8707999167" calcext:value-type="float">
            <text:p>6.8707999167</text:p>
          </table:table-cell>
          <table:table-cell table:number-columns-repeated="2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9.672224" calcext:value-type="float">
            <text:p>9.672224</text:p>
          </table:table-cell>
          <table:table-cell office:value-type="float" office:value="6.9000398" calcext:value-type="float">
            <text:p>6.9000398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8.582763" calcext:value-type="float">
            <text:p>8.582763</text:p>
          </table:table-cell>
          <table:table-cell office:value-type="float" office:value="6.8879316167" calcext:value-type="float">
            <text:p>6.8879316167</text:p>
          </table:table-cell>
          <table:table-cell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.393108" calcext:value-type="float">
            <text:p>6.393108</text:p>
          </table:table-cell>
          <table:table-cell office:value-type="float" office:value="6.83661705" calcext:value-type="float">
            <text:p>6.83661705</text:p>
          </table:table-cell>
          <table:table-cell table:number-columns-repeated="2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3.677086" calcext:value-type="float">
            <text:p>3.677086</text:p>
          </table:table-cell>
          <table:table-cell office:value-type="float" office:value="6.8217967333" calcext:value-type="float">
            <text:p>6.8217967333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.949459" calcext:value-type="float">
            <text:p>1.949459</text:p>
          </table:table-cell>
          <table:table-cell office:value-type="float" office:value="6.85224345" calcext:value-type="float">
            <text:p>6.85224345</text:p>
          </table:table-cell>
          <table:table-cell table:number-columns-repeated="2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3.594335" calcext:value-type="float">
            <text:p>3.594335</text:p>
          </table:table-cell>
          <table:table-cell office:value-type="float" office:value="6.8645944167" calcext:value-type="float">
            <text:p>6.8645944167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5.711672" calcext:value-type="float">
            <text:p>5.711672</text:p>
          </table:table-cell>
          <table:table-cell office:value-type="float" office:value="6.8721337833" calcext:value-type="float">
            <text:p>6.8721337833</text:p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7.079993" calcext:value-type="float">
            <text:p>7.079993</text:p>
          </table:table-cell>
          <table:table-cell office:value-type="float" office:value="6.8260620167" calcext:value-type="float">
            <text:p>6.8260620167</text:p>
          </table:table-cell>
          <table:table-cell table:number-columns-repeated="2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7.510908" calcext:value-type="float">
            <text:p>7.510908</text:p>
          </table:table-cell>
          <table:table-cell office:value-type="float" office:value="6.7571849" calcext:value-type="float">
            <text:p>6.7571849</text:p>
          </table:table-cell>
          <table:table-cell table:number-columns-repeated="2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7.353349" calcext:value-type="float">
            <text:p>7.353349</text:p>
          </table:table-cell>
          <table:table-cell office:value-type="float" office:value="6.6811258667" calcext:value-type="float">
            <text:p>6.6811258667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7.40284" calcext:value-type="float">
            <text:p>7.40284</text:p>
          </table:table-cell>
          <table:table-cell office:value-type="float" office:value="6.56393065" calcext:value-type="float">
            <text:p>6.56393065</text:p>
          </table:table-cell>
          <table:table-cell table:number-columns-repeated="2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8.067501" calcext:value-type="float">
            <text:p>8.067501</text:p>
          </table:table-cell>
          <table:table-cell office:value-type="float" office:value="6.5392405833" calcext:value-type="float">
            <text:p>6.5392405833</text:p>
          </table:table-cell>
          <table:table-cell table:number-columns-repeated="2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8.708483" calcext:value-type="float">
            <text:p>8.708483</text:p>
          </table:table-cell>
          <table:table-cell office:value-type="float" office:value="6.5463198667" calcext:value-type="float">
            <text:p>6.5463198667</text:p>
          </table:table-cell>
          <table:table-cell table:number-columns-repeated="2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8.442725" calcext:value-type="float">
            <text:p>8.442725</text:p>
          </table:table-cell>
          <table:table-cell office:value-type="float" office:value="6.5633914" calcext:value-type="float">
            <text:p>6.5633914</text:p>
          </table:table-cell>
          <table:table-cell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.952331" calcext:value-type="float">
            <text:p>6.952331</text:p>
          </table:table-cell>
          <table:table-cell office:value-type="float" office:value="6.58862515" calcext:value-type="float">
            <text:p>6.58862515</text:p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4.744785" calcext:value-type="float">
            <text:p>4.744785</text:p>
          </table:table-cell>
          <table:table-cell office:value-type="float" office:value="6.63373945" calcext:value-type="float">
            <text:p>6.63373945</text:p>
          </table:table-cell>
          <table:table-cell table:number-columns-repeated="2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3.517324" calcext:value-type="float">
            <text:p>3.517324</text:p>
          </table:table-cell>
          <table:table-cell office:value-type="float" office:value="6.7085806333" calcext:value-type="float">
            <text:p>6.7085806333</text:p>
          </table:table-cell>
          <table:table-cell table:number-columns-repeated="2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4.627135" calcext:value-type="float">
            <text:p>4.627135</text:p>
          </table:table-cell>
          <table:table-cell office:value-type="float" office:value="6.79475615" calcext:value-type="float">
            <text:p>6.79475615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.171834" calcext:value-type="float">
            <text:p>6.171834</text:p>
          </table:table-cell>
          <table:table-cell office:value-type="float" office:value="6.8471258833" calcext:value-type="float">
            <text:p>6.8471258833</text:p>
          </table:table-cell>
          <table:table-cell table:number-columns-repeated="2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7.140028" calcext:value-type="float">
            <text:p>7.140028</text:p>
          </table:table-cell>
          <table:table-cell office:value-type="float" office:value="6.8491982167" calcext:value-type="float">
            <text:p>6.8491982167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7.670209" calcext:value-type="float">
            <text:p>7.670209</text:p>
          </table:table-cell>
          <table:table-cell office:value-type="float" office:value="6.7966299333" calcext:value-type="float">
            <text:p>6.7966299333</text:p>
          </table:table-cell>
          <table:table-cell table:number-columns-repeated="2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8.070313" calcext:value-type="float">
            <text:p>8.070313</text:p>
          </table:table-cell>
          <table:table-cell office:value-type="float" office:value="6.7352253" calcext:value-type="float">
            <text:p>6.7352253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8.235511" calcext:value-type="float">
            <text:p>8.235511</text:p>
          </table:table-cell>
          <table:table-cell office:value-type="float" office:value="6.6671522667" calcext:value-type="float">
            <text:p>6.6671522667</text:p>
          </table:table-cell>
          <table:table-cell table:number-columns-repeated="2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7.76003" calcext:value-type="float">
            <text:p>7.76003</text:p>
          </table:table-cell>
          <table:table-cell office:value-type="float" office:value="6.5963259333" calcext:value-type="float">
            <text:p>6.5963259333</text:p>
          </table:table-cell>
          <table:table-cell table:number-columns-repeated="2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.530776" calcext:value-type="float">
            <text:p>6.530776</text:p>
          </table:table-cell>
          <table:table-cell office:value-type="float" office:value="6.5334242833" calcext:value-type="float">
            <text:p>6.5334242833</text:p>
          </table:table-cell>
          <table:table-cell table:number-columns-repeated="2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5.33108" calcext:value-type="float">
            <text:p>5.33108</text:p>
          </table:table-cell>
          <table:table-cell office:value-type="float" office:value="6.5439092833" calcext:value-type="float">
            <text:p>6.5439092833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5.719883" calcext:value-type="float">
            <text:p>5.719883</text:p>
          </table:table-cell>
          <table:table-cell office:value-type="float" office:value="6.6170178167" calcext:value-type="float">
            <text:p>6.6170178167</text:p>
          </table:table-cell>
          <table:table-cell table:number-columns-repeated="2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7.412152" calcext:value-type="float">
            <text:p>7.412152</text:p>
          </table:table-cell>
          <table:table-cell office:value-type="float" office:value="6.6860131667" calcext:value-type="float">
            <text:p>6.6860131667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8.699073" calcext:value-type="float">
            <text:p>8.699073</text:p>
          </table:table-cell>
          <table:table-cell office:value-type="float" office:value="6.6963958333" calcext:value-type="float">
            <text:p>6.6963958333</text:p>
          </table:table-cell>
          <table:table-cell table:number-columns-repeated="2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8.605647" calcext:value-type="float">
            <text:p>8.605647</text:p>
          </table:table-cell>
          <table:table-cell office:value-type="float" office:value="6.6468558167" calcext:value-type="float">
            <text:p>6.6468558167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.887057" calcext:value-type="float">
            <text:p>6.887057</text:p>
          </table:table-cell>
          <table:table-cell office:value-type="float" office:value="6.6002317" calcext:value-type="float">
            <text:p>6.6002317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.632572" calcext:value-type="float">
            <text:p>3.632572</text:p>
          </table:table-cell>
          <table:table-cell office:value-type="float" office:value="6.6207321833" calcext:value-type="float">
            <text:p>6.6207321833</text:p>
          </table:table-cell>
          <table:table-cell table:number-columns-repeated="2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3.632572" calcext:value-type="float">
            <text:p>3.632572</text:p>
          </table:table-cell>
          <table:table-cell office:value-type="float" office:value="6.7259907667" calcext:value-type="float">
            <text:p>6.7259907667</text:p>
          </table:table-cell>
          <table:table-cell table:number-columns-repeated="2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.796182" calcext:value-type="float">
            <text:p>0.796182</text:p>
          </table:table-cell>
          <table:table-cell office:value-type="float" office:value="6.8341948" calcext:value-type="float">
            <text:p>6.8341948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5.417642" calcext:value-type="float">
            <text:p>5.417642</text:p>
          </table:table-cell>
          <table:table-cell office:value-type="float" office:value="6.9617312333" calcext:value-type="float">
            <text:p>6.9617312333</text:p>
          </table:table-cell>
          <table:table-cell table:number-columns-repeated="2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7.943247" calcext:value-type="float">
            <text:p>7.943247</text:p>
          </table:table-cell>
          <table:table-cell office:value-type="float" office:value="6.95983785" calcext:value-type="float">
            <text:p>6.95983785</text:p>
          </table:table-cell>
          <table:table-cell table:number-columns-repeated="2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9.13148" calcext:value-type="float">
            <text:p>9.13148</text:p>
          </table:table-cell>
          <table:table-cell office:value-type="float" office:value="6.8555145833" calcext:value-type="float">
            <text:p>6.8555145833</text:p>
          </table:table-cell>
          <table:table-cell table:number-columns-repeated="2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9.066481" calcext:value-type="float">
            <text:p>9.066481</text:p>
          </table:table-cell>
          <table:table-cell office:value-type="float" office:value="6.7540462333" calcext:value-type="float">
            <text:p>6.7540462333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8.135198" calcext:value-type="float">
            <text:p>8.135198</text:p>
          </table:table-cell>
          <table:table-cell office:value-type="float" office:value="6.7060848667" calcext:value-type="float">
            <text:p>6.7060848667</text:p>
          </table:table-cell>
          <table:table-cell table:number-columns-repeated="2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.905338" calcext:value-type="float">
            <text:p>6.905338</text:p>
          </table:table-cell>
          <table:table-cell office:value-type="float" office:value="6.71000335" calcext:value-type="float">
            <text:p>6.71000335</text:p>
          </table:table-cell>
          <table:table-cell table:number-columns-repeated="2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5.755851" calcext:value-type="float">
            <text:p>5.755851</text:p>
          </table:table-cell>
          <table:table-cell office:value-type="float" office:value="6.7516466333" calcext:value-type="float">
            <text:p>6.7516466333</text:p>
          </table:table-cell>
          <table:table-cell table:number-columns-repeated="2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4.739058" calcext:value-type="float">
            <text:p>4.739058</text:p>
          </table:table-cell>
          <table:table-cell office:value-type="float" office:value="6.8092088833" calcext:value-type="float">
            <text:p>6.8092088833</text:p>
          </table:table-cell>
          <table:table-cell table:number-columns-repeated="2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.135029" calcext:value-type="float">
            <text:p>4.135029</text:p>
          </table:table-cell>
          <table:table-cell office:value-type="float" office:value="6.8533473167" calcext:value-type="float">
            <text:p>6.8533473167</text:p>
          </table:table-cell>
          <table:table-cell table:number-columns-repeated="2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4.73651" calcext:value-type="float">
            <text:p>4.73651</text:p>
          </table:table-cell>
          <table:table-cell office:value-type="float" office:value="6.9075529" calcext:value-type="float">
            <text:p>6.9075529</text:p>
          </table:table-cell>
          <table:table-cell table:number-columns-repeated="2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.396309" calcext:value-type="float">
            <text:p>6.396309</text:p>
          </table:table-cell>
          <table:table-cell office:value-type="float" office:value="6.9517338" calcext:value-type="float">
            <text:p>6.9517338</text:p>
          </table:table-cell>
          <table:table-cell table:number-columns-repeated="2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8.121435" calcext:value-type="float">
            <text:p>8.121435</text:p>
          </table:table-cell>
          <table:table-cell office:value-type="float" office:value="6.9682513833" calcext:value-type="float">
            <text:p>6.9682513833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9.209879" calcext:value-type="float">
            <text:p>9.209879</text:p>
          </table:table-cell>
          <table:table-cell office:value-type="float" office:value="6.9560168667" calcext:value-type="float">
            <text:p>6.9560168667</text:p>
          </table:table-cell>
          <table:table-cell table:number-columns-repeated="2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9.316834" calcext:value-type="float">
            <text:p>9.316834</text:p>
          </table:table-cell>
          <table:table-cell office:value-type="float" office:value="6.9256416167" calcext:value-type="float">
            <text:p>6.9256416167</text:p>
          </table:table-cell>
          <table:table-cell table:number-columns-repeated="2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8.282308" calcext:value-type="float">
            <text:p>8.282308</text:p>
          </table:table-cell>
          <table:table-cell office:value-type="float" office:value="6.9181339667" calcext:value-type="float">
            <text:p>6.9181339667</text:p>
          </table:table-cell>
          <table:table-cell table:number-columns-repeated="2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5.847751" calcext:value-type="float">
            <text:p>5.847751</text:p>
          </table:table-cell>
          <table:table-cell office:value-type="float" office:value="6.9701148167" calcext:value-type="float">
            <text:p>6.9701148167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5.847751" calcext:value-type="float">
            <text:p>5.847751</text:p>
          </table:table-cell>
          <table:table-cell office:value-type="float" office:value="7.0596013667" calcext:value-type="float">
            <text:p>7.0596013667</text:p>
          </table:table-cell>
          <table:table-cell table:number-columns-repeated="2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5.847751" calcext:value-type="float">
            <text:p>5.847751</text:p>
          </table:table-cell>
          <table:table-cell office:value-type="float" office:value="7.12431655" calcext:value-type="float">
            <text:p>7.12431655</text:p>
          </table:table-cell>
          <table:table-cell table:number-columns-repeated="2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5.847751" calcext:value-type="float">
            <text:p>5.847751</text:p>
          </table:table-cell>
          <table:table-cell office:value-type="float" office:value="7.17062555" calcext:value-type="float">
            <text:p>7.17062555</text:p>
          </table:table-cell>
          <table:table-cell table:number-columns-repeated="2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5.847751" calcext:value-type="float">
            <text:p>5.847751</text:p>
          </table:table-cell>
          <table:table-cell office:value-type="float" office:value="7.2175978667" calcext:value-type="float">
            <text:p>7.2175978667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.552675" calcext:value-type="float">
            <text:p>5.552675</text:p>
          </table:table-cell>
          <table:table-cell office:value-type="float" office:value="7.2697998667" calcext:value-type="float">
            <text:p>7.2697998667</text:p>
          </table:table-cell>
          <table:table-cell table:number-columns-repeated="2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9.184849" calcext:value-type="float">
            <text:p>9.184849</text:p>
          </table:table-cell>
          <table:table-cell office:value-type="float" office:value="7.3225593333" calcext:value-type="float">
            <text:p>7.3225593333</text:p>
          </table:table-cell>
          <table:table-cell table:number-columns-repeated="2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1.15688" calcext:value-type="float">
            <text:p>11.15688</text:p>
          </table:table-cell>
          <table:table-cell office:value-type="float" office:value="7.3004782167" calcext:value-type="float">
            <text:p>7.3004782167</text:p>
          </table:table-cell>
          <table:table-cell table:number-columns-repeated="2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2.064702" calcext:value-type="float">
            <text:p>12.064702</text:p>
          </table:table-cell>
          <table:table-cell office:value-type="float" office:value="7.2270591833" calcext:value-type="float">
            <text:p>7.2270591833</text:p>
          </table:table-cell>
          <table:table-cell table:number-columns-repeated="2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2.09785" calcext:value-type="float">
            <text:p>12.09785</text:p>
          </table:table-cell>
          <table:table-cell office:value-type="float" office:value="7.1202884167" calcext:value-type="float">
            <text:p>7.1202884167</text:p>
          </table:table-cell>
          <table:table-cell table:number-columns-repeated="2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1.131138" calcext:value-type="float">
            <text:p>11.131138</text:p>
          </table:table-cell>
          <table:table-cell office:value-type="float" office:value="7.0008686" calcext:value-type="float">
            <text:p>7.0008686</text:p>
          </table:table-cell>
          <table:table-cell table:number-columns-repeated="2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8.945733" calcext:value-type="float">
            <text:p>8.945733</text:p>
          </table:table-cell>
          <table:table-cell office:value-type="float" office:value="6.9029924" calcext:value-type="float">
            <text:p>6.9029924</text:p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5.503889" calcext:value-type="float">
            <text:p>5.503889</text:p>
          </table:table-cell>
          <table:table-cell office:value-type="float" office:value="6.86335205" calcext:value-type="float">
            <text:p>6.86335205</text:p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5.503889" calcext:value-type="float">
            <text:p>5.503889</text:p>
          </table:table-cell>
          <table:table-cell office:value-type="float" office:value="6.9014207167" calcext:value-type="float">
            <text:p>6.9014207167</text:p>
          </table:table-cell>
          <table:table-cell table:number-columns-repeated="2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5.503889" calcext:value-type="float">
            <text:p>5.503889</text:p>
          </table:table-cell>
          <table:table-cell office:value-type="float" office:value="6.9426891833" calcext:value-type="float">
            <text:p>6.9426891833</text:p>
          </table:table-cell>
          <table:table-cell table:number-columns-repeated="2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.690517" calcext:value-type="float">
            <text:p>2.690517</text:p>
          </table:table-cell>
          <table:table-cell office:value-type="float" office:value="6.9623407333" calcext:value-type="float">
            <text:p>6.9623407333</text:p>
          </table:table-cell>
          <table:table-cell table:number-columns-repeated="2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4.046697" calcext:value-type="float">
            <text:p>4.046697</text:p>
          </table:table-cell>
          <table:table-cell office:value-type="float" office:value="6.9812072667" calcext:value-type="float">
            <text:p>6.9812072667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.947366" calcext:value-type="float">
            <text:p>2.947366</text:p>
          </table:table-cell>
          <table:table-cell office:value-type="float" office:value="6.9774708" calcext:value-type="float">
            <text:p>6.9774708</text:p>
          </table:table-cell>
          <table:table-cell table:number-columns-repeated="2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2.947366" calcext:value-type="float">
            <text:p>2.947366</text:p>
          </table:table-cell>
          <table:table-cell office:value-type="float" office:value="6.9298579667" calcext:value-type="float">
            <text:p>6.9298579667</text:p>
          </table:table-cell>
          <table:table-cell table:number-columns-repeated="2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.947366" calcext:value-type="float">
            <text:p>2.947366</text:p>
          </table:table-cell>
          <table:table-cell office:value-type="float" office:value="6.9632636667" calcext:value-type="float">
            <text:p>6.9632636667</text:p>
          </table:table-cell>
          <table:table-cell table:number-columns-repeated="2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.321636" calcext:value-type="float">
            <text:p>0.321636</text:p>
          </table:table-cell>
          <table:table-cell office:value-type="float" office:value="7.0356447833" calcext:value-type="float">
            <text:p>7.0356447833</text:p>
          </table:table-cell>
          <table:table-cell table:number-columns-repeated="2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5.921436" calcext:value-type="float">
            <text:p>5.921436</text:p>
          </table:table-cell>
          <table:table-cell office:value-type="float" office:value="7.17617975" calcext:value-type="float">
            <text:p>7.17617975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8.492258" calcext:value-type="float">
            <text:p>8.492258</text:p>
          </table:table-cell>
          <table:table-cell office:value-type="float" office:value="7.2422666" calcext:value-type="float">
            <text:p>7.2422666</text:p>
          </table:table-cell>
          <table:table-cell table:number-columns-repeated="2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9.732775" calcext:value-type="float">
            <text:p>9.732775</text:p>
          </table:table-cell>
          <table:table-cell office:value-type="float" office:value="7.2806818667" calcext:value-type="float">
            <text:p>7.2806818667</text:p>
          </table:table-cell>
          <table:table-cell table:number-columns-repeated="2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9.95675" calcext:value-type="float">
            <text:p>9.95675</text:p>
          </table:table-cell>
          <table:table-cell office:value-type="float" office:value="7.2961378" calcext:value-type="float">
            <text:p>7.2961378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9.659189" calcext:value-type="float">
            <text:p>9.659189</text:p>
          </table:table-cell>
          <table:table-cell office:value-type="float" office:value="7.2593171" calcext:value-type="float">
            <text:p>7.2593171</text:p>
          </table:table-cell>
          <table:table-cell table:number-columns-repeated="2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9.235256" calcext:value-type="float">
            <text:p>9.235256</text:p>
          </table:table-cell>
          <table:table-cell office:value-type="float" office:value="7.22745575" calcext:value-type="float">
            <text:p>7.22745575</text:p>
          </table:table-cell>
          <table:table-cell table:number-columns-repeated="2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8.687855" calcext:value-type="float">
            <text:p>8.687855</text:p>
          </table:table-cell>
          <table:table-cell office:value-type="float" office:value="7.20265995" calcext:value-type="float">
            <text:p>7.20265995</text:p>
          </table:table-cell>
          <table:table-cell table:number-columns-repeated="2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7.769319" calcext:value-type="float">
            <text:p>7.769319</text:p>
          </table:table-cell>
          <table:table-cell office:value-type="float" office:value="7.1869875" calcext:value-type="float">
            <text:p>7.1869875</text:p>
          </table:table-cell>
          <table:table-cell table:number-columns-repeated="2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.296174" calcext:value-type="float">
            <text:p>6.296174</text:p>
          </table:table-cell>
          <table:table-cell office:value-type="float" office:value="7.1866239833" calcext:value-type="float">
            <text:p>7.1866239833</text:p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3.985931" calcext:value-type="float">
            <text:p>3.985931</text:p>
          </table:table-cell>
          <table:table-cell office:value-type="float" office:value="7.2161994833" calcext:value-type="float">
            <text:p>7.2161994833</text:p>
          </table:table-cell>
          <table:table-cell table:number-columns-repeated="2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3.985931" calcext:value-type="float">
            <text:p>3.985931</text:p>
          </table:table-cell>
          <table:table-cell office:value-type="float" office:value="7.3685560833" calcext:value-type="float">
            <text:p>7.3685560833</text:p>
          </table:table-cell>
          <table:table-cell table:number-columns-repeated="2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.985931" calcext:value-type="float">
            <text:p>3.985931</text:p>
          </table:table-cell>
          <table:table-cell office:value-type="float" office:value="7.5294971" calcext:value-type="float">
            <text:p>7.5294971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3.985931" calcext:value-type="float">
            <text:p>3.985931</text:p>
          </table:table-cell>
          <table:table-cell office:value-type="float" office:value="7.6570513" calcext:value-type="float">
            <text:p>7.6570513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3.985931" calcext:value-type="float">
            <text:p>3.985931</text:p>
          </table:table-cell>
          <table:table-cell office:value-type="float" office:value="7.7419661" calcext:value-type="float">
            <text:p>7.7419661</text:p>
          </table:table-cell>
          <table:table-cell table:number-columns-repeated="2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7.159876" calcext:value-type="float">
            <text:p>7.159876</text:p>
          </table:table-cell>
          <table:table-cell office:value-type="float" office:value="7.7974041167" calcext:value-type="float">
            <text:p>7.7974041167</text:p>
          </table:table-cell>
          <table:table-cell table:number-columns-repeated="2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9.717592" calcext:value-type="float">
            <text:p>9.717592</text:p>
          </table:table-cell>
          <table:table-cell office:value-type="float" office:value="7.7734042667" calcext:value-type="float">
            <text:p>7.7734042667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9.859604" calcext:value-type="float">
            <text:p>9.859604</text:p>
          </table:table-cell>
          <table:table-cell office:value-type="float" office:value="7.65722615" calcext:value-type="float">
            <text:p>7.65722615</text:p>
          </table:table-cell>
          <table:table-cell table:number-columns-repeated="2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8.035112" calcext:value-type="float">
            <text:p>8.035112</text:p>
          </table:table-cell>
          <table:table-cell office:value-type="float" office:value="7.5386811667" calcext:value-type="float">
            <text:p>7.5386811667</text:p>
          </table:table-cell>
          <table:table-cell table:number-columns-repeated="2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5.726672" calcext:value-type="float">
            <text:p>5.726672</text:p>
          </table:table-cell>
          <table:table-cell office:value-type="float" office:value="7.44868885" calcext:value-type="float">
            <text:p>7.44868885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5.8082" calcext:value-type="float">
            <text:p>5.8082</text:p>
          </table:table-cell>
          <table:table-cell office:value-type="float" office:value="7.460428" calcext:value-type="float">
            <text:p>7.460428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8.117086" calcext:value-type="float">
            <text:p>8.117086</text:p>
          </table:table-cell>
          <table:table-cell office:value-type="float" office:value="7.5012218167" calcext:value-type="float">
            <text:p>7.5012218167</text:p>
          </table:table-cell>
          <table:table-cell table:number-columns-repeated="2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9.948087" calcext:value-type="float">
            <text:p>9.948087</text:p>
          </table:table-cell>
          <table:table-cell office:value-type="float" office:value="7.50928645" calcext:value-type="float">
            <text:p>7.50928645</text:p>
          </table:table-cell>
          <table:table-cell table:number-columns-repeated="2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0.124814" calcext:value-type="float">
            <text:p>10.124814</text:p>
          </table:table-cell>
          <table:table-cell office:value-type="float" office:value="7.4896638833" calcext:value-type="float">
            <text:p>7.4896638833</text:p>
          </table:table-cell>
          <table:table-cell table:number-columns-repeated="2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8.448368" calcext:value-type="float">
            <text:p>8.448368</text:p>
          </table:table-cell>
          <table:table-cell office:value-type="float" office:value="7.4885608167" calcext:value-type="float">
            <text:p>7.4885608167</text:p>
          </table:table-cell>
          <table:table-cell table:number-columns-repeated="2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5.304039" calcext:value-type="float">
            <text:p>5.304039</text:p>
          </table:table-cell>
          <table:table-cell office:value-type="float" office:value="7.5413253333" calcext:value-type="float">
            <text:p>7.5413253333</text:p>
          </table:table-cell>
          <table:table-cell table:number-columns-repeated="2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.683851" calcext:value-type="float">
            <text:p>1.683851</text:p>
          </table:table-cell>
          <table:table-cell office:value-type="float" office:value="7.6422183333" calcext:value-type="float">
            <text:p>7.6422183333</text:p>
          </table:table-cell>
          <table:table-cell table:number-columns-repeated="2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.043379" calcext:value-type="float">
            <text:p>3.043379</text:p>
          </table:table-cell>
          <table:table-cell office:value-type="float" office:value="7.7400948167" calcext:value-type="float">
            <text:p>7.7400948167</text:p>
          </table:table-cell>
          <table:table-cell table:number-columns-repeated="2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6.188799" calcext:value-type="float">
            <text:p>6.188799</text:p>
          </table:table-cell>
          <table:table-cell office:value-type="float" office:value="7.8153125" calcext:value-type="float">
            <text:p>7.8153125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8.370307" calcext:value-type="float">
            <text:p>8.370307</text:p>
          </table:table-cell>
          <table:table-cell office:value-type="float" office:value="7.8381065167" calcext:value-type="float">
            <text:p>7.8381065167</text:p>
          </table:table-cell>
          <table:table-cell table:number-columns-repeated="2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9.403935" calcext:value-type="float">
            <text:p>9.403935</text:p>
          </table:table-cell>
          <table:table-cell office:value-type="float" office:value="7.8558779667" calcext:value-type="float">
            <text:p>7.8558779667</text:p>
          </table:table-cell>
          <table:table-cell table:number-columns-repeated="2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9.209586" calcext:value-type="float">
            <text:p>9.209586</text:p>
          </table:table-cell>
          <table:table-cell office:value-type="float" office:value="7.9425059667" calcext:value-type="float">
            <text:p>7.9425059667</text:p>
          </table:table-cell>
          <table:table-cell table:number-columns-repeated="2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7.387364" calcext:value-type="float">
            <text:p>7.387364</text:p>
          </table:table-cell>
          <table:table-cell office:value-type="float" office:value="8.0244349" calcext:value-type="float">
            <text:p>8.0244349</text:p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7.387364" calcext:value-type="float">
            <text:p>7.387364</text:p>
          </table:table-cell>
          <table:table-cell office:value-type="float" office:value="7.9837931167" calcext:value-type="float">
            <text:p>7.9837931167</text:p>
          </table:table-cell>
          <table:table-cell table:number-columns-repeated="2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7.387364" calcext:value-type="float">
            <text:p>7.387364</text:p>
          </table:table-cell>
          <table:table-cell office:value-type="float" office:value="7.9431513333" calcext:value-type="float">
            <text:p>7.9431513333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7.387364" calcext:value-type="float">
            <text:p>7.387364</text:p>
          </table:table-cell>
          <table:table-cell office:value-type="float" office:value="7.90250955" calcext:value-type="float">
            <text:p>7.90250955</text:p>
          </table:table-cell>
          <table:table-cell table:number-columns-repeated="2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7.387364" calcext:value-type="float">
            <text:p>7.387364</text:p>
          </table:table-cell>
          <table:table-cell office:value-type="float" office:value="7.8618677667" calcext:value-type="float">
            <text:p>7.8618677667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7.387364" calcext:value-type="float">
            <text:p>7.387364</text:p>
          </table:table-cell>
          <table:table-cell office:value-type="float" office:value="7.8212259833" calcext:value-type="float">
            <text:p>7.8212259833</text:p>
          </table:table-cell>
          <table:table-cell table:number-columns-repeated="2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8.866375" calcext:value-type="float">
            <text:p>8.866375</text:p>
          </table:table-cell>
          <table:table-cell office:value-type="float" office:value="7.7805842" calcext:value-type="float">
            <text:p>7.7805842</text:p>
          </table:table-cell>
          <table:table-cell table:number-columns-repeated="2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1.401159" calcext:value-type="float">
            <text:p>11.401159</text:p>
          </table:table-cell>
          <table:table-cell office:value-type="float" office:value="7.7152922333" calcext:value-type="float">
            <text:p>7.7152922333</text:p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11.216944" calcext:value-type="float">
            <text:p>11.216944</text:p>
          </table:table-cell>
          <table:table-cell office:value-type="float" office:value="7.5313664" calcext:value-type="float">
            <text:p>7.5313664</text:p>
          </table:table-cell>
          <table:table-cell table:number-columns-repeated="2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9.730662" calcext:value-type="float">
            <text:p>9.730662</text:p>
          </table:table-cell>
          <table:table-cell office:value-type="float" office:value="7.6397336" calcext:value-type="float">
            <text:p>7.6397336</text:p>
          </table:table-cell>
          <table:table-cell table:number-columns-repeated="2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8.626291" calcext:value-type="float">
            <text:p>8.626291</text:p>
          </table:table-cell>
          <table:table-cell office:value-type="float" office:value="7.8535434167" calcext:value-type="float">
            <text:p>7.8535434167</text:p>
          </table:table-cell>
          <table:table-cell table:number-columns-repeated="2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8.66609" calcext:value-type="float">
            <text:p>8.66609</text:p>
          </table:table-cell>
          <table:table-cell office:value-type="float" office:value="8.0079332667" calcext:value-type="float">
            <text:p>8.0079332667</text:p>
          </table:table-cell>
          <table:table-cell table:number-columns-repeated="2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8.979871" calcext:value-type="float">
            <text:p>8.979871</text:p>
          </table:table-cell>
          <table:table-cell office:value-type="float" office:value="8.1616598" calcext:value-type="float">
            <text:p>8.1616598</text:p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.718243" calcext:value-type="float">
            <text:p>8.718243</text:p>
          </table:table-cell>
          <table:table-cell office:value-type="float" office:value="8.31015665" calcext:value-type="float">
            <text:p>8.31015665</text:p>
          </table:table-cell>
          <table:table-cell table:number-columns-repeated="2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7.859982" calcext:value-type="float">
            <text:p>7.859982</text:p>
          </table:table-cell>
          <table:table-cell office:value-type="float" office:value="8.4630139667" calcext:value-type="float">
            <text:p>8.4630139667</text:p>
          </table:table-cell>
          <table:table-cell table:number-columns-repeated="2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.751738" calcext:value-type="float">
            <text:p>6.751738</text:p>
          </table:table-cell>
          <table:table-cell office:value-type="float" office:value="8.6301756333" calcext:value-type="float">
            <text:p>8.6301756333</text:p>
          </table:table-cell>
          <table:table-cell table:number-columns-repeated="2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5.658456" calcext:value-type="float">
            <text:p>5.658456</text:p>
          </table:table-cell>
          <table:table-cell office:value-type="float" office:value="9.16096025" calcext:value-type="float">
            <text:p>9.16096025</text:p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4.932661" calcext:value-type="float">
            <text:p>4.932661</text:p>
          </table:table-cell>
          <table:table-cell office:value-type="float" office:value="10.8730069667" calcext:value-type="float">
            <text:p>10.8730069667</text:p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5.258566" calcext:value-type="float">
            <text:p>5.258566</text:p>
          </table:table-cell>
          <table:table-cell office:value-type="float" office:value="12.5971502667" calcext:value-type="float">
            <text:p>12.5971502667</text:p>
          </table:table-cell>
          <table:table-cell table:number-columns-repeated="2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.567312" calcext:value-type="float">
            <text:p>6.567312</text:p>
          </table:table-cell>
          <table:table-cell office:value-type="float" office:value="14.3158618167" calcext:value-type="float">
            <text:p>14.3158618167</text:p>
          </table:table-cell>
          <table:table-cell table:number-columns-repeated="2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7.788009" calcext:value-type="float">
            <text:p>7.788009</text:p>
          </table:table-cell>
          <table:table-cell office:value-type="float" office:value="16.0127609333" calcext:value-type="float">
            <text:p>16.0127609333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7.979997" calcext:value-type="float">
            <text:p>7.979997</text:p>
          </table:table-cell>
          <table:table-cell office:value-type="float" office:value="16.4026124833" calcext:value-type="float">
            <text:p>16.4026124833</text:p>
          </table:table-cell>
          <table:table-cell table:number-columns-repeated="2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.682982" calcext:value-type="float">
            <text:p>6.682982</text:p>
          </table:table-cell>
          <table:table-cell office:value-type="float" office:value="16.8615386667" calcext:value-type="float">
            <text:p>16.8615386667</text:p>
          </table:table-cell>
          <table:table-cell table:number-columns-repeated="2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.822509" calcext:value-type="float">
            <text:p>3.822509</text:p>
          </table:table-cell>
          <table:table-cell office:value-type="float" office:value="17.2785504167" calcext:value-type="float">
            <text:p>17.2785504167</text:p>
          </table:table-cell>
          <table:table-cell table:number-columns-repeated="2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3.822509" calcext:value-type="float">
            <text:p>3.822509</text:p>
          </table:table-cell>
          <table:table-cell office:value-type="float" office:value="17.6026040833" calcext:value-type="float">
            <text:p>17.6026040833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.090596" calcext:value-type="float">
            <text:p>0.090596</text:p>
          </table:table-cell>
          <table:table-cell office:value-type="float" office:value="17.6665053" calcext:value-type="float">
            <text:p>17.6665053</text:p>
          </table:table-cell>
          <table:table-cell table:number-columns-repeated="2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4.951708" calcext:value-type="float">
            <text:p>4.951708</text:p>
          </table:table-cell>
          <table:table-cell office:value-type="float" office:value="17.7926050667" calcext:value-type="float">
            <text:p>17.7926050667</text:p>
          </table:table-cell>
          <table:table-cell table:number-columns-repeated="2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7.290233" calcext:value-type="float">
            <text:p>7.290233</text:p>
          </table:table-cell>
          <table:table-cell office:value-type="float" office:value="17.8376863" calcext:value-type="float">
            <text:p>17.8376863</text:p>
          </table:table-cell>
          <table:table-cell table:number-columns-repeated="2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8.753734" calcext:value-type="float">
            <text:p>8.753734</text:p>
          </table:table-cell>
          <table:table-cell office:value-type="float" office:value="17.8437921167" calcext:value-type="float">
            <text:p>17.8437921167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9.886647" calcext:value-type="float">
            <text:p>9.886647</text:p>
          </table:table-cell>
          <table:table-cell office:value-type="float" office:value="17.82550625" calcext:value-type="float">
            <text:p>17.82550625</text:p>
          </table:table-cell>
          <table:table-cell table:number-columns-repeated="2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0.797174" calcext:value-type="float">
            <text:p>10.797174</text:p>
          </table:table-cell>
          <table:table-cell office:value-type="float" office:value="17.7507591333" calcext:value-type="float">
            <text:p>17.7507591333</text:p>
          </table:table-cell>
          <table:table-cell table:number-columns-repeated="2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0.660131" calcext:value-type="float">
            <text:p>10.660131</text:p>
          </table:table-cell>
          <table:table-cell office:value-type="float" office:value="17.7697516667" calcext:value-type="float">
            <text:p>17.7697516667</text:p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7.747508" calcext:value-type="float">
            <text:p>7.747508</text:p>
          </table:table-cell>
          <table:table-cell office:value-type="float" office:value="17.7615236667" calcext:value-type="float">
            <text:p>17.7615236667</text:p>
          </table:table-cell>
          <table:table-cell table:number-columns-repeated="2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7.747508" calcext:value-type="float">
            <text:p>7.747508</text:p>
          </table:table-cell>
          <table:table-cell office:value-type="float" office:value="17.7225459667" calcext:value-type="float">
            <text:p>17.7225459667</text:p>
          </table:table-cell>
          <table:table-cell table:number-columns-repeated="2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7.747508" calcext:value-type="float">
            <text:p>7.747508</text:p>
          </table:table-cell>
          <table:table-cell office:value-type="float" office:value="17.7002791167" calcext:value-type="float">
            <text:p>17.7002791167</text:p>
          </table:table-cell>
          <table:table-cell table:number-columns-repeated="2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7.747508" calcext:value-type="float">
            <text:p>7.747508</text:p>
          </table:table-cell>
          <table:table-cell office:value-type="float" office:value="17.7727374167" calcext:value-type="float">
            <text:p>17.7727374167</text:p>
          </table:table-cell>
          <table:table-cell table:number-columns-repeated="2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7.747508" calcext:value-type="float">
            <text:p>7.747508</text:p>
          </table:table-cell>
          <table:table-cell office:value-type="float" office:value="17.9068653" calcext:value-type="float">
            <text:p>17.9068653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8.070704" calcext:value-type="float">
            <text:p>8.070704</text:p>
          </table:table-cell>
          <table:table-cell office:value-type="float" office:value="18.0487508" calcext:value-type="float">
            <text:p>18.0487508</text:p>
          </table:table-cell>
          <table:table-cell table:number-columns-repeated="2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3.127327" calcext:value-type="float">
            <text:p>13.127327</text:p>
          </table:table-cell>
          <table:table-cell office:value-type="float" office:value="18.14870405" calcext:value-type="float">
            <text:p>18.14870405</text:p>
          </table:table-cell>
          <table:table-cell table:number-columns-repeated="2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13.642392" calcext:value-type="float">
            <text:p>13.642392</text:p>
          </table:table-cell>
          <table:table-cell office:value-type="float" office:value="18.1127338" calcext:value-type="float">
            <text:p>18.1127338</text:p>
          </table:table-cell>
          <table:table-cell table:number-columns-repeated="2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1.639183" calcext:value-type="float">
            <text:p>11.639183</text:p>
          </table:table-cell>
          <table:table-cell office:value-type="float" office:value="18.0252119667" calcext:value-type="float">
            <text:p>18.0252119667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9.080819" calcext:value-type="float">
            <text:p>9.080819</text:p>
          </table:table-cell>
          <table:table-cell office:value-type="float" office:value="17.8982557833" calcext:value-type="float">
            <text:p>17.8982557833</text:p>
          </table:table-cell>
          <table:table-cell table:number-columns-repeated="2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7.312212" calcext:value-type="float">
            <text:p>7.312212</text:p>
          </table:table-cell>
          <table:table-cell office:value-type="float" office:value="17.813939" calcext:value-type="float">
            <text:p>17.813939</text:p>
          </table:table-cell>
          <table:table-cell table:number-columns-repeated="2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5.719885" calcext:value-type="float">
            <text:p>5.719885</text:p>
          </table:table-cell>
          <table:table-cell office:value-type="float" office:value="17.759099" calcext:value-type="float">
            <text:p>17.759099</text:p>
          </table:table-cell>
          <table:table-cell table:number-columns-repeated="2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.746905" calcext:value-type="float">
            <text:p>2.746905</text:p>
          </table:table-cell>
          <table:table-cell office:value-type="float" office:value="17.7307977833" calcext:value-type="float">
            <text:p>17.7307977833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.746905" calcext:value-type="float">
            <text:p>2.746905</text:p>
          </table:table-cell>
          <table:table-cell office:value-type="float" office:value="17.7520462333" calcext:value-type="float">
            <text:p>17.7520462333</text:p>
          </table:table-cell>
          <table:table-cell table:number-columns-repeated="2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2.635573" calcext:value-type="float">
            <text:p>2.635573</text:p>
          </table:table-cell>
          <table:table-cell office:value-type="float" office:value="17.7732946833" calcext:value-type="float">
            <text:p>17.7732946833</text:p>
          </table:table-cell>
          <table:table-cell table:number-columns-repeated="2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.431021" calcext:value-type="float">
            <text:p>6.431021</text:p>
          </table:table-cell>
          <table:table-cell office:value-type="float" office:value="17.9281578333" calcext:value-type="float">
            <text:p>17.9281578333</text:p>
          </table:table-cell>
          <table:table-cell table:number-columns-repeated="2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8.255829" calcext:value-type="float">
            <text:p>8.255829</text:p>
          </table:table-cell>
          <table:table-cell office:value-type="float" office:value="18.10022385" calcext:value-type="float">
            <text:p>18.10022385</text:p>
          </table:table-cell>
          <table:table-cell table:number-columns-repeated="2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8.600964" calcext:value-type="float">
            <text:p>8.600964</text:p>
          </table:table-cell>
          <table:table-cell office:value-type="float" office:value="18.25635745" calcext:value-type="float">
            <text:p>18.25635745</text:p>
          </table:table-cell>
          <table:table-cell table:number-columns-repeated="2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8.770733" calcext:value-type="float">
            <text:p>8.770733</text:p>
          </table:table-cell>
          <table:table-cell office:value-type="float" office:value="18.3757261333" calcext:value-type="float">
            <text:p>18.3757261333</text:p>
          </table:table-cell>
          <table:table-cell table:number-columns-repeated="2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0.05863" calcext:value-type="float">
            <text:p>10.05863</text:p>
          </table:table-cell>
          <table:table-cell office:value-type="float" office:value="18.43681385" calcext:value-type="float">
            <text:p>18.43681385</text:p>
          </table:table-cell>
          <table:table-cell table:number-columns-repeated="2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1.614239" calcext:value-type="float">
            <text:p>11.614239</text:p>
          </table:table-cell>
          <table:table-cell office:value-type="float" office:value="18.4175633667" calcext:value-type="float">
            <text:p>18.4175633667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.357619" calcext:value-type="float">
            <text:p>11.357619</text:p>
          </table:table-cell>
          <table:table-cell office:value-type="float" office:value="18.3059511" calcext:value-type="float">
            <text:p>18.3059511</text:p>
          </table:table-cell>
          <table:table-cell table:number-columns-repeated="2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7.55644" calcext:value-type="float">
            <text:p>7.55644</text:p>
          </table:table-cell>
          <table:table-cell office:value-type="float" office:value="18.1986158333" calcext:value-type="float">
            <text:p>18.1986158333</text:p>
          </table:table-cell>
          <table:table-cell table:number-columns-repeated="2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7.55644" calcext:value-type="float">
            <text:p>7.55644</text:p>
          </table:table-cell>
          <table:table-cell office:value-type="float" office:value="18.15463355" calcext:value-type="float">
            <text:p>18.15463355</text:p>
          </table:table-cell>
          <table:table-cell table:number-columns-repeated="2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7.55644" calcext:value-type="float">
            <text:p>7.55644</text:p>
          </table:table-cell>
          <table:table-cell office:value-type="float" office:value="18.1106512667" calcext:value-type="float">
            <text:p>18.1106512667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9.436594" calcext:value-type="float">
            <text:p>9.436594</text:p>
          </table:table-cell>
          <table:table-cell office:value-type="float" office:value="18.0666689833" calcext:value-type="float">
            <text:p>18.0666689833</text:p>
          </table:table-cell>
          <table:table-cell table:number-columns-repeated="2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4.601615" calcext:value-type="float">
            <text:p>14.601615</text:p>
          </table:table-cell>
          <table:table-cell office:value-type="float" office:value="17.9795592333" calcext:value-type="float">
            <text:p>17.9795592333</text:p>
          </table:table-cell>
          <table:table-cell table:number-columns-repeated="2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14.125322" calcext:value-type="float">
            <text:p>14.125322</text:p>
          </table:table-cell>
          <table:table-cell office:value-type="float" office:value="17.9506465167" calcext:value-type="float">
            <text:p>17.9506465167</text:p>
          </table:table-cell>
          <table:table-cell table:number-columns-repeated="2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4.948857" calcext:value-type="float">
            <text:p>4.948857</text:p>
          </table:table-cell>
          <table:table-cell office:value-type="float" office:value="17.9773732833" calcext:value-type="float">
            <text:p>17.9773732833</text:p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4.948857" calcext:value-type="float">
            <text:p>4.948857</text:p>
          </table:table-cell>
          <table:table-cell office:value-type="float" office:value="18.1412570333" calcext:value-type="float">
            <text:p>18.1412570333</text:p>
          </table:table-cell>
          <table:table-cell table:number-columns-repeated="2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4.948857" calcext:value-type="float">
            <text:p>4.948857</text:p>
          </table:table-cell>
          <table:table-cell office:value-type="float" office:value="18.2265999167" calcext:value-type="float">
            <text:p>18.2265999167</text:p>
          </table:table-cell>
          <table:table-cell table:number-columns-repeated="2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4.948857" calcext:value-type="float">
            <text:p>4.948857</text:p>
          </table:table-cell>
          <table:table-cell office:value-type="float" office:value="18.3119428" calcext:value-type="float">
            <text:p>18.3119428</text:p>
          </table:table-cell>
          <table:table-cell table:number-columns-repeated="2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4.948857" calcext:value-type="float">
            <text:p>4.948857</text:p>
          </table:table-cell>
          <table:table-cell office:value-type="float" office:value="18.3972856833" calcext:value-type="float">
            <text:p>18.3972856833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4.948857" calcext:value-type="float">
            <text:p>4.948857</text:p>
          </table:table-cell>
          <table:table-cell office:value-type="float" office:value="18.4826285667" calcext:value-type="float">
            <text:p>18.4826285667</text:p>
          </table:table-cell>
          <table:table-cell table:number-columns-repeated="2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4.948857" calcext:value-type="float">
            <text:p>4.948857</text:p>
          </table:table-cell>
          <table:table-cell office:value-type="float" office:value="18.56797145" calcext:value-type="float">
            <text:p>18.56797145</text:p>
          </table:table-cell>
          <table:table-cell table:number-columns-repeated="2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.365609" calcext:value-type="float">
            <text:p>0.365609</text:p>
          </table:table-cell>
          <table:table-cell office:value-type="float" office:value="18.6533143333" calcext:value-type="float">
            <text:p>18.6533143333</text:p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7.718976" calcext:value-type="float">
            <text:p>17.718976</text:p>
          </table:table-cell>
          <table:table-cell office:value-type="float" office:value="18.8150446833" calcext:value-type="float">
            <text:p>18.8150446833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2.559251" calcext:value-type="float">
            <text:p>22.559251</text:p>
          </table:table-cell>
          <table:table-cell office:value-type="float" office:value="18.68755225" calcext:value-type="float">
            <text:p>18.68755225</text:p>
          </table:table-cell>
          <table:table-cell table:number-columns-repeated="2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7.889682" calcext:value-type="float">
            <text:p>17.889682</text:p>
          </table:table-cell>
          <table:table-cell office:value-type="float" office:value="18.4793885667" calcext:value-type="float">
            <text:p>18.4793885667</text:p>
          </table:table-cell>
          <table:table-cell table:number-columns-repeated="2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7.889682" calcext:value-type="float">
            <text:p>17.889682</text:p>
          </table:table-cell>
          <table:table-cell office:value-type="float" office:value="18.3490510333" calcext:value-type="float">
            <text:p>18.3490510333</text:p>
          </table:table-cell>
          <table:table-cell table:number-columns-repeated="2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7.889682" calcext:value-type="float">
            <text:p>17.889682</text:p>
          </table:table-cell>
          <table:table-cell office:value-type="float" office:value="18.2187135" calcext:value-type="float">
            <text:p>18.2187135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7.889682" calcext:value-type="float">
            <text:p>17.889682</text:p>
          </table:table-cell>
          <table:table-cell office:value-type="float" office:value="18.0883759667" calcext:value-type="float">
            <text:p>18.0883759667</text:p>
          </table:table-cell>
          <table:table-cell table:number-columns-repeated="2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17.889682" calcext:value-type="float">
            <text:p>17.889682</text:p>
          </table:table-cell>
          <table:table-cell office:value-type="float" office:value="17.9580384333" calcext:value-type="float">
            <text:p>17.9580384333</text:p>
          </table:table-cell>
          <table:table-cell table:number-columns-repeated="2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8.598815" calcext:value-type="float">
            <text:p>38.598815</text:p>
          </table:table-cell>
          <table:table-cell office:value-type="float" office:value="17.9536625" calcext:value-type="float">
            <text:p>17.9536625</text:p>
          </table:table-cell>
          <table:table-cell table:number-columns-repeated="2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08.381259" calcext:value-type="float">
            <text:p>108.381259</text:p>
          </table:table-cell>
          <table:table-cell office:value-type="float" office:value="17.7101241167" calcext:value-type="float">
            <text:p>17.7101241167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08.381259" calcext:value-type="float">
            <text:p>108.381259</text:p>
          </table:table-cell>
          <table:table-cell office:value-type="float" office:value="16.2900882667" calcext:value-type="float">
            <text:p>16.2900882667</text:p>
          </table:table-cell>
          <table:table-cell table:number-columns-repeated="2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08.381259" calcext:value-type="float">
            <text:p>108.381259</text:p>
          </table:table-cell>
          <table:table-cell office:value-type="float" office:value="14.7568364833" calcext:value-type="float">
            <text:p>14.7568364833</text:p>
          </table:table-cell>
          <table:table-cell table:number-columns-repeated="2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08.381259" calcext:value-type="float">
            <text:p>108.381259</text:p>
          </table:table-cell>
          <table:table-cell office:value-type="float" office:value="13.2235847" calcext:value-type="float">
            <text:p>13.2235847</text:p>
          </table:table-cell>
          <table:table-cell table:number-columns-repeated="2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1.179102" calcext:value-type="float">
            <text:p>31.179102</text:p>
          </table:table-cell>
          <table:table-cell office:value-type="float" office:value="11.6903329167" calcext:value-type="float">
            <text:p>11.6903329167</text:p>
          </table:table-cell>
          <table:table-cell table:number-columns-repeated="2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35.515568" calcext:value-type="float">
            <text:p>35.515568</text:p>
          </table:table-cell>
          <table:table-cell office:value-type="float" office:value="11.44378375" calcext:value-type="float">
            <text:p>11.44378375</text:p>
          </table:table-cell>
          <table:table-cell table:number-columns-repeated="2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31.703687" calcext:value-type="float">
            <text:p>31.703687</text:p>
          </table:table-cell>
          <table:table-cell office:value-type="float" office:value="11.1375735" calcext:value-type="float">
            <text:p>11.1375735</text:p>
          </table:table-cell>
          <table:table-cell table:number-columns-repeated="2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3.265729" calcext:value-type="float">
            <text:p>23.265729</text:p>
          </table:table-cell>
          <table:table-cell office:value-type="float" office:value="11.0196619333" calcext:value-type="float">
            <text:p>11.0196619333</text:p>
          </table:table-cell>
          <table:table-cell table:number-columns-repeated="2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7.656582" calcext:value-type="float">
            <text:p>7.656582</text:p>
          </table:table-cell>
          <table:table-cell office:value-type="float" office:value="11.09611995" calcext:value-type="float">
            <text:p>11.09611995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7.656582" calcext:value-type="float">
            <text:p>7.656582</text:p>
          </table:table-cell>
          <table:table-cell office:value-type="float" office:value="11.4215068167" calcext:value-type="float">
            <text:p>11.4215068167</text:p>
          </table:table-cell>
          <table:table-cell table:number-columns-repeated="2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7.656582" calcext:value-type="float">
            <text:p>7.656582</text:p>
          </table:table-cell>
          <table:table-cell office:value-type="float" office:value="11.6731912833" calcext:value-type="float">
            <text:p>11.6731912833</text:p>
          </table:table-cell>
          <table:table-cell table:number-columns-repeated="2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7.656582" calcext:value-type="float">
            <text:p>7.656582</text:p>
          </table:table-cell>
          <table:table-cell office:value-type="float" office:value="11.77371005" calcext:value-type="float">
            <text:p>11.77371005</text:p>
          </table:table-cell>
          <table:table-cell table:number-columns-repeated="2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7.656582" calcext:value-type="float">
            <text:p>7.656582</text:p>
          </table:table-cell>
          <table:table-cell office:value-type="float" office:value="11.8742288167" calcext:value-type="float">
            <text:p>11.8742288167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5.40182" calcext:value-type="float">
            <text:p>5.40182</text:p>
          </table:table-cell>
          <table:table-cell office:value-type="float" office:value="11.9747475833" calcext:value-type="float">
            <text:p>11.9747475833</text:p>
          </table:table-cell>
          <table:table-cell table:number-columns-repeated="2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1.936726" calcext:value-type="float">
            <text:p>11.936726</text:p>
          </table:table-cell>
          <table:table-cell office:value-type="float" office:value="12.1128457167" calcext:value-type="float">
            <text:p>12.1128457167</text:p>
          </table:table-cell>
          <table:table-cell table:number-columns-repeated="2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0.166451" calcext:value-type="float">
            <text:p>10.166451</text:p>
          </table:table-cell>
          <table:table-cell office:value-type="float" office:value="12.14202875" calcext:value-type="float">
            <text:p>12.14202875</text:p>
          </table:table-cell>
          <table:table-cell table:number-columns-repeated="2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5.408846" calcext:value-type="float">
            <text:p>5.408846</text:p>
          </table:table-cell>
          <table:table-cell office:value-type="float" office:value="12.2007163667" calcext:value-type="float">
            <text:p>12.2007163667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.411497" calcext:value-type="float">
            <text:p>6.411497</text:p>
          </table:table-cell>
          <table:table-cell office:value-type="float" office:value="12.22211455" calcext:value-type="float">
            <text:p>12.22211455</text:p>
          </table:table-cell>
          <table:table-cell table:number-columns-repeated="2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2.095006" calcext:value-type="float">
            <text:p>12.095006</text:p>
          </table:table-cell>
          <table:table-cell office:value-type="float" office:value="12.29359445" calcext:value-type="float">
            <text:p>12.29359445</text:p>
          </table:table-cell>
          <table:table-cell table:number-columns-repeated="2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15.795181" calcext:value-type="float">
            <text:p>15.795181</text:p>
          </table:table-cell>
          <table:table-cell office:value-type="float" office:value="12.2701813167" calcext:value-type="float">
            <text:p>12.2701813167</text:p>
          </table:table-cell>
          <table:table-cell table:number-columns-repeated="2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6.260638" calcext:value-type="float">
            <text:p>16.260638</text:p>
          </table:table-cell>
          <table:table-cell office:value-type="float" office:value="12.1419584" calcext:value-type="float">
            <text:p>12.1419584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4.067899" calcext:value-type="float">
            <text:p>14.067899</text:p>
          </table:table-cell>
          <table:table-cell office:value-type="float" office:value="12.0059778667" calcext:value-type="float">
            <text:p>12.0059778667</text:p>
          </table:table-cell>
          <table:table-cell table:number-columns-repeated="2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0.969112" calcext:value-type="float">
            <text:p>10.969112</text:p>
          </table:table-cell>
          <table:table-cell office:value-type="float" office:value="11.9065429833" calcext:value-type="float">
            <text:p>11.9065429833</text:p>
          </table:table-cell>
          <table:table-cell table:number-columns-repeated="2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8.391082" calcext:value-type="float">
            <text:p>8.391082</text:p>
          </table:table-cell>
          <table:table-cell office:value-type="float" office:value="11.85875455" calcext:value-type="float">
            <text:p>11.85875455</text:p>
          </table:table-cell>
          <table:table-cell table:number-columns-repeated="2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4.021812" calcext:value-type="float">
            <text:p>4.021812</text:p>
          </table:table-cell>
          <table:table-cell office:value-type="float" office:value="11.8539332833" calcext:value-type="float">
            <text:p>11.8539332833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4.021812" calcext:value-type="float">
            <text:p>4.021812</text:p>
          </table:table-cell>
          <table:table-cell office:value-type="float" office:value="11.8412004167" calcext:value-type="float">
            <text:p>11.8412004167</text:p>
          </table:table-cell>
          <table:table-cell table:number-columns-repeated="2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4.021812" calcext:value-type="float">
            <text:p>4.021812</text:p>
          </table:table-cell>
          <table:table-cell office:value-type="float" office:value="11.9010815333" calcext:value-type="float">
            <text:p>11.9010815333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4.021812" calcext:value-type="float">
            <text:p>4.021812</text:p>
          </table:table-cell>
          <table:table-cell office:value-type="float" office:value="11.9755452" calcext:value-type="float">
            <text:p>11.9755452</text:p>
          </table:table-cell>
          <table:table-cell table:number-columns-repeated="2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4.021812" calcext:value-type="float">
            <text:p>4.021812</text:p>
          </table:table-cell>
          <table:table-cell office:value-type="float" office:value="12.0424168833" calcext:value-type="float">
            <text:p>12.0424168833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4.021812" calcext:value-type="float">
            <text:p>4.021812</text:p>
          </table:table-cell>
          <table:table-cell office:value-type="float" office:value="12.110816" calcext:value-type="float">
            <text:p>12.110816</text:p>
          </table:table-cell>
          <table:table-cell table:number-columns-repeated="2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1.927362" calcext:value-type="float">
            <text:p>11.927362</text:p>
          </table:table-cell>
          <table:table-cell office:value-type="float" office:value="12.2045528167" calcext:value-type="float">
            <text:p>12.2045528167</text:p>
          </table:table-cell>
          <table:table-cell table:number-columns-repeated="2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6.754982" calcext:value-type="float">
            <text:p>16.754982</text:p>
          </table:table-cell>
          <table:table-cell office:value-type="float" office:value="12.1953484167" calcext:value-type="float">
            <text:p>12.1953484167</text:p>
          </table:table-cell>
          <table:table-cell table:number-columns-repeated="2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7.623845" calcext:value-type="float">
            <text:p>17.623845</text:p>
          </table:table-cell>
          <table:table-cell office:value-type="float" office:value="12.1144038167" calcext:value-type="float">
            <text:p>12.1144038167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5.763085" calcext:value-type="float">
            <text:p>15.763085</text:p>
          </table:table-cell>
          <table:table-cell office:value-type="float" office:value="11.9975951833" calcext:value-type="float">
            <text:p>11.9975951833</text:p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2.435996" calcext:value-type="float">
            <text:p>12.435996</text:p>
          </table:table-cell>
          <table:table-cell office:value-type="float" office:value="11.8635070833" calcext:value-type="float">
            <text:p>11.8635070833</text:p>
          </table:table-cell>
          <table:table-cell table:number-columns-repeated="2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8.903601" calcext:value-type="float">
            <text:p>8.903601</text:p>
          </table:table-cell>
          <table:table-cell office:value-type="float" office:value="11.7243395167" calcext:value-type="float">
            <text:p>11.7243395167</text:p>
          </table:table-cell>
          <table:table-cell table:number-columns-repeated="2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4.917503" calcext:value-type="float">
            <text:p>4.917503</text:p>
          </table:table-cell>
          <table:table-cell office:value-type="float" office:value="11.6158108167" calcext:value-type="float">
            <text:p>11.6158108167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.917503" calcext:value-type="float">
            <text:p>4.917503</text:p>
          </table:table-cell>
          <table:table-cell office:value-type="float" office:value="11.6090495833" calcext:value-type="float">
            <text:p>11.6090495833</text:p>
          </table:table-cell>
          <table:table-cell table:number-columns-repeated="2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4.917503" calcext:value-type="float">
            <text:p>4.917503</text:p>
          </table:table-cell>
          <table:table-cell office:value-type="float" office:value="11.62767595" calcext:value-type="float">
            <text:p>11.62767595</text:p>
          </table:table-cell>
          <table:table-cell table:number-columns-repeated="2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4.917503" calcext:value-type="float">
            <text:p>4.917503</text:p>
          </table:table-cell>
          <table:table-cell office:value-type="float" office:value="11.6423966167" calcext:value-type="float">
            <text:p>11.6423966167</text:p>
          </table:table-cell>
          <table:table-cell table:number-columns-repeated="2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4.917503" calcext:value-type="float">
            <text:p>4.917503</text:p>
          </table:table-cell>
          <table:table-cell office:value-type="float" office:value="11.6164610167" calcext:value-type="float">
            <text:p>11.6164610167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4.210009" calcext:value-type="float">
            <text:p>4.210009</text:p>
          </table:table-cell>
          <table:table-cell office:value-type="float" office:value="11.5905254167" calcext:value-type="float">
            <text:p>11.5905254167</text:p>
          </table:table-cell>
          <table:table-cell table:number-columns-repeated="2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2.866852" calcext:value-type="float">
            <text:p>12.866852</text:p>
          </table:table-cell>
          <table:table-cell office:value-type="float" office:value="11.5763813833" calcext:value-type="float">
            <text:p>11.5763813833</text:p>
          </table:table-cell>
          <table:table-cell table:number-columns-repeated="2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5.728928" calcext:value-type="float">
            <text:p>15.728928</text:p>
          </table:table-cell>
          <table:table-cell office:value-type="float" office:value="11.4070282" calcext:value-type="float">
            <text:p>11.4070282</text:p>
          </table:table-cell>
          <table:table-cell table:number-columns-repeated="2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4.781882" calcext:value-type="float">
            <text:p>14.781882</text:p>
          </table:table-cell>
          <table:table-cell office:value-type="float" office:value="11.25215575" calcext:value-type="float">
            <text:p>11.25215575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1.14081805" calcext:value-type="float">
            <text:p>11.14081805</text:p>
          </table:table-cell>
          <table:table-cell table:number-columns-repeated="2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1.1135252167" calcext:value-type="float">
            <text:p>11.1135252167</text:p>
          </table:table-cell>
          <table:table-cell table:number-columns-repeated="2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1.08022375" calcext:value-type="float">
            <text:p>11.08022375</text:p>
          </table:table-cell>
          <table:table-cell table:number-columns-repeated="2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1.0405367" calcext:value-type="float">
            <text:p>11.0405367</text:p>
          </table:table-cell>
          <table:table-cell table:number-columns-repeated="2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0.9977881167" calcext:value-type="float">
            <text:p>10.9977881167</text:p>
          </table:table-cell>
          <table:table-cell table:number-columns-repeated="2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0.9519349333" calcext:value-type="float">
            <text:p>10.9519349333</text:p>
          </table:table-cell>
          <table:table-cell table:number-columns-repeated="2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0.9026594667" calcext:value-type="float">
            <text:p>10.9026594667</text:p>
          </table:table-cell>
          <table:table-cell table:number-columns-repeated="2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0.8559685833" calcext:value-type="float">
            <text:p>10.8559685833</text:p>
          </table:table-cell>
          <table:table-cell table:number-columns-repeated="2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0.8202954167" calcext:value-type="float">
            <text:p>10.8202954167</text:p>
          </table:table-cell>
          <table:table-cell table:number-columns-repeated="2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0.7946626" calcext:value-type="float">
            <text:p>10.7946626</text:p>
          </table:table-cell>
          <table:table-cell table:number-columns-repeated="2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0.7647755" calcext:value-type="float">
            <text:p>10.7647755</text:p>
          </table:table-cell>
          <table:table-cell table:number-columns-repeated="2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0.7074130333" calcext:value-type="float">
            <text:p>10.7074130333</text:p>
          </table:table-cell>
          <table:table-cell table:number-columns-repeated="2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.06943" calcext:value-type="float">
            <text:p>10.06943</text:p>
          </table:table-cell>
          <table:table-cell office:value-type="float" office:value="10.5956756667" calcext:value-type="float">
            <text:p>10.5956756667</text:p>
          </table:table-cell>
          <table:table-cell table:number-columns-repeated="2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7.627126" calcext:value-type="float">
            <text:p>17.627126</text:p>
          </table:table-cell>
          <table:table-cell office:value-type="float" office:value="10.4839383" calcext:value-type="float">
            <text:p>10.4839383</text:p>
          </table:table-cell>
          <table:table-cell table:number-columns-repeated="2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3.986512" calcext:value-type="float">
            <text:p>23.986512</text:p>
          </table:table-cell>
          <table:table-cell office:value-type="float" office:value="10.2552310667" calcext:value-type="float">
            <text:p>10.2552310667</text:p>
          </table:table-cell>
          <table:table-cell table:number-columns-repeated="2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3.179108" calcext:value-type="float">
            <text:p>23.179108</text:p>
          </table:table-cell>
          <table:table-cell office:value-type="float" office:value="9.9836403833" calcext:value-type="float">
            <text:p>9.9836403833</text:p>
          </table:table-cell>
          <table:table-cell table:number-columns-repeated="2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6.386152" calcext:value-type="float">
            <text:p>16.386152</text:p>
          </table:table-cell>
          <table:table-cell office:value-type="float" office:value="9.7575343" calcext:value-type="float">
            <text:p>9.7575343</text:p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6.386152" calcext:value-type="float">
            <text:p>16.386152</text:p>
          </table:table-cell>
          <table:table-cell office:value-type="float" office:value="9.6371127833" calcext:value-type="float">
            <text:p>9.6371127833</text:p>
          </table:table-cell>
          <table:table-cell table:number-columns-repeated="2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6.386152" calcext:value-type="float">
            <text:p>16.386152</text:p>
          </table:table-cell>
          <table:table-cell office:value-type="float" office:value="9.4660427333" calcext:value-type="float">
            <text:p>9.4660427333</text:p>
          </table:table-cell>
          <table:table-cell table:number-columns-repeated="2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6.386152" calcext:value-type="float">
            <text:p>16.386152</text:p>
          </table:table-cell>
          <table:table-cell office:value-type="float" office:value="9.2949726833" calcext:value-type="float">
            <text:p>9.2949726833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7.142953" calcext:value-type="float">
            <text:p>17.142953</text:p>
          </table:table-cell>
          <table:table-cell office:value-type="float" office:value="9.1239026333" calcext:value-type="float">
            <text:p>9.1239026333</text:p>
          </table:table-cell>
          <table:table-cell table:number-columns-repeated="2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4.628993" calcext:value-type="float">
            <text:p>24.628993</text:p>
          </table:table-cell>
          <table:table-cell office:value-type="float" office:value="8.9303589" calcext:value-type="float">
            <text:p>8.9303589</text:p>
          </table:table-cell>
          <table:table-cell table:number-columns-repeated="2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7.85321" calcext:value-type="float">
            <text:p>27.85321</text:p>
          </table:table-cell>
          <table:table-cell office:value-type="float" office:value="8.6768885" calcext:value-type="float">
            <text:p>8.6768885</text:p>
          </table:table-cell>
          <table:table-cell table:number-columns-repeated="2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7.179794" calcext:value-type="float">
            <text:p>27.179794</text:p>
          </table:table-cell>
          <table:table-cell office:value-type="float" office:value="8.3947216833" calcext:value-type="float">
            <text:p>8.3947216833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2.75765" calcext:value-type="float">
            <text:p>22.75765</text:p>
          </table:table-cell>
          <table:table-cell office:value-type="float" office:value="8.11070675" calcext:value-type="float">
            <text:p>8.11070675</text:p>
          </table:table-cell>
          <table:table-cell table:number-columns-repeated="2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13.687708" calcext:value-type="float">
            <text:p>13.687708</text:p>
          </table:table-cell>
          <table:table-cell office:value-type="float" office:value="7.8525002333" calcext:value-type="float">
            <text:p>7.8525002333</text:p>
          </table:table-cell>
          <table:table-cell table:number-columns-repeated="2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13.687708" calcext:value-type="float">
            <text:p>13.687708</text:p>
          </table:table-cell>
          <table:table-cell office:value-type="float" office:value="7.7454594167" calcext:value-type="float">
            <text:p>7.7454594167</text:p>
          </table:table-cell>
          <table:table-cell table:number-columns-repeated="2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3.687708" calcext:value-type="float">
            <text:p>13.687708</text:p>
          </table:table-cell>
          <table:table-cell office:value-type="float" office:value="7.6384186" calcext:value-type="float">
            <text:p>7.6384186</text:p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3.687708" calcext:value-type="float">
            <text:p>13.687708</text:p>
          </table:table-cell>
          <table:table-cell office:value-type="float" office:value="7.5313777833" calcext:value-type="float">
            <text:p>7.5313777833</text:p>
          </table:table-cell>
          <table:table-cell table:number-columns-repeated="2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3.687708" calcext:value-type="float">
            <text:p>13.687708</text:p>
          </table:table-cell>
          <table:table-cell office:value-type="float" office:value="7.4243369667" calcext:value-type="float">
            <text:p>7.4243369667</text:p>
          </table:table-cell>
          <table:table-cell table:number-columns-repeated="2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3.687708" calcext:value-type="float">
            <text:p>13.687708</text:p>
          </table:table-cell>
          <table:table-cell office:value-type="float" office:value="7.2640337" calcext:value-type="float">
            <text:p>7.2640337</text:p>
          </table:table-cell>
          <table:table-cell table:number-columns-repeated="2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6.692737" calcext:value-type="float">
            <text:p>6.692737</text:p>
          </table:table-cell>
          <table:table-cell office:value-type="float" office:value="7.1560667833" calcext:value-type="float">
            <text:p>7.1560667833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.700291" calcext:value-type="float">
            <text:p>10.700291</text:p>
          </table:table-cell>
          <table:table-cell office:value-type="float" office:value="7.1930593333" calcext:value-type="float">
            <text:p>7.1930593333</text:p>
          </table:table-cell>
          <table:table-cell table:number-columns-repeated="2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0.690218" calcext:value-type="float">
            <text:p>10.690218</text:p>
          </table:table-cell>
          <table:table-cell office:value-type="float" office:value="7.1749296" calcext:value-type="float">
            <text:p>7.1749296</text:p>
          </table:table-cell>
          <table:table-cell table:number-columns-repeated="2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8.101806" calcext:value-type="float">
            <text:p>8.101806</text:p>
          </table:table-cell>
          <table:table-cell office:value-type="float" office:value="7.1555291167" calcext:value-type="float">
            <text:p>7.1555291167</text:p>
          </table:table-cell>
          <table:table-cell table:number-columns-repeated="2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8.101806" calcext:value-type="float">
            <text:p>8.101806</text:p>
          </table:table-cell>
          <table:table-cell office:value-type="float" office:value="7.1693943167" calcext:value-type="float">
            <text:p>7.1693943167</text:p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8.101806" calcext:value-type="float">
            <text:p>8.101806</text:p>
          </table:table-cell>
          <table:table-cell office:value-type="float" office:value="7.1695369167" calcext:value-type="float">
            <text:p>7.1695369167</text:p>
          </table:table-cell>
          <table:table-cell table:number-columns-repeated="2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8.101806" calcext:value-type="float">
            <text:p>8.101806</text:p>
          </table:table-cell>
          <table:table-cell office:value-type="float" office:value="7.1548113333" calcext:value-type="float">
            <text:p>7.1548113333</text:p>
          </table:table-cell>
          <table:table-cell table:number-columns-repeated="2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8.101806" calcext:value-type="float">
            <text:p>8.101806</text:p>
          </table:table-cell>
          <table:table-cell office:value-type="float" office:value="7.1261691167" calcext:value-type="float">
            <text:p>7.1261691167</text:p>
          </table:table-cell>
          <table:table-cell table:number-columns-repeated="2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.25784" calcext:value-type="float">
            <text:p>3.25784</text:p>
          </table:table-cell>
          <table:table-cell office:value-type="float" office:value="7.0895576167" calcext:value-type="float">
            <text:p>7.0895576167</text:p>
          </table:table-cell>
          <table:table-cell table:number-columns-repeated="2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7.614679" calcext:value-type="float">
            <text:p>7.614679</text:p>
          </table:table-cell>
          <table:table-cell office:value-type="float" office:value="7.1362805333" calcext:value-type="float">
            <text:p>7.1362805333</text:p>
          </table:table-cell>
          <table:table-cell table:number-columns-repeated="2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8.489632" calcext:value-type="float">
            <text:p>8.489632</text:p>
          </table:table-cell>
          <table:table-cell office:value-type="float" office:value="7.1178394667" calcext:value-type="float">
            <text:p>7.1178394667</text:p>
          </table:table-cell>
          <table:table-cell table:number-columns-repeated="2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.034113" calcext:value-type="float">
            <text:p>8.034113</text:p>
          </table:table-cell>
          <table:table-cell office:value-type="float" office:value="7.0848393" calcext:value-type="float">
            <text:p>7.0848393</text:p>
          </table:table-cell>
          <table:table-cell table:number-columns-repeated="2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8.125759" calcext:value-type="float">
            <text:p>8.125759</text:p>
          </table:table-cell>
          <table:table-cell office:value-type="float" office:value="7.0452762167" calcext:value-type="float">
            <text:p>7.0452762167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9.646021" calcext:value-type="float">
            <text:p>9.646021</text:p>
          </table:table-cell>
          <table:table-cell office:value-type="float" office:value="6.9819549833" calcext:value-type="float">
            <text:p>6.9819549833</text:p>
          </table:table-cell>
          <table:table-cell table:number-columns-repeated="2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11.375098" calcext:value-type="float">
            <text:p>11.375098</text:p>
          </table:table-cell>
          <table:table-cell office:value-type="float" office:value="6.8876110667" calcext:value-type="float">
            <text:p>6.8876110667</text:p>
          </table:table-cell>
          <table:table-cell table:number-columns-repeated="2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1.898306" calcext:value-type="float">
            <text:p>11.898306</text:p>
          </table:table-cell>
          <table:table-cell office:value-type="float" office:value="6.7885900167" calcext:value-type="float">
            <text:p>6.7885900167</text:p>
          </table:table-cell>
          <table:table-cell table:number-columns-repeated="2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0.615327" calcext:value-type="float">
            <text:p>10.615327</text:p>
          </table:table-cell>
          <table:table-cell office:value-type="float" office:value="6.7113231833" calcext:value-type="float">
            <text:p>6.7113231833</text:p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7.717799" calcext:value-type="float">
            <text:p>7.717799</text:p>
          </table:table-cell>
          <table:table-cell office:value-type="float" office:value="6.6769301333" calcext:value-type="float">
            <text:p>6.6769301333</text:p>
          </table:table-cell>
          <table:table-cell table:number-columns-repeated="2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4.085942" calcext:value-type="float">
            <text:p>4.085942</text:p>
          </table:table-cell>
          <table:table-cell office:value-type="float" office:value="6.7000183167" calcext:value-type="float">
            <text:p>6.7000183167</text:p>
          </table:table-cell>
          <table:table-cell table:number-columns-repeated="2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2.391879" calcext:value-type="float">
            <text:p>2.391879</text:p>
          </table:table-cell>
          <table:table-cell office:value-type="float" office:value="6.7823590667" calcext:value-type="float">
            <text:p>6.7823590667</text:p>
          </table:table-cell>
          <table:table-cell table:number-columns-repeated="2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4.511829" calcext:value-type="float">
            <text:p>4.511829</text:p>
          </table:table-cell>
          <table:table-cell office:value-type="float" office:value="6.884104" calcext:value-type="float">
            <text:p>6.884104</text:p>
          </table:table-cell>
          <table:table-cell table:number-columns-repeated="2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.035085" calcext:value-type="float">
            <text:p>6.035085</text:p>
          </table:table-cell>
          <table:table-cell office:value-type="float" office:value="6.9360445667" calcext:value-type="float">
            <text:p>6.9360445667</text:p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5.800743" calcext:value-type="float">
            <text:p>5.800743</text:p>
          </table:table-cell>
          <table:table-cell office:value-type="float" office:value="6.9437192167" calcext:value-type="float">
            <text:p>6.9437192167</text:p>
          </table:table-cell>
          <table:table-cell table:number-columns-repeated="2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3.361367" calcext:value-type="float">
            <text:p>3.361367</text:p>
          </table:table-cell>
          <table:table-cell office:value-type="float" office:value="6.93511685" calcext:value-type="float">
            <text:p>6.93511685</text:p>
          </table:table-cell>
          <table:table-cell table:number-columns-repeated="2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3.361367" calcext:value-type="float">
            <text:p>3.361367</text:p>
          </table:table-cell>
          <table:table-cell office:value-type="float" office:value="6.9540478333" calcext:value-type="float">
            <text:p>6.9540478333</text:p>
          </table:table-cell>
          <table:table-cell table:number-columns-repeated="2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3.361367" calcext:value-type="float">
            <text:p>3.361367</text:p>
          </table:table-cell>
          <table:table-cell office:value-type="float" office:value="6.9769869333" calcext:value-type="float">
            <text:p>6.9769869333</text:p>
          </table:table-cell>
          <table:table-cell table:number-columns-repeated="2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2.705661" calcext:value-type="float">
            <text:p>2.705661</text:p>
          </table:table-cell>
          <table:table-cell office:value-type="float" office:value="7.01722075" calcext:value-type="float">
            <text:p>7.01722075</text:p>
          </table:table-cell>
          <table:table-cell table:number-columns-repeated="2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.436581" calcext:value-type="float">
            <text:p>6.436581</text:p>
          </table:table-cell>
          <table:table-cell office:value-type="float" office:value="7.086393" calcext:value-type="float">
            <text:p>7.086393</text:p>
          </table:table-cell>
          <table:table-cell table:number-columns-repeated="2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8.10162" calcext:value-type="float">
            <text:p>8.10162</text:p>
          </table:table-cell>
          <table:table-cell office:value-type="float" office:value="7.1044604833" calcext:value-type="float">
            <text:p>7.1044604833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8.43186" calcext:value-type="float">
            <text:p>8.43186</text:p>
          </table:table-cell>
          <table:table-cell office:value-type="float" office:value="7.0971868667" calcext:value-type="float">
            <text:p>7.0971868667</text:p>
          </table:table-cell>
          <table:table-cell table:number-columns-repeated="2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8.071342" calcext:value-type="float">
            <text:p>8.071342</text:p>
          </table:table-cell>
          <table:table-cell office:value-type="float" office:value="7.0801433833" calcext:value-type="float">
            <text:p>7.0801433833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7.688207" calcext:value-type="float">
            <text:p>7.688207</text:p>
          </table:table-cell>
          <table:table-cell office:value-type="float" office:value="7.0613995" calcext:value-type="float">
            <text:p>7.0613995</text:p>
          </table:table-cell>
          <table:table-cell table:number-columns-repeated="2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7.504515" calcext:value-type="float">
            <text:p>7.504515</text:p>
          </table:table-cell>
          <table:table-cell office:value-type="float" office:value="7.0403975667" calcext:value-type="float">
            <text:p>7.0403975667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7.318239" calcext:value-type="float">
            <text:p>7.318239</text:p>
          </table:table-cell>
          <table:table-cell office:value-type="float" office:value="7.0146102833" calcext:value-type="float">
            <text:p>7.0146102833</text:p>
          </table:table-cell>
          <table:table-cell table:number-columns-repeated="2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7.112902" calcext:value-type="float">
            <text:p>7.112902</text:p>
          </table:table-cell>
          <table:table-cell office:value-type="float" office:value="6.9876146333" calcext:value-type="float">
            <text:p>6.9876146333</text:p>
          </table:table-cell>
          <table:table-cell table:number-columns-repeated="2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7.267977" calcext:value-type="float">
            <text:p>7.267977</text:p>
          </table:table-cell>
          <table:table-cell office:value-type="float" office:value="6.9673689333" calcext:value-type="float">
            <text:p>6.9673689333</text:p>
          </table:table-cell>
          <table:table-cell table:number-columns-repeated="2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7.92904" calcext:value-type="float">
            <text:p>7.92904</text:p>
          </table:table-cell>
          <table:table-cell office:value-type="float" office:value="6.9565719833" calcext:value-type="float">
            <text:p>6.9565719833</text:p>
          </table:table-cell>
          <table:table-cell table:number-columns-repeated="2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8.531461" calcext:value-type="float">
            <text:p>8.531461</text:p>
          </table:table-cell>
          <table:table-cell office:value-type="float" office:value="6.9501384" calcext:value-type="float">
            <text:p>6.9501384</text:p>
          </table:table-cell>
          <table:table-cell table:number-columns-repeated="2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8.276204" calcext:value-type="float">
            <text:p>8.276204</text:p>
          </table:table-cell>
          <table:table-cell office:value-type="float" office:value="6.9442837833" calcext:value-type="float">
            <text:p>6.9442837833</text:p>
          </table:table-cell>
          <table:table-cell table:number-columns-repeated="2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.627682" calcext:value-type="float">
            <text:p>6.627682</text:p>
          </table:table-cell>
          <table:table-cell office:value-type="float" office:value="6.9425104833" calcext:value-type="float">
            <text:p>6.9425104833</text:p>
          </table:table-cell>
          <table:table-cell table:number-columns-repeated="2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3.365188" calcext:value-type="float">
            <text:p>3.365188</text:p>
          </table:table-cell>
          <table:table-cell office:value-type="float" office:value="6.9559038167" calcext:value-type="float">
            <text:p>6.9559038167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.365188" calcext:value-type="float">
            <text:p>3.365188</text:p>
          </table:table-cell>
          <table:table-cell office:value-type="float" office:value="7.0039690833" calcext:value-type="float">
            <text:p>7.0039690833</text:p>
          </table:table-cell>
          <table:table-cell table:number-columns-repeated="2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3.904692" calcext:value-type="float">
            <text:p>3.904692</text:p>
          </table:table-cell>
          <table:table-cell office:value-type="float" office:value="7.065643339" calcext:value-type="float">
            <text:p>7.065643339</text:p>
          </table:table-cell>
          <table:table-cell table:number-columns-repeated="2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7.691071" calcext:value-type="float">
            <text:p>7.691071</text:p>
          </table:table-cell>
          <table:table-cell office:value-type="float" office:value="7.1201425" calcext:value-type="float">
            <text:p>7.1201425</text:p>
          </table:table-cell>
          <table:table-cell table:number-columns-repeated="2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9.612743" calcext:value-type="float">
            <text:p>9.612743</text:p>
          </table:table-cell>
          <table:table-cell office:value-type="float" office:value="7.1101262105" calcext:value-type="float">
            <text:p>7.1101262105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9.160861" calcext:value-type="float">
            <text:p>9.160861</text:p>
          </table:table-cell>
          <table:table-cell office:value-type="float" office:value="7.065436625" calcext:value-type="float">
            <text:p>7.065436625</text:p>
          </table:table-cell>
          <table:table-cell table:number-columns-repeated="2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.121949" calcext:value-type="float">
            <text:p>6.121949</text:p>
          </table:table-cell>
          <table:table-cell office:value-type="float" office:value="7.027338" calcext:value-type="float">
            <text:p>7.027338</text:p>
          </table:table-cell>
          <table:table-cell table:number-columns-repeated="2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.121949" calcext:value-type="float">
            <text:p>6.121949</text:p>
          </table:table-cell>
          <table:table-cell office:value-type="float" office:value="7.044104463" calcext:value-type="float">
            <text:p>7.044104463</text:p>
          </table:table-cell>
          <table:table-cell table:number-columns-repeated="2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.121949" calcext:value-type="float">
            <text:p>6.121949</text:p>
          </table:table-cell>
          <table:table-cell office:value-type="float" office:value="7.0615036226" calcext:value-type="float">
            <text:p>7.0615036226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5.530329" calcext:value-type="float">
            <text:p>5.530329</text:p>
          </table:table-cell>
          <table:table-cell office:value-type="float" office:value="7.0795719808" calcext:value-type="float">
            <text:p>7.0795719808</text:p>
          </table:table-cell>
          <table:table-cell table:number-columns-repeated="2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9.420769" calcext:value-type="float">
            <text:p>9.420769</text:p>
          </table:table-cell>
          <table:table-cell office:value-type="float" office:value="7.1099492941" calcext:value-type="float">
            <text:p>7.1099492941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0.923201" calcext:value-type="float">
            <text:p>10.923201</text:p>
          </table:table-cell>
          <table:table-cell office:value-type="float" office:value="7.0637329" calcext:value-type="float">
            <text:p>7.0637329</text:p>
          </table:table-cell>
          <table:table-cell table:number-columns-repeated="2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0.138898" calcext:value-type="float">
            <text:p>10.138898</text:p>
          </table:table-cell>
          <table:table-cell office:value-type="float" office:value="6.9849682449" calcext:value-type="float">
            <text:p>6.9849682449</text:p>
          </table:table-cell>
          <table:table-cell table:number-columns-repeated="2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7.265259" calcext:value-type="float">
            <text:p>7.265259</text:p>
          </table:table-cell>
          <table:table-cell office:value-type="float" office:value="6.919261375" calcext:value-type="float">
            <text:p>6.919261375</text:p>
          </table:table-cell>
          <table:table-cell table:number-columns-repeated="2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7.265259" calcext:value-type="float">
            <text:p>7.265259</text:p>
          </table:table-cell>
          <table:table-cell office:value-type="float" office:value="6.9118997234" calcext:value-type="float">
            <text:p>6.9118997234</text:p>
          </table:table-cell>
          <table:table-cell table:number-columns-repeated="2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7.265259" calcext:value-type="float">
            <text:p>7.265259</text:p>
          </table:table-cell>
          <table:table-cell office:value-type="float" office:value="6.904218" calcext:value-type="float">
            <text:p>6.904218</text:p>
          </table:table-cell>
          <table:table-cell table:number-columns-repeated="2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7.265259" calcext:value-type="float">
            <text:p>7.265259</text:p>
          </table:table-cell>
          <table:table-cell office:value-type="float" office:value="6.8961948667" calcext:value-type="float">
            <text:p>6.8961948667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7.265259" calcext:value-type="float">
            <text:p>7.265259</text:p>
          </table:table-cell>
          <table:table-cell office:value-type="float" office:value="6.8878070455" calcext:value-type="float">
            <text:p>6.8878070455</text:p>
          </table:table-cell>
          <table:table-cell table:number-columns-repeated="2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4.069512" calcext:value-type="float">
            <text:p>4.069512</text:p>
          </table:table-cell>
          <table:table-cell office:value-type="float" office:value="6.879029093" calcext:value-type="float">
            <text:p>6.879029093</text:p>
          </table:table-cell>
          <table:table-cell table:number-columns-repeated="2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7.209693" calcext:value-type="float">
            <text:p>7.209693</text:p>
          </table:table-cell>
          <table:table-cell office:value-type="float" office:value="6.9459223571" calcext:value-type="float">
            <text:p>6.9459223571</text:p>
          </table:table-cell>
          <table:table-cell table:number-columns-repeated="2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8.91229" calcext:value-type="float">
            <text:p>8.91229</text:p>
          </table:table-cell>
          <table:table-cell office:value-type="float" office:value="6.9394889268" calcext:value-type="float">
            <text:p>6.9394889268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9.612507" calcext:value-type="float">
            <text:p>9.612507</text:p>
          </table:table-cell>
          <table:table-cell office:value-type="float" office:value="6.8901689" calcext:value-type="float">
            <text:p>6.8901689</text:p>
          </table:table-cell>
          <table:table-cell table:number-columns-repeated="2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9.526189" calcext:value-type="float">
            <text:p>9.526189</text:p>
          </table:table-cell>
          <table:table-cell office:value-type="float" office:value="6.820365359" calcext:value-type="float">
            <text:p>6.820365359</text:p>
          </table:table-cell>
          <table:table-cell table:number-columns-repeated="2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8.933718" calcext:value-type="float">
            <text:p>8.933718</text:p>
          </table:table-cell>
          <table:table-cell office:value-type="float" office:value="6.7491594737" calcext:value-type="float">
            <text:p>6.7491594737</text:p>
          </table:table-cell>
          <table:table-cell table:number-columns-repeated="2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8.110362" calcext:value-type="float">
            <text:p>8.110362</text:p>
          </table:table-cell>
          <table:table-cell office:value-type="float" office:value="6.6901173514" calcext:value-type="float">
            <text:p>6.6901173514</text:p>
          </table:table-cell>
          <table:table-cell table:number-columns-repeated="2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7.218271" calcext:value-type="float">
            <text:p>7.218271</text:p>
          </table:table-cell>
          <table:table-cell office:value-type="float" office:value="6.6506661111" calcext:value-type="float">
            <text:p>6.6506661111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.383273" calcext:value-type="float">
            <text:p>6.383273</text:p>
          </table:table-cell>
          <table:table-cell office:value-type="float" office:value="6.6344488286" calcext:value-type="float">
            <text:p>6.6344488286</text:p>
          </table:table-cell>
          <table:table-cell table:number-columns-repeated="2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5.905116" calcext:value-type="float">
            <text:p>5.905116</text:p>
          </table:table-cell>
          <table:table-cell office:value-type="float" office:value="6.6418363529" calcext:value-type="float">
            <text:p>6.6418363529</text:p>
          </table:table-cell>
          <table:table-cell table:number-columns-repeated="2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6.061215" calcext:value-type="float">
            <text:p>6.061215</text:p>
          </table:table-cell>
          <table:table-cell office:value-type="float" office:value="6.6641612121" calcext:value-type="float">
            <text:p>6.6641612121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.508215" calcext:value-type="float">
            <text:p>6.508215</text:p>
          </table:table-cell>
          <table:table-cell office:value-type="float" office:value="6.6830032813" calcext:value-type="float">
            <text:p>6.6830032813</text:p>
          </table:table-cell>
          <table:table-cell table:number-columns-repeated="2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.509622" calcext:value-type="float">
            <text:p>6.509622</text:p>
          </table:table-cell>
          <table:table-cell office:value-type="float" office:value="6.6886416129" calcext:value-type="float">
            <text:p>6.6886416129</text:p>
          </table:table-cell>
          <table:table-cell table:number-columns-repeated="2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5.660328" calcext:value-type="float">
            <text:p>5.660328</text:p>
          </table:table-cell>
          <table:table-cell office:value-type="float" office:value="6.6946089333" calcext:value-type="float">
            <text:p>6.6946089333</text:p>
          </table:table-cell>
          <table:table-cell table:number-columns-repeated="2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4.326485" calcext:value-type="float">
            <text:p>4.326485</text:p>
          </table:table-cell>
          <table:table-cell office:value-type="float" office:value="6.7302737931" calcext:value-type="float">
            <text:p>6.7302737931</text:p>
          </table:table-cell>
          <table:table-cell table:number-columns-repeated="2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3.985386" calcext:value-type="float">
            <text:p>3.985386</text:p>
          </table:table-cell>
          <table:table-cell office:value-type="float" office:value="6.8161233929" calcext:value-type="float">
            <text:p>6.8161233929</text:p>
          </table:table-cell>
          <table:table-cell table:number-columns-repeated="2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5.433835" calcext:value-type="float">
            <text:p>5.433835</text:p>
          </table:table-cell>
          <table:table-cell office:value-type="float" office:value="6.9209655185" calcext:value-type="float">
            <text:p>6.9209655185</text:p>
          </table:table-cell>
          <table:table-cell table:number-columns-repeated="2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7.262296" calcext:value-type="float">
            <text:p>7.262296</text:p>
          </table:table-cell>
          <table:table-cell office:value-type="float" office:value="6.9781628462" calcext:value-type="float">
            <text:p>6.9781628462</text:p>
          </table:table-cell>
          <table:table-cell table:number-columns-repeated="2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8.551744" calcext:value-type="float">
            <text:p>8.551744</text:p>
          </table:table-cell>
          <table:table-cell office:value-type="float" office:value="6.96679752" calcext:value-type="float">
            <text:p>6.96679752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9.10309" calcext:value-type="float">
            <text:p>9.10309</text:p>
          </table:table-cell>
          <table:table-cell office:value-type="float" office:value="6.9007580833" calcext:value-type="float">
            <text:p>6.9007580833</text:p>
          </table:table-cell>
          <table:table-cell table:number-columns-repeated="2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9.026387" calcext:value-type="float">
            <text:p>9.026387</text:p>
          </table:table-cell>
          <table:table-cell office:value-type="float" office:value="6.8050045217" calcext:value-type="float">
            <text:p>6.8050045217</text:p>
          </table:table-cell>
          <table:table-cell table:number-columns-repeated="2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8.496575" calcext:value-type="float">
            <text:p>8.496575</text:p>
          </table:table-cell>
          <table:table-cell office:value-type="float" office:value="6.7040325909" calcext:value-type="float">
            <text:p>6.7040325909</text:p>
          </table:table-cell>
          <table:table-cell table:number-columns-repeated="2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7.628263" calcext:value-type="float">
            <text:p>7.628263</text:p>
          </table:table-cell>
          <table:table-cell office:value-type="float" office:value="6.6186734286" calcext:value-type="float">
            <text:p>6.6186734286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.495564" calcext:value-type="float">
            <text:p>6.495564</text:p>
          </table:table-cell>
          <table:table-cell office:value-type="float" office:value="6.56819395" calcext:value-type="float">
            <text:p>6.56819395</text:p>
          </table:table-cell>
          <table:table-cell table:number-columns-repeated="2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5.284601" calcext:value-type="float">
            <text:p>5.284601</text:p>
          </table:table-cell>
          <table:table-cell office:value-type="float" office:value="6.5720165789" calcext:value-type="float">
            <text:p>6.5720165789</text:p>
          </table:table-cell>
          <table:table-cell table:number-columns-repeated="2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4.497226" calcext:value-type="float">
            <text:p>4.497226</text:p>
          </table:table-cell>
          <table:table-cell office:value-type="float" office:value="6.6435396667" calcext:value-type="float">
            <text:p>6.6435396667</text:p>
          </table:table-cell>
          <table:table-cell table:number-columns-repeated="2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4.737713" calcext:value-type="float">
            <text:p>4.737713</text:p>
          </table:table-cell>
          <table:table-cell office:value-type="float" office:value="6.7697934118" calcext:value-type="float">
            <text:p>6.7697934118</text:p>
          </table:table-cell>
          <table:table-cell table:number-columns-repeated="2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5.775396" calcext:value-type="float">
            <text:p>5.775396</text:p>
          </table:table-cell>
          <table:table-cell office:value-type="float" office:value="6.8967984375" calcext:value-type="float">
            <text:p>6.8967984375</text:p>
          </table:table-cell>
          <table:table-cell table:number-columns-repeated="2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.855996" calcext:value-type="float">
            <text:p>6.855996</text:p>
          </table:table-cell>
          <table:table-cell office:value-type="float" office:value="6.9715586" calcext:value-type="float">
            <text:p>6.9715586</text:p>
          </table:table-cell>
          <table:table-cell table:number-columns-repeated="2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7.52063" calcext:value-type="float">
            <text:p>7.52063</text:p>
          </table:table-cell>
          <table:table-cell office:value-type="float" office:value="6.9798130714" calcext:value-type="float">
            <text:p>6.9798130714</text:p>
          </table:table-cell>
          <table:table-cell table:number-columns-repeated="2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7.665203" calcext:value-type="float">
            <text:p>7.665203</text:p>
          </table:table-cell>
          <table:table-cell office:value-type="float" office:value="6.9382117692" calcext:value-type="float">
            <text:p>6.9382117692</text:p>
          </table:table-cell>
          <table:table-cell table:number-columns-repeated="2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7.409251" calcext:value-type="float">
            <text:p>7.409251</text:p>
          </table:table-cell>
          <table:table-cell office:value-type="float" office:value="6.8776291667" calcext:value-type="float">
            <text:p>6.8776291667</text:p>
          </table:table-cell>
          <table:table-cell table:number-columns-repeated="2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.946709" calcext:value-type="float">
            <text:p>6.946709</text:p>
          </table:table-cell>
          <table:table-cell office:value-type="float" office:value="6.8292999091" calcext:value-type="float">
            <text:p>6.8292999091</text:p>
          </table:table-cell>
          <table:table-cell table:number-columns-repeated="2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.428091" calcext:value-type="float">
            <text:p>6.428091</text:p>
          </table:table-cell>
          <table:table-cell office:value-type="float" office:value="6.817559" calcext:value-type="float">
            <text:p>6.817559</text:p>
          </table:table-cell>
          <table:table-cell table:number-columns-repeated="2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5.957278" calcext:value-type="float">
            <text:p>5.957278</text:p>
          </table:table-cell>
          <table:table-cell office:value-type="float" office:value="6.8608332222" calcext:value-type="float">
            <text:p>6.8608332222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5.6985" calcext:value-type="float">
            <text:p>5.6985</text:p>
          </table:table-cell>
          <table:table-cell office:value-type="float" office:value="6.973777625" calcext:value-type="float">
            <text:p>6.973777625</text:p>
          </table:table-cell>
          <table:table-cell table:number-columns-repeated="2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5.89816" calcext:value-type="float">
            <text:p>5.89816</text:p>
          </table:table-cell>
          <table:table-cell office:value-type="float" office:value="7.1559601429" calcext:value-type="float">
            <text:p>7.1559601429</text:p>
          </table:table-cell>
          <table:table-cell table:number-columns-repeated="2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.62016" calcext:value-type="float">
            <text:p>6.62016</text:p>
          </table:table-cell>
          <table:table-cell office:value-type="float" office:value="7.3655935" calcext:value-type="float">
            <text:p>7.3655935</text:p>
          </table:table-cell>
          <table:table-cell table:number-columns-repeated="2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7.543025" calcext:value-type="float">
            <text:p>7.543025</text:p>
          </table:table-cell>
          <table:table-cell office:value-type="float" office:value="7.5146802" calcext:value-type="float">
            <text:p>7.5146802</text:p>
          </table:table-cell>
          <table:table-cell table:number-columns-repeated="2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8.180184" calcext:value-type="float">
            <text:p>8.180184</text:p>
          </table:table-cell>
          <table:table-cell office:value-type="float" office:value="7.507594" calcext:value-type="float">
            <text:p>7.507594</text:p>
          </table:table-cell>
          <table:table-cell table:number-columns-repeated="2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8.169806" calcext:value-type="float">
            <text:p>8.169806</text:p>
          </table:table-cell>
          <table:table-cell office:value-type="float" office:value="7.2833973333" calcext:value-type="float">
            <text:p>7.2833973333</text:p>
          </table:table-cell>
          <table:table-cell table:number-columns-repeated="2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7.431282" calcext:value-type="float">
            <text:p>7.431282</text:p>
          </table:table-cell>
          <table:table-cell office:value-type="float" office:value="6.840193" calcext:value-type="float">
            <text:p>6.840193</text:p>
          </table:table-cell>
          <table:table-cell table:number-columns-repeated="2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6.249104" calcext:value-type="float">
            <text:p>6.2491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19:24.847038665</dc:date>
    <meta:document-statistic meta:table-count="1" meta:cell-count="9177" meta:object-count="0"/>
    <meta:generator>LibreOffice/4.2.7.2$Linux_X86_64 LibreOffice_project/420m0$Build-2</meta:generator>
  </office:meta>
</office:document-meta>
</file>